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p_scenario1_no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10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SUM([.D2:.M2])/10" office:value-type="float" office:value="27.9" calcext:value-type="float">
            <text:p>27.90</text:p>
          </table:table-cell>
          <table:table-cell table:style-name="ce2" table:formula="of:=STDEV([.D2:.M2])" office:value-type="float" office:value="4.38304815295373" calcext:value-type="float">
            <text:p>4.3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5M00S" calcext:value-type="time">
            <text:p>00:15</text:p>
          </table:table-cell>
          <table:table-cell table:style-name="ce2" table:formula="of:=SUM([.D3:.M3])/10" office:value-type="float" office:value="31.5" calcext:value-type="float">
            <text:p>31.50</text:p>
          </table:table-cell>
          <table:table-cell table:style-name="ce2" table:formula="of:=STDEV([.D3:.M3])" office:value-type="float" office:value="4.35252161906687" calcext:value-type="float">
            <text:p>4.3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00H30M00S" calcext:value-type="time">
            <text:p>00:30</text:p>
          </table:table-cell>
          <table:table-cell table:style-name="ce2" table:formula="of:=SUM([.D4:.M4])/10" office:value-type="float" office:value="29.8" calcext:value-type="float">
            <text:p>29.80</text:p>
          </table:table-cell>
          <table:table-cell table:style-name="ce2" table:formula="of:=STDEV([.D4:.M4])" office:value-type="float" office:value="5.73100728008999" calcext:value-type="float">
            <text:p>5.7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table:style-name="ce2" table:formula="of:=SUM([.D5:.M5])/10" office:value-type="float" office:value="34.8" calcext:value-type="float">
            <text:p>34.80</text:p>
          </table:table-cell>
          <table:table-cell table:style-name="ce2" table:formula="of:=STDEV([.D5:.M5])" office:value-type="float" office:value="7.5395254787317" calcext:value-type="float">
            <text:p>7.5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SUM([.D6:.M6])/10" office:value-type="float" office:value="17.1" calcext:value-type="float">
            <text:p>17.10</text:p>
          </table:table-cell>
          <table:table-cell table:style-name="ce2" table:formula="of:=STDEV([.D6:.M6])" office:value-type="float" office:value="4.06748625620843" calcext:value-type="float">
            <text:p>4.0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time" office:time-value="PT01H15M00S" calcext:value-type="time">
            <text:p>01:15</text:p>
          </table:table-cell>
          <table:table-cell table:style-name="ce2" table:formula="of:=SUM([.D7:.M7])/10" office:value-type="float" office:value="18" calcext:value-type="float">
            <text:p>18.00</text:p>
          </table:table-cell>
          <table:table-cell table:style-name="ce2" table:formula="of:=STDEV([.D7:.M7])" office:value-type="float" office:value="4.39696865275764" calcext:value-type="float">
            <text:p>4.4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time" office:time-value="PT01H30M00S" calcext:value-type="time">
            <text:p>01:30</text:p>
          </table:table-cell>
          <table:table-cell table:style-name="ce2" table:formula="of:=SUM([.D8:.M8])/10" office:value-type="float" office:value="11.4" calcext:value-type="float">
            <text:p>11.40</text:p>
          </table:table-cell>
          <table:table-cell table:style-name="ce2" table:formula="of:=STDEV([.D8:.M8])" office:value-type="float" office:value="1.71269767715535" calcext:value-type="float">
            <text:p>1.7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table:style-name="ce2" table:formula="of:=SUM([.D9:.M9])/10" office:value-type="float" office:value="13.8" calcext:value-type="float">
            <text:p>13.80</text:p>
          </table:table-cell>
          <table:table-cell table:style-name="ce2" table:formula="of:=STDEV([.D9:.M9])" office:value-type="float" office:value="5.80804040389987" calcext:value-type="float">
            <text:p>5.8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SUM([.D10:.M10])/10" office:value-type="float" office:value="10.8" calcext:value-type="float">
            <text:p>10.80</text:p>
          </table:table-cell>
          <table:table-cell table:style-name="ce2" table:formula="of:=STDEV([.D10:.M10])" office:value-type="float" office:value="2.34757558155453" calcext:value-type="float">
            <text:p>2.3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time" office:time-value="PT02H15M00S" calcext:value-type="time">
            <text:p>02:15</text:p>
          </table:table-cell>
          <table:table-cell table:style-name="ce2" table:formula="of:=SUM([.D11:.M11])/10" office:value-type="float" office:value="9.5" calcext:value-type="float">
            <text:p>9.50</text:p>
          </table:table-cell>
          <table:table-cell table:style-name="ce2" table:formula="of:=STDEV([.D11:.M11])" office:value-type="float" office:value="1.58113883008419" calcext:value-type="float">
            <text:p>1.5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time" office:time-value="PT02H30M00S" calcext:value-type="time">
            <text:p>02:30</text:p>
          </table:table-cell>
          <table:table-cell table:style-name="ce2" table:formula="of:=SUM([.D12:.M12])/10" office:value-type="float" office:value="11.9" calcext:value-type="float">
            <text:p>11.90</text:p>
          </table:table-cell>
          <table:table-cell table:style-name="ce2" table:formula="of:=STDEV([.D12:.M12])" office:value-type="float" office:value="3.6040101122068" calcext:value-type="float">
            <text:p>3.6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time" office:time-value="PT02H45M00S" calcext:value-type="time">
            <text:p>02:45</text:p>
          </table:table-cell>
          <table:table-cell table:style-name="ce2" table:formula="of:=SUM([.D13:.M13])/10" office:value-type="float" office:value="11.3" calcext:value-type="float">
            <text:p>11.30</text:p>
          </table:table-cell>
          <table:table-cell table:style-name="ce2" table:formula="of:=STDEV([.D13:.M13])" office:value-type="float" office:value="2.71006354989038" calcext:value-type="float">
            <text:p>2.7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SUM([.D14:.M14])/10" office:value-type="float" office:value="8.7" calcext:value-type="float">
            <text:p>8.70</text:p>
          </table:table-cell>
          <table:table-cell table:style-name="ce2" table:formula="of:=STDEV([.D14:.M14])" office:value-type="float" office:value="4.08384350554447" calcext:value-type="float">
            <text:p>4.0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3H15M00S" calcext:value-type="time">
            <text:p>03:15</text:p>
          </table:table-cell>
          <table:table-cell table:style-name="ce2" table:formula="of:=SUM([.D15:.M15])/10" office:value-type="float" office:value="9.5" calcext:value-type="float">
            <text:p>9.50</text:p>
          </table:table-cell>
          <table:table-cell table:style-name="ce2" table:formula="of:=STDEV([.D15:.M15])" office:value-type="float" office:value="3.62859017617954" calcext:value-type="float">
            <text:p>3.6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time" office:time-value="PT03H30M00S" calcext:value-type="time">
            <text:p>03:30</text:p>
          </table:table-cell>
          <table:table-cell table:style-name="ce2" table:formula="of:=SUM([.D16:.M16])/10" office:value-type="float" office:value="9.6" calcext:value-type="float">
            <text:p>9.60</text:p>
          </table:table-cell>
          <table:table-cell table:style-name="ce2" table:formula="of:=STDEV([.D16:.M16])" office:value-type="float" office:value="3.02581485810939" calcext:value-type="float">
            <text:p>3.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time" office:time-value="PT03H45M00S" calcext:value-type="time">
            <text:p>03:45</text:p>
          </table:table-cell>
          <table:table-cell table:style-name="ce2" table:formula="of:=SUM([.D17:.M17])/10" office:value-type="float" office:value="9.7" calcext:value-type="float">
            <text:p>9.70</text:p>
          </table:table-cell>
          <table:table-cell table:style-name="ce2" table:formula="of:=STDEV([.D17:.M17])" office:value-type="float" office:value="2.5407785333546" calcext:value-type="float">
            <text:p>2.5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SUM([.D18:.M18])/10" office:value-type="float" office:value="13.8" calcext:value-type="float">
            <text:p>13.80</text:p>
          </table:table-cell>
          <table:table-cell table:style-name="ce2" table:formula="of:=STDEV([.D18:.M18])" office:value-type="float" office:value="3.19026296373477" calcext:value-type="float">
            <text:p>3.1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time" office:time-value="PT04H15M00S" calcext:value-type="time">
            <text:p>04:15</text:p>
          </table:table-cell>
          <table:table-cell table:style-name="ce2" table:formula="of:=SUM([.D19:.M19])/10" office:value-type="float" office:value="15.3" calcext:value-type="float">
            <text:p>15.30</text:p>
          </table:table-cell>
          <table:table-cell table:style-name="ce2" table:formula="of:=STDEV([.D19:.M19])" office:value-type="float" office:value="2.86937856222098" calcext:value-type="float">
            <text:p>2.8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time" office:time-value="PT04H30M00S" calcext:value-type="time">
            <text:p>04:30</text:p>
          </table:table-cell>
          <table:table-cell table:style-name="ce2" table:formula="of:=SUM([.D20:.M20])/10" office:value-type="float" office:value="13.1" calcext:value-type="float">
            <text:p>13.10</text:p>
          </table:table-cell>
          <table:table-cell table:style-name="ce2" table:formula="of:=STDEV([.D20:.M20])" office:value-type="float" office:value="2.76686746259295" calcext:value-type="float">
            <text:p>2.77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time" office:time-value="PT04H45M00S" calcext:value-type="time">
            <text:p>04:45</text:p>
          </table:table-cell>
          <table:table-cell table:style-name="ce2" table:formula="of:=SUM([.D21:.M21])/10" office:value-type="float" office:value="15.9" calcext:value-type="float">
            <text:p>15.90</text:p>
          </table:table-cell>
          <table:table-cell table:style-name="ce2" table:formula="of:=STDEV([.D21:.M21])" office:value-type="float" office:value="1.96920739836559" calcext:value-type="float">
            <text:p>1.9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SUM([.D22:.M22])/10" office:value-type="float" office:value="40.9" calcext:value-type="float">
            <text:p>40.90</text:p>
          </table:table-cell>
          <table:table-cell table:style-name="ce2" table:formula="of:=STDEV([.D22:.M22])" office:value-type="float" office:value="5.60654379572062" calcext:value-type="float">
            <text:p>5.61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05H15M00S" calcext:value-type="time">
            <text:p>05:15</text:p>
          </table:table-cell>
          <table:table-cell table:style-name="ce2" table:formula="of:=SUM([.D23:.M23])/10" office:value-type="float" office:value="47.4" calcext:value-type="float">
            <text:p>47.40</text:p>
          </table:table-cell>
          <table:table-cell table:style-name="ce2" table:formula="of:=STDEV([.D23:.M23])" office:value-type="float" office:value="4.40201973845845" calcext:value-type="float">
            <text:p>4.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05H30M00S" calcext:value-type="time">
            <text:p>05:30</text:p>
          </table:table-cell>
          <table:table-cell table:style-name="ce2" table:formula="of:=SUM([.D24:.M24])/10" office:value-type="float" office:value="50.6" calcext:value-type="float">
            <text:p>50.60</text:p>
          </table:table-cell>
          <table:table-cell table:style-name="ce2" table:formula="of:=STDEV([.D24:.M24])" office:value-type="float" office:value="6.29285308902091" calcext:value-type="float">
            <text:p>6.29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time" office:time-value="PT05H45M00S" calcext:value-type="time">
            <text:p>05:45</text:p>
          </table:table-cell>
          <table:table-cell table:style-name="ce2" table:formula="of:=SUM([.D25:.M25])/10" office:value-type="float" office:value="46.8" calcext:value-type="float">
            <text:p>46.80</text:p>
          </table:table-cell>
          <table:table-cell table:style-name="ce2" table:formula="of:=STDEV([.D25:.M25])" office:value-type="float" office:value="5.69209978830308" calcext:value-type="float">
            <text:p>5.6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SUM([.D26:.M26])/10" office:value-type="float" office:value="75.7" calcext:value-type="float">
            <text:p>75.70</text:p>
          </table:table-cell>
          <table:table-cell table:style-name="ce2" table:formula="of:=STDEV([.D26:.M26])" office:value-type="float" office:value="9.36957250299547" calcext:value-type="float">
            <text:p>9.37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time" office:time-value="PT06H15M00S" calcext:value-type="time">
            <text:p>06:15</text:p>
          </table:table-cell>
          <table:table-cell table:style-name="ce2" table:formula="of:=SUM([.D27:.M27])/10" office:value-type="float" office:value="77.5" calcext:value-type="float">
            <text:p>77.50</text:p>
          </table:table-cell>
          <table:table-cell table:style-name="ce2" table:formula="of:=STDEV([.D27:.M27])" office:value-type="float" office:value="8.93495010245347" calcext:value-type="float">
            <text:p>8.93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6H30M00S" calcext:value-type="time">
            <text:p>06:30</text:p>
          </table:table-cell>
          <table:table-cell table:style-name="ce2" table:formula="of:=SUM([.D28:.M28])/10" office:value-type="float" office:value="76.4" calcext:value-type="float">
            <text:p>76.40</text:p>
          </table:table-cell>
          <table:table-cell table:style-name="ce2" table:formula="of:=STDEV([.D28:.M28])" office:value-type="float" office:value="9.39503414930817" calcext:value-type="float">
            <text:p>9.40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time" office:time-value="PT06H45M00S" calcext:value-type="time">
            <text:p>06:45</text:p>
          </table:table-cell>
          <table:table-cell table:style-name="ce2" table:formula="of:=SUM([.D29:.M29])/10" office:value-type="float" office:value="76.8" calcext:value-type="float">
            <text:p>76.80</text:p>
          </table:table-cell>
          <table:table-cell table:style-name="ce2" table:formula="of:=STDEV([.D29:.M29])" office:value-type="float" office:value="5.67254596964871" calcext:value-type="float">
            <text:p>5.6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SUM([.D30:.M30])/10" office:value-type="float" office:value="108.1" calcext:value-type="float">
            <text:p>108.10</text:p>
          </table:table-cell>
          <table:table-cell table:style-name="ce2" table:formula="of:=STDEV([.D30:.M30])" office:value-type="float" office:value="9.07315943992071" calcext:value-type="float">
            <text:p>9.07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time" office:time-value="PT07H15M00S" calcext:value-type="time">
            <text:p>07:15</text:p>
          </table:table-cell>
          <table:table-cell table:style-name="ce2" table:formula="of:=SUM([.D31:.M31])/10" office:value-type="float" office:value="99.5" calcext:value-type="float">
            <text:p>99.50</text:p>
          </table:table-cell>
          <table:table-cell table:style-name="ce2" table:formula="of:=STDEV([.D31:.M31])" office:value-type="float" office:value="10.9671225842414" calcext:value-type="float">
            <text:p>10.97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time" office:time-value="PT07H30M00S" calcext:value-type="time">
            <text:p>07:30</text:p>
          </table:table-cell>
          <table:table-cell table:style-name="ce2" table:formula="of:=SUM([.D32:.M32])/10" office:value-type="float" office:value="103.7" calcext:value-type="float">
            <text:p>103.70</text:p>
          </table:table-cell>
          <table:table-cell table:style-name="ce2" table:formula="of:=STDEV([.D32:.M32])" office:value-type="float" office:value="10.667187487285" calcext:value-type="float">
            <text:p>10.6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 office:value-type="float" office:value="127" calcext:value-type="float">
            <text:p>127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time" office:time-value="PT07H45M00S" calcext:value-type="time">
            <text:p>07:45</text:p>
          </table:table-cell>
          <table:table-cell table:style-name="ce2" table:formula="of:=SUM([.D33:.M33])/10" office:value-type="float" office:value="104.9" calcext:value-type="float">
            <text:p>104.90</text:p>
          </table:table-cell>
          <table:table-cell table:style-name="ce2" table:formula="of:=STDEV([.D33:.M33])" office:value-type="float" office:value="8.26572575290411" calcext:value-type="float">
            <text:p>8.27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SUM([.D34:.M34])/10" office:value-type="float" office:value="116.1" calcext:value-type="float">
            <text:p>116.10</text:p>
          </table:table-cell>
          <table:table-cell table:style-name="ce2" table:formula="of:=STDEV([.D34:.M34])" office:value-type="float" office:value="12.2605963240873" calcext:value-type="float">
            <text:p>12.26</text:p>
          </table:table-cell>
          <table:table-cell office:value-type="float" office:value="109" calcext:value-type="float">
            <text:p>109</text:p>
          </table:table-cell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time" office:time-value="PT08H15M00S" calcext:value-type="time">
            <text:p>08:15</text:p>
          </table:table-cell>
          <table:table-cell table:style-name="ce2" table:formula="of:=SUM([.D35:.M35])/10" office:value-type="float" office:value="116.6" calcext:value-type="float">
            <text:p>116.60</text:p>
          </table:table-cell>
          <table:table-cell table:style-name="ce2" table:formula="of:=STDEV([.D35:.M35])" office:value-type="float" office:value="7.33636301052655" calcext:value-type="float">
            <text:p>7.34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style-name="ce2" table:formula="of:=SUM([.D36:.M36])/10" office:value-type="float" office:value="112.4" calcext:value-type="float">
            <text:p>112.40</text:p>
          </table:table-cell>
          <table:table-cell table:style-name="ce2" table:formula="of:=STDEV([.D36:.M36])" office:value-type="float" office:value="10.6165489266103" calcext:value-type="float">
            <text:p>10.62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time" office:time-value="PT08H45M00S" calcext:value-type="time">
            <text:p>08:45</text:p>
          </table:table-cell>
          <table:table-cell table:style-name="ce2" table:formula="of:=SUM([.D37:.M37])/10" office:value-type="float" office:value="114.1" calcext:value-type="float">
            <text:p>114.10</text:p>
          </table:table-cell>
          <table:table-cell table:style-name="ce2" table:formula="of:=STDEV([.D37:.M37])" office:value-type="float" office:value="9.90454441153151" calcext:value-type="float">
            <text:p>9.90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SUM([.D38:.M38])/10" office:value-type="float" office:value="92" calcext:value-type="float">
            <text:p>92.00</text:p>
          </table:table-cell>
          <table:table-cell table:style-name="ce2" table:formula="of:=STDEV([.D38:.M38])" office:value-type="float" office:value="12.0646407139026" calcext:value-type="float">
            <text:p>12.06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time" office:time-value="PT09H15M00S" calcext:value-type="time">
            <text:p>09:15</text:p>
          </table:table-cell>
          <table:table-cell table:style-name="ce2" table:formula="of:=SUM([.D39:.M39])/10" office:value-type="float" office:value="90.2" calcext:value-type="float">
            <text:p>90.20</text:p>
          </table:table-cell>
          <table:table-cell table:style-name="ce2" table:formula="of:=STDEV([.D39:.M39])" office:value-type="float" office:value="7.68548415304245" calcext:value-type="float">
            <text:p>7.69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style-name="ce2" table:formula="of:=SUM([.D40:.M40])/10" office:value-type="float" office:value="88.3" calcext:value-type="float">
            <text:p>88.30</text:p>
          </table:table-cell>
          <table:table-cell table:style-name="ce2" table:formula="of:=STDEV([.D40:.M40])" office:value-type="float" office:value="10.791457526931" calcext:value-type="float">
            <text:p>10.79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time" office:time-value="PT09H45M00S" calcext:value-type="time">
            <text:p>09:45</text:p>
          </table:table-cell>
          <table:table-cell table:style-name="ce2" table:formula="of:=SUM([.D41:.M41])/10" office:value-type="float" office:value="90.2" calcext:value-type="float">
            <text:p>90.20</text:p>
          </table:table-cell>
          <table:table-cell table:style-name="ce2" table:formula="of:=STDEV([.D41:.M41])" office:value-type="float" office:value="11.9796123105513" calcext:value-type="float">
            <text:p>11.98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SUM([.D42:.M42])/10" office:value-type="float" office:value="168.1" calcext:value-type="float">
            <text:p>168.10</text:p>
          </table:table-cell>
          <table:table-cell table:style-name="ce2" table:formula="of:=STDEV([.D42:.M42])" office:value-type="float" office:value="12.0041659435381" calcext:value-type="float">
            <text:p>12.00</text:p>
          </table:table-cell>
          <table:table-cell office:value-type="float" office:value="147" calcext:value-type="float">
            <text:p>147</text:p>
          </table:table-cell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  <table:table-cell office:value-type="float" office:value="184" calcext:value-type="float">
            <text:p>184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78" calcext:value-type="float">
            <text:p>17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table:style-name="ce2" table:formula="of:=SUM([.D43:.M43])/10" office:value-type="float" office:value="185.9" calcext:value-type="float">
            <text:p>185.90</text:p>
          </table:table-cell>
          <table:table-cell table:style-name="ce2" table:formula="of:=STDEV([.D43:.M43])" office:value-type="float" office:value="9.33868893962697" calcext:value-type="float">
            <text:p>9.34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office:value-type="float" office:value="165" calcext:value-type="float">
            <text:p>165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style-name="ce2" table:formula="of:=SUM([.D44:.M44])/10" office:value-type="float" office:value="183.7" calcext:value-type="float">
            <text:p>183.70</text:p>
          </table:table-cell>
          <table:table-cell table:style-name="ce2" table:formula="of:=STDEV([.D44:.M44])" office:value-type="float" office:value="16.7733253842059" calcext:value-type="float">
            <text:p>16.77</text:p>
          </table:table-cell>
          <table:table-cell office:value-type="float" office:value="173" calcext:value-type="float">
            <text:p>173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72" calcext:value-type="float">
            <text:p>172</text:p>
          </table:table-cell>
          <table:table-cell office:value-type="float" office:value="217" calcext:value-type="float">
            <text:p>217</text:p>
          </table:table-cell>
          <table:table-cell office:value-type="float" office:value="188" calcext:value-type="float">
            <text:p>188</text:p>
          </table:table-cell>
          <table:table-cell office:value-type="float" office:value="209" calcext:value-type="float">
            <text:p>209</text:p>
          </table:table-cell>
          <table:table-cell office:value-type="float" office:value="172" calcext:value-type="float">
            <text:p>172</text:p>
          </table:table-cell>
          <table:table-cell office:value-type="float" office:value="168" calcext:value-type="float">
            <text:p>16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time" office:time-value="PT10H45M00S" calcext:value-type="time">
            <text:p>10:45</text:p>
          </table:table-cell>
          <table:table-cell table:style-name="ce2" table:formula="of:=SUM([.D45:.M45])/10" office:value-type="float" office:value="187.2" calcext:value-type="float">
            <text:p>187.20</text:p>
          </table:table-cell>
          <table:table-cell table:style-name="ce2" table:formula="of:=STDEV([.D45:.M45])" office:value-type="float" office:value="15.4113954952532" calcext:value-type="float">
            <text:p>15.41</text:p>
          </table:table-cell>
          <table:table-cell office:value-type="float" office:value="198" calcext:value-type="float">
            <text:p>198</text:p>
          </table:table-cell>
          <table:table-cell office:value-type="float" office:value="158" calcext:value-type="float">
            <text:p>158</text:p>
          </table:table-cell>
          <table:table-cell office:value-type="float" office:value="196" calcext:value-type="float">
            <text:p>196</text:p>
          </table:table-cell>
          <table:table-cell office:value-type="float" office:value="183" calcext:value-type="float">
            <text:p>183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SUM([.D46:.M46])/10" office:value-type="float" office:value="179.8" calcext:value-type="float">
            <text:p>179.80</text:p>
          </table:table-cell>
          <table:table-cell table:style-name="ce2" table:formula="of:=STDEV([.D46:.M46])" office:value-type="float" office:value="9.39030232621814" calcext:value-type="float">
            <text:p>9.39</text:p>
          </table:table-cell>
          <table:table-cell office:value-type="float" office:value="167" calcext:value-type="float">
            <text:p>167</text:p>
          </table:table-cell>
          <table:table-cell office:value-type="float" office:value="176" calcext:value-type="float">
            <text:p>176</text:p>
          </table:table-cell>
          <table:table-cell office:value-type="float" office:value="188" calcext:value-type="float">
            <text:p>188</text:p>
          </table:table-cell>
          <table:table-cell office:value-type="float" office:value="176" calcext:value-type="float">
            <text:p>176</text:p>
          </table:table-cell>
          <table:table-cell office:value-type="float" office:value="198" calcext:value-type="float">
            <text:p>198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time" office:time-value="PT11H15M00S" calcext:value-type="time">
            <text:p>11:15</text:p>
          </table:table-cell>
          <table:table-cell table:style-name="ce2" table:formula="of:=SUM([.D47:.M47])/10" office:value-type="float" office:value="183.7" calcext:value-type="float">
            <text:p>183.70</text:p>
          </table:table-cell>
          <table:table-cell table:style-name="ce2" table:formula="of:=STDEV([.D47:.M47])" office:value-type="float" office:value="13.3504057366558" calcext:value-type="float">
            <text:p>13.35</text:p>
          </table:table-cell>
          <table:table-cell office:value-type="float" office:value="179" calcext:value-type="float">
            <text:p>179</text:p>
          </table:table-cell>
          <table:table-cell office:value-type="float" office:value="189" calcext:value-type="float">
            <text:p>189</text:p>
          </table:table-cell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style-name="ce2" table:formula="of:=SUM([.D48:.M48])/10" office:value-type="float" office:value="183.6" calcext:value-type="float">
            <text:p>183.60</text:p>
          </table:table-cell>
          <table:table-cell table:style-name="ce2" table:formula="of:=STDEV([.D48:.M48])" office:value-type="float" office:value="12.9717642079505" calcext:value-type="float">
            <text:p>12.97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206" calcext:value-type="float">
            <text:p>206</text:p>
          </table:table-cell>
          <table:table-cell office:value-type="float" office:value="193" calcext:value-type="float">
            <text:p>193</text:p>
          </table:table-cell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float" office:value="178" calcext:value-type="float">
            <text:p>178</text:p>
          </table:table-cell>
          <table:table-cell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time" office:time-value="PT11H45M00S" calcext:value-type="time">
            <text:p>11:45</text:p>
          </table:table-cell>
          <table:table-cell table:style-name="ce2" table:formula="of:=SUM([.D49:.M49])/10" office:value-type="float" office:value="177.6" calcext:value-type="float">
            <text:p>177.60</text:p>
          </table:table-cell>
          <table:table-cell table:style-name="ce2" table:formula="of:=STDEV([.D49:.M49])" office:value-type="float" office:value="18.0135751279109" calcext:value-type="float">
            <text:p>18.01</text:p>
          </table:table-cell>
          <table:table-cell office:value-type="float" office:value="175" calcext:value-type="float">
            <text:p>175</text:p>
          </table:table-cell>
          <table:table-cell office:value-type="float" office:value="152" calcext:value-type="float">
            <text:p>152</text:p>
          </table:table-cell>
          <table:table-cell office:value-type="float" office:value="183" calcext:value-type="float">
            <text:p>183</text:p>
          </table:table-cell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 office:value-type="float" office:value="167" calcext:value-type="float">
            <text:p>167</text:p>
          </table:table-cell>
          <table:table-cell office:value-type="float" office:value="204" calcext:value-type="float">
            <text:p>204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SUM([.D50:.M50])/10" office:value-type="float" office:value="203.4" calcext:value-type="float">
            <text:p>203.40</text:p>
          </table:table-cell>
          <table:table-cell table:style-name="ce2" table:formula="of:=STDEV([.D50:.M50])" office:value-type="float" office:value="15.9248233899155" calcext:value-type="float">
            <text:p>15.92</text:p>
          </table:table-cell>
          <table:table-cell office:value-type="float" office:value="186" calcext:value-type="float">
            <text:p>186</text:p>
          </table:table-cell>
          <table:table-cell office:value-type="float" office:value="208" calcext:value-type="float">
            <text:p>208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time" office:time-value="PT12H15M00S" calcext:value-type="time">
            <text:p>12:15</text:p>
          </table:table-cell>
          <table:table-cell table:style-name="ce2" table:formula="of:=SUM([.D51:.M51])/10" office:value-type="float" office:value="212.7" calcext:value-type="float">
            <text:p>212.70</text:p>
          </table:table-cell>
          <table:table-cell table:style-name="ce2" table:formula="of:=STDEV([.D51:.M51])" office:value-type="float" office:value="17.7767013563009" calcext:value-type="float">
            <text:p>17.78</text:p>
          </table:table-cell>
          <table:table-cell office:value-type="float" office:value="252" calcext:value-type="float">
            <text:p>252</text:p>
          </table:table-cell>
          <table:table-cell office:value-type="float" office:value="222" calcext:value-type="float">
            <text:p>222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11" calcext:value-type="float">
            <text:p>211</text:p>
          </table:table-cell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style-name="ce2" table:formula="of:=SUM([.D52:.M52])/10" office:value-type="float" office:value="217.5" calcext:value-type="float">
            <text:p>217.50</text:p>
          </table:table-cell>
          <table:table-cell table:style-name="ce2" table:formula="of:=STDEV([.D52:.M52])" office:value-type="float" office:value="15.5008960314486" calcext:value-type="float">
            <text:p>15.50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209" calcext:value-type="float">
            <text:p>209</text:p>
          </table:table-cell>
          <table:table-cell office:value-type="float" office:value="192" calcext:value-type="float">
            <text:p>192</text:p>
          </table:table-cell>
          <table:table-cell office:value-type="float" office:value="212" calcext:value-type="float">
            <text:p>212</text:p>
          </table:table-cell>
          <table:table-cell office:value-type="float" office:value="217" calcext:value-type="float">
            <text:p>217</text:p>
          </table:table-cell>
          <table:table-cell office:value-type="float" office:value="201" calcext:value-type="float">
            <text:p>201</text:p>
          </table:table-cell>
          <table:table-cell office:value-type="float" office:value="219" calcext:value-type="float">
            <text:p>219</text:p>
          </table:table-cell>
          <table:table-cell office:value-type="float" office:value="216" calcext:value-type="float">
            <text:p>21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table:style-name="ce2" table:formula="of:=SUM([.D53:.M53])/10" office:value-type="float" office:value="213.6" calcext:value-type="float">
            <text:p>213.60</text:p>
          </table:table-cell>
          <table:table-cell table:style-name="ce2" table:formula="of:=STDEV([.D53:.M53])" office:value-type="float" office:value="15.3781952416039" calcext:value-type="float">
            <text:p>15.38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234" calcext:value-type="float">
            <text:p>234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235" calcext:value-type="float">
            <text:p>235</text:p>
          </table:table-cell>
          <table:table-cell office:value-type="float" office:value="201" calcext:value-type="float">
            <text:p>201</text:p>
          </table:table-cell>
          <table:table-cell office:value-type="float" office:value="230" calcext:value-type="float">
            <text:p>230</text:p>
          </table:table-cell>
          <table:table-cell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SUM([.D54:.M54])/10" office:value-type="float" office:value="176.8" calcext:value-type="float">
            <text:p>176.80</text:p>
          </table:table-cell>
          <table:table-cell table:style-name="ce2" table:formula="of:=STDEV([.D54:.M54])" office:value-type="float" office:value="16.0194326435808" calcext:value-type="float">
            <text:p>16.02</text:p>
          </table:table-cell>
          <table:table-cell office:value-type="float" office:value="170" calcext:value-type="float">
            <text:p>170</text:p>
          </table:table-cell>
          <table:table-cell office:value-type="float" office:value="193" calcext:value-type="float">
            <text:p>193</text:p>
          </table:table-cell>
          <table:table-cell office:value-type="float" office:value="160" calcext:value-type="float">
            <text:p>160</text:p>
          </table:table-cell>
          <table:table-cell office:value-type="float" office:value="182" calcext:value-type="float">
            <text:p>182</text:p>
          </table:table-cell>
          <table:table-cell office:value-type="float" office:value="158" calcext:value-type="float">
            <text:p>158</text:p>
          </table:table-cell>
          <table:table-cell office:value-type="float" office:value="175" calcext:value-type="float">
            <text:p>175</text:p>
          </table:table-cell>
          <table:table-cell office:value-type="float" office:value="209" calcext:value-type="float">
            <text:p>209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style-name="ce2" table:formula="of:=SUM([.D55:.M55])/10" office:value-type="float" office:value="174.3" calcext:value-type="float">
            <text:p>174.30</text:p>
          </table:table-cell>
          <table:table-cell table:style-name="ce2" table:formula="of:=STDEV([.D55:.M55])" office:value-type="float" office:value="9.58065179874986" calcext:value-type="float">
            <text:p>9.58</text:p>
          </table:table-cell>
          <table:table-cell office:value-type="float" office:value="170" calcext:value-type="float">
            <text:p>170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73" calcext:value-type="float">
            <text:p>173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style-name="ce2" table:formula="of:=SUM([.D56:.M56])/10" office:value-type="float" office:value="176.3" calcext:value-type="float">
            <text:p>176.30</text:p>
          </table:table-cell>
          <table:table-cell table:style-name="ce2" table:formula="of:=STDEV([.D56:.M56])" office:value-type="float" office:value="11.9819308405059" calcext:value-type="float">
            <text:p>11.98</text:p>
          </table:table-cell>
          <table:table-cell office:value-type="float" office:value="203" calcext:value-type="float">
            <text:p>203</text:p>
          </table:table-cell>
          <table:table-cell office:value-type="float" office:value="184" calcext:value-type="float">
            <text:p>184</text:p>
          </table:table-cell>
          <table:table-cell office:value-type="float" office:value="167" calcext:value-type="float">
            <text:p>167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table:style-name="ce2" table:formula="of:=SUM([.D57:.M57])/10" office:value-type="float" office:value="173.8" calcext:value-type="float">
            <text:p>173.80</text:p>
          </table:table-cell>
          <table:table-cell table:style-name="ce2" table:formula="of:=STDEV([.D57:.M57])" office:value-type="float" office:value="11.5643129209363" calcext:value-type="float">
            <text:p>11.56</text:p>
          </table:table-cell>
          <table:table-cell office:value-type="float" office:value="176" calcext:value-type="float">
            <text:p>176</text:p>
          </table:table-cell>
          <table:table-cell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63" calcext:value-type="float">
            <text:p>163</text:p>
          </table:table-cell>
          <table:table-cell office:value-type="float" office:value="174" calcext:value-type="float">
            <text:p>174</text:p>
          </table:table-cell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 office:value-type="float" office:value="153" calcext:value-type="float">
            <text:p>15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SUM([.D58:.M58])/10" office:value-type="float" office:value="203.8" calcext:value-type="float">
            <text:p>203.80</text:p>
          </table:table-cell>
          <table:table-cell table:style-name="ce2" table:formula="of:=STDEV([.D58:.M58])" office:value-type="float" office:value="12.0443624433453" calcext:value-type="float">
            <text:p>12.04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25" calcext:value-type="float">
            <text:p>225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199" calcext:value-type="float">
            <text:p>199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time" office:time-value="PT14H15M00S" calcext:value-type="time">
            <text:p>14:15</text:p>
          </table:table-cell>
          <table:table-cell table:style-name="ce2" table:formula="of:=SUM([.D59:.M59])/10" office:value-type="float" office:value="208.9" calcext:value-type="float">
            <text:p>208.90</text:p>
          </table:table-cell>
          <table:table-cell table:style-name="ce2" table:formula="of:=STDEV([.D59:.M59])" office:value-type="float" office:value="16.2716522414494" calcext:value-type="float">
            <text:p>16.27</text:p>
          </table:table-cell>
          <table:table-cell office:value-type="float" office:value="228" calcext:value-type="float">
            <text:p>228</text:p>
          </table:table-cell>
          <table:table-cell office:value-type="float" office:value="209" calcext:value-type="float">
            <text:p>209</text:p>
          </table:table-cell>
          <table:table-cell office:value-type="float" office:value="229" calcext:value-type="float">
            <text:p>229</text:p>
          </table:table-cell>
          <table:table-cell office:value-type="float" office:value="209" calcext:value-type="float">
            <text:p>209</text:p>
          </table:table-cell>
          <table:table-cell office:value-type="float" office:value="190" calcext:value-type="float">
            <text:p>190</text:p>
          </table:table-cell>
          <table:table-cell office:value-type="float" office:value="182" calcext:value-type="float">
            <text:p>182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193" calcext:value-type="float">
            <text:p>19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style-name="ce2" table:formula="of:=SUM([.D60:.M60])/10" office:value-type="float" office:value="207.6" calcext:value-type="float">
            <text:p>207.60</text:p>
          </table:table-cell>
          <table:table-cell table:style-name="ce2" table:formula="of:=STDEV([.D60:.M60])" office:value-type="float" office:value="16.3108689052559" calcext:value-type="float">
            <text:p>16.31</text:p>
          </table:table-cell>
          <table:table-cell office:value-type="float" office:value="201" calcext:value-type="float">
            <text:p>201</text:p>
          </table:table-cell>
          <table:table-cell office:value-type="float" office:value="199" calcext:value-type="float">
            <text:p>199</text:p>
          </table:table-cell>
          <table:table-cell office:value-type="float" office:value="224" calcext:value-type="float">
            <text:p>224</text:p>
          </table:table-cell>
          <table:table-cell office:value-type="float" office:value="211" calcext:value-type="float">
            <text:p>211</text:p>
          </table:table-cell>
          <table:table-cell office:value-type="float" office:value="202" calcext:value-type="float">
            <text:p>202</text:p>
          </table:table-cell>
          <table:table-cell office:value-type="float" office:value="241" calcext:value-type="float">
            <text:p>24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table:style-name="ce2" table:formula="of:=SUM([.D61:.M61])/10" office:value-type="float" office:value="201.3" calcext:value-type="float">
            <text:p>201.30</text:p>
          </table:table-cell>
          <table:table-cell table:style-name="ce2" table:formula="of:=STDEV([.D61:.M61])" office:value-type="float" office:value="9.59224223584408" calcext:value-type="float">
            <text:p>9.59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217" calcext:value-type="float">
            <text:p>217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SUM([.D62:.M62])/10" office:value-type="float" office:value="233.4" calcext:value-type="float">
            <text:p>233.40</text:p>
          </table:table-cell>
          <table:table-cell table:style-name="ce2" table:formula="of:=STDEV([.D62:.M62])" office:value-type="float" office:value="16.3380945441423" calcext:value-type="float">
            <text:p>16.34</text:p>
          </table:table-cell>
          <table:table-cell office:value-type="float" office:value="220" calcext:value-type="float">
            <text:p>220</text:p>
          </table:table-cell>
          <table:table-cell office:value-type="float" office:value="245" calcext:value-type="float">
            <text:p>245</text:p>
          </table:table-cell>
          <table:table-cell office:value-type="float" office:value="210" calcext:value-type="float">
            <text:p>210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229" calcext:value-type="float">
            <text:p>229</text:p>
          </table:table-cell>
          <table:table-cell office:value-type="float" office:value="243" calcext:value-type="float">
            <text:p>243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table:style-name="ce2" table:formula="of:=SUM([.D63:.M63])/10" office:value-type="float" office:value="234.4" calcext:value-type="float">
            <text:p>234.40</text:p>
          </table:table-cell>
          <table:table-cell table:style-name="ce2" table:formula="of:=STDEV([.D63:.M63])" office:value-type="float" office:value="13.5088448391744" calcext:value-type="float">
            <text:p>13.51</text:p>
          </table:table-cell>
          <table:table-cell office:value-type="float" office:value="226" calcext:value-type="float">
            <text:p>226</text:p>
          </table:table-cell>
          <table:table-cell office:value-type="float" office:value="233" calcext:value-type="float">
            <text:p>233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21" calcext:value-type="float">
            <text:p>22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style-name="ce2" table:formula="of:=SUM([.D64:.M64])/10" office:value-type="float" office:value="236.5" calcext:value-type="float">
            <text:p>236.50</text:p>
          </table:table-cell>
          <table:table-cell table:style-name="ce2" table:formula="of:=STDEV([.D64:.M64])" office:value-type="float" office:value="15.2406619862058" calcext:value-type="float">
            <text:p>15.24</text:p>
          </table:table-cell>
          <table:table-cell office:value-type="float" office:value="211" calcext:value-type="float">
            <text:p>211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220" calcext:value-type="float">
            <text:p>220</text:p>
          </table:table-cell>
          <table:table-cell office:value-type="float" office:value="235" calcext:value-type="float">
            <text:p>235</text:p>
          </table:table-cell>
          <table:table-cell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 office:value-type="float" office:value="264" calcext:value-type="float">
            <text:p>264</text:p>
          </table:table-cell>
          <table:table-cell office:value-type="float" office:value="245" calcext:value-type="float">
            <text:p>24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time" office:time-value="PT15H45M00S" calcext:value-type="time">
            <text:p>15:45</text:p>
          </table:table-cell>
          <table:table-cell table:style-name="ce2" table:formula="of:=SUM([.D65:.M65])/10" office:value-type="float" office:value="233.7" calcext:value-type="float">
            <text:p>233.70</text:p>
          </table:table-cell>
          <table:table-cell table:style-name="ce2" table:formula="of:=STDEV([.D65:.M65])" office:value-type="float" office:value="14.4840908892788" calcext:value-type="float">
            <text:p>14.48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213" calcext:value-type="float">
            <text:p>213</text:p>
          </table:table-cell>
          <table:table-cell office:value-type="float" office:value="246" calcext:value-type="float">
            <text:p>246</text:p>
          </table:table-cell>
          <table:table-cell office:value-type="float" office:value="251" calcext:value-type="float">
            <text:p>25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SUM([.D66:.M66])/10" office:value-type="float" office:value="314.9" calcext:value-type="float">
            <text:p>314.90</text:p>
          </table:table-cell>
          <table:table-cell table:style-name="ce2" table:formula="of:=STDEV([.D66:.M66])" office:value-type="float" office:value="17.5717576430665" calcext:value-type="float">
            <text:p>17.57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02" calcext:value-type="float">
            <text:p>302</text:p>
          </table:table-cell>
          <table:table-cell office:value-type="float" office:value="341" calcext:value-type="float">
            <text:p>341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time" office:time-value="PT16H15M00S" calcext:value-type="time">
            <text:p>16:15</text:p>
          </table:table-cell>
          <table:table-cell table:style-name="ce2" table:formula="of:=SUM([.D67:.M67])/10" office:value-type="float" office:value="325.7" calcext:value-type="float">
            <text:p>325.70</text:p>
          </table:table-cell>
          <table:table-cell table:style-name="ce2" table:formula="of:=STDEV([.D67:.M67])" office:value-type="float" office:value="21.1137132899187" calcext:value-type="float">
            <text:p>21.11</text:p>
          </table:table-cell>
          <table:table-cell office:value-type="float" office:value="326" calcext:value-type="float">
            <text:p>326</text:p>
          </table:table-cell>
          <table:table-cell office:value-type="float" office:value="321" calcext:value-type="float">
            <text:p>321</text:p>
          </table:table-cell>
          <table:table-cell office:value-type="float" office:value="312" calcext:value-type="float">
            <text:p>312</text:p>
          </table:table-cell>
          <table:table-cell office:value-type="float" office:value="351" calcext:value-type="float">
            <text:p>351</text:p>
          </table:table-cell>
          <table:table-cell office:value-type="float" office:value="356" calcext:value-type="float">
            <text:p>356</text:p>
          </table:table-cell>
          <table:table-cell office:value-type="float" office:value="347" calcext:value-type="float">
            <text:p>347</text:p>
          </table:table-cell>
          <table:table-cell office:value-type="float" office:value="304" calcext:value-type="float">
            <text:p>304</text:p>
          </table:table-cell>
          <table:table-cell office:value-type="float" office:value="317" calcext:value-type="float">
            <text:p>317</text:p>
          </table:table-cell>
          <table:table-cell office:value-type="float" office:value="332" calcext:value-type="float">
            <text:p>33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style-name="ce2" table:formula="of:=SUM([.D68:.M68])/10" office:value-type="float" office:value="327.4" calcext:value-type="float">
            <text:p>327.40</text:p>
          </table:table-cell>
          <table:table-cell table:style-name="ce2" table:formula="of:=STDEV([.D68:.M68])" office:value-type="float" office:value="19.0274655286626" calcext:value-type="float">
            <text:p>19.03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office:value-type="float" office:value="334" calcext:value-type="float">
            <text:p>334</text:p>
          </table:table-cell>
          <table:table-cell office:value-type="float" office:value="309" calcext:value-type="float">
            <text:p>309</text:p>
          </table:table-cell>
          <table:table-cell office:value-type="float" office:value="322" calcext:value-type="float">
            <text:p>322</text:p>
          </table:table-cell>
          <table:table-cell office:value-type="float" office:value="314" calcext:value-type="float">
            <text:p>314</text:p>
          </table:table-cell>
          <table:table-cell office:value-type="float" office:value="370" calcext:value-type="float">
            <text:p>370</text:p>
          </table:table-cell>
          <table:table-cell office:value-type="float" office:value="302" calcext:value-type="float">
            <text:p>302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time" office:time-value="PT16H45M00S" calcext:value-type="time">
            <text:p>16:45</text:p>
          </table:table-cell>
          <table:table-cell table:style-name="ce2" table:formula="of:=SUM([.D69:.M69])/10" office:value-type="float" office:value="330.9" calcext:value-type="float">
            <text:p>330.90</text:p>
          </table:table-cell>
          <table:table-cell table:style-name="ce2" table:formula="of:=STDEV([.D69:.M69])" office:value-type="float" office:value="8.58228148894894" calcext:value-type="float">
            <text:p>8.58</text:p>
          </table:table-cell>
          <table:table-cell office:value-type="float" office:value="318" calcext:value-type="float">
            <text:p>318</text:p>
          </table:table-cell>
          <table:table-cell office:value-type="float" office:value="337" calcext:value-type="float">
            <text:p>337</text:p>
          </table:table-cell>
          <table:table-cell office:value-type="float" office:value="326" calcext:value-type="float">
            <text:p>326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6" calcext:value-type="float">
            <text:p>346</text:p>
          </table:table-cell>
          <table:table-cell office:value-type="float" office:value="326" calcext:value-type="float">
            <text:p>32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SUM([.D70:.M70])/10" office:value-type="float" office:value="325" calcext:value-type="float">
            <text:p>325.00</text:p>
          </table:table-cell>
          <table:table-cell table:style-name="ce2" table:formula="of:=STDEV([.D70:.M70])" office:value-type="float" office:value="23.5041367517389" calcext:value-type="float">
            <text:p>23.50</text:p>
          </table:table-cell>
          <table:table-cell office:value-type="float" office:value="331" calcext:value-type="float">
            <text:p>331</text:p>
          </table:table-cell>
          <table:table-cell office:value-type="float" office:value="346" calcext:value-type="float">
            <text:p>346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295" calcext:value-type="float">
            <text:p>295</text:p>
          </table:table-cell>
          <table:table-cell office:value-type="float" office:value="355" calcext:value-type="float">
            <text:p>355</text:p>
          </table:table-cell>
          <table:table-cell office:value-type="float" office:value="334" calcext:value-type="float">
            <text:p>334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time" office:time-value="PT17H15M00S" calcext:value-type="time">
            <text:p>17:15</text:p>
          </table:table-cell>
          <table:table-cell table:style-name="ce2" table:formula="of:=SUM([.D71:.M71])/10" office:value-type="float" office:value="327.3" calcext:value-type="float">
            <text:p>327.30</text:p>
          </table:table-cell>
          <table:table-cell table:style-name="ce2" table:formula="of:=STDEV([.D71:.M71])" office:value-type="float" office:value="26.2976551552922" calcext:value-type="float">
            <text:p>26.30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18" calcext:value-type="float">
            <text:p>318</text:p>
          </table:table-cell>
          <table:table-cell office:value-type="float" office:value="289" calcext:value-type="float">
            <text:p>289</text:p>
          </table:table-cell>
          <table:table-cell office:value-type="float" office:value="275" calcext:value-type="float">
            <text:p>275</text:p>
          </table:table-cell>
          <table:table-cell office:value-type="float" office:value="357" calcext:value-type="float">
            <text:p>357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52" calcext:value-type="float">
            <text:p>35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style-name="ce2" table:formula="of:=SUM([.D72:.M72])/10" office:value-type="float" office:value="326.5" calcext:value-type="float">
            <text:p>326.50</text:p>
          </table:table-cell>
          <table:table-cell table:style-name="ce2" table:formula="of:=STDEV([.D72:.M72])" office:value-type="float" office:value="22.4115545595967" calcext:value-type="float">
            <text:p>22.41</text:p>
          </table:table-cell>
          <table:table-cell office:value-type="float" office:value="322" calcext:value-type="float">
            <text:p>322</text:p>
          </table:table-cell>
          <table:table-cell office:value-type="float" office:value="294" calcext:value-type="float">
            <text:p>294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299" calcext:value-type="float">
            <text:p>299</text:p>
          </table:table-cell>
          <table:table-cell office:value-type="float" office:value="356" calcext:value-type="float">
            <text:p>356</text:p>
          </table:table-cell>
          <table:table-cell office:value-type="float" office:value="322" calcext:value-type="float">
            <text:p>322</text:p>
          </table:table-cell>
          <table:table-cell office:value-type="float" office:value="308" calcext:value-type="float">
            <text:p>308</text:p>
          </table:table-cell>
          <table:table-cell office:value-type="float" office:value="362" calcext:value-type="float">
            <text:p>36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table:style-name="ce2" table:formula="of:=SUM([.D73:.M73])/10" office:value-type="float" office:value="344" calcext:value-type="float">
            <text:p>344.00</text:p>
          </table:table-cell>
          <table:table-cell table:style-name="ce2" table:formula="of:=STDEV([.D73:.M73])" office:value-type="float" office:value="17.2111075245674" calcext:value-type="float">
            <text:p>17.21</text:p>
          </table:table-cell>
          <table:table-cell office:value-type="float" office:value="364" calcext:value-type="float">
            <text:p>364</text:p>
          </table:table-cell>
          <table:table-cell office:value-type="float" office:value="348" calcext:value-type="float">
            <text:p>348</text:p>
          </table:table-cell>
          <table:table-cell office:value-type="float" office:value="351" calcext:value-type="float">
            <text:p>351</text:p>
          </table:table-cell>
          <table:table-cell office:value-type="float" office:value="325" calcext:value-type="float">
            <text:p>325</text:p>
          </table:table-cell>
          <table:table-cell office:value-type="float" office:value="309" calcext:value-type="float">
            <text:p>309</text:p>
          </table:table-cell>
          <table:table-cell office:value-type="float" office:value="334" calcext:value-type="float">
            <text:p>334</text:p>
          </table:table-cell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41" calcext:value-type="float">
            <text:p>34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SUM([.D74:.M74])/10" office:value-type="float" office:value="331.7" calcext:value-type="float">
            <text:p>331.70</text:p>
          </table:table-cell>
          <table:table-cell table:style-name="ce2" table:formula="of:=STDEV([.D74:.M74])" office:value-type="float" office:value="21.6694869959274" calcext:value-type="float">
            <text:p>21.67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float" office:value="343" calcext:value-type="float">
            <text:p>343</text:p>
          </table:table-cell>
          <table:table-cell office:value-type="float" office:value="304" calcext:value-type="float">
            <text:p>304</text:p>
          </table:table-cell>
          <table:table-cell office:value-type="float" office:value="302" calcext:value-type="float">
            <text:p>302</text:p>
          </table:table-cell>
          <table:table-cell office:value-type="float" office:value="357" calcext:value-type="float">
            <text:p>357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time" office:time-value="PT18H15M00S" calcext:value-type="time">
            <text:p>18:15</text:p>
          </table:table-cell>
          <table:table-cell table:style-name="ce2" table:formula="of:=SUM([.D75:.M75])/10" office:value-type="float" office:value="341.6" calcext:value-type="float">
            <text:p>341.60</text:p>
          </table:table-cell>
          <table:table-cell table:style-name="ce2" table:formula="of:=STDEV([.D75:.M75])" office:value-type="float" office:value="26.9039443617887" calcext:value-type="float">
            <text:p>26.90</text:p>
          </table:table-cell>
          <table:table-cell office:value-type="float" office:value="348" calcext:value-type="float">
            <text:p>348</text:p>
          </table:table-cell>
          <table:table-cell office:value-type="float" office:value="360" calcext:value-type="float">
            <text:p>360</text:p>
          </table:table-cell>
          <table:table-cell office:value-type="float" office:value="382" calcext:value-type="float">
            <text:p>382</text:p>
          </table:table-cell>
          <table:table-cell office:value-type="float" office:value="363" calcext:value-type="float">
            <text:p>363</text:p>
          </table:table-cell>
          <table:table-cell office:value-type="float" office:value="321" calcext:value-type="float">
            <text:p>321</text:p>
          </table:table-cell>
          <table:table-cell office:value-type="float" office:value="335" calcext:value-type="float">
            <text:p>335</text:p>
          </table:table-cell>
          <table:table-cell office:value-type="float" office:value="293" calcext:value-type="float">
            <text:p>293</text:p>
          </table:table-cell>
          <table:table-cell office:value-type="float" office:value="364" calcext:value-type="float">
            <text:p>364</text:p>
          </table:table-cell>
          <table:table-cell office:value-type="float" office:value="334" calcext:value-type="float">
            <text:p>33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style-name="ce2" table:formula="of:=SUM([.D76:.M76])/10" office:value-type="float" office:value="333.4" calcext:value-type="float">
            <text:p>333.40</text:p>
          </table:table-cell>
          <table:table-cell table:style-name="ce2" table:formula="of:=STDEV([.D76:.M76])" office:value-type="float" office:value="24.7978493691153" calcext:value-type="float">
            <text:p>24.80</text:p>
          </table:table-cell>
          <table:table-cell office:value-type="float" office:value="312" calcext:value-type="float">
            <text:p>312</text:p>
          </table:table-cell>
          <table:table-cell office:value-type="float" office:value="347" calcext:value-type="float">
            <text:p>347</text:p>
          </table:table-cell>
          <table:table-cell office:value-type="float" office:value="329" calcext:value-type="float">
            <text:p>329</text:p>
          </table:table-cell>
          <table:table-cell office:value-type="float" office:value="345" calcext:value-type="float">
            <text:p>345</text:p>
          </table:table-cell>
          <table:table-cell office:value-type="float" office:value="355" calcext:value-type="float">
            <text:p>355</text:p>
          </table:table-cell>
          <table:table-cell office:value-type="float" office:value="384" calcext:value-type="float">
            <text:p>384</text:p>
          </table:table-cell>
          <table:table-cell office:value-type="float" office:value="322" calcext:value-type="float">
            <text:p>322</text:p>
          </table:table-cell>
          <table:table-cell office:value-type="float" office:value="307" calcext:value-type="float">
            <text:p>307</text:p>
          </table:table-cell>
          <table:table-cell office:value-type="float" office:value="329" calcext:value-type="float">
            <text:p>329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time" office:time-value="PT18H45M00S" calcext:value-type="time">
            <text:p>18:45</text:p>
          </table:table-cell>
          <table:table-cell table:style-name="ce2" table:formula="of:=SUM([.D77:.M77])/10" office:value-type="float" office:value="320.9" calcext:value-type="float">
            <text:p>320.90</text:p>
          </table:table-cell>
          <table:table-cell table:style-name="ce2" table:formula="of:=STDEV([.D77:.M77])" office:value-type="float" office:value="22.7813276366609" calcext:value-type="float">
            <text:p>22.78</text:p>
          </table:table-cell>
          <table:table-cell office:value-type="float" office:value="298" calcext:value-type="float">
            <text:p>298</text:p>
          </table:table-cell>
          <table:table-cell office:value-type="float" office:value="294" calcext:value-type="float">
            <text:p>294</text:p>
          </table:table-cell>
          <table:table-cell office:value-type="float" office:value="301" calcext:value-type="float">
            <text:p>301</text:p>
          </table:table-cell>
          <table:table-cell office:value-type="float" office:value="324" calcext:value-type="float">
            <text:p>324</text:p>
          </table:table-cell>
          <table:table-cell office:value-type="float" office:value="345" calcext:value-type="float">
            <text:p>345</text:p>
          </table:table-cell>
          <table:table-cell office:value-type="float" office:value="316" calcext:value-type="float">
            <text:p>316</text:p>
          </table:table-cell>
          <table:table-cell office:value-type="float" office:value="304" calcext:value-type="float">
            <text:p>304</text:p>
          </table:table-cell>
          <table:table-cell office:value-type="float" office:value="353" calcext:value-type="float">
            <text:p>353</text:p>
          </table:table-cell>
          <table:table-cell office:value-type="float" office:value="320" calcext:value-type="float">
            <text:p>32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SUM([.D78:.M78])/10" office:value-type="float" office:value="249" calcext:value-type="float">
            <text:p>249.00</text:p>
          </table:table-cell>
          <table:table-cell table:style-name="ce2" table:formula="of:=STDEV([.D78:.M78])" office:value-type="float" office:value="45.8354544963709" calcext:value-type="float">
            <text:p>45.84</text:p>
          </table:table-cell>
          <table:table-cell office:value-type="float" office:value="251" calcext:value-type="float">
            <text:p>251</text:p>
          </table:table-cell>
          <table:table-cell office:value-type="float" office:value="228" calcext:value-type="float">
            <text:p>228</text:p>
          </table:table-cell>
          <table:table-cell office:value-type="float" office:value="237" calcext:value-type="float">
            <text:p>237</text:p>
          </table:table-cell>
          <table:table-cell office:value-type="float" office:value="220" calcext:value-type="float">
            <text:p>220</text:p>
          </table:table-cell>
          <table:table-cell office:value-type="float" office:value="374" calcext:value-type="float">
            <text:p>374</text:p>
          </table:table-cell>
          <table:table-cell office:value-type="float" office:value="254" calcext:value-type="float">
            <text:p>254</text:p>
          </table:table-cell>
          <table:table-cell office:value-type="float" office:value="222" calcext:value-type="float">
            <text:p>222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table:style-name="ce2" table:formula="of:=SUM([.D79:.M79])/10" office:value-type="float" office:value="228.5" calcext:value-type="float">
            <text:p>228.50</text:p>
          </table:table-cell>
          <table:table-cell table:style-name="ce2" table:formula="of:=STDEV([.D79:.M79])" office:value-type="float" office:value="14.5926160932317" calcext:value-type="float">
            <text:p>14.59</text:p>
          </table:table-cell>
          <table:table-cell office:value-type="float" office:value="236" calcext:value-type="float">
            <text:p>236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office:value-type="float" office:value="216" calcext:value-type="float">
            <text:p>216</text:p>
          </table:table-cell>
          <table:table-cell office:value-type="float" office:value="231" calcext:value-type="float">
            <text:p>231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style-name="ce2" table:formula="of:=SUM([.D80:.M80])/10" office:value-type="float" office:value="224.8" calcext:value-type="float">
            <text:p>224.80</text:p>
          </table:table-cell>
          <table:table-cell table:style-name="ce2" table:formula="of:=STDEV([.D80:.M80])" office:value-type="float" office:value="16.5247289438183" calcext:value-type="float">
            <text:p>16.52</text:p>
          </table:table-cell>
          <table:table-cell office:value-type="float" office:value="211" calcext:value-type="float">
            <text:p>211</text:p>
          </table:table-cell>
          <table:table-cell office:value-type="float" office:value="233" calcext:value-type="float">
            <text:p>233</text:p>
          </table:table-cell>
          <table:table-cell office:value-type="float" office:value="205" calcext:value-type="float">
            <text:p>205</text:p>
          </table:table-cell>
          <table:table-cell office:value-type="float" office:value="224" calcext:value-type="float">
            <text:p>224</text:p>
          </table:table-cell>
          <table:table-cell office:value-type="float" office:value="205" calcext:value-type="float">
            <text:p>205</text:p>
          </table:table-cell>
          <table:table-cell office:value-type="float" office:value="249" calcext:value-type="float">
            <text:p>249</text:p>
          </table:table-cell>
          <table:table-cell office:value-type="float" office:value="244" calcext:value-type="float">
            <text:p>244</text:p>
          </table:table-cell>
          <table:table-cell office:value-type="float" office:value="215" calcext:value-type="float">
            <text:p>215</text:p>
          </table:table-cell>
          <table:table-cell office:value-type="float" office:value="219" calcext:value-type="float">
            <text:p>21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time" office:time-value="PT19H45M00S" calcext:value-type="time">
            <text:p>19:45</text:p>
          </table:table-cell>
          <table:table-cell table:style-name="ce2" table:formula="of:=SUM([.D81:.M81])/10" office:value-type="float" office:value="226.4" calcext:value-type="float">
            <text:p>226.40</text:p>
          </table:table-cell>
          <table:table-cell table:style-name="ce2" table:formula="of:=STDEV([.D81:.M81])" office:value-type="float" office:value="20.9719389237672" calcext:value-type="float">
            <text:p>20.97</text:p>
          </table:table-cell>
          <table:table-cell office:value-type="float" office:value="225" calcext:value-type="float">
            <text:p>225</text:p>
          </table:table-cell>
          <table:table-cell office:value-type="float" office:value="264" calcext:value-type="float">
            <text:p>264</text:p>
          </table:table-cell>
          <table:table-cell office:value-type="float" office:value="211" calcext:value-type="float">
            <text:p>211</text:p>
          </table:table-cell>
          <table:table-cell office:value-type="float" office:value="254" calcext:value-type="float">
            <text:p>254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218" calcext:value-type="float">
            <text:p>21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SUM([.D82:.M82])/10" office:value-type="float" office:value="132.8" calcext:value-type="float">
            <text:p>132.80</text:p>
          </table:table-cell>
          <table:table-cell table:style-name="ce2" table:formula="of:=STDEV([.D82:.M82])" office:value-type="float" office:value="12.8909959963448" calcext:value-type="float">
            <text:p>12.89</text:p>
          </table:table-cell>
          <table:table-cell office:value-type="float" office:value="149" calcext:value-type="float">
            <text:p>149</text:p>
          </table:table-cell>
          <table:table-cell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table:style-name="ce2" table:formula="of:=SUM([.D83:.M83])/10" office:value-type="float" office:value="115.1" calcext:value-type="float">
            <text:p>115.10</text:p>
          </table:table-cell>
          <table:table-cell table:style-name="ce2" table:formula="of:=STDEV([.D83:.M83])" office:value-type="float" office:value="10.9691486553069" calcext:value-type="float">
            <text:p>10.97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style-name="ce2" table:formula="of:=SUM([.D84:.M84])/10" office:value-type="float" office:value="110.4" calcext:value-type="float">
            <text:p>110.40</text:p>
          </table:table-cell>
          <table:table-cell table:style-name="ce2" table:formula="of:=STDEV([.D84:.M84])" office:value-type="float" office:value="10.2111050658911" calcext:value-type="float">
            <text:p>10.21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time" office:time-value="PT20H45M00S" calcext:value-type="time">
            <text:p>20:45</text:p>
          </table:table-cell>
          <table:table-cell table:style-name="ce2" table:formula="of:=SUM([.D85:.M85])/10" office:value-type="float" office:value="114.6" calcext:value-type="float">
            <text:p>114.60</text:p>
          </table:table-cell>
          <table:table-cell table:style-name="ce2" table:formula="of:=STDEV([.D85:.M85])" office:value-type="float" office:value="10.4157999639437" calcext:value-type="float">
            <text:p>10.42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SUM([.D86:.M86])/10" office:value-type="float" office:value="85.8" calcext:value-type="float">
            <text:p>85.80</text:p>
          </table:table-cell>
          <table:table-cell table:style-name="ce2" table:formula="of:=STDEV([.D86:.M86])" office:value-type="float" office:value="7.59824541149688" calcext:value-type="float">
            <text:p>7.60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time" office:time-value="PT21H15M00S" calcext:value-type="time">
            <text:p>21:15</text:p>
          </table:table-cell>
          <table:table-cell table:style-name="ce2" table:formula="of:=SUM([.D87:.M87])/10" office:value-type="float" office:value="80.3" calcext:value-type="float">
            <text:p>80.30</text:p>
          </table:table-cell>
          <table:table-cell table:style-name="ce2" table:formula="of:=STDEV([.D87:.M87])" office:value-type="float" office:value="10.8428163623049" calcext:value-type="float">
            <text:p>10.84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table:style-name="ce2" table:formula="of:=SUM([.D88:.M88])/10" office:value-type="float" office:value="79.4" calcext:value-type="float">
            <text:p>79.40</text:p>
          </table:table-cell>
          <table:table-cell table:style-name="ce2" table:formula="of:=STDEV([.D88:.M88])" office:value-type="float" office:value="12.5627314793488" calcext:value-type="float">
            <text:p>12.56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time" office:time-value="PT21H45M00S" calcext:value-type="time">
            <text:p>21:45</text:p>
          </table:table-cell>
          <table:table-cell table:style-name="ce2" table:formula="of:=SUM([.D89:.M89])/10" office:value-type="float" office:value="71.1" calcext:value-type="float">
            <text:p>71.10</text:p>
          </table:table-cell>
          <table:table-cell table:style-name="ce2" table:formula="of:=STDEV([.D89:.M89])" office:value-type="float" office:value="7.63689873065122" calcext:value-type="float">
            <text:p>7.6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SUM([.D90:.M90])/10" office:value-type="float" office:value="76.8" calcext:value-type="float">
            <text:p>76.80</text:p>
          </table:table-cell>
          <table:table-cell table:style-name="ce2" table:formula="of:=STDEV([.D90:.M90])" office:value-type="float" office:value="7.67101326060935" calcext:value-type="float">
            <text:p>7.67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time" office:time-value="PT22H15M00S" calcext:value-type="time">
            <text:p>22:15</text:p>
          </table:table-cell>
          <table:table-cell table:style-name="ce2" table:formula="of:=SUM([.D91:.M91])/10" office:value-type="float" office:value="70.9" calcext:value-type="float">
            <text:p>70.90</text:p>
          </table:table-cell>
          <table:table-cell table:style-name="ce2" table:formula="of:=STDEV([.D91:.M91])" office:value-type="float" office:value="8.33266663999787" calcext:value-type="float">
            <text:p>8.33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time" office:time-value="PT22H30M00S" calcext:value-type="time">
            <text:p>22:30</text:p>
          </table:table-cell>
          <table:table-cell table:style-name="ce2" table:formula="of:=SUM([.D92:.M92])/10" office:value-type="float" office:value="72.1" calcext:value-type="float">
            <text:p>72.10</text:p>
          </table:table-cell>
          <table:table-cell table:style-name="ce2" table:formula="of:=STDEV([.D92:.M92])" office:value-type="float" office:value="7.4899933244296" calcext:value-type="float">
            <text:p>7.49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time" office:time-value="PT22H45M00S" calcext:value-type="time">
            <text:p>22:45</text:p>
          </table:table-cell>
          <table:table-cell table:style-name="ce2" table:formula="of:=SUM([.D93:.M93])/10" office:value-type="float" office:value="75.6" calcext:value-type="float">
            <text:p>75.60</text:p>
          </table:table-cell>
          <table:table-cell table:style-name="ce2" table:formula="of:=STDEV([.D93:.M93])" office:value-type="float" office:value="3.83550663030467" calcext:value-type="float">
            <text:p>3.8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SUM([.D94:.M94])/10" office:value-type="float" office:value="62.1" calcext:value-type="float">
            <text:p>62.10</text:p>
          </table:table-cell>
          <table:table-cell table:style-name="ce2" table:formula="of:=STDEV([.D94:.M94])" office:value-type="float" office:value="5.93389510449175" calcext:value-type="float">
            <text:p>5.9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time" office:time-value="PT23H15M00S" calcext:value-type="time">
            <text:p>23:15</text:p>
          </table:table-cell>
          <table:table-cell table:style-name="ce2" table:formula="of:=SUM([.D95:.M95])/10" office:value-type="float" office:value="65.3" calcext:value-type="float">
            <text:p>65.30</text:p>
          </table:table-cell>
          <table:table-cell table:style-name="ce2" table:formula="of:=STDEV([.D95:.M95])" office:value-type="float" office:value="5.49848463972878" calcext:value-type="float">
            <text:p>5.5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time" office:time-value="PT23H30M00S" calcext:value-type="time">
            <text:p>23:30</text:p>
          </table:table-cell>
          <table:table-cell table:style-name="ce2" table:formula="of:=SUM([.D96:.M96])/10" office:value-type="float" office:value="63.2" calcext:value-type="float">
            <text:p>63.20</text:p>
          </table:table-cell>
          <table:table-cell table:style-name="ce2" table:formula="of:=STDEV([.D96:.M96])" office:value-type="float" office:value="6.33859430613585" calcext:value-type="float">
            <text:p>6.34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</table:table-row>
        <table:table-row table:style-name="ro1" table:number-rows-repeated="104847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10p_scenario2_no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10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SUM([.D2:.M2])/10" office:value-type="float" office:value="26.7" calcext:value-type="float">
            <text:p>26.70</text:p>
          </table:table-cell>
          <table:table-cell table:style-name="ce2" table:formula="of:=STDEV([.D2:.M2])" office:value-type="float" office:value="6.1472667819844" calcext:value-type="float">
            <text:p>6.1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time" office:time-value="PT00H15M00S" calcext:value-type="time">
            <text:p>00:15</text:p>
          </table:table-cell>
          <table:table-cell table:style-name="ce2" table:formula="of:=SUM([.D3:.M3])/10" office:value-type="float" office:value="33.5" calcext:value-type="float">
            <text:p>33.50</text:p>
          </table:table-cell>
          <table:table-cell table:style-name="ce2" table:formula="of:=STDEV([.D3:.M3])" office:value-type="float" office:value="3.56682242650545" calcext:value-type="float">
            <text:p>3.5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time" office:time-value="PT00H30M00S" calcext:value-type="time">
            <text:p>00:30</text:p>
          </table:table-cell>
          <table:table-cell table:style-name="ce2" table:formula="of:=SUM([.D4:.M4])/10" office:value-type="float" office:value="32.2" calcext:value-type="float">
            <text:p>32.20</text:p>
          </table:table-cell>
          <table:table-cell table:style-name="ce2" table:formula="of:=STDEV([.D4:.M4])" office:value-type="float" office:value="2.65832027165025" calcext:value-type="float">
            <text:p>2.66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table:style-name="ce2" table:formula="of:=SUM([.D5:.M5])/10" office:value-type="float" office:value="30.1" calcext:value-type="float">
            <text:p>30.10</text:p>
          </table:table-cell>
          <table:table-cell table:style-name="ce2" table:formula="of:=STDEV([.D5:.M5])" office:value-type="float" office:value="4.77144282860716" calcext:value-type="float">
            <text:p>4.7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SUM([.D6:.M6])/10" office:value-type="float" office:value="21.3" calcext:value-type="float">
            <text:p>21.30</text:p>
          </table:table-cell>
          <table:table-cell table:style-name="ce2" table:formula="of:=STDEV([.D6:.M6])" office:value-type="float" office:value="9.38142372516619" calcext:value-type="float">
            <text:p>9.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time" office:time-value="PT01H15M00S" calcext:value-type="time">
            <text:p>01:15</text:p>
          </table:table-cell>
          <table:table-cell table:style-name="ce2" table:formula="of:=SUM([.D7:.M7])/10" office:value-type="float" office:value="15.8" calcext:value-type="float">
            <text:p>15.80</text:p>
          </table:table-cell>
          <table:table-cell table:style-name="ce2" table:formula="of:=STDEV([.D7:.M7])" office:value-type="float" office:value="3.32665998663324" calcext:value-type="float">
            <text:p>3.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time" office:time-value="PT01H30M00S" calcext:value-type="time">
            <text:p>01:30</text:p>
          </table:table-cell>
          <table:table-cell table:style-name="ce2" table:formula="of:=SUM([.D8:.M8])/10" office:value-type="float" office:value="15.1" calcext:value-type="float">
            <text:p>15.10</text:p>
          </table:table-cell>
          <table:table-cell table:style-name="ce2" table:formula="of:=STDEV([.D8:.M8])" office:value-type="float" office:value="4.04007700696685" calcext:value-type="float">
            <text:p>4.0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table:style-name="ce2" table:formula="of:=SUM([.D9:.M9])/10" office:value-type="float" office:value="15" calcext:value-type="float">
            <text:p>15.00</text:p>
          </table:table-cell>
          <table:table-cell table:style-name="ce2" table:formula="of:=STDEV([.D9:.M9])" office:value-type="float" office:value="3.19722101554181" calcext:value-type="float">
            <text:p>3.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SUM([.D10:.M10])/10" office:value-type="float" office:value="13.8" calcext:value-type="float">
            <text:p>13.80</text:p>
          </table:table-cell>
          <table:table-cell table:style-name="ce2" table:formula="of:=STDEV([.D10:.M10])" office:value-type="float" office:value="3.58391468152416" calcext:value-type="float">
            <text:p>3.5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time" office:time-value="PT02H15M00S" calcext:value-type="time">
            <text:p>02:15</text:p>
          </table:table-cell>
          <table:table-cell table:style-name="ce2" table:formula="of:=SUM([.D11:.M11])/10" office:value-type="float" office:value="10.5" calcext:value-type="float">
            <text:p>10.50</text:p>
          </table:table-cell>
          <table:table-cell table:style-name="ce2" table:formula="of:=STDEV([.D11:.M11])" office:value-type="float" office:value="3.06412938514171" calcext:value-type="float">
            <text:p>3.0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time" office:time-value="PT02H30M00S" calcext:value-type="time">
            <text:p>02:30</text:p>
          </table:table-cell>
          <table:table-cell table:style-name="ce2" table:formula="of:=SUM([.D12:.M12])/10" office:value-type="float" office:value="11.4" calcext:value-type="float">
            <text:p>11.40</text:p>
          </table:table-cell>
          <table:table-cell table:style-name="ce2" table:formula="of:=STDEV([.D12:.M12])" office:value-type="float" office:value="4.55094617756694" calcext:value-type="float">
            <text:p>4.5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time" office:time-value="PT02H45M00S" calcext:value-type="time">
            <text:p>02:45</text:p>
          </table:table-cell>
          <table:table-cell table:style-name="ce2" table:formula="of:=SUM([.D13:.M13])/10" office:value-type="float" office:value="11.1" calcext:value-type="float">
            <text:p>11.10</text:p>
          </table:table-cell>
          <table:table-cell table:style-name="ce2" table:formula="of:=STDEV([.D13:.M13])" office:value-type="float" office:value="2.33095116493961" calcext:value-type="float">
            <text:p>2.3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SUM([.D14:.M14])/10" office:value-type="float" office:value="9.5" calcext:value-type="float">
            <text:p>9.50</text:p>
          </table:table-cell>
          <table:table-cell table:style-name="ce2" table:formula="of:=STDEV([.D14:.M14])" office:value-type="float" office:value="2.83823106098773" calcext:value-type="float">
            <text:p>2.8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time" office:time-value="PT03H15M00S" calcext:value-type="time">
            <text:p>03:15</text:p>
          </table:table-cell>
          <table:table-cell table:style-name="ce2" table:formula="of:=SUM([.D15:.M15])/10" office:value-type="float" office:value="9" calcext:value-type="float">
            <text:p>9.00</text:p>
          </table:table-cell>
          <table:table-cell table:style-name="ce2" table:formula="of:=STDEV([.D15:.M15])" office:value-type="float" office:value="2.58198889747161" calcext:value-type="float">
            <text:p>2.5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time" office:time-value="PT03H30M00S" calcext:value-type="time">
            <text:p>03:30</text:p>
          </table:table-cell>
          <table:table-cell table:style-name="ce2" table:formula="of:=SUM([.D16:.M16])/10" office:value-type="float" office:value="8.7" calcext:value-type="float">
            <text:p>8.70</text:p>
          </table:table-cell>
          <table:table-cell table:style-name="ce2" table:formula="of:=STDEV([.D16:.M16])" office:value-type="float" office:value="3.05686840482943" calcext:value-type="float">
            <text:p>3.0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time" office:time-value="PT03H45M00S" calcext:value-type="time">
            <text:p>03:45</text:p>
          </table:table-cell>
          <table:table-cell table:style-name="ce2" table:formula="of:=SUM([.D17:.M17])/10" office:value-type="float" office:value="9" calcext:value-type="float">
            <text:p>9.00</text:p>
          </table:table-cell>
          <table:table-cell table:style-name="ce2" table:formula="of:=STDEV([.D17:.M17])" office:value-type="float" office:value="1.9436506316151" calcext:value-type="float">
            <text:p>1.9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SUM([.D18:.M18])/10" office:value-type="float" office:value="16.2" calcext:value-type="float">
            <text:p>16.20</text:p>
          </table:table-cell>
          <table:table-cell table:style-name="ce2" table:formula="of:=STDEV([.D18:.M18])" office:value-type="float" office:value="6.28578643537236" calcext:value-type="float">
            <text:p>6.2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time" office:time-value="PT04H15M00S" calcext:value-type="time">
            <text:p>04:15</text:p>
          </table:table-cell>
          <table:table-cell table:style-name="ce2" table:formula="of:=SUM([.D19:.M19])/10" office:value-type="float" office:value="13.8" calcext:value-type="float">
            <text:p>13.80</text:p>
          </table:table-cell>
          <table:table-cell table:style-name="ce2" table:formula="of:=STDEV([.D19:.M19])" office:value-type="float" office:value="4.5898438608156" calcext:value-type="float">
            <text:p>4.5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time" office:time-value="PT04H30M00S" calcext:value-type="time">
            <text:p>04:30</text:p>
          </table:table-cell>
          <table:table-cell table:style-name="ce2" table:formula="of:=SUM([.D20:.M20])/10" office:value-type="float" office:value="15.7" calcext:value-type="float">
            <text:p>15.70</text:p>
          </table:table-cell>
          <table:table-cell table:style-name="ce2" table:formula="of:=STDEV([.D20:.M20])" office:value-type="float" office:value="3.46570499481867" calcext:value-type="float">
            <text:p>3.4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time" office:time-value="PT04H45M00S" calcext:value-type="time">
            <text:p>04:45</text:p>
          </table:table-cell>
          <table:table-cell table:style-name="ce2" table:formula="of:=SUM([.D21:.M21])/10" office:value-type="float" office:value="12.6" calcext:value-type="float">
            <text:p>12.60</text:p>
          </table:table-cell>
          <table:table-cell table:style-name="ce2" table:formula="of:=STDEV([.D21:.M21])" office:value-type="float" office:value="3.09838667696593" calcext:value-type="float">
            <text:p>3.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SUM([.D22:.M22])/10" office:value-type="float" office:value="37.9" calcext:value-type="float">
            <text:p>37.90</text:p>
          </table:table-cell>
          <table:table-cell table:style-name="ce2" table:formula="of:=STDEV([.D22:.M22])" office:value-type="float" office:value="9.87083245391863" calcext:value-type="float">
            <text:p>9.8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time" office:time-value="PT05H15M00S" calcext:value-type="time">
            <text:p>05:15</text:p>
          </table:table-cell>
          <table:table-cell table:style-name="ce2" table:formula="of:=SUM([.D23:.M23])/10" office:value-type="float" office:value="48.6" calcext:value-type="float">
            <text:p>48.60</text:p>
          </table:table-cell>
          <table:table-cell table:style-name="ce2" table:formula="of:=STDEV([.D23:.M23])" office:value-type="float" office:value="10.543033508225" calcext:value-type="float">
            <text:p>10.54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time" office:time-value="PT05H30M00S" calcext:value-type="time">
            <text:p>05:30</text:p>
          </table:table-cell>
          <table:table-cell table:style-name="ce2" table:formula="of:=SUM([.D24:.M24])/10" office:value-type="float" office:value="50.9" calcext:value-type="float">
            <text:p>50.90</text:p>
          </table:table-cell>
          <table:table-cell table:style-name="ce2" table:formula="of:=STDEV([.D24:.M24])" office:value-type="float" office:value="7.54909854809757" calcext:value-type="float">
            <text:p>7.55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time" office:time-value="PT05H45M00S" calcext:value-type="time">
            <text:p>05:45</text:p>
          </table:table-cell>
          <table:table-cell table:style-name="ce2" table:formula="of:=SUM([.D25:.M25])/10" office:value-type="float" office:value="44.5" calcext:value-type="float">
            <text:p>44.50</text:p>
          </table:table-cell>
          <table:table-cell table:style-name="ce2" table:formula="of:=STDEV([.D25:.M25])" office:value-type="float" office:value="7.16860438920219" calcext:value-type="float">
            <text:p>7.1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SUM([.D26:.M26])/10" office:value-type="float" office:value="75.1" calcext:value-type="float">
            <text:p>75.10</text:p>
          </table:table-cell>
          <table:table-cell table:style-name="ce2" table:formula="of:=STDEV([.D26:.M26])" office:value-type="float" office:value="12.8274878462014" calcext:value-type="float">
            <text:p>12.83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time" office:time-value="PT06H15M00S" calcext:value-type="time">
            <text:p>06:15</text:p>
          </table:table-cell>
          <table:table-cell table:style-name="ce2" table:formula="of:=SUM([.D27:.M27])/10" office:value-type="float" office:value="74.7" calcext:value-type="float">
            <text:p>74.70</text:p>
          </table:table-cell>
          <table:table-cell table:style-name="ce2" table:formula="of:=STDEV([.D27:.M27])" office:value-type="float" office:value="9.04372096478484" calcext:value-type="float">
            <text:p>9.0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time" office:time-value="PT06H30M00S" calcext:value-type="time">
            <text:p>06:30</text:p>
          </table:table-cell>
          <table:table-cell table:style-name="ce2" table:formula="of:=SUM([.D28:.M28])/10" office:value-type="float" office:value="79.6" calcext:value-type="float">
            <text:p>79.60</text:p>
          </table:table-cell>
          <table:table-cell table:style-name="ce2" table:formula="of:=STDEV([.D28:.M28])" office:value-type="float" office:value="10.2328447223199" calcext:value-type="float">
            <text:p>10.23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time" office:time-value="PT06H45M00S" calcext:value-type="time">
            <text:p>06:45</text:p>
          </table:table-cell>
          <table:table-cell table:style-name="ce2" table:formula="of:=SUM([.D29:.M29])/10" office:value-type="float" office:value="80.4" calcext:value-type="float">
            <text:p>80.40</text:p>
          </table:table-cell>
          <table:table-cell table:style-name="ce2" table:formula="of:=STDEV([.D29:.M29])" office:value-type="float" office:value="11.2170505134916" calcext:value-type="float">
            <text:p>11.22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SUM([.D30:.M30])/10" office:value-type="float" office:value="98.7" calcext:value-type="float">
            <text:p>98.70</text:p>
          </table:table-cell>
          <table:table-cell table:style-name="ce2" table:formula="of:=STDEV([.D30:.M30])" office:value-type="float" office:value="12.2931778732036" calcext:value-type="float">
            <text:p>12.29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116" calcext:value-type="float">
            <text:p>116</text:p>
          </table:table-cell>
          <table:table-cell office:value-type="float" office:value="82" calcext:value-type="float">
            <text:p>82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time" office:time-value="PT07H15M00S" calcext:value-type="time">
            <text:p>07:15</text:p>
          </table:table-cell>
          <table:table-cell table:style-name="ce2" table:formula="of:=SUM([.D31:.M31])/10" office:value-type="float" office:value="97.3" calcext:value-type="float">
            <text:p>97.30</text:p>
          </table:table-cell>
          <table:table-cell table:style-name="ce2" table:formula="of:=STDEV([.D31:.M31])" office:value-type="float" office:value="11.225467077637" calcext:value-type="float">
            <text:p>11.23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time" office:time-value="PT07H30M00S" calcext:value-type="time">
            <text:p>07:30</text:p>
          </table:table-cell>
          <table:table-cell table:style-name="ce2" table:formula="of:=SUM([.D32:.M32])/10" office:value-type="float" office:value="103.6" calcext:value-type="float">
            <text:p>103.60</text:p>
          </table:table-cell>
          <table:table-cell table:style-name="ce2" table:formula="of:=STDEV([.D32:.M32])" office:value-type="float" office:value="7.76316086827181" calcext:value-type="float">
            <text:p>7.76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time" office:time-value="PT07H45M00S" calcext:value-type="time">
            <text:p>07:45</text:p>
          </table:table-cell>
          <table:table-cell table:style-name="ce2" table:formula="of:=SUM([.D33:.M33])/10" office:value-type="float" office:value="102.7" calcext:value-type="float">
            <text:p>102.70</text:p>
          </table:table-cell>
          <table:table-cell table:style-name="ce2" table:formula="of:=STDEV([.D33:.M33])" office:value-type="float" office:value="7.48405712906517" calcext:value-type="float">
            <text:p>7.48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SUM([.D34:.M34])/10" office:value-type="float" office:value="103.7" calcext:value-type="float">
            <text:p>103.70</text:p>
          </table:table-cell>
          <table:table-cell table:style-name="ce2" table:formula="of:=STDEV([.D34:.M34])" office:value-type="float" office:value="8.61587681744193" calcext:value-type="float">
            <text:p>8.62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time" office:time-value="PT08H15M00S" calcext:value-type="time">
            <text:p>08:15</text:p>
          </table:table-cell>
          <table:table-cell table:style-name="ce2" table:formula="of:=SUM([.D35:.M35])/10" office:value-type="float" office:value="105.5" calcext:value-type="float">
            <text:p>105.50</text:p>
          </table:table-cell>
          <table:table-cell table:style-name="ce2" table:formula="of:=STDEV([.D35:.M35])" office:value-type="float" office:value="14.0178457688762" calcext:value-type="float">
            <text:p>14.02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style-name="ce2" table:formula="of:=SUM([.D36:.M36])/10" office:value-type="float" office:value="107.3" calcext:value-type="float">
            <text:p>107.30</text:p>
          </table:table-cell>
          <table:table-cell table:style-name="ce2" table:formula="of:=STDEV([.D36:.M36])" office:value-type="float" office:value="6.11101010017529" calcext:value-type="float">
            <text:p>6.11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time" office:time-value="PT08H45M00S" calcext:value-type="time">
            <text:p>08:45</text:p>
          </table:table-cell>
          <table:table-cell table:style-name="ce2" table:formula="of:=SUM([.D37:.M37])/10" office:value-type="float" office:value="114" calcext:value-type="float">
            <text:p>114.00</text:p>
          </table:table-cell>
          <table:table-cell table:style-name="ce2" table:formula="of:=STDEV([.D37:.M37])" office:value-type="float" office:value="6.99205898780101" calcext:value-type="float">
            <text:p>6.99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03" calcext:value-type="float">
            <text:p>103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SUM([.D38:.M38])/10" office:value-type="float" office:value="89.5" calcext:value-type="float">
            <text:p>89.50</text:p>
          </table:table-cell>
          <table:table-cell table:style-name="ce2" table:formula="of:=STDEV([.D38:.M38])" office:value-type="float" office:value="7.64852927038918" calcext:value-type="float">
            <text:p>7.65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time" office:time-value="PT09H15M00S" calcext:value-type="time">
            <text:p>09:15</text:p>
          </table:table-cell>
          <table:table-cell table:style-name="ce2" table:formula="of:=SUM([.D39:.M39])/10" office:value-type="float" office:value="90" calcext:value-type="float">
            <text:p>90.00</text:p>
          </table:table-cell>
          <table:table-cell table:style-name="ce2" table:formula="of:=STDEV([.D39:.M39])" office:value-type="float" office:value="7.80313327381308" calcext:value-type="float">
            <text:p>7.80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style-name="ce2" table:formula="of:=SUM([.D40:.M40])/10" office:value-type="float" office:value="87.8" calcext:value-type="float">
            <text:p>87.80</text:p>
          </table:table-cell>
          <table:table-cell table:style-name="ce2" table:formula="of:=STDEV([.D40:.M40])" office:value-type="float" office:value="13.2480606547189" calcext:value-type="float">
            <text:p>13.25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time" office:time-value="PT09H45M00S" calcext:value-type="time">
            <text:p>09:45</text:p>
          </table:table-cell>
          <table:table-cell table:style-name="ce2" table:formula="of:=SUM([.D41:.M41])/10" office:value-type="float" office:value="89.3" calcext:value-type="float">
            <text:p>89.30</text:p>
          </table:table-cell>
          <table:table-cell table:style-name="ce2" table:formula="of:=STDEV([.D41:.M41])" office:value-type="float" office:value="8.8950672972284" calcext:value-type="float">
            <text:p>8.9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SUM([.D42:.M42])/10" office:value-type="float" office:value="160.5" calcext:value-type="float">
            <text:p>160.50</text:p>
          </table:table-cell>
          <table:table-cell table:style-name="ce2" table:formula="of:=STDEV([.D42:.M42])" office:value-type="float" office:value="31.7673836925024" calcext:value-type="float">
            <text:p>31.77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office:value-type="float" office:value="168" calcext:value-type="float">
            <text:p>168</text:p>
          </table:table-cell>
          <table:table-cell office:value-type="float" office:value="153" calcext:value-type="float">
            <text:p>153</text:p>
          </table:table-cell>
          <table:table-cell office:value-type="float" office:value="181" calcext:value-type="float">
            <text:p>181</text:p>
          </table:table-cell>
          <table:table-cell office:value-type="float" office:value="161" calcext:value-type="float">
            <text:p>161</text:p>
          </table:table-cell>
          <table:table-cell office:value-type="float" office:value="75" calcext:value-type="float">
            <text:p>75</text:p>
          </table:table-cell>
          <table:table-cell office:value-type="float" office:value="167" calcext:value-type="float">
            <text:p>167</text:p>
          </table:table-cell>
          <table:table-cell office:value-type="float" office:value="178" calcext:value-type="float">
            <text:p>17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table:style-name="ce2" table:formula="of:=SUM([.D43:.M43])/10" office:value-type="float" office:value="175.9" calcext:value-type="float">
            <text:p>175.90</text:p>
          </table:table-cell>
          <table:table-cell table:style-name="ce2" table:formula="of:=STDEV([.D43:.M43])" office:value-type="float" office:value="11.0800120336878" calcext:value-type="float">
            <text:p>11.08</text:p>
          </table:table-cell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style-name="ce2" table:formula="of:=SUM([.D44:.M44])/10" office:value-type="float" office:value="185.4" calcext:value-type="float">
            <text:p>185.40</text:p>
          </table:table-cell>
          <table:table-cell table:style-name="ce2" table:formula="of:=STDEV([.D44:.M44])" office:value-type="float" office:value="6.65331997326648" calcext:value-type="float">
            <text:p>6.65</text:p>
          </table:table-cell>
          <table:table-cell office:value-type="float" office:value="176" calcext:value-type="float">
            <text:p>176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78" calcext:value-type="float">
            <text:p>178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time" office:time-value="PT10H45M00S" calcext:value-type="time">
            <text:p>10:45</text:p>
          </table:table-cell>
          <table:table-cell table:style-name="ce2" table:formula="of:=SUM([.D45:.M45])/10" office:value-type="float" office:value="174.1" calcext:value-type="float">
            <text:p>174.10</text:p>
          </table:table-cell>
          <table:table-cell table:style-name="ce2" table:formula="of:=STDEV([.D45:.M45])" office:value-type="float" office:value="14.9773903675581" calcext:value-type="float">
            <text:p>14.98</text:p>
          </table:table-cell>
          <table:table-cell office:value-type="float" office:value="188" calcext:value-type="float">
            <text:p>188</text:p>
          </table:table-cell>
          <table:table-cell office:value-type="float" office:value="146" calcext:value-type="float">
            <text:p>146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float" office:value="189" calcext:value-type="float">
            <text:p>189</text:p>
          </table:table-cell>
          <table:table-cell office:value-type="float" office:value="169" calcext:value-type="float">
            <text:p>16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SUM([.D46:.M46])/10" office:value-type="float" office:value="178.8" calcext:value-type="float">
            <text:p>178.80</text:p>
          </table:table-cell>
          <table:table-cell table:style-name="ce2" table:formula="of:=STDEV([.D46:.M46])" office:value-type="float" office:value="11.143508324481" calcext:value-type="float">
            <text:p>11.14</text:p>
          </table:table-cell>
          <table:table-cell office:value-type="float" office:value="171" calcext:value-type="float">
            <text:p>171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time" office:time-value="PT11H15M00S" calcext:value-type="time">
            <text:p>11:15</text:p>
          </table:table-cell>
          <table:table-cell table:style-name="ce2" table:formula="of:=SUM([.D47:.M47])/10" office:value-type="float" office:value="188.4" calcext:value-type="float">
            <text:p>188.40</text:p>
          </table:table-cell>
          <table:table-cell table:style-name="ce2" table:formula="of:=STDEV([.D47:.M47])" office:value-type="float" office:value="10.254538290706" calcext:value-type="float">
            <text:p>10.25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171" calcext:value-type="float">
            <text:p>171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78" calcext:value-type="float">
            <text:p>178</text:p>
          </table:table-cell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style-name="ce2" table:formula="of:=SUM([.D48:.M48])/10" office:value-type="float" office:value="180.1" calcext:value-type="float">
            <text:p>180.10</text:p>
          </table:table-cell>
          <table:table-cell table:style-name="ce2" table:formula="of:=STDEV([.D48:.M48])" office:value-type="float" office:value="11.0800120336878" calcext:value-type="float">
            <text:p>11.08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83" calcext:value-type="float">
            <text:p>183</text:p>
          </table:table-cell>
          <table:table-cell office:value-type="float" office:value="199" calcext:value-type="float">
            <text:p>199</text:p>
          </table:table-cell>
          <table:table-cell office:value-type="float" office:value="172" calcext:value-type="float">
            <text:p>172</text:p>
          </table:table-cell>
          <table:table-cell office:value-type="float" office:value="193" calcext:value-type="float">
            <text:p>193</text:p>
          </table:table-cell>
          <table:table-cell office:value-type="float" office:value="167" calcext:value-type="float">
            <text:p>167</text:p>
          </table:table-cell>
          <table:table-cell office:value-type="float" office:value="189" calcext:value-type="float">
            <text:p>18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time" office:time-value="PT11H45M00S" calcext:value-type="time">
            <text:p>11:45</text:p>
          </table:table-cell>
          <table:table-cell table:style-name="ce2" table:formula="of:=SUM([.D49:.M49])/10" office:value-type="float" office:value="178.1" calcext:value-type="float">
            <text:p>178.10</text:p>
          </table:table-cell>
          <table:table-cell table:style-name="ce2" table:formula="of:=STDEV([.D49:.M49])" office:value-type="float" office:value="13.5191222594763" calcext:value-type="float">
            <text:p>13.52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88" calcext:value-type="float">
            <text:p>188</text:p>
          </table:table-cell>
          <table:table-cell office:value-type="float" office:value="159" calcext:value-type="float">
            <text:p>159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SUM([.D50:.M50])/10" office:value-type="float" office:value="212.1" calcext:value-type="float">
            <text:p>212.10</text:p>
          </table:table-cell>
          <table:table-cell table:style-name="ce2" table:formula="of:=STDEV([.D50:.M50])" office:value-type="float" office:value="18.1012583970164" calcext:value-type="float">
            <text:p>18.10</text:p>
          </table:table-cell>
          <table:table-cell office:value-type="float" office:value="242" calcext:value-type="float">
            <text:p>242</text:p>
          </table:table-cell>
          <table:table-cell office:value-type="float" office:value="215" calcext:value-type="float">
            <text:p>215</text:p>
          </table:table-cell>
          <table:table-cell office:value-type="float" office:value="225" calcext:value-type="float">
            <text:p>225</text:p>
          </table:table-cell>
          <table:table-cell office:value-type="float" office:value="236" calcext:value-type="float">
            <text:p>236</text:p>
          </table:table-cell>
          <table:table-cell office:value-type="float" office:value="213" calcext:value-type="float">
            <text:p>213</text:p>
          </table:table-cell>
          <table:table-cell office:value-type="float" office:value="201" calcext:value-type="float">
            <text:p>201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time" office:time-value="PT12H15M00S" calcext:value-type="time">
            <text:p>12:15</text:p>
          </table:table-cell>
          <table:table-cell table:style-name="ce2" table:formula="of:=SUM([.D51:.M51])/10" office:value-type="float" office:value="208" calcext:value-type="float">
            <text:p>208.00</text:p>
          </table:table-cell>
          <table:table-cell table:style-name="ce2" table:formula="of:=STDEV([.D51:.M51])" office:value-type="float" office:value="11.5566238822398" calcext:value-type="float">
            <text:p>11.56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17" calcext:value-type="float">
            <text:p>217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205" calcext:value-type="float">
            <text:p>205</text:p>
          </table:table-cell>
          <table:table-cell office:value-type="float" office:value="232" calcext:value-type="float">
            <text:p>23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style-name="ce2" table:formula="of:=SUM([.D52:.M52])/10" office:value-type="float" office:value="220.8" calcext:value-type="float">
            <text:p>220.80</text:p>
          </table:table-cell>
          <table:table-cell table:style-name="ce2" table:formula="of:=STDEV([.D52:.M52])" office:value-type="float" office:value="15.7112839845903" calcext:value-type="float">
            <text:p>15.71</text:p>
          </table:table-cell>
          <table:table-cell office:value-type="float" office:value="215" calcext:value-type="float">
            <text:p>215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245" calcext:value-type="float">
            <text:p>245</text:p>
          </table:table-cell>
          <table:table-cell office:value-type="float" office:value="225" calcext:value-type="float">
            <text:p>225</text:p>
          </table:table-cell>
          <table:table-cell office:value-type="float" office:value="215" calcext:value-type="float">
            <text:p>215</text:p>
          </table:table-cell>
          <table:table-cell office:value-type="float" office:value="209" calcext:value-type="float">
            <text:p>209</text:p>
          </table:table-cell>
          <table:table-cell office:value-type="float" office:value="249" calcext:value-type="float">
            <text:p>249</text:p>
          </table:table-cell>
          <table:table-cell office:value-type="float" office:value="199" calcext:value-type="float">
            <text:p>19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table:style-name="ce2" table:formula="of:=SUM([.D53:.M53])/10" office:value-type="float" office:value="215.1" calcext:value-type="float">
            <text:p>215.10</text:p>
          </table:table-cell>
          <table:table-cell table:style-name="ce2" table:formula="of:=STDEV([.D53:.M53])" office:value-type="float" office:value="12.3957878150425" calcext:value-type="float">
            <text:p>12.40</text:p>
          </table:table-cell>
          <table:table-cell office:value-type="float" office:value="215" calcext:value-type="float">
            <text:p>215</text:p>
          </table:table-cell>
          <table:table-cell office:value-type="float" office:value="204" calcext:value-type="float">
            <text:p>204</text:p>
          </table:table-cell>
          <table:table-cell office:value-type="float" office:value="227" calcext:value-type="float">
            <text:p>227</text:p>
          </table:table-cell>
          <table:table-cell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 office:value-type="float" office:value="235" calcext:value-type="float">
            <text:p>235</text:p>
          </table:table-cell>
          <table:table-cell office:value-type="float" office:value="203" calcext:value-type="float">
            <text:p>203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SUM([.D54:.M54])/10" office:value-type="float" office:value="181.5" calcext:value-type="float">
            <text:p>181.50</text:p>
          </table:table-cell>
          <table:table-cell table:style-name="ce2" table:formula="of:=STDEV([.D54:.M54])" office:value-type="float" office:value="16.3452337599273" calcext:value-type="float">
            <text:p>16.35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97" calcext:value-type="float">
            <text:p>197</text:p>
          </table:table-cell>
          <table:table-cell office:value-type="float" office:value="182" calcext:value-type="float">
            <text:p>182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style-name="ce2" table:formula="of:=SUM([.D55:.M55])/10" office:value-type="float" office:value="172.9" calcext:value-type="float">
            <text:p>172.90</text:p>
          </table:table-cell>
          <table:table-cell table:style-name="ce2" table:formula="of:=STDEV([.D55:.M55])" office:value-type="float" office:value="10.3004854254545" calcext:value-type="float">
            <text:p>10.3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  <table:table-cell office:value-type="float" office:value="194" calcext:value-type="float">
            <text:p>194</text:p>
          </table:table-cell>
          <table:table-cell office:value-type="float" office:value="177" calcext:value-type="float">
            <text:p>177</text:p>
          </table:table-cell>
          <table:table-cell office:value-type="float" office:value="173" calcext:value-type="float">
            <text:p>173</text:p>
          </table:table-cell>
          <table:table-cell office:value-type="float" office:value="167" calcext:value-type="float">
            <text:p>167</text:p>
          </table:table-cell>
          <table:table-cell office:value-type="float" office:value="172" calcext:value-type="float">
            <text:p>172</text:p>
          </table:table-cell>
          <table:table-cell office:value-type="float" office:value="183" calcext:value-type="float">
            <text:p>18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style-name="ce2" table:formula="of:=SUM([.D56:.M56])/10" office:value-type="float" office:value="167.8" calcext:value-type="float">
            <text:p>167.80</text:p>
          </table:table-cell>
          <table:table-cell table:style-name="ce2" table:formula="of:=STDEV([.D56:.M56])" office:value-type="float" office:value="12.1728294893906" calcext:value-type="float">
            <text:p>12.17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office:value-type="float" office:value="182" calcext:value-type="float">
            <text:p>182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table:style-name="ce2" table:formula="of:=SUM([.D57:.M57])/10" office:value-type="float" office:value="164.2" calcext:value-type="float">
            <text:p>164.20</text:p>
          </table:table-cell>
          <table:table-cell table:style-name="ce2" table:formula="of:=STDEV([.D57:.M57])" office:value-type="float" office:value="13.1385776331467" calcext:value-type="float">
            <text:p>13.14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  <table:table-cell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SUM([.D58:.M58])/10" office:value-type="float" office:value="196.1" calcext:value-type="float">
            <text:p>196.10</text:p>
          </table:table-cell>
          <table:table-cell table:style-name="ce2" table:formula="of:=STDEV([.D58:.M58])" office:value-type="float" office:value="17.9966046180322" calcext:value-type="float">
            <text:p>18.00</text:p>
          </table:table-cell>
          <table:table-cell office:value-type="float" office:value="192" calcext:value-type="float">
            <text:p>192</text:p>
          </table:table-cell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189" calcext:value-type="float">
            <text:p>189</text:p>
          </table:table-cell>
          <table:table-cell office:value-type="float" office:value="160" calcext:value-type="float">
            <text:p>160</text:p>
          </table:table-cell>
          <table:table-cell office:value-type="float" office:value="188" calcext:value-type="float">
            <text:p>188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time" office:time-value="PT14H15M00S" calcext:value-type="time">
            <text:p>14:15</text:p>
          </table:table-cell>
          <table:table-cell table:style-name="ce2" table:formula="of:=SUM([.D59:.M59])/10" office:value-type="float" office:value="214.6" calcext:value-type="float">
            <text:p>214.60</text:p>
          </table:table-cell>
          <table:table-cell table:style-name="ce2" table:formula="of:=STDEV([.D59:.M59])" office:value-type="float" office:value="14.8936973993103" calcext:value-type="float">
            <text:p>14.89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29" calcext:value-type="float">
            <text:p>229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office:value-type="float" office:value="210" calcext:value-type="float">
            <text:p>21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style-name="ce2" table:formula="of:=SUM([.D60:.M60])/10" office:value-type="float" office:value="205.4" calcext:value-type="float">
            <text:p>205.40</text:p>
          </table:table-cell>
          <table:table-cell table:style-name="ce2" table:formula="of:=STDEV([.D60:.M60])" office:value-type="float" office:value="11.8434229286413" calcext:value-type="float">
            <text:p>11.84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199" calcext:value-type="float">
            <text:p>199</text:p>
          </table:table-cell>
          <table:table-cell office:value-type="float" office:value="211" calcext:value-type="float">
            <text:p>211</text:p>
          </table:table-cell>
          <table:table-cell office:value-type="float" office:value="201" calcext:value-type="float">
            <text:p>201</text:p>
          </table:table-cell>
          <table:table-cell office:value-type="float" office:value="231" calcext:value-type="float">
            <text:p>231</text:p>
          </table:table-cell>
          <table:table-cell office:value-type="float" office:value="198" calcext:value-type="float">
            <text:p>198</text:p>
          </table:table-cell>
          <table:table-cell office:value-type="float" office:value="216" calcext:value-type="float">
            <text:p>21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table:style-name="ce2" table:formula="of:=SUM([.D61:.M61])/10" office:value-type="float" office:value="202.7" calcext:value-type="float">
            <text:p>202.70</text:p>
          </table:table-cell>
          <table:table-cell table:style-name="ce2" table:formula="of:=STDEV([.D61:.M61])" office:value-type="float" office:value="10.2312158504147" calcext:value-type="float">
            <text:p>10.23</text:p>
          </table:table-cell>
          <table:table-cell office:value-type="float" office:value="213" calcext:value-type="float">
            <text:p>213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180" calcext:value-type="float">
            <text:p>180</text:p>
          </table:table-cell>
          <table:table-cell office:value-type="float" office:value="211" calcext:value-type="float">
            <text:p>211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SUM([.D62:.M62])/10" office:value-type="float" office:value="235.5" calcext:value-type="float">
            <text:p>235.50</text:p>
          </table:table-cell>
          <table:table-cell table:style-name="ce2" table:formula="of:=STDEV([.D62:.M62])" office:value-type="float" office:value="18.8870914177441" calcext:value-type="float">
            <text:p>18.89</text:p>
          </table:table-cell>
          <table:table-cell office:value-type="float" office:value="207" calcext:value-type="float">
            <text:p>207</text:p>
          </table:table-cell>
          <table:table-cell office:value-type="float" office:value="253" calcext:value-type="float">
            <text:p>253</text:p>
          </table:table-cell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office:value-type="float" office:value="203" calcext:value-type="float">
            <text:p>203</text:p>
          </table:table-cell>
          <table:table-cell office:value-type="float" office:value="248" calcext:value-type="float">
            <text:p>248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table:style-name="ce2" table:formula="of:=SUM([.D63:.M63])/10" office:value-type="float" office:value="233.8" calcext:value-type="float">
            <text:p>233.80</text:p>
          </table:table-cell>
          <table:table-cell table:style-name="ce2" table:formula="of:=STDEV([.D63:.M63])" office:value-type="float" office:value="16.9888852554316" calcext:value-type="float">
            <text:p>16.99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  <table:table-cell office:value-type="float" office:value="253" calcext:value-type="float">
            <text:p>253</text:p>
          </table:table-cell>
          <table:table-cell office:value-type="float" office:value="231" calcext:value-type="float">
            <text:p>231</text:p>
          </table:table-cell>
          <table:table-cell office:value-type="float" office:value="258" calcext:value-type="float">
            <text:p>258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office:value-type="float" office:value="234" calcext:value-type="float">
            <text:p>234</text:p>
          </table:table-cell>
          <table:table-cell office:value-type="float" office:value="239" calcext:value-type="float">
            <text:p>23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style-name="ce2" table:formula="of:=SUM([.D64:.M64])/10" office:value-type="float" office:value="235.4" calcext:value-type="float">
            <text:p>235.40</text:p>
          </table:table-cell>
          <table:table-cell table:style-name="ce2" table:formula="of:=STDEV([.D64:.M64])" office:value-type="float" office:value="8.68203765125318" calcext:value-type="float">
            <text:p>8.68</text:p>
          </table:table-cell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22" calcext:value-type="float">
            <text:p>222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time" office:time-value="PT15H45M00S" calcext:value-type="time">
            <text:p>15:45</text:p>
          </table:table-cell>
          <table:table-cell table:style-name="ce2" table:formula="of:=SUM([.D65:.M65])/10" office:value-type="float" office:value="233.1" calcext:value-type="float">
            <text:p>233.10</text:p>
          </table:table-cell>
          <table:table-cell table:style-name="ce2" table:formula="of:=STDEV([.D65:.M65])" office:value-type="float" office:value="18.8352506398685" calcext:value-type="float">
            <text:p>18.84</text:p>
          </table:table-cell>
          <table:table-cell office:value-type="float" office:value="234" calcext:value-type="float">
            <text:p>234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26" calcext:value-type="float">
            <text:p>226</text:p>
          </table:table-cell>
          <table:table-cell office:value-type="float" office:value="259" calcext:value-type="float">
            <text:p>259</text:p>
          </table:table-cell>
          <table:table-cell office:value-type="float" office:value="235" calcext:value-type="float">
            <text:p>235</text:p>
          </table:table-cell>
          <table:table-cell office:value-type="float" office:value="224" calcext:value-type="float">
            <text:p>224</text:p>
          </table:table-cell>
          <table:table-cell office:value-type="float" office:value="249" calcext:value-type="float">
            <text:p>249</text:p>
          </table:table-cell>
          <table:table-cell office:value-type="float" office:value="264" calcext:value-type="float">
            <text:p>26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SUM([.D66:.M66])/10" office:value-type="float" office:value="298.9" calcext:value-type="float">
            <text:p>298.90</text:p>
          </table:table-cell>
          <table:table-cell table:style-name="ce2" table:formula="of:=STDEV([.D66:.M66])" office:value-type="float" office:value="31.1214466958791" calcext:value-type="float">
            <text:p>31.12</text:p>
          </table:table-cell>
          <table:table-cell office:value-type="float" office:value="298" calcext:value-type="float">
            <text:p>298</text:p>
          </table:table-cell>
          <table:table-cell office:value-type="float" office:value="289" calcext:value-type="float">
            <text:p>289</text:p>
          </table:table-cell>
          <table:table-cell office:value-type="float" office:value="317" calcext:value-type="float">
            <text:p>317</text:p>
          </table:table-cell>
          <table:table-cell office:value-type="float" office:value="307" calcext:value-type="float">
            <text:p>307</text:p>
          </table:table-cell>
          <table:table-cell office:value-type="float" office:value="296" calcext:value-type="float">
            <text:p>296</text:p>
          </table:table-cell>
          <table:table-cell office:value-type="float" office:value="291" calcext:value-type="float">
            <text:p>291</text:p>
          </table:table-cell>
          <table:table-cell office:value-type="float" office:value="232" calcext:value-type="float">
            <text:p>232</text:p>
          </table:table-cell>
          <table:table-cell office:value-type="float" office:value="310" calcext:value-type="float">
            <text:p>310</text:p>
          </table:table-cell>
          <table:table-cell office:value-type="float" office:value="358" calcext:value-type="float">
            <text:p>35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time" office:time-value="PT16H15M00S" calcext:value-type="time">
            <text:p>16:15</text:p>
          </table:table-cell>
          <table:table-cell table:style-name="ce2" table:formula="of:=SUM([.D67:.M67])/10" office:value-type="float" office:value="326.5" calcext:value-type="float">
            <text:p>326.50</text:p>
          </table:table-cell>
          <table:table-cell table:style-name="ce2" table:formula="of:=STDEV([.D67:.M67])" office:value-type="float" office:value="13.8021737418423" calcext:value-type="float">
            <text:p>13.80</text:p>
          </table:table-cell>
          <table:table-cell office:value-type="float" office:value="336" calcext:value-type="float">
            <text:p>336</text:p>
          </table:table-cell>
          <table:table-cell office:value-type="float" office:value="355" calcext:value-type="float">
            <text:p>355</text:p>
          </table:table-cell>
          <table:table-cell office:value-type="float" office:value="324" calcext:value-type="float">
            <text:p>324</text:p>
          </table:table-cell>
          <table:table-cell office:value-type="float" office:value="308" calcext:value-type="float">
            <text:p>308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10" calcext:value-type="float">
            <text:p>310</text:p>
          </table:table-cell>
          <table:table-cell office:value-type="float" office:value="317" calcext:value-type="float">
            <text:p>31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style-name="ce2" table:formula="of:=SUM([.D68:.M68])/10" office:value-type="float" office:value="324.6" calcext:value-type="float">
            <text:p>324.60</text:p>
          </table:table-cell>
          <table:table-cell table:style-name="ce2" table:formula="of:=STDEV([.D68:.M68])" office:value-type="float" office:value="11.805836597962" calcext:value-type="float">
            <text:p>11.81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10" calcext:value-type="float">
            <text:p>310</text:p>
          </table:table-cell>
          <table:table-cell office:value-type="float" office:value="342" calcext:value-type="float">
            <text:p>342</text:p>
          </table:table-cell>
          <table:table-cell office:value-type="float" office:value="324" calcext:value-type="float">
            <text:p>324</text:p>
          </table:table-cell>
          <table:table-cell office:value-type="float" office:value="336" calcext:value-type="float">
            <text:p>336</text:p>
          </table:table-cell>
          <table:table-cell office:value-type="float" office:value="318" calcext:value-type="float">
            <text:p>318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time" office:time-value="PT16H45M00S" calcext:value-type="time">
            <text:p>16:45</text:p>
          </table:table-cell>
          <table:table-cell table:style-name="ce2" table:formula="of:=SUM([.D69:.M69])/10" office:value-type="float" office:value="330.7" calcext:value-type="float">
            <text:p>330.70</text:p>
          </table:table-cell>
          <table:table-cell table:style-name="ce2" table:formula="of:=STDEV([.D69:.M69])" office:value-type="float" office:value="15.9237767714405" calcext:value-type="float">
            <text:p>15.92</text:p>
          </table:table-cell>
          <table:table-cell office:value-type="float" office:value="314" calcext:value-type="float">
            <text:p>314</text:p>
          </table:table-cell>
          <table:table-cell office:value-type="float" office:value="344" calcext:value-type="float">
            <text:p>344</text:p>
          </table:table-cell>
          <table:table-cell office:value-type="float" office:value="328" calcext:value-type="float">
            <text:p>328</text:p>
          </table:table-cell>
          <table:table-cell office:value-type="float" office:value="335" calcext:value-type="float">
            <text:p>335</text:p>
          </table:table-cell>
          <table:table-cell office:value-type="float" office:value="348" calcext:value-type="float">
            <text:p>348</text:p>
          </table:table-cell>
          <table:table-cell office:value-type="float" office:value="344" calcext:value-type="float">
            <text:p>344</text:p>
          </table:table-cell>
          <table:table-cell office:value-type="float" office:value="347" calcext:value-type="float">
            <text:p>347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SUM([.D70:.M70])/10" office:value-type="float" office:value="326.6" calcext:value-type="float">
            <text:p>326.60</text:p>
          </table:table-cell>
          <table:table-cell table:style-name="ce2" table:formula="of:=STDEV([.D70:.M70])" office:value-type="float" office:value="12.112436217009" calcext:value-type="float">
            <text:p>12.11</text:p>
          </table:table-cell>
          <table:table-cell office:value-type="float" office:value="329" calcext:value-type="float">
            <text:p>329</text:p>
          </table:table-cell>
          <table:table-cell office:value-type="float" office:value="319" calcext:value-type="float">
            <text:p>319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20" calcext:value-type="float">
            <text:p>320</text:p>
          </table:table-cell>
          <table:table-cell office:value-type="float" office:value="304" calcext:value-type="float">
            <text:p>304</text:p>
          </table:table-cell>
          <table:table-cell office:value-type="float" office:value="317" calcext:value-type="float">
            <text:p>317</text:p>
          </table:table-cell>
          <table:table-cell office:value-type="float" office:value="342" calcext:value-type="float">
            <text:p>342</text:p>
          </table:table-cell>
          <table:table-cell office:value-type="float" office:value="326" calcext:value-type="float">
            <text:p>32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time" office:time-value="PT17H15M00S" calcext:value-type="time">
            <text:p>17:15</text:p>
          </table:table-cell>
          <table:table-cell table:style-name="ce2" table:formula="of:=SUM([.D71:.M71])/10" office:value-type="float" office:value="334.5" calcext:value-type="float">
            <text:p>334.50</text:p>
          </table:table-cell>
          <table:table-cell table:style-name="ce2" table:formula="of:=STDEV([.D71:.M71])" office:value-type="float" office:value="14.8642000943355" calcext:value-type="float">
            <text:p>14.86</text:p>
          </table:table-cell>
          <table:table-cell office:value-type="float" office:value="339" calcext:value-type="float">
            <text:p>339</text:p>
          </table:table-cell>
          <table:table-cell office:value-type="float" office:value="344" calcext:value-type="float">
            <text:p>344</text:p>
          </table:table-cell>
          <table:table-cell office:value-type="float" office:value="346" calcext:value-type="float">
            <text:p>346</text:p>
          </table:table-cell>
          <table:table-cell office:value-type="float" office:value="334" calcext:value-type="float">
            <text:p>334</text:p>
          </table:table-cell>
          <table:table-cell office:value-type="float" office:value="295" calcext:value-type="float">
            <text:p>295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style-name="ce2" table:formula="of:=SUM([.D72:.M72])/10" office:value-type="float" office:value="343.7" calcext:value-type="float">
            <text:p>343.70</text:p>
          </table:table-cell>
          <table:table-cell table:style-name="ce2" table:formula="of:=STDEV([.D72:.M72])" office:value-type="float" office:value="18.5355514260209" calcext:value-type="float">
            <text:p>18.54</text:p>
          </table:table-cell>
          <table:table-cell office:value-type="float" office:value="339" calcext:value-type="float">
            <text:p>339</text:p>
          </table:table-cell>
          <table:table-cell office:value-type="float" office:value="367" calcext:value-type="float">
            <text:p>367</text:p>
          </table:table-cell>
          <table:table-cell office:value-type="float" office:value="354" calcext:value-type="float">
            <text:p>354</text:p>
          </table:table-cell>
          <table:table-cell office:value-type="float" office:value="312" calcext:value-type="float">
            <text:p>312</text:p>
          </table:table-cell>
          <table:table-cell office:value-type="float" office:value="325" calcext:value-type="float">
            <text:p>325</text:p>
          </table:table-cell>
          <table:table-cell office:value-type="float" office:value="361" calcext:value-type="float">
            <text:p>361</text:p>
          </table:table-cell>
          <table:table-cell office:value-type="float" office:value="332" calcext:value-type="float">
            <text:p>332</text:p>
          </table:table-cell>
          <table:table-cell office:value-type="float" office:value="341" calcext:value-type="float">
            <text:p>341</text:p>
          </table:table-cell>
          <table:table-cell office:value-type="float" office:value="368" calcext:value-type="float">
            <text:p>36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table:style-name="ce2" table:formula="of:=SUM([.D73:.M73])/10" office:value-type="float" office:value="333.1" calcext:value-type="float">
            <text:p>333.10</text:p>
          </table:table-cell>
          <table:table-cell table:style-name="ce2" table:formula="of:=STDEV([.D73:.M73])" office:value-type="float" office:value="23.8628022942263" calcext:value-type="float">
            <text:p>23.86</text:p>
          </table:table-cell>
          <table:table-cell office:value-type="float" office:value="329" calcext:value-type="float">
            <text:p>329</text:p>
          </table:table-cell>
          <table:table-cell office:value-type="float" office:value="339" calcext:value-type="float">
            <text:p>339</text:p>
          </table:table-cell>
          <table:table-cell office:value-type="float" office:value="363" calcext:value-type="float">
            <text:p>363</text:p>
          </table:table-cell>
          <table:table-cell office:value-type="float" office:value="338" calcext:value-type="float">
            <text:p>338</text:p>
          </table:table-cell>
          <table:table-cell office:value-type="float" office:value="294" calcext:value-type="float">
            <text:p>294</text:p>
          </table:table-cell>
          <table:table-cell office:value-type="float" office:value="313" calcext:value-type="float">
            <text:p>313</text:p>
          </table:table-cell>
          <table:table-cell office:value-type="float" office:value="309" calcext:value-type="float">
            <text:p>309</text:p>
          </table:table-cell>
          <table:table-cell office:value-type="float" office:value="344" calcext:value-type="float">
            <text:p>344</text:p>
          </table:table-cell>
          <table:table-cell office:value-type="float" office:value="330" calcext:value-type="float">
            <text:p>33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SUM([.D74:.M74])/10" office:value-type="float" office:value="322.9" calcext:value-type="float">
            <text:p>322.90</text:p>
          </table:table-cell>
          <table:table-cell table:style-name="ce2" table:formula="of:=STDEV([.D74:.M74])" office:value-type="float" office:value="17.9904295545036" calcext:value-type="float">
            <text:p>17.99</text:p>
          </table:table-cell>
          <table:table-cell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322" calcext:value-type="float">
            <text:p>322</text:p>
          </table:table-cell>
          <table:table-cell office:value-type="float" office:value="351" calcext:value-type="float">
            <text:p>351</text:p>
          </table:table-cell>
          <table:table-cell office:value-type="float" office:value="322" calcext:value-type="float">
            <text:p>322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time" office:time-value="PT18H15M00S" calcext:value-type="time">
            <text:p>18:15</text:p>
          </table:table-cell>
          <table:table-cell table:style-name="ce2" table:formula="of:=SUM([.D75:.M75])/10" office:value-type="float" office:value="318" calcext:value-type="float">
            <text:p>318.00</text:p>
          </table:table-cell>
          <table:table-cell table:style-name="ce2" table:formula="of:=STDEV([.D75:.M75])" office:value-type="float" office:value="22.1610268514595" calcext:value-type="float">
            <text:p>22.16</text:p>
          </table:table-cell>
          <table:table-cell office:value-type="float" office:value="314" calcext:value-type="float">
            <text:p>314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299" calcext:value-type="float">
            <text:p>299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04" calcext:value-type="float">
            <text:p>304</text:p>
          </table:table-cell>
          <table:table-cell office:value-type="float" office:value="326" calcext:value-type="float">
            <text:p>326</text:p>
          </table:table-cell>
          <table:table-cell office:value-type="float" office:value="347" calcext:value-type="float">
            <text:p>34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style-name="ce2" table:formula="of:=SUM([.D76:.M76])/10" office:value-type="float" office:value="320.4" calcext:value-type="float">
            <text:p>320.40</text:p>
          </table:table-cell>
          <table:table-cell table:style-name="ce2" table:formula="of:=STDEV([.D76:.M76])" office:value-type="float" office:value="28.2654087770429" calcext:value-type="float">
            <text:p>28.27</text:p>
          </table:table-cell>
          <table:table-cell office:value-type="float" office:value="360" calcext:value-type="float">
            <text:p>360</text:p>
          </table:table-cell>
          <table:table-cell office:value-type="float" office:value="333" calcext:value-type="float">
            <text:p>333</text:p>
          </table:table-cell>
          <table:table-cell office:value-type="float" office:value="346" calcext:value-type="float">
            <text:p>346</text:p>
          </table:table-cell>
          <table:table-cell office:value-type="float" office:value="303" calcext:value-type="float">
            <text:p>303</text:p>
          </table:table-cell>
          <table:table-cell office:value-type="float" office:value="344" calcext:value-type="float">
            <text:p>344</text:p>
          </table:table-cell>
          <table:table-cell office:value-type="float" office:value="272" calcext:value-type="float">
            <text:p>272</text:p>
          </table:table-cell>
          <table:table-cell office:value-type="float" office:value="334" calcext:value-type="float">
            <text:p>334</text:p>
          </table:table-cell>
          <table:table-cell office:value-type="float" office:value="305" calcext:value-type="float">
            <text:p>305</text:p>
          </table:table-cell>
          <table:table-cell office:value-type="float" office:value="321" calcext:value-type="float">
            <text:p>32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time" office:time-value="PT18H45M00S" calcext:value-type="time">
            <text:p>18:45</text:p>
          </table:table-cell>
          <table:table-cell table:style-name="ce2" table:formula="of:=SUM([.D77:.M77])/10" office:value-type="float" office:value="314.9" calcext:value-type="float">
            <text:p>314.90</text:p>
          </table:table-cell>
          <table:table-cell table:style-name="ce2" table:formula="of:=STDEV([.D77:.M77])" office:value-type="float" office:value="24.4878654756913" calcext:value-type="float">
            <text:p>24.49</text:p>
          </table:table-cell>
          <table:table-cell office:value-type="float" office:value="348" calcext:value-type="float">
            <text:p>348</text:p>
          </table:table-cell>
          <table:table-cell office:value-type="float" office:value="329" calcext:value-type="float">
            <text:p>329</text:p>
          </table:table-cell>
          <table:table-cell office:value-type="float" office:value="311" calcext:value-type="float">
            <text:p>311</text:p>
          </table:table-cell>
          <table:table-cell office:value-type="float" office:value="275" calcext:value-type="float">
            <text:p>275</text:p>
          </table:table-cell>
          <table:table-cell office:value-type="float" office:value="343" calcext:value-type="float">
            <text:p>343</text:p>
          </table:table-cell>
          <table:table-cell office:value-type="float" office:value="314" calcext:value-type="float">
            <text:p>314</text:p>
          </table:table-cell>
          <table:table-cell office:value-type="float" office:value="332" calcext:value-type="float">
            <text:p>332</text:p>
          </table:table-cell>
          <table:table-cell office:value-type="float" office:value="297" calcext:value-type="float">
            <text:p>297</text:p>
          </table:table-cell>
          <table:table-cell office:value-type="float" office:value="318" calcext:value-type="float">
            <text:p>31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SUM([.D78:.M78])/10" office:value-type="float" office:value="235.8" calcext:value-type="float">
            <text:p>235.80</text:p>
          </table:table-cell>
          <table:table-cell table:style-name="ce2" table:formula="of:=STDEV([.D78:.M78])" office:value-type="float" office:value="37.1178303963652" calcext:value-type="float">
            <text:p>37.12</text:p>
          </table:table-cell>
          <table:table-cell office:value-type="float" office:value="230" calcext:value-type="float">
            <text:p>230</text:p>
          </table:table-cell>
          <table:table-cell office:value-type="float" office:value="213" calcext:value-type="float">
            <text:p>213</text:p>
          </table:table-cell>
          <table:table-cell office:value-type="float" office:value="211" calcext:value-type="float">
            <text:p>211</text:p>
          </table:table-cell>
          <table:table-cell office:value-type="float" office:value="222" calcext:value-type="float">
            <text:p>222</text:p>
          </table:table-cell>
          <table:table-cell office:value-type="float" office:value="242" calcext:value-type="float">
            <text:p>242</text:p>
          </table:table-cell>
          <table:table-cell office:value-type="float" office:value="206" calcext:value-type="float">
            <text:p>206</text:p>
          </table:table-cell>
          <table:table-cell office:value-type="float" office:value="336" calcext:value-type="float">
            <text:p>336</text:p>
          </table:table-cell>
          <table:table-cell office:value-type="float" office:value="229" calcext:value-type="float">
            <text:p>229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table:style-name="ce2" table:formula="of:=SUM([.D79:.M79])/10" office:value-type="float" office:value="221.8" calcext:value-type="float">
            <text:p>221.80</text:p>
          </table:table-cell>
          <table:table-cell table:style-name="ce2" table:formula="of:=STDEV([.D79:.M79])" office:value-type="float" office:value="17.4343211957207" calcext:value-type="float">
            <text:p>17.43</text:p>
          </table:table-cell>
          <table:table-cell office:value-type="float" office:value="207" calcext:value-type="float">
            <text:p>207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office:value-type="float" office:value="213" calcext:value-type="float">
            <text:p>213</text:p>
          </table:table-cell>
          <table:table-cell office:value-type="float" office:value="247" calcext:value-type="float">
            <text:p>247</text:p>
          </table:table-cell>
          <table:table-cell office:value-type="float" office:value="236" calcext:value-type="float">
            <text:p>236</text:p>
          </table:table-cell>
          <table:table-cell office:value-type="float" office:value="213" calcext:value-type="float">
            <text:p>21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style-name="ce2" table:formula="of:=SUM([.D80:.M80])/10" office:value-type="float" office:value="223.1" calcext:value-type="float">
            <text:p>223.10</text:p>
          </table:table-cell>
          <table:table-cell table:style-name="ce2" table:formula="of:=STDEV([.D80:.M80])" office:value-type="float" office:value="15.8916470022602" calcext:value-type="float">
            <text:p>15.89</text:p>
          </table:table-cell>
          <table:table-cell office:value-type="float" office:value="219" calcext:value-type="float">
            <text:p>219</text:p>
          </table:table-cell>
          <table:table-cell office:value-type="float" office:value="204" calcext:value-type="float">
            <text:p>204</text:p>
          </table:table-cell>
          <table:table-cell office:value-type="float" office:value="210" calcext:value-type="float">
            <text:p>210</text:p>
          </table:table-cell>
          <table:table-cell office:value-type="float" office:value="228" calcext:value-type="float">
            <text:p>228</text:p>
          </table:table-cell>
          <table:table-cell office:value-type="float" office:value="213" calcext:value-type="float">
            <text:p>213</text:p>
          </table:table-cell>
          <table:table-cell office:value-type="float" office:value="229" calcext:value-type="float">
            <text:p>229</text:p>
          </table:table-cell>
          <table:table-cell office:value-type="float" office:value="236" calcext:value-type="float">
            <text:p>236</text:p>
          </table:table-cell>
          <table:table-cell office:value-type="float" office:value="208" calcext:value-type="float">
            <text:p>208</text:p>
          </table:table-cell>
          <table:table-cell office:value-type="float" office:value="227" calcext:value-type="float">
            <text:p>227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time" office:time-value="PT19H45M00S" calcext:value-type="time">
            <text:p>19:45</text:p>
          </table:table-cell>
          <table:table-cell table:style-name="ce2" table:formula="of:=SUM([.D81:.M81])/10" office:value-type="float" office:value="225.1" calcext:value-type="float">
            <text:p>225.10</text:p>
          </table:table-cell>
          <table:table-cell table:style-name="ce2" table:formula="of:=STDEV([.D81:.M81])" office:value-type="float" office:value="20.6098681865427" calcext:value-type="float">
            <text:p>20.61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40" calcext:value-type="float">
            <text:p>240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247" calcext:value-type="float">
            <text:p>247</text:p>
          </table:table-cell>
          <table:table-cell office:value-type="float" office:value="211" calcext:value-type="float">
            <text:p>21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SUM([.D82:.M82])/10" office:value-type="float" office:value="135.2" calcext:value-type="float">
            <text:p>135.20</text:p>
          </table:table-cell>
          <table:table-cell table:style-name="ce2" table:formula="of:=STDEV([.D82:.M82])" office:value-type="float" office:value="32.4783688698254" calcext:value-type="float">
            <text:p>32.48</text:p>
          </table:table-cell>
          <table:table-cell office:value-type="float" office:value="121" calcext:value-type="float">
            <text:p>121</text:p>
          </table:table-cell>
          <table:table-cell office:value-type="float" office:value="146" calcext:value-type="float">
            <text:p>146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office:value-type="float" office:value="224" calcext:value-type="float">
            <text:p>224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table:style-name="ce2" table:formula="of:=SUM([.D83:.M83])/10" office:value-type="float" office:value="110.5" calcext:value-type="float">
            <text:p>110.50</text:p>
          </table:table-cell>
          <table:table-cell table:style-name="ce2" table:formula="of:=STDEV([.D83:.M83])" office:value-type="float" office:value="13.2266565860177" calcext:value-type="float">
            <text:p>13.23</text:p>
          </table:table-cell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style-name="ce2" table:formula="of:=SUM([.D84:.M84])/10" office:value-type="float" office:value="114" calcext:value-type="float">
            <text:p>114.00</text:p>
          </table:table-cell>
          <table:table-cell table:style-name="ce2" table:formula="of:=STDEV([.D84:.M84])" office:value-type="float" office:value="15.2679766541317" calcext:value-type="float">
            <text:p>15.27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53" calcext:value-type="float">
            <text:p>153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time" office:time-value="PT20H45M00S" calcext:value-type="time">
            <text:p>20:45</text:p>
          </table:table-cell>
          <table:table-cell table:style-name="ce2" table:formula="of:=SUM([.D85:.M85])/10" office:value-type="float" office:value="112.4" calcext:value-type="float">
            <text:p>112.40</text:p>
          </table:table-cell>
          <table:table-cell table:style-name="ce2" table:formula="of:=STDEV([.D85:.M85])" office:value-type="float" office:value="12.2311078811365" calcext:value-type="float">
            <text:p>12.23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SUM([.D86:.M86])/10" office:value-type="float" office:value="93.3" calcext:value-type="float">
            <text:p>93.30</text:p>
          </table:table-cell>
          <table:table-cell table:style-name="ce2" table:formula="of:=STDEV([.D86:.M86])" office:value-type="float" office:value="11.2155645818161" calcext:value-type="float">
            <text:p>11.22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time" office:time-value="PT21H15M00S" calcext:value-type="time">
            <text:p>21:15</text:p>
          </table:table-cell>
          <table:table-cell table:style-name="ce2" table:formula="of:=SUM([.D87:.M87])/10" office:value-type="float" office:value="83.4" calcext:value-type="float">
            <text:p>83.40</text:p>
          </table:table-cell>
          <table:table-cell table:style-name="ce2" table:formula="of:=STDEV([.D87:.M87])" office:value-type="float" office:value="12.2583305007928" calcext:value-type="float">
            <text:p>12.26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table:style-name="ce2" table:formula="of:=SUM([.D88:.M88])/10" office:value-type="float" office:value="81.8" calcext:value-type="float">
            <text:p>81.80</text:p>
          </table:table-cell>
          <table:table-cell table:style-name="ce2" table:formula="of:=STDEV([.D88:.M88])" office:value-type="float" office:value="10.5598821542246" calcext:value-type="float">
            <text:p>10.56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time" office:time-value="PT21H45M00S" calcext:value-type="time">
            <text:p>21:45</text:p>
          </table:table-cell>
          <table:table-cell table:style-name="ce2" table:formula="of:=SUM([.D89:.M89])/10" office:value-type="float" office:value="75.5" calcext:value-type="float">
            <text:p>75.50</text:p>
          </table:table-cell>
          <table:table-cell table:style-name="ce2" table:formula="of:=STDEV([.D89:.M89])" office:value-type="float" office:value="8.93495010245347" calcext:value-type="float">
            <text:p>8.93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SUM([.D90:.M90])/10" office:value-type="float" office:value="75.4" calcext:value-type="float">
            <text:p>75.40</text:p>
          </table:table-cell>
          <table:table-cell table:style-name="ce2" table:formula="of:=STDEV([.D90:.M90])" office:value-type="float" office:value="7.76316086827181" calcext:value-type="float">
            <text:p>7.7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time" office:time-value="PT22H15M00S" calcext:value-type="time">
            <text:p>22:15</text:p>
          </table:table-cell>
          <table:table-cell table:style-name="ce2" table:formula="of:=SUM([.D91:.M91])/10" office:value-type="float" office:value="69.3" calcext:value-type="float">
            <text:p>69.30</text:p>
          </table:table-cell>
          <table:table-cell table:style-name="ce2" table:formula="of:=STDEV([.D91:.M91])" office:value-type="float" office:value="10.4674097400774" calcext:value-type="float">
            <text:p>10.47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22H30M00S" calcext:value-type="time">
            <text:p>22:30</text:p>
          </table:table-cell>
          <table:table-cell table:style-name="ce2" table:formula="of:=SUM([.D92:.M92])/10" office:value-type="float" office:value="70.5" calcext:value-type="float">
            <text:p>70.50</text:p>
          </table:table-cell>
          <table:table-cell table:style-name="ce2" table:formula="of:=STDEV([.D92:.M92])" office:value-type="float" office:value="8.00347146902865" calcext:value-type="float">
            <text:p>8.00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time" office:time-value="PT22H45M00S" calcext:value-type="time">
            <text:p>22:45</text:p>
          </table:table-cell>
          <table:table-cell table:style-name="ce2" table:formula="of:=SUM([.D93:.M93])/10" office:value-type="float" office:value="67.5" calcext:value-type="float">
            <text:p>67.50</text:p>
          </table:table-cell>
          <table:table-cell table:style-name="ce2" table:formula="of:=STDEV([.D93:.M93])" office:value-type="float" office:value="6.63743591724663" calcext:value-type="float">
            <text:p>6.64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SUM([.D94:.M94])/10" office:value-type="float" office:value="62.6" calcext:value-type="float">
            <text:p>62.60</text:p>
          </table:table-cell>
          <table:table-cell table:style-name="ce2" table:formula="of:=STDEV([.D94:.M94])" office:value-type="float" office:value="8.97156000308134" calcext:value-type="float">
            <text:p>8.97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time" office:time-value="PT23H15M00S" calcext:value-type="time">
            <text:p>23:15</text:p>
          </table:table-cell>
          <table:table-cell table:style-name="ce2" table:formula="of:=SUM([.D95:.M95])/10" office:value-type="float" office:value="63.7" calcext:value-type="float">
            <text:p>63.70</text:p>
          </table:table-cell>
          <table:table-cell table:style-name="ce2" table:formula="of:=STDEV([.D95:.M95])" office:value-type="float" office:value="7.51369120709359" calcext:value-type="float">
            <text:p>7.51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time" office:time-value="PT23H30M00S" calcext:value-type="time">
            <text:p>23:30</text:p>
          </table:table-cell>
          <table:table-cell table:style-name="ce2" table:formula="of:=SUM([.D96:.M96])/10" office:value-type="float" office:value="59.9" calcext:value-type="float">
            <text:p>59.90</text:p>
          </table:table-cell>
          <table:table-cell table:style-name="ce2" table:formula="of:=STDEV([.D96:.M96])" office:value-type="float" office:value="9.39799032890661" calcext:value-type="float">
            <text:p>9.4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9"/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 table:number-rows-repeated="104847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10p_scenario2_min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10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SUM([.D2:.M2])/10" office:value-type="float" office:value="29" calcext:value-type="float">
            <text:p>29.00</text:p>
          </table:table-cell>
          <table:table-cell table:style-name="ce2" table:formula="of:=STDEV([.D2:.M2])" office:value-type="float" office:value="6.14636297152859" calcext:value-type="float">
            <text:p>6.1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00H15M00S" calcext:value-type="time">
            <text:p>00:15</text:p>
          </table:table-cell>
          <table:table-cell table:style-name="ce2" table:formula="of:=SUM([.D3:.M3])/10" office:value-type="float" office:value="30.7" calcext:value-type="float">
            <text:p>30.70</text:p>
          </table:table-cell>
          <table:table-cell table:style-name="ce2" table:formula="of:=STDEV([.D3:.M3])" office:value-type="float" office:value="6.54980915752513" calcext:value-type="float">
            <text:p>6.5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time" office:time-value="PT00H30M00S" calcext:value-type="time">
            <text:p>00:30</text:p>
          </table:table-cell>
          <table:table-cell table:style-name="ce2" table:formula="of:=SUM([.D4:.M4])/10" office:value-type="float" office:value="30.3" calcext:value-type="float">
            <text:p>30.30</text:p>
          </table:table-cell>
          <table:table-cell table:style-name="ce2" table:formula="of:=STDEV([.D4:.M4])" office:value-type="float" office:value="7.16550378162237" calcext:value-type="float">
            <text:p>7.17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table:style-name="ce2" table:formula="of:=SUM([.D5:.M5])/10" office:value-type="float" office:value="36" calcext:value-type="float">
            <text:p>36.00</text:p>
          </table:table-cell>
          <table:table-cell table:style-name="ce2" table:formula="of:=STDEV([.D5:.M5])" office:value-type="float" office:value="6.09188896083236" calcext:value-type="float">
            <text:p>6.0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SUM([.D6:.M6])/10" office:value-type="float" office:value="19" calcext:value-type="float">
            <text:p>19.00</text:p>
          </table:table-cell>
          <table:table-cell table:style-name="ce2" table:formula="of:=STDEV([.D6:.M6])" office:value-type="float" office:value="5.73488351136175" calcext:value-type="float">
            <text:p>5.7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time" office:time-value="PT01H15M00S" calcext:value-type="time">
            <text:p>01:15</text:p>
          </table:table-cell>
          <table:table-cell table:style-name="ce2" table:formula="of:=SUM([.D7:.M7])/10" office:value-type="float" office:value="15.6" calcext:value-type="float">
            <text:p>15.60</text:p>
          </table:table-cell>
          <table:table-cell table:style-name="ce2" table:formula="of:=STDEV([.D7:.M7])" office:value-type="float" office:value="3.20416395751944" calcext:value-type="float">
            <text:p>3.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time" office:time-value="PT01H30M00S" calcext:value-type="time">
            <text:p>01:30</text:p>
          </table:table-cell>
          <table:table-cell table:style-name="ce2" table:formula="of:=SUM([.D8:.M8])/10" office:value-type="float" office:value="13.9" calcext:value-type="float">
            <text:p>13.90</text:p>
          </table:table-cell>
          <table:table-cell table:style-name="ce2" table:formula="of:=STDEV([.D8:.M8])" office:value-type="float" office:value="4.20185144377518" calcext:value-type="float">
            <text:p>4.2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table:style-name="ce2" table:formula="of:=SUM([.D9:.M9])/10" office:value-type="float" office:value="15" calcext:value-type="float">
            <text:p>15.00</text:p>
          </table:table-cell>
          <table:table-cell table:style-name="ce2" table:formula="of:=STDEV([.D9:.M9])" office:value-type="float" office:value="3.97212509593766" calcext:value-type="float">
            <text:p>3.9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SUM([.D10:.M10])/10" office:value-type="float" office:value="10.1" calcext:value-type="float">
            <text:p>10.10</text:p>
          </table:table-cell>
          <table:table-cell table:style-name="ce2" table:formula="of:=STDEV([.D10:.M10])" office:value-type="float" office:value="2.23358207570013" calcext:value-type="float">
            <text:p>2.2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2H15M00S" calcext:value-type="time">
            <text:p>02:15</text:p>
          </table:table-cell>
          <table:table-cell table:style-name="ce2" table:formula="of:=SUM([.D11:.M11])/10" office:value-type="float" office:value="11.3" calcext:value-type="float">
            <text:p>11.30</text:p>
          </table:table-cell>
          <table:table-cell table:style-name="ce2" table:formula="of:=STDEV([.D11:.M11])" office:value-type="float" office:value="3.40098025084926" calcext:value-type="float">
            <text:p>3.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time" office:time-value="PT02H30M00S" calcext:value-type="time">
            <text:p>02:30</text:p>
          </table:table-cell>
          <table:table-cell table:style-name="ce2" table:formula="of:=SUM([.D12:.M12])/10" office:value-type="float" office:value="10.6" calcext:value-type="float">
            <text:p>10.60</text:p>
          </table:table-cell>
          <table:table-cell table:style-name="ce2" table:formula="of:=STDEV([.D12:.M12])" office:value-type="float" office:value="3.3065591380366" calcext:value-type="float">
            <text:p>3.3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time" office:time-value="PT02H45M00S" calcext:value-type="time">
            <text:p>02:45</text:p>
          </table:table-cell>
          <table:table-cell table:style-name="ce2" table:formula="of:=SUM([.D13:.M13])/10" office:value-type="float" office:value="10.6" calcext:value-type="float">
            <text:p>10.60</text:p>
          </table:table-cell>
          <table:table-cell table:style-name="ce2" table:formula="of:=STDEV([.D13:.M13])" office:value-type="float" office:value="2.54732975660571" calcext:value-type="float">
            <text:p>2.5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SUM([.D14:.M14])/10" office:value-type="float" office:value="8.6" calcext:value-type="float">
            <text:p>8.60</text:p>
          </table:table-cell>
          <table:table-cell table:style-name="ce2" table:formula="of:=STDEV([.D14:.M14])" office:value-type="float" office:value="2.45854518861144" calcext:value-type="float">
            <text:p>2.4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time" office:time-value="PT03H15M00S" calcext:value-type="time">
            <text:p>03:15</text:p>
          </table:table-cell>
          <table:table-cell table:style-name="ce2" table:formula="of:=SUM([.D15:.M15])/10" office:value-type="float" office:value="8.6" calcext:value-type="float">
            <text:p>8.60</text:p>
          </table:table-cell>
          <table:table-cell table:style-name="ce2" table:formula="of:=STDEV([.D15:.M15])" office:value-type="float" office:value="3.77712412645741" calcext:value-type="float">
            <text:p>3.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time" office:time-value="PT03H30M00S" calcext:value-type="time">
            <text:p>03:30</text:p>
          </table:table-cell>
          <table:table-cell table:style-name="ce2" table:formula="of:=SUM([.D16:.M16])/10" office:value-type="float" office:value="8.1" calcext:value-type="float">
            <text:p>8.10</text:p>
          </table:table-cell>
          <table:table-cell table:style-name="ce2" table:formula="of:=STDEV([.D16:.M16])" office:value-type="float" office:value="3.14289321768618" calcext:value-type="float">
            <text:p>3.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time" office:time-value="PT03H45M00S" calcext:value-type="time">
            <text:p>03:45</text:p>
          </table:table-cell>
          <table:table-cell table:style-name="ce2" table:formula="of:=SUM([.D17:.M17])/10" office:value-type="float" office:value="9.4" calcext:value-type="float">
            <text:p>9.40</text:p>
          </table:table-cell>
          <table:table-cell table:style-name="ce2" table:formula="of:=STDEV([.D17:.M17])" office:value-type="float" office:value="4.74224513167433" calcext:value-type="float">
            <text:p>4.7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SUM([.D18:.M18])/10" office:value-type="float" office:value="13.9" calcext:value-type="float">
            <text:p>13.90</text:p>
          </table:table-cell>
          <table:table-cell table:style-name="ce2" table:formula="of:=STDEV([.D18:.M18])" office:value-type="float" office:value="3.6040101122068" calcext:value-type="float">
            <text:p>3.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time" office:time-value="PT04H15M00S" calcext:value-type="time">
            <text:p>04:15</text:p>
          </table:table-cell>
          <table:table-cell table:style-name="ce2" table:formula="of:=SUM([.D19:.M19])/10" office:value-type="float" office:value="14" calcext:value-type="float">
            <text:p>14.00</text:p>
          </table:table-cell>
          <table:table-cell table:style-name="ce2" table:formula="of:=STDEV([.D19:.M19])" office:value-type="float" office:value="3.4960294939005" calcext:value-type="float">
            <text:p>3.5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time" office:time-value="PT04H30M00S" calcext:value-type="time">
            <text:p>04:30</text:p>
          </table:table-cell>
          <table:table-cell table:style-name="ce2" table:formula="of:=SUM([.D20:.M20])/10" office:value-type="float" office:value="12.8" calcext:value-type="float">
            <text:p>12.80</text:p>
          </table:table-cell>
          <table:table-cell table:style-name="ce2" table:formula="of:=STDEV([.D20:.M20])" office:value-type="float" office:value="3.19026296373477" calcext:value-type="float">
            <text:p>3.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time" office:time-value="PT04H45M00S" calcext:value-type="time">
            <text:p>04:45</text:p>
          </table:table-cell>
          <table:table-cell table:style-name="ce2" table:formula="of:=SUM([.D21:.M21])/10" office:value-type="float" office:value="17" calcext:value-type="float">
            <text:p>17.00</text:p>
          </table:table-cell>
          <table:table-cell table:style-name="ce2" table:formula="of:=STDEV([.D21:.M21])" office:value-type="float" office:value="8.36660026534076" calcext:value-type="float">
            <text:p>8.3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SUM([.D22:.M22])/10" office:value-type="float" office:value="45" calcext:value-type="float">
            <text:p>45.00</text:p>
          </table:table-cell>
          <table:table-cell table:style-name="ce2" table:formula="of:=STDEV([.D22:.M22])" office:value-type="float" office:value="9.63788819653397" calcext:value-type="float">
            <text:p>9.6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time" office:time-value="PT05H15M00S" calcext:value-type="time">
            <text:p>05:15</text:p>
          </table:table-cell>
          <table:table-cell table:style-name="ce2" table:formula="of:=SUM([.D23:.M23])/10" office:value-type="float" office:value="50.5" calcext:value-type="float">
            <text:p>50.50</text:p>
          </table:table-cell>
          <table:table-cell table:style-name="ce2" table:formula="of:=STDEV([.D23:.M23])" office:value-type="float" office:value="6.6206746886804" calcext:value-type="float">
            <text:p>6.6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time" office:time-value="PT05H30M00S" calcext:value-type="time">
            <text:p>05:30</text:p>
          </table:table-cell>
          <table:table-cell table:style-name="ce2" table:formula="of:=SUM([.D24:.M24])/10" office:value-type="float" office:value="46" calcext:value-type="float">
            <text:p>46.00</text:p>
          </table:table-cell>
          <table:table-cell table:style-name="ce2" table:formula="of:=STDEV([.D24:.M24])" office:value-type="float" office:value="5.2068331172711" calcext:value-type="float">
            <text:p>5.2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5H45M00S" calcext:value-type="time">
            <text:p>05:45</text:p>
          </table:table-cell>
          <table:table-cell table:style-name="ce2" table:formula="of:=SUM([.D25:.M25])/10" office:value-type="float" office:value="51.7" calcext:value-type="float">
            <text:p>51.70</text:p>
          </table:table-cell>
          <table:table-cell table:style-name="ce2" table:formula="of:=STDEV([.D25:.M25])" office:value-type="float" office:value="8.00069441430624" calcext:value-type="float">
            <text:p>8.0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SUM([.D26:.M26])/10" office:value-type="float" office:value="73.7" calcext:value-type="float">
            <text:p>73.70</text:p>
          </table:table-cell>
          <table:table-cell table:style-name="ce2" table:formula="of:=STDEV([.D26:.M26])" office:value-type="float" office:value="5.90762219509677" calcext:value-type="float">
            <text:p>5.91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6H15M00S" calcext:value-type="time">
            <text:p>06:15</text:p>
          </table:table-cell>
          <table:table-cell table:style-name="ce2" table:formula="of:=SUM([.D27:.M27])/10" office:value-type="float" office:value="79.4" calcext:value-type="float">
            <text:p>79.40</text:p>
          </table:table-cell>
          <table:table-cell table:style-name="ce2" table:formula="of:=STDEV([.D27:.M27])" office:value-type="float" office:value="13.2765457354941" calcext:value-type="float">
            <text:p>13.28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time" office:time-value="PT06H30M00S" calcext:value-type="time">
            <text:p>06:30</text:p>
          </table:table-cell>
          <table:table-cell table:style-name="ce2" table:formula="of:=SUM([.D28:.M28])/10" office:value-type="float" office:value="83.9" calcext:value-type="float">
            <text:p>83.90</text:p>
          </table:table-cell>
          <table:table-cell table:style-name="ce2" table:formula="of:=STDEV([.D28:.M28])" office:value-type="float" office:value="5.68526360182377" calcext:value-type="float">
            <text:p>5.69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time" office:time-value="PT06H45M00S" calcext:value-type="time">
            <text:p>06:45</text:p>
          </table:table-cell>
          <table:table-cell table:style-name="ce2" table:formula="of:=SUM([.D29:.M29])/10" office:value-type="float" office:value="77.9" calcext:value-type="float">
            <text:p>77.90</text:p>
          </table:table-cell>
          <table:table-cell table:style-name="ce2" table:formula="of:=STDEV([.D29:.M29])" office:value-type="float" office:value="8.87505868525198" calcext:value-type="float">
            <text:p>8.88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SUM([.D30:.M30])/10" office:value-type="float" office:value="101.3" calcext:value-type="float">
            <text:p>101.30</text:p>
          </table:table-cell>
          <table:table-cell table:style-name="ce2" table:formula="of:=STDEV([.D30:.M30])" office:value-type="float" office:value="13.4664191396393" calcext:value-type="float">
            <text:p>13.4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time" office:time-value="PT07H15M00S" calcext:value-type="time">
            <text:p>07:15</text:p>
          </table:table-cell>
          <table:table-cell table:style-name="ce2" table:formula="of:=SUM([.D31:.M31])/10" office:value-type="float" office:value="106.5" calcext:value-type="float">
            <text:p>106.50</text:p>
          </table:table-cell>
          <table:table-cell table:style-name="ce2" table:formula="of:=STDEV([.D31:.M31])" office:value-type="float" office:value="10.7729084074615" calcext:value-type="float">
            <text:p>10.77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time" office:time-value="PT07H30M00S" calcext:value-type="time">
            <text:p>07:30</text:p>
          </table:table-cell>
          <table:table-cell table:style-name="ce2" table:formula="of:=SUM([.D32:.M32])/10" office:value-type="float" office:value="98.2" calcext:value-type="float">
            <text:p>98.20</text:p>
          </table:table-cell>
          <table:table-cell table:style-name="ce2" table:formula="of:=STDEV([.D32:.M32])" office:value-type="float" office:value="9.56614400430555" calcext:value-type="float">
            <text:p>9.57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time" office:time-value="PT07H45M00S" calcext:value-type="time">
            <text:p>07:45</text:p>
          </table:table-cell>
          <table:table-cell table:style-name="ce2" table:formula="of:=SUM([.D33:.M33])/10" office:value-type="float" office:value="99.9" calcext:value-type="float">
            <text:p>99.90</text:p>
          </table:table-cell>
          <table:table-cell table:style-name="ce2" table:formula="of:=STDEV([.D33:.M33])" office:value-type="float" office:value="9.45691986501595" calcext:value-type="float">
            <text:p>9.46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SUM([.D34:.M34])/10" office:value-type="float" office:value="107.5" calcext:value-type="float">
            <text:p>107.50</text:p>
          </table:table-cell>
          <table:table-cell table:style-name="ce2" table:formula="of:=STDEV([.D34:.M34])" office:value-type="float" office:value="11.7023264543613" calcext:value-type="float">
            <text:p>11.70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time" office:time-value="PT08H15M00S" calcext:value-type="time">
            <text:p>08:15</text:p>
          </table:table-cell>
          <table:table-cell table:style-name="ce2" table:formula="of:=SUM([.D35:.M35])/10" office:value-type="float" office:value="108.5" calcext:value-type="float">
            <text:p>108.50</text:p>
          </table:table-cell>
          <table:table-cell table:style-name="ce2" table:formula="of:=STDEV([.D35:.M35])" office:value-type="float" office:value="11.2175457803092" calcext:value-type="float">
            <text:p>11.22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style-name="ce2" table:formula="of:=SUM([.D36:.M36])/10" office:value-type="float" office:value="108.8" calcext:value-type="float">
            <text:p>108.80</text:p>
          </table:table-cell>
          <table:table-cell table:style-name="ce2" table:formula="of:=STDEV([.D36:.M36])" office:value-type="float" office:value="8.31063575586529" calcext:value-type="float">
            <text:p>8.31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time" office:time-value="PT08H45M00S" calcext:value-type="time">
            <text:p>08:45</text:p>
          </table:table-cell>
          <table:table-cell table:style-name="ce2" table:formula="of:=SUM([.D37:.M37])/10" office:value-type="float" office:value="108.9" calcext:value-type="float">
            <text:p>108.90</text:p>
          </table:table-cell>
          <table:table-cell table:style-name="ce2" table:formula="of:=STDEV([.D37:.M37])" office:value-type="float" office:value="14.433371824429" calcext:value-type="float">
            <text:p>14.43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SUM([.D38:.M38])/10" office:value-type="float" office:value="89.2" calcext:value-type="float">
            <text:p>89.20</text:p>
          </table:table-cell>
          <table:table-cell table:style-name="ce2" table:formula="of:=STDEV([.D38:.M38])" office:value-type="float" office:value="7.49518363869611" calcext:value-type="float">
            <text:p>7.50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87" calcext:value-type="float">
            <text:p>87</text:p>
          </table:table-cell>
        </table:table-row>
        <table:table-row table:style-name="ro1">
          <table:table-cell office:value-type="time" office:time-value="PT09H15M00S" calcext:value-type="time">
            <text:p>09:15</text:p>
          </table:table-cell>
          <table:table-cell table:style-name="ce2" table:formula="of:=SUM([.D39:.M39])/10" office:value-type="float" office:value="93.1" calcext:value-type="float">
            <text:p>93.10</text:p>
          </table:table-cell>
          <table:table-cell table:style-name="ce2" table:formula="of:=STDEV([.D39:.M39])" office:value-type="float" office:value="7.01506315802724" calcext:value-type="float">
            <text:p>7.02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style-name="ce2" table:formula="of:=SUM([.D40:.M40])/10" office:value-type="float" office:value="91.9" calcext:value-type="float">
            <text:p>91.90</text:p>
          </table:table-cell>
          <table:table-cell table:style-name="ce2" table:formula="of:=STDEV([.D40:.M40])" office:value-type="float" office:value="7.6223356000638" calcext:value-type="float">
            <text:p>7.62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time" office:time-value="PT09H45M00S" calcext:value-type="time">
            <text:p>09:45</text:p>
          </table:table-cell>
          <table:table-cell table:style-name="ce2" table:formula="of:=SUM([.D41:.M41])/10" office:value-type="float" office:value="87.6" calcext:value-type="float">
            <text:p>87.60</text:p>
          </table:table-cell>
          <table:table-cell table:style-name="ce2" table:formula="of:=STDEV([.D41:.M41])" office:value-type="float" office:value="9.83418075444575" calcext:value-type="float">
            <text:p>9.83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SUM([.D42:.M42])/10" office:value-type="float" office:value="159.5" calcext:value-type="float">
            <text:p>159.50</text:p>
          </table:table-cell>
          <table:table-cell table:style-name="ce2" table:formula="of:=STDEV([.D42:.M42])" office:value-type="float" office:value="14.8567231320444" calcext:value-type="float">
            <text:p>14.86</text:p>
          </table:table-cell>
          <table:table-cell office:value-type="float" office:value="168" calcext:value-type="float">
            <text:p>168</text:p>
          </table:table-cell>
          <table:table-cell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141" calcext:value-type="float">
            <text:p>141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table:style-name="ce2" table:formula="of:=SUM([.D43:.M43])/10" office:value-type="float" office:value="186.2" calcext:value-type="float">
            <text:p>186.20</text:p>
          </table:table-cell>
          <table:table-cell table:style-name="ce2" table:formula="of:=STDEV([.D43:.M43])" office:value-type="float" office:value="10.1192885125388" calcext:value-type="float">
            <text:p>10.12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style-name="ce2" table:formula="of:=SUM([.D44:.M44])/10" office:value-type="float" office:value="183" calcext:value-type="float">
            <text:p>183.00</text:p>
          </table:table-cell>
          <table:table-cell table:style-name="ce2" table:formula="of:=STDEV([.D44:.M44])" office:value-type="float" office:value="11.9070473996612" calcext:value-type="float">
            <text:p>11.91</text:p>
          </table:table-cell>
          <table:table-cell office:value-type="float" office:value="161" calcext:value-type="float">
            <text:p>161</text:p>
          </table:table-cell>
          <table:table-cell office:value-type="float" office:value="198" calcext:value-type="float">
            <text:p>198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71" calcext:value-type="float">
            <text:p>171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time" office:time-value="PT10H45M00S" calcext:value-type="time">
            <text:p>10:45</text:p>
          </table:table-cell>
          <table:table-cell table:style-name="ce2" table:formula="of:=SUM([.D45:.M45])/10" office:value-type="float" office:value="183.3" calcext:value-type="float">
            <text:p>183.30</text:p>
          </table:table-cell>
          <table:table-cell table:style-name="ce2" table:formula="of:=STDEV([.D45:.M45])" office:value-type="float" office:value="16.5935060925786" calcext:value-type="float">
            <text:p>16.59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157" calcext:value-type="float">
            <text:p>157</text:p>
          </table:table-cell>
          <table:table-cell office:value-type="float" office:value="176" calcext:value-type="float">
            <text:p>176</text:p>
          </table:table-cell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181" calcext:value-type="float">
            <text:p>18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SUM([.D46:.M46])/10" office:value-type="float" office:value="188.5" calcext:value-type="float">
            <text:p>188.50</text:p>
          </table:table-cell>
          <table:table-cell table:style-name="ce2" table:formula="of:=STDEV([.D46:.M46])" office:value-type="float" office:value="17.3861375175103" calcext:value-type="float">
            <text:p>17.39</text:p>
          </table:table-cell>
          <table:table-cell office:value-type="float" office:value="205" calcext:value-type="float">
            <text:p>205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166" calcext:value-type="float">
            <text:p>166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office:value-type="float" office:value="203" calcext:value-type="float">
            <text:p>203</text:p>
          </table:table-cell>
          <table:table-cell office:value-type="float" office:value="165" calcext:value-type="float">
            <text:p>16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time" office:time-value="PT11H15M00S" calcext:value-type="time">
            <text:p>11:15</text:p>
          </table:table-cell>
          <table:table-cell table:style-name="ce2" table:formula="of:=SUM([.D47:.M47])/10" office:value-type="float" office:value="189.1" calcext:value-type="float">
            <text:p>189.10</text:p>
          </table:table-cell>
          <table:table-cell table:style-name="ce2" table:formula="of:=STDEV([.D47:.M47])" office:value-type="float" office:value="14.5712807337661" calcext:value-type="float">
            <text:p>14.57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213" calcext:value-type="float">
            <text:p>213</text:p>
          </table:table-cell>
          <table:table-cell office:value-type="float" office:value="165" calcext:value-type="float">
            <text:p>165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style-name="ce2" table:formula="of:=SUM([.D48:.M48])/10" office:value-type="float" office:value="179.3" calcext:value-type="float">
            <text:p>179.30</text:p>
          </table:table-cell>
          <table:table-cell table:style-name="ce2" table:formula="of:=STDEV([.D48:.M48])" office:value-type="float" office:value="12.737084962162" calcext:value-type="float">
            <text:p>12.74</text:p>
          </table:table-cell>
          <table:table-cell office:value-type="float" office:value="194" calcext:value-type="float">
            <text:p>194</text:p>
          </table:table-cell>
          <table:table-cell office:value-type="float" office:value="171" calcext:value-type="float">
            <text:p>171</text:p>
          </table:table-cell>
          <table:table-cell office:value-type="float" office:value="184" calcext:value-type="float">
            <text:p>184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time" office:time-value="PT11H45M00S" calcext:value-type="time">
            <text:p>11:45</text:p>
          </table:table-cell>
          <table:table-cell table:style-name="ce2" table:formula="of:=SUM([.D49:.M49])/10" office:value-type="float" office:value="179.7" calcext:value-type="float">
            <text:p>179.70</text:p>
          </table:table-cell>
          <table:table-cell table:style-name="ce2" table:formula="of:=STDEV([.D49:.M49])" office:value-type="float" office:value="15.7483685222029" calcext:value-type="float">
            <text:p>15.75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74" calcext:value-type="float">
            <text:p>174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SUM([.D50:.M50])/10" office:value-type="float" office:value="200.3" calcext:value-type="float">
            <text:p>200.30</text:p>
          </table:table-cell>
          <table:table-cell table:style-name="ce2" table:formula="of:=STDEV([.D50:.M50])" office:value-type="float" office:value="7.30372811955952" calcext:value-type="float">
            <text:p>7.30</text:p>
          </table:table-cell>
          <table:table-cell office:value-type="float" office:value="195" calcext:value-type="float">
            <text:p>195</text:p>
          </table:table-cell>
          <table:table-cell office:value-type="float" office:value="212" calcext:value-type="float">
            <text:p>212</text:p>
          </table:table-cell>
          <table:table-cell office:value-type="float" office:value="199" calcext:value-type="float">
            <text:p>199</text:p>
          </table:table-cell>
          <table:table-cell office:value-type="float" office:value="207" calcext:value-type="float">
            <text:p>207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time" office:time-value="PT12H15M00S" calcext:value-type="time">
            <text:p>12:15</text:p>
          </table:table-cell>
          <table:table-cell table:style-name="ce2" table:formula="of:=SUM([.D51:.M51])/10" office:value-type="float" office:value="216" calcext:value-type="float">
            <text:p>216.00</text:p>
          </table:table-cell>
          <table:table-cell table:style-name="ce2" table:formula="of:=STDEV([.D51:.M51])" office:value-type="float" office:value="19.2700112437262" calcext:value-type="float">
            <text:p>19.27</text:p>
          </table:table-cell>
          <table:table-cell office:value-type="float" office:value="184" calcext:value-type="float">
            <text:p>184</text:p>
          </table:table-cell>
          <table:table-cell office:value-type="float" office:value="239" calcext:value-type="float">
            <text:p>239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34" calcext:value-type="float">
            <text:p>234</text:p>
          </table:table-cell>
          <table:table-cell office:value-type="float" office:value="233" calcext:value-type="float">
            <text:p>233</text:p>
          </table:table-cell>
          <table:table-cell office:value-type="float" office:value="187" calcext:value-type="float">
            <text:p>187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style-name="ce2" table:formula="of:=SUM([.D52:.M52])/10" office:value-type="float" office:value="211.5" calcext:value-type="float">
            <text:p>211.50</text:p>
          </table:table-cell>
          <table:table-cell table:style-name="ce2" table:formula="of:=STDEV([.D52:.M52])" office:value-type="float" office:value="20.2936771762373" calcext:value-type="float">
            <text:p>20.29</text:p>
          </table:table-cell>
          <table:table-cell office:value-type="float" office:value="198" calcext:value-type="float">
            <text:p>198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236" calcext:value-type="float">
            <text:p>236</text:p>
          </table:table-cell>
          <table:table-cell office:value-type="float" office:value="195" calcext:value-type="float">
            <text:p>195</text:p>
          </table:table-cell>
          <table:table-cell office:value-type="float" office:value="249" calcext:value-type="float">
            <text:p>249</text:p>
          </table:table-cell>
          <table:table-cell office:value-type="float" office:value="224" calcext:value-type="float">
            <text:p>224</text:p>
          </table:table-cell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table:style-name="ce2" table:formula="of:=SUM([.D53:.M53])/10" office:value-type="float" office:value="205.9" calcext:value-type="float">
            <text:p>205.90</text:p>
          </table:table-cell>
          <table:table-cell table:style-name="ce2" table:formula="of:=STDEV([.D53:.M53])" office:value-type="float" office:value="10.5351264296585" calcext:value-type="float">
            <text:p>10.54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18" calcext:value-type="float">
            <text:p>218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218" calcext:value-type="float">
            <text:p>218</text:p>
          </table:table-cell>
          <table:table-cell office:value-type="float" office:value="188" calcext:value-type="float">
            <text:p>188</text:p>
          </table:table-cell>
          <table:table-cell office:value-type="float" office:value="218" calcext:value-type="float">
            <text:p>218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SUM([.D54:.M54])/10" office:value-type="float" office:value="182.4" calcext:value-type="float">
            <text:p>182.40</text:p>
          </table:table-cell>
          <table:table-cell table:style-name="ce2" table:formula="of:=STDEV([.D54:.M54])" office:value-type="float" office:value="12.6596471778113" calcext:value-type="float">
            <text:p>12.66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76" calcext:value-type="float">
            <text:p>176</text:p>
          </table:table-cell>
          <table:table-cell office:value-type="float" office:value="205" calcext:value-type="float">
            <text:p>205</text:p>
          </table:table-cell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  <table:table-cell office:value-type="float" office:value="195" calcext:value-type="float">
            <text:p>195</text:p>
          </table:table-cell>
          <table:table-cell office:value-type="float" office:value="160" calcext:value-type="float">
            <text:p>160</text:p>
          </table:table-cell>
          <table:table-cell office:value-type="float" office:value="171" calcext:value-type="float">
            <text:p>17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style-name="ce2" table:formula="of:=SUM([.D55:.M55])/10" office:value-type="float" office:value="168.5" calcext:value-type="float">
            <text:p>168.50</text:p>
          </table:table-cell>
          <table:table-cell table:style-name="ce2" table:formula="of:=STDEV([.D55:.M55])" office:value-type="float" office:value="14.6609837474995" calcext:value-type="float">
            <text:p>14.66</text:p>
          </table:table-cell>
          <table:table-cell office:value-type="float" office:value="185" calcext:value-type="float">
            <text:p>185</text:p>
          </table:table-cell>
          <table:table-cell office:value-type="float" office:value="167" calcext:value-type="float">
            <text:p>167</text:p>
          </table:table-cell>
          <table:table-cell office:value-type="float" office:value="156" calcext:value-type="float">
            <text:p>156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164" calcext:value-type="float">
            <text:p>164</text:p>
          </table:table-cell>
          <table:table-cell office:value-type="float" office:value="188" calcext:value-type="float">
            <text:p>18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style-name="ce2" table:formula="of:=SUM([.D56:.M56])/10" office:value-type="float" office:value="169.7" calcext:value-type="float">
            <text:p>169.70</text:p>
          </table:table-cell>
          <table:table-cell table:style-name="ce2" table:formula="of:=STDEV([.D56:.M56])" office:value-type="float" office:value="9.6038186849468" calcext:value-type="float">
            <text:p>9.60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161" calcext:value-type="float">
            <text:p>161</text:p>
          </table:table-cell>
          <table:table-cell office:value-type="float" office:value="184" calcext:value-type="float">
            <text:p>184</text:p>
          </table:table-cell>
          <table:table-cell office:value-type="float" office:value="174" calcext:value-type="float">
            <text:p>174</text:p>
          </table:table-cell>
          <table:table-cell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table:style-name="ce2" table:formula="of:=SUM([.D57:.M57])/10" office:value-type="float" office:value="169.7" calcext:value-type="float">
            <text:p>169.70</text:p>
          </table:table-cell>
          <table:table-cell table:style-name="ce2" table:formula="of:=STDEV([.D57:.M57])" office:value-type="float" office:value="12.0374415886433" calcext:value-type="float">
            <text:p>12.04</text:p>
          </table:table-cell>
          <table:table-cell office:value-type="float" office:value="154" calcext:value-type="float">
            <text:p>154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  <table:table-cell office:value-type="float" office:value="193" calcext:value-type="float">
            <text:p>193</text:p>
          </table:table-cell>
          <table:table-cell office:value-type="float" office:value="167" calcext:value-type="float">
            <text:p>167</text:p>
          </table:table-cell>
          <table:table-cell office:value-type="float" office:value="160" calcext:value-type="float">
            <text:p>160</text:p>
          </table:table-cell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SUM([.D58:.M58])/10" office:value-type="float" office:value="203.3" calcext:value-type="float">
            <text:p>203.30</text:p>
          </table:table-cell>
          <table:table-cell table:style-name="ce2" table:formula="of:=STDEV([.D58:.M58])" office:value-type="float" office:value="9.39325999498222" calcext:value-type="float">
            <text:p>9.39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10" calcext:value-type="float">
            <text:p>210</text:p>
          </table:table-cell>
          <table:table-cell office:value-type="float" office:value="207" calcext:value-type="float">
            <text:p>207</text:p>
          </table:table-cell>
          <table:table-cell office:value-type="float" office:value="214" calcext:value-type="float">
            <text:p>214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219" calcext:value-type="float">
            <text:p>219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time" office:time-value="PT14H15M00S" calcext:value-type="time">
            <text:p>14:15</text:p>
          </table:table-cell>
          <table:table-cell table:style-name="ce2" table:formula="of:=SUM([.D59:.M59])/10" office:value-type="float" office:value="209.6" calcext:value-type="float">
            <text:p>209.60</text:p>
          </table:table-cell>
          <table:table-cell table:style-name="ce2" table:formula="of:=STDEV([.D59:.M59])" office:value-type="float" office:value="12.5715728707447" calcext:value-type="float">
            <text:p>12.57</text:p>
          </table:table-cell>
          <table:table-cell office:value-type="float" office:value="216" calcext:value-type="float">
            <text:p>216</text:p>
          </table:table-cell>
          <table:table-cell office:value-type="float" office:value="205" calcext:value-type="float">
            <text:p>205</text:p>
          </table:table-cell>
          <table:table-cell office:value-type="float" office:value="186" calcext:value-type="float">
            <text:p>186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199" calcext:value-type="float">
            <text:p>199</text:p>
          </table:table-cell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style-name="ce2" table:formula="of:=SUM([.D60:.M60])/10" office:value-type="float" office:value="201.7" calcext:value-type="float">
            <text:p>201.70</text:p>
          </table:table-cell>
          <table:table-cell table:style-name="ce2" table:formula="of:=STDEV([.D60:.M60])" office:value-type="float" office:value="16.7136005828919" calcext:value-type="float">
            <text:p>16.71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214" calcext:value-type="float">
            <text:p>214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221" calcext:value-type="float">
            <text:p>221</text:p>
          </table:table-cell>
          <table:table-cell office:value-type="float" office:value="187" calcext:value-type="float">
            <text:p>187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table:style-name="ce2" table:formula="of:=SUM([.D61:.M61])/10" office:value-type="float" office:value="208.3" calcext:value-type="float">
            <text:p>208.30</text:p>
          </table:table-cell>
          <table:table-cell table:style-name="ce2" table:formula="of:=STDEV([.D61:.M61])" office:value-type="float" office:value="14.757672204277" calcext:value-type="float">
            <text:p>14.76</text:p>
          </table:table-cell>
          <table:table-cell office:value-type="float" office:value="187" calcext:value-type="float">
            <text:p>187</text:p>
          </table:table-cell>
          <table:table-cell office:value-type="float" office:value="205" calcext:value-type="float">
            <text:p>205</text:p>
          </table:table-cell>
          <table:table-cell office:value-type="float" office:value="216" calcext:value-type="float">
            <text:p>216</text:p>
          </table:table-cell>
          <table:table-cell office:value-type="float" office:value="195" calcext:value-type="float">
            <text:p>195</text:p>
          </table:table-cell>
          <table:table-cell office:value-type="float" office:value="236" calcext:value-type="float">
            <text:p>236</text:p>
          </table:table-cell>
          <table:table-cell office:value-type="float" office:value="205" calcext:value-type="float">
            <text:p>205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SUM([.D62:.M62])/10" office:value-type="float" office:value="229.9" calcext:value-type="float">
            <text:p>229.90</text:p>
          </table:table-cell>
          <table:table-cell table:style-name="ce2" table:formula="of:=STDEV([.D62:.M62])" office:value-type="float" office:value="12.2696554329958" calcext:value-type="float">
            <text:p>12.27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246" calcext:value-type="float">
            <text:p>246</text:p>
          </table:table-cell>
          <table:table-cell office:value-type="float" office:value="222" calcext:value-type="float">
            <text:p>222</text:p>
          </table:table-cell>
          <table:table-cell office:value-type="float" office:value="246" calcext:value-type="float">
            <text:p>246</text:p>
          </table:table-cell>
          <table:table-cell office:value-type="float" office:value="209" calcext:value-type="float">
            <text:p>20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table:style-name="ce2" table:formula="of:=SUM([.D63:.M63])/10" office:value-type="float" office:value="231.1" calcext:value-type="float">
            <text:p>231.10</text:p>
          </table:table-cell>
          <table:table-cell table:style-name="ce2" table:formula="of:=STDEV([.D63:.M63])" office:value-type="float" office:value="13.7311486935524" calcext:value-type="float">
            <text:p>13.73</text:p>
          </table:table-cell>
          <table:table-cell office:value-type="float" office:value="218" calcext:value-type="float">
            <text:p>218</text:p>
          </table:table-cell>
          <table:table-cell office:value-type="float" office:value="236" calcext:value-type="float">
            <text:p>236</text:p>
          </table:table-cell>
          <table:table-cell office:value-type="float" office:value="249" calcext:value-type="float">
            <text:p>249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office:value-type="float" office:value="251" calcext:value-type="float">
            <text:p>251</text:p>
          </table:table-cell>
          <table:table-cell office:value-type="float" office:value="239" calcext:value-type="float">
            <text:p>239</text:p>
          </table:table-cell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style-name="ce2" table:formula="of:=SUM([.D64:.M64])/10" office:value-type="float" office:value="227.5" calcext:value-type="float">
            <text:p>227.50</text:p>
          </table:table-cell>
          <table:table-cell table:style-name="ce2" table:formula="of:=STDEV([.D64:.M64])" office:value-type="float" office:value="15.3713297335584" calcext:value-type="float">
            <text:p>15.37</text:p>
          </table:table-cell>
          <table:table-cell office:value-type="float" office:value="211" calcext:value-type="float">
            <text:p>211</text:p>
          </table:table-cell>
          <table:table-cell office:value-type="float" office:value="234" calcext:value-type="float">
            <text:p>234</text:p>
          </table:table-cell>
          <table:table-cell office:value-type="float" office:value="256" calcext:value-type="float">
            <text:p>256</text:p>
          </table:table-cell>
          <table:table-cell office:value-type="float" office:value="207" calcext:value-type="float">
            <text:p>207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215" calcext:value-type="float">
            <text:p>215</text:p>
          </table:table-cell>
          <table:table-cell office:value-type="float" office:value="225" calcext:value-type="float">
            <text:p>22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time" office:time-value="PT15H45M00S" calcext:value-type="time">
            <text:p>15:45</text:p>
          </table:table-cell>
          <table:table-cell table:style-name="ce2" table:formula="of:=SUM([.D65:.M65])/10" office:value-type="float" office:value="238" calcext:value-type="float">
            <text:p>238.00</text:p>
          </table:table-cell>
          <table:table-cell table:style-name="ce2" table:formula="of:=STDEV([.D65:.M65])" office:value-type="float" office:value="11.7189305541646" calcext:value-type="float">
            <text:p>11.72</text:p>
          </table:table-cell>
          <table:table-cell office:value-type="float" office:value="249" calcext:value-type="float">
            <text:p>249</text:p>
          </table:table-cell>
          <table:table-cell office:value-type="float" office:value="225" calcext:value-type="float">
            <text:p>225</text:p>
          </table:table-cell>
          <table:table-cell office:value-type="float" office:value="248" calcext:value-type="float">
            <text:p>248</text:p>
          </table:table-cell>
          <table:table-cell office:value-type="float" office:value="235" calcext:value-type="float">
            <text:p>235</text:p>
          </table:table-cell>
          <table:table-cell office:value-type="float" office:value="230" calcext:value-type="float">
            <text:p>230</text:p>
          </table:table-cell>
          <table:table-cell office:value-type="float" office:value="251" calcext:value-type="float">
            <text:p>251</text:p>
          </table:table-cell>
          <table:table-cell office:value-type="float" office:value="228" calcext:value-type="float">
            <text:p>228</text:p>
          </table:table-cell>
          <table:table-cell office:value-type="float" office:value="256" calcext:value-type="float">
            <text:p>256</text:p>
          </table:table-cell>
          <table:table-cell office:value-type="float" office:value="226" calcext:value-type="float">
            <text:p>22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SUM([.D66:.M66])/10" office:value-type="float" office:value="315" calcext:value-type="float">
            <text:p>315.00</text:p>
          </table:table-cell>
          <table:table-cell table:style-name="ce2" table:formula="of:=STDEV([.D66:.M66])" office:value-type="float" office:value="19.6751394178316" calcext:value-type="float">
            <text:p>19.68</text:p>
          </table:table-cell>
          <table:table-cell office:value-type="float" office:value="344" calcext:value-type="float">
            <text:p>344</text:p>
          </table:table-cell>
          <table:table-cell office:value-type="float" office:value="308" calcext:value-type="float">
            <text:p>308</text:p>
          </table:table-cell>
          <table:table-cell office:value-type="float" office:value="294" calcext:value-type="float">
            <text:p>294</text:p>
          </table:table-cell>
          <table:table-cell office:value-type="float" office:value="331" calcext:value-type="float">
            <text:p>331</text:p>
          </table:table-cell>
          <table:table-cell office:value-type="float" office:value="336" calcext:value-type="float">
            <text:p>336</text:p>
          </table:table-cell>
          <table:table-cell office:value-type="float" office:value="284" calcext:value-type="float">
            <text:p>284</text:p>
          </table:table-cell>
          <table:table-cell office:value-type="float" office:value="328" calcext:value-type="float">
            <text:p>328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14" calcext:value-type="float">
            <text:p>314</text:p>
          </table:table-cell>
        </table:table-row>
        <table:table-row table:style-name="ro1">
          <table:table-cell office:value-type="time" office:time-value="PT16H15M00S" calcext:value-type="time">
            <text:p>16:15</text:p>
          </table:table-cell>
          <table:table-cell table:style-name="ce2" table:formula="of:=SUM([.D67:.M67])/10" office:value-type="float" office:value="325.8" calcext:value-type="float">
            <text:p>325.80</text:p>
          </table:table-cell>
          <table:table-cell table:style-name="ce2" table:formula="of:=STDEV([.D67:.M67])" office:value-type="float" office:value="13.5384226883669" calcext:value-type="float">
            <text:p>13.54</text:p>
          </table:table-cell>
          <table:table-cell office:value-type="float" office:value="311" calcext:value-type="float">
            <text:p>311</text:p>
          </table:table-cell>
          <table:table-cell office:value-type="float" office:value="329" calcext:value-type="float">
            <text:p>329</text:p>
          </table:table-cell>
          <table:table-cell office:value-type="float" office:value="324" calcext:value-type="float">
            <text:p>324</text:p>
          </table:table-cell>
          <table:table-cell office:value-type="float" office:value="353" calcext:value-type="float">
            <text:p>353</text:p>
          </table:table-cell>
          <table:table-cell office:value-type="float" office:value="318" calcext:value-type="float">
            <text:p>318</text:p>
          </table:table-cell>
          <table:table-cell office:value-type="float" office:value="324" calcext:value-type="float">
            <text:p>324</text:p>
          </table:table-cell>
          <table:table-cell office:value-type="float" office:value="313" calcext:value-type="float">
            <text:p>313</text:p>
          </table:table-cell>
          <table:table-cell office:value-type="float" office:value="335" calcext:value-type="float">
            <text:p>335</text:p>
          </table:table-cell>
          <table:table-cell office:value-type="float" office:value="312" calcext:value-type="float">
            <text:p>31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style-name="ce2" table:formula="of:=SUM([.D68:.M68])/10" office:value-type="float" office:value="325.1" calcext:value-type="float">
            <text:p>325.10</text:p>
          </table:table-cell>
          <table:table-cell table:style-name="ce2" table:formula="of:=STDEV([.D68:.M68])" office:value-type="float" office:value="11.9485006032835" calcext:value-type="float">
            <text:p>11.95</text:p>
          </table:table-cell>
          <table:table-cell office:value-type="float" office:value="297" calcext:value-type="float">
            <text:p>297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19" calcext:value-type="float">
            <text:p>319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time" office:time-value="PT16H45M00S" calcext:value-type="time">
            <text:p>16:45</text:p>
          </table:table-cell>
          <table:table-cell table:style-name="ce2" table:formula="of:=SUM([.D69:.M69])/10" office:value-type="float" office:value="321" calcext:value-type="float">
            <text:p>321.00</text:p>
          </table:table-cell>
          <table:table-cell table:style-name="ce2" table:formula="of:=STDEV([.D69:.M69])" office:value-type="float" office:value="14.476033833739" calcext:value-type="float">
            <text:p>14.48</text:p>
          </table:table-cell>
          <table:table-cell office:value-type="float" office:value="329" calcext:value-type="float">
            <text:p>329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312" calcext:value-type="float">
            <text:p>312</text:p>
          </table:table-cell>
          <table:table-cell office:value-type="float" office:value="324" calcext:value-type="float">
            <text:p>324</text:p>
          </table:table-cell>
          <table:table-cell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SUM([.D70:.M70])/10" office:value-type="float" office:value="331.2" calcext:value-type="float">
            <text:p>331.20</text:p>
          </table:table-cell>
          <table:table-cell table:style-name="ce2" table:formula="of:=STDEV([.D70:.M70])" office:value-type="float" office:value="23.1986589650733" calcext:value-type="float">
            <text:p>23.20</text:p>
          </table:table-cell>
          <table:table-cell office:value-type="float" office:value="371" calcext:value-type="float">
            <text:p>371</text:p>
          </table:table-cell>
          <table:table-cell office:value-type="float" office:value="292" calcext:value-type="float">
            <text:p>292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358" calcext:value-type="float">
            <text:p>358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time" office:time-value="PT17H15M00S" calcext:value-type="time">
            <text:p>17:15</text:p>
          </table:table-cell>
          <table:table-cell table:style-name="ce2" table:formula="of:=SUM([.D71:.M71])/10" office:value-type="float" office:value="330.8" calcext:value-type="float">
            <text:p>330.80</text:p>
          </table:table-cell>
          <table:table-cell table:style-name="ce2" table:formula="of:=STDEV([.D71:.M71])" office:value-type="float" office:value="19.825908974538" calcext:value-type="float">
            <text:p>19.83</text:p>
          </table:table-cell>
          <table:table-cell office:value-type="float" office:value="356" calcext:value-type="float">
            <text:p>356</text:p>
          </table:table-cell>
          <table:table-cell office:value-type="float" office:value="308" calcext:value-type="float">
            <text:p>308</text:p>
          </table:table-cell>
          <table:table-cell office:value-type="float" office:value="337" calcext:value-type="float">
            <text:p>337</text:p>
          </table:table-cell>
          <table:table-cell office:value-type="float" office:value="350" calcext:value-type="float">
            <text:p>350</text:p>
          </table:table-cell>
          <table:table-cell office:value-type="float" office:value="321" calcext:value-type="float">
            <text:p>321</text:p>
          </table:table-cell>
          <table:table-cell office:value-type="float" office:value="339" calcext:value-type="float">
            <text:p>339</text:p>
          </table:table-cell>
          <table:table-cell office:value-type="float" office:value="318" calcext:value-type="float">
            <text:p>318</text:p>
          </table:table-cell>
          <table:table-cell office:value-type="float" office:value="358" calcext:value-type="float">
            <text:p>358</text:p>
          </table:table-cell>
          <table:table-cell office:value-type="float" office:value="317" calcext:value-type="float">
            <text:p>317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style-name="ce2" table:formula="of:=SUM([.D72:.M72])/10" office:value-type="float" office:value="332.4" calcext:value-type="float">
            <text:p>332.40</text:p>
          </table:table-cell>
          <table:table-cell table:style-name="ce2" table:formula="of:=STDEV([.D72:.M72])" office:value-type="float" office:value="21.7419205938921" calcext:value-type="float">
            <text:p>21.74</text:p>
          </table:table-cell>
          <table:table-cell office:value-type="float" office:value="376" calcext:value-type="float">
            <text:p>376</text:p>
          </table:table-cell>
          <table:table-cell office:value-type="float" office:value="337" calcext:value-type="float">
            <text:p>337</text:p>
          </table:table-cell>
          <table:table-cell office:value-type="float" office:value="297" calcext:value-type="float">
            <text:p>297</text:p>
          </table:table-cell>
          <table:table-cell office:value-type="float" office:value="328" calcext:value-type="float">
            <text:p>328</text:p>
          </table:table-cell>
          <table:table-cell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 office:value-type="float" office:value="307" calcext:value-type="float">
            <text:p>307</text:p>
          </table:table-cell>
          <table:table-cell office:value-type="float" office:value="330" calcext:value-type="float">
            <text:p>330</text:p>
          </table:table-cell>
          <table:table-cell office:value-type="float" office:value="338" calcext:value-type="float">
            <text:p>33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table:style-name="ce2" table:formula="of:=SUM([.D73:.M73])/10" office:value-type="float" office:value="335.8" calcext:value-type="float">
            <text:p>335.80</text:p>
          </table:table-cell>
          <table:table-cell table:style-name="ce2" table:formula="of:=STDEV([.D73:.M73])" office:value-type="float" office:value="18.9607782306294" calcext:value-type="float">
            <text:p>18.96</text:p>
          </table:table-cell>
          <table:table-cell office:value-type="float" office:value="328" calcext:value-type="float">
            <text:p>328</text:p>
          </table:table-cell>
          <table:table-cell office:value-type="float" office:value="325" calcext:value-type="float">
            <text:p>325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70" calcext:value-type="float">
            <text:p>370</text:p>
          </table:table-cell>
          <table:table-cell office:value-type="float" office:value="362" calcext:value-type="float">
            <text:p>362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03" calcext:value-type="float">
            <text:p>30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SUM([.D74:.M74])/10" office:value-type="float" office:value="316.6" calcext:value-type="float">
            <text:p>316.60</text:p>
          </table:table-cell>
          <table:table-cell table:style-name="ce2" table:formula="of:=STDEV([.D74:.M74])" office:value-type="float" office:value="13.0486270031244" calcext:value-type="float">
            <text:p>13.05</text:p>
          </table:table-cell>
          <table:table-cell office:value-type="float" office:value="321" calcext:value-type="float">
            <text:p>321</text:p>
          </table:table-cell>
          <table:table-cell office:value-type="float" office:value="306" calcext:value-type="float">
            <text:p>306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305" calcext:value-type="float">
            <text:p>305</text:p>
          </table:table-cell>
          <table:table-cell office:value-type="float" office:value="296" calcext:value-type="float">
            <text:p>296</text:p>
          </table:table-cell>
          <table:table-cell office:value-type="float" office:value="326" calcext:value-type="float">
            <text:p>326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time" office:time-value="PT18H15M00S" calcext:value-type="time">
            <text:p>18:15</text:p>
          </table:table-cell>
          <table:table-cell table:style-name="ce2" table:formula="of:=SUM([.D75:.M75])/10" office:value-type="float" office:value="325.8" calcext:value-type="float">
            <text:p>325.80</text:p>
          </table:table-cell>
          <table:table-cell table:style-name="ce2" table:formula="of:=STDEV([.D75:.M75])" office:value-type="float" office:value="29.0126409231103" calcext:value-type="float">
            <text:p>29.01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294" calcext:value-type="float">
            <text:p>294</text:p>
          </table:table-cell>
          <table:table-cell office:value-type="float" office:value="314" calcext:value-type="float">
            <text:p>314</text:p>
          </table:table-cell>
          <table:table-cell office:value-type="float" office:value="287" calcext:value-type="float">
            <text:p>287</text:p>
          </table:table-cell>
          <table:table-cell office:value-type="float" office:value="344" calcext:value-type="float">
            <text:p>344</text:p>
          </table:table-cell>
          <table:table-cell office:value-type="float" office:value="324" calcext:value-type="float">
            <text:p>324</text:p>
          </table:table-cell>
          <table:table-cell office:value-type="float" office:value="387" calcext:value-type="float">
            <text:p>387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style-name="ce2" table:formula="of:=SUM([.D76:.M76])/10" office:value-type="float" office:value="327.8" calcext:value-type="float">
            <text:p>327.80</text:p>
          </table:table-cell>
          <table:table-cell table:style-name="ce2" table:formula="of:=STDEV([.D76:.M76])" office:value-type="float" office:value="27.7720883062273" calcext:value-type="float">
            <text:p>27.77</text:p>
          </table:table-cell>
          <table:table-cell office:value-type="float" office:value="274" calcext:value-type="float">
            <text:p>274</text:p>
          </table:table-cell>
          <table:table-cell office:value-type="float" office:value="357" calcext:value-type="float">
            <text:p>357</text:p>
          </table:table-cell>
          <table:table-cell office:value-type="float" office:value="338" calcext:value-type="float">
            <text:p>338</text:p>
          </table:table-cell>
          <table:table-cell office:value-type="float" office:value="326" calcext:value-type="float">
            <text:p>326</text:p>
          </table:table-cell>
          <table:table-cell office:value-type="float" office:value="306" calcext:value-type="float">
            <text:p>306</text:p>
          </table:table-cell>
          <table:table-cell office:value-type="float" office:value="336" calcext:value-type="float">
            <text:p>336</text:p>
          </table:table-cell>
          <table:table-cell office:value-type="float" office:value="370" calcext:value-type="float">
            <text:p>370</text:p>
          </table:table-cell>
          <table:table-cell office:value-type="float" office:value="328" calcext:value-type="float">
            <text:p>328</text:p>
          </table:table-cell>
          <table:table-cell office:value-type="float" office:value="303" calcext:value-type="float">
            <text:p>30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time" office:time-value="PT18H45M00S" calcext:value-type="time">
            <text:p>18:45</text:p>
          </table:table-cell>
          <table:table-cell table:style-name="ce2" table:formula="of:=SUM([.D77:.M77])/10" office:value-type="float" office:value="320.1" calcext:value-type="float">
            <text:p>320.10</text:p>
          </table:table-cell>
          <table:table-cell table:style-name="ce2" table:formula="of:=STDEV([.D77:.M77])" office:value-type="float" office:value="24.0898780034732" calcext:value-type="float">
            <text:p>24.09</text:p>
          </table:table-cell>
          <table:table-cell office:value-type="float" office:value="277" calcext:value-type="float">
            <text:p>277</text:p>
          </table:table-cell>
          <table:table-cell office:value-type="float" office:value="351" calcext:value-type="float">
            <text:p>351</text:p>
          </table:table-cell>
          <table:table-cell office:value-type="float" office:value="344" calcext:value-type="float">
            <text:p>344</text:p>
          </table:table-cell>
          <table:table-cell office:value-type="float" office:value="335" calcext:value-type="float">
            <text:p>335</text:p>
          </table:table-cell>
          <table:table-cell office:value-type="float" office:value="305" calcext:value-type="float">
            <text:p>305</text:p>
          </table:table-cell>
          <table:table-cell office:value-type="float" office:value="339" calcext:value-type="float">
            <text:p>339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SUM([.D78:.M78])/10" office:value-type="float" office:value="235.6" calcext:value-type="float">
            <text:p>235.60</text:p>
          </table:table-cell>
          <table:table-cell table:style-name="ce2" table:formula="of:=STDEV([.D78:.M78])" office:value-type="float" office:value="13.434615323443" calcext:value-type="float">
            <text:p>13.43</text:p>
          </table:table-cell>
          <table:table-cell office:value-type="float" office:value="219" calcext:value-type="float">
            <text:p>219</text:p>
          </table:table-cell>
          <table:table-cell office:value-type="float" office:value="240" calcext:value-type="float">
            <text:p>240</text:p>
          </table:table-cell>
          <table:table-cell office:value-type="float" office:value="261" calcext:value-type="float">
            <text:p>261</text:p>
          </table:table-cell>
          <table:table-cell office:value-type="float" office:value="245" calcext:value-type="float">
            <text:p>245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table:style-name="ce2" table:formula="of:=SUM([.D79:.M79])/10" office:value-type="float" office:value="216.4" calcext:value-type="float">
            <text:p>216.40</text:p>
          </table:table-cell>
          <table:table-cell table:style-name="ce2" table:formula="of:=STDEV([.D79:.M79])" office:value-type="float" office:value="14.3154927729832" calcext:value-type="float">
            <text:p>14.32</text:p>
          </table:table-cell>
          <table:table-cell office:value-type="float" office:value="222" calcext:value-type="float">
            <text:p>222</text:p>
          </table:table-cell>
          <table:table-cell office:value-type="float" office:value="233" calcext:value-type="float">
            <text:p>233</text:p>
          </table:table-cell>
          <table:table-cell office:value-type="float" office:value="225" calcext:value-type="float">
            <text:p>225</text:p>
          </table:table-cell>
          <table:table-cell office:value-type="float" office:value="207" calcext:value-type="float">
            <text:p>207</text:p>
          </table:table-cell>
          <table:table-cell office:value-type="float" office:value="218" calcext:value-type="float">
            <text:p>218</text:p>
          </table:table-cell>
          <table:table-cell office:value-type="float" office:value="204" calcext:value-type="float">
            <text:p>204</text:p>
          </table:table-cell>
          <table:table-cell office:value-type="float" office:value="235" calcext:value-type="float">
            <text:p>235</text:p>
          </table:table-cell>
          <table:table-cell office:value-type="float" office:value="204" calcext:value-type="float">
            <text:p>204</text:p>
          </table:table-cell>
          <table:table-cell office:value-type="float" office:value="191" calcext:value-type="float">
            <text:p>19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style-name="ce2" table:formula="of:=SUM([.D80:.M80])/10" office:value-type="float" office:value="228.3" calcext:value-type="float">
            <text:p>228.30</text:p>
          </table:table-cell>
          <table:table-cell table:style-name="ce2" table:formula="of:=STDEV([.D80:.M80])" office:value-type="float" office:value="11.9819308405059" calcext:value-type="float">
            <text:p>11.98</text:p>
          </table:table-cell>
          <table:table-cell office:value-type="float" office:value="239" calcext:value-type="float">
            <text:p>239</text:p>
          </table:table-cell>
          <table:table-cell office:value-type="float" office:value="217" calcext:value-type="float">
            <text:p>217</text:p>
          </table:table-cell>
          <table:table-cell office:value-type="float" office:value="256" calcext:value-type="float">
            <text:p>256</text:p>
          </table:table-cell>
          <table:table-cell office:value-type="float" office:value="227" calcext:value-type="float">
            <text:p>227</text:p>
          </table:table-cell>
          <table:table-cell office:value-type="float" office:value="219" calcext:value-type="float">
            <text:p>219</text:p>
          </table:table-cell>
          <table:table-cell office:value-type="float" office:value="225" calcext:value-type="float">
            <text:p>225</text:p>
          </table:table-cell>
          <table:table-cell office:value-type="float" office:value="232" calcext:value-type="float">
            <text:p>232</text:p>
          </table:table-cell>
          <table:table-cell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time" office:time-value="PT19H45M00S" calcext:value-type="time">
            <text:p>19:45</text:p>
          </table:table-cell>
          <table:table-cell table:style-name="ce2" table:formula="of:=SUM([.D81:.M81])/10" office:value-type="float" office:value="230" calcext:value-type="float">
            <text:p>230.00</text:p>
          </table:table-cell>
          <table:table-cell table:style-name="ce2" table:formula="of:=STDEV([.D81:.M81])" office:value-type="float" office:value="14.6439217576592" calcext:value-type="float">
            <text:p>14.64</text:p>
          </table:table-cell>
          <table:table-cell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35" calcext:value-type="float">
            <text:p>235</text:p>
          </table:table-cell>
          <table:table-cell office:value-type="float" office:value="232" calcext:value-type="float">
            <text:p>232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SUM([.D82:.M82])/10" office:value-type="float" office:value="120.2" calcext:value-type="float">
            <text:p>120.20</text:p>
          </table:table-cell>
          <table:table-cell table:style-name="ce2" table:formula="of:=STDEV([.D82:.M82])" office:value-type="float" office:value="7.50999334220743" calcext:value-type="float">
            <text:p>7.51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table:style-name="ce2" table:formula="of:=SUM([.D83:.M83])/10" office:value-type="float" office:value="110.3" calcext:value-type="float">
            <text:p>110.30</text:p>
          </table:table-cell>
          <table:table-cell table:style-name="ce2" table:formula="of:=STDEV([.D83:.M83])" office:value-type="float" office:value="9.06825966397816" calcext:value-type="float">
            <text:p>9.07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style-name="ce2" table:formula="of:=SUM([.D84:.M84])/10" office:value-type="float" office:value="110.4" calcext:value-type="float">
            <text:p>110.40</text:p>
          </table:table-cell>
          <table:table-cell table:style-name="ce2" table:formula="of:=STDEV([.D84:.M84])" office:value-type="float" office:value="8.27580140463079" calcext:value-type="float">
            <text:p>8.28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time" office:time-value="PT20H45M00S" calcext:value-type="time">
            <text:p>20:45</text:p>
          </table:table-cell>
          <table:table-cell table:style-name="ce2" table:formula="of:=SUM([.D85:.M85])/10" office:value-type="float" office:value="107.5" calcext:value-type="float">
            <text:p>107.50</text:p>
          </table:table-cell>
          <table:table-cell table:style-name="ce2" table:formula="of:=STDEV([.D85:.M85])" office:value-type="float" office:value="9.18029290261361" calcext:value-type="float">
            <text:p>9.18</text:p>
          </table:table-cell>
          <table:table-cell office:value-type="float" office:value="119" calcext:value-type="float">
            <text:p>119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SUM([.D86:.M86])/10" office:value-type="float" office:value="85.3" calcext:value-type="float">
            <text:p>85.30</text:p>
          </table:table-cell>
          <table:table-cell table:style-name="ce2" table:formula="of:=STDEV([.D86:.M86])" office:value-type="float" office:value="7.88881064123949" calcext:value-type="float">
            <text:p>7.89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time" office:time-value="PT21H15M00S" calcext:value-type="time">
            <text:p>21:15</text:p>
          </table:table-cell>
          <table:table-cell table:style-name="ce2" table:formula="of:=SUM([.D87:.M87])/10" office:value-type="float" office:value="81.5" calcext:value-type="float">
            <text:p>81.50</text:p>
          </table:table-cell>
          <table:table-cell table:style-name="ce2" table:formula="of:=STDEV([.D87:.M87])" office:value-type="float" office:value="7.5901983578238" calcext:value-type="float">
            <text:p>7.59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table:style-name="ce2" table:formula="of:=SUM([.D88:.M88])/10" office:value-type="float" office:value="78.1" calcext:value-type="float">
            <text:p>78.10</text:p>
          </table:table-cell>
          <table:table-cell table:style-name="ce2" table:formula="of:=STDEV([.D88:.M88])" office:value-type="float" office:value="8.37257427557379" calcext:value-type="float">
            <text:p>8.37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time" office:time-value="PT21H45M00S" calcext:value-type="time">
            <text:p>21:45</text:p>
          </table:table-cell>
          <table:table-cell table:style-name="ce2" table:formula="of:=SUM([.D89:.M89])/10" office:value-type="float" office:value="78.8" calcext:value-type="float">
            <text:p>78.80</text:p>
          </table:table-cell>
          <table:table-cell table:style-name="ce2" table:formula="of:=STDEV([.D89:.M89])" office:value-type="float" office:value="5.32916503778969" calcext:value-type="float">
            <text:p>5.3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SUM([.D90:.M90])/10" office:value-type="float" office:value="69.3" calcext:value-type="float">
            <text:p>69.30</text:p>
          </table:table-cell>
          <table:table-cell table:style-name="ce2" table:formula="of:=STDEV([.D90:.M90])" office:value-type="float" office:value="6.49871782225797" calcext:value-type="float">
            <text:p>6.50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22H15M00S" calcext:value-type="time">
            <text:p>22:15</text:p>
          </table:table-cell>
          <table:table-cell table:style-name="ce2" table:formula="of:=SUM([.D91:.M91])/10" office:value-type="float" office:value="69.9" calcext:value-type="float">
            <text:p>69.90</text:p>
          </table:table-cell>
          <table:table-cell table:style-name="ce2" table:formula="of:=STDEV([.D91:.M91])" office:value-type="float" office:value="4.50801754901445" calcext:value-type="float">
            <text:p>4.5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time" office:time-value="PT22H30M00S" calcext:value-type="time">
            <text:p>22:30</text:p>
          </table:table-cell>
          <table:table-cell table:style-name="ce2" table:formula="of:=SUM([.D92:.M92])/10" office:value-type="float" office:value="69.9" calcext:value-type="float">
            <text:p>69.90</text:p>
          </table:table-cell>
          <table:table-cell table:style-name="ce2" table:formula="of:=STDEV([.D92:.M92])" office:value-type="float" office:value="8.82483868281896" calcext:value-type="float">
            <text:p>8.82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time" office:time-value="PT22H45M00S" calcext:value-type="time">
            <text:p>22:45</text:p>
          </table:table-cell>
          <table:table-cell table:style-name="ce2" table:formula="of:=SUM([.D93:.M93])/10" office:value-type="float" office:value="72.9" calcext:value-type="float">
            <text:p>72.90</text:p>
          </table:table-cell>
          <table:table-cell table:style-name="ce2" table:formula="of:=STDEV([.D93:.M93])" office:value-type="float" office:value="9.87083245391863" calcext:value-type="float">
            <text:p>9.87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SUM([.D94:.M94])/10" office:value-type="float" office:value="66.5" calcext:value-type="float">
            <text:p>66.50</text:p>
          </table:table-cell>
          <table:table-cell table:style-name="ce2" table:formula="of:=STDEV([.D94:.M94])" office:value-type="float" office:value="7.36734536843345" calcext:value-type="float">
            <text:p>7.37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time" office:time-value="PT23H15M00S" calcext:value-type="time">
            <text:p>23:15</text:p>
          </table:table-cell>
          <table:table-cell table:style-name="ce2" table:formula="of:=SUM([.D95:.M95])/10" office:value-type="float" office:value="59.5" calcext:value-type="float">
            <text:p>59.50</text:p>
          </table:table-cell>
          <table:table-cell table:style-name="ce2" table:formula="of:=STDEV([.D95:.M95])" office:value-type="float" office:value="4.11636301174282" calcext:value-type="float">
            <text:p>4.12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time" office:time-value="PT23H30M00S" calcext:value-type="time">
            <text:p>23:30</text:p>
          </table:table-cell>
          <table:table-cell table:style-name="ce2" table:formula="of:=SUM([.D96:.M96])/10" office:value-type="float" office:value="57.6" calcext:value-type="float">
            <text:p>57.60</text:p>
          </table:table-cell>
          <table:table-cell table:style-name="ce2" table:formula="of:=STDEV([.D96:.M96])" office:value-type="float" office:value="5.44058820349418" calcext:value-type="float">
            <text:p>5.44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number-rows-repeated="104847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10p_scenario2_max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10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SUM([.D2:.M2])/10" office:value-type="float" office:value="29.7" calcext:value-type="float">
            <text:p>29.70</text:p>
          </table:table-cell>
          <table:table-cell table:style-name="ce2" table:formula="of:=STDEV([.D2:.M2])" office:value-type="float" office:value="4.76211904279784" calcext:value-type="float">
            <text:p>4.7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00H15M00S" calcext:value-type="time">
            <text:p>00:15</text:p>
          </table:table-cell>
          <table:table-cell table:style-name="ce2" table:formula="of:=SUM([.D3:.M3])/10" office:value-type="float" office:value="29.9" calcext:value-type="float">
            <text:p>29.90</text:p>
          </table:table-cell>
          <table:table-cell table:style-name="ce2" table:formula="of:=STDEV([.D3:.M3])" office:value-type="float" office:value="4.58136321294098" calcext:value-type="float">
            <text:p>4.5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time" office:time-value="PT00H30M00S" calcext:value-type="time">
            <text:p>00:30</text:p>
          </table:table-cell>
          <table:table-cell table:style-name="ce2" table:formula="of:=SUM([.D4:.M4])/10" office:value-type="float" office:value="33.1" calcext:value-type="float">
            <text:p>33.10</text:p>
          </table:table-cell>
          <table:table-cell table:style-name="ce2" table:formula="of:=STDEV([.D4:.M4])" office:value-type="float" office:value="3.72528895225294" calcext:value-type="float">
            <text:p>3.7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table:style-name="ce2" table:formula="of:=SUM([.D5:.M5])/10" office:value-type="float" office:value="33.8" calcext:value-type="float">
            <text:p>33.80</text:p>
          </table:table-cell>
          <table:table-cell table:style-name="ce2" table:formula="of:=STDEV([.D5:.M5])" office:value-type="float" office:value="6.23253114267746" calcext:value-type="float">
            <text:p>6.2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SUM([.D6:.M6])/10" office:value-type="float" office:value="17.2" calcext:value-type="float">
            <text:p>17.20</text:p>
          </table:table-cell>
          <table:table-cell table:style-name="ce2" table:formula="of:=STDEV([.D6:.M6])" office:value-type="float" office:value="2.57336787541584" calcext:value-type="float">
            <text:p>2.5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time" office:time-value="PT01H15M00S" calcext:value-type="time">
            <text:p>01:15</text:p>
          </table:table-cell>
          <table:table-cell table:style-name="ce2" table:formula="of:=SUM([.D7:.M7])/10" office:value-type="float" office:value="16.2" calcext:value-type="float">
            <text:p>16.20</text:p>
          </table:table-cell>
          <table:table-cell table:style-name="ce2" table:formula="of:=STDEV([.D7:.M7])" office:value-type="float" office:value="3.9665266081716" calcext:value-type="float">
            <text:p>3.9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time" office:time-value="PT01H30M00S" calcext:value-type="time">
            <text:p>01:30</text:p>
          </table:table-cell>
          <table:table-cell table:style-name="ce2" table:formula="of:=SUM([.D8:.M8])/10" office:value-type="float" office:value="17" calcext:value-type="float">
            <text:p>17.00</text:p>
          </table:table-cell>
          <table:table-cell table:style-name="ce2" table:formula="of:=STDEV([.D8:.M8])" office:value-type="float" office:value="3.85861230093007" calcext:value-type="float">
            <text:p>3.8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table:style-name="ce2" table:formula="of:=SUM([.D9:.M9])/10" office:value-type="float" office:value="13.4" calcext:value-type="float">
            <text:p>13.40</text:p>
          </table:table-cell>
          <table:table-cell table:style-name="ce2" table:formula="of:=STDEV([.D9:.M9])" office:value-type="float" office:value="4.0879225911349" calcext:value-type="float">
            <text:p>4.0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SUM([.D10:.M10])/10" office:value-type="float" office:value="11.9" calcext:value-type="float">
            <text:p>11.90</text:p>
          </table:table-cell>
          <table:table-cell table:style-name="ce2" table:formula="of:=STDEV([.D10:.M10])" office:value-type="float" office:value="3.14289321768618" calcext:value-type="float">
            <text:p>3.1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time" office:time-value="PT02H15M00S" calcext:value-type="time">
            <text:p>02:15</text:p>
          </table:table-cell>
          <table:table-cell table:style-name="ce2" table:formula="of:=SUM([.D11:.M11])/10" office:value-type="float" office:value="10.2" calcext:value-type="float">
            <text:p>10.20</text:p>
          </table:table-cell>
          <table:table-cell table:style-name="ce2" table:formula="of:=STDEV([.D11:.M11])" office:value-type="float" office:value="4.21109645262767" calcext:value-type="float">
            <text:p>4.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time" office:time-value="PT02H30M00S" calcext:value-type="time">
            <text:p>02:30</text:p>
          </table:table-cell>
          <table:table-cell table:style-name="ce2" table:formula="of:=SUM([.D12:.M12])/10" office:value-type="float" office:value="10.8" calcext:value-type="float">
            <text:p>10.80</text:p>
          </table:table-cell>
          <table:table-cell table:style-name="ce2" table:formula="of:=STDEV([.D12:.M12])" office:value-type="float" office:value="2.7406406388126" calcext:value-type="float">
            <text:p>2.7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2H45M00S" calcext:value-type="time">
            <text:p>02:45</text:p>
          </table:table-cell>
          <table:table-cell table:style-name="ce2" table:formula="of:=SUM([.D13:.M13])/10" office:value-type="float" office:value="11.4" calcext:value-type="float">
            <text:p>11.40</text:p>
          </table:table-cell>
          <table:table-cell table:style-name="ce2" table:formula="of:=STDEV([.D13:.M13])" office:value-type="float" office:value="2.83627298482435" calcext:value-type="float">
            <text:p>2.8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SUM([.D14:.M14])/10" office:value-type="float" office:value="7.9" calcext:value-type="float">
            <text:p>7.90</text:p>
          </table:table-cell>
          <table:table-cell table:style-name="ce2" table:formula="of:=STDEV([.D14:.M14])" office:value-type="float" office:value="1.66332999331662" calcext:value-type="float">
            <text:p>1.6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time" office:time-value="PT03H15M00S" calcext:value-type="time">
            <text:p>03:15</text:p>
          </table:table-cell>
          <table:table-cell table:style-name="ce2" table:formula="of:=SUM([.D15:.M15])/10" office:value-type="float" office:value="8.6" calcext:value-type="float">
            <text:p>8.60</text:p>
          </table:table-cell>
          <table:table-cell table:style-name="ce2" table:formula="of:=STDEV([.D15:.M15])" office:value-type="float" office:value="2.06559111797729" calcext:value-type="float">
            <text:p>2.0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time" office:time-value="PT03H30M00S" calcext:value-type="time">
            <text:p>03:30</text:p>
          </table:table-cell>
          <table:table-cell table:style-name="ce2" table:formula="of:=SUM([.D16:.M16])/10" office:value-type="float" office:value="11.5" calcext:value-type="float">
            <text:p>11.50</text:p>
          </table:table-cell>
          <table:table-cell table:style-name="ce2" table:formula="of:=STDEV([.D16:.M16])" office:value-type="float" office:value="3.13581462037113" calcext:value-type="float">
            <text:p>3.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time" office:time-value="PT03H45M00S" calcext:value-type="time">
            <text:p>03:45</text:p>
          </table:table-cell>
          <table:table-cell table:style-name="ce2" table:formula="of:=SUM([.D17:.M17])/10" office:value-type="float" office:value="9.3" calcext:value-type="float">
            <text:p>9.30</text:p>
          </table:table-cell>
          <table:table-cell table:style-name="ce2" table:formula="of:=STDEV([.D17:.M17])" office:value-type="float" office:value="2.31180545125329" calcext:value-type="float">
            <text:p>2.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SUM([.D18:.M18])/10" office:value-type="float" office:value="12.3" calcext:value-type="float">
            <text:p>12.30</text:p>
          </table:table-cell>
          <table:table-cell table:style-name="ce2" table:formula="of:=STDEV([.D18:.M18])" office:value-type="float" office:value="3.30151480384384" calcext:value-type="float">
            <text:p>3.3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time" office:time-value="PT04H15M00S" calcext:value-type="time">
            <text:p>04:15</text:p>
          </table:table-cell>
          <table:table-cell table:style-name="ce2" table:formula="of:=SUM([.D19:.M19])/10" office:value-type="float" office:value="12.5" calcext:value-type="float">
            <text:p>12.50</text:p>
          </table:table-cell>
          <table:table-cell table:style-name="ce2" table:formula="of:=STDEV([.D19:.M19])" office:value-type="float" office:value="3.43996124009172" calcext:value-type="float">
            <text:p>3.4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time" office:time-value="PT04H30M00S" calcext:value-type="time">
            <text:p>04:30</text:p>
          </table:table-cell>
          <table:table-cell table:style-name="ce2" table:formula="of:=SUM([.D20:.M20])/10" office:value-type="float" office:value="13.2" calcext:value-type="float">
            <text:p>13.20</text:p>
          </table:table-cell>
          <table:table-cell table:style-name="ce2" table:formula="of:=STDEV([.D20:.M20])" office:value-type="float" office:value="3.70585122924995" calcext:value-type="float">
            <text:p>3.7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time" office:time-value="PT04H45M00S" calcext:value-type="time">
            <text:p>04:45</text:p>
          </table:table-cell>
          <table:table-cell table:style-name="ce2" table:formula="of:=SUM([.D21:.M21])/10" office:value-type="float" office:value="14.8" calcext:value-type="float">
            <text:p>14.80</text:p>
          </table:table-cell>
          <table:table-cell table:style-name="ce2" table:formula="of:=STDEV([.D21:.M21])" office:value-type="float" office:value="3.70585122924995" calcext:value-type="float">
            <text:p>3.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SUM([.D22:.M22])/10" office:value-type="float" office:value="43.1" calcext:value-type="float">
            <text:p>43.10</text:p>
          </table:table-cell>
          <table:table-cell table:style-name="ce2" table:formula="of:=STDEV([.D22:.M22])" office:value-type="float" office:value="3.47850542618522" calcext:value-type="float">
            <text:p>3.48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time" office:time-value="PT05H15M00S" calcext:value-type="time">
            <text:p>05:15</text:p>
          </table:table-cell>
          <table:table-cell table:style-name="ce2" table:formula="of:=SUM([.D23:.M23])/10" office:value-type="float" office:value="47.5" calcext:value-type="float">
            <text:p>47.50</text:p>
          </table:table-cell>
          <table:table-cell table:style-name="ce2" table:formula="of:=STDEV([.D23:.M23])" office:value-type="float" office:value="7.3219608788296" calcext:value-type="float">
            <text:p>7.32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05H30M00S" calcext:value-type="time">
            <text:p>05:30</text:p>
          </table:table-cell>
          <table:table-cell table:style-name="ce2" table:formula="of:=SUM([.D24:.M24])/10" office:value-type="float" office:value="44.8" calcext:value-type="float">
            <text:p>44.80</text:p>
          </table:table-cell>
          <table:table-cell table:style-name="ce2" table:formula="of:=STDEV([.D24:.M24])" office:value-type="float" office:value="5.39135109844153" calcext:value-type="float">
            <text:p>5.39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05H45M00S" calcext:value-type="time">
            <text:p>05:45</text:p>
          </table:table-cell>
          <table:table-cell table:style-name="ce2" table:formula="of:=SUM([.D25:.M25])/10" office:value-type="float" office:value="46.7" calcext:value-type="float">
            <text:p>46.70</text:p>
          </table:table-cell>
          <table:table-cell table:style-name="ce2" table:formula="of:=STDEV([.D25:.M25])" office:value-type="float" office:value="6.75030863491934" calcext:value-type="float">
            <text:p>6.75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SUM([.D26:.M26])/10" office:value-type="float" office:value="72.7" calcext:value-type="float">
            <text:p>72.70</text:p>
          </table:table-cell>
          <table:table-cell table:style-name="ce2" table:formula="of:=STDEV([.D26:.M26])" office:value-type="float" office:value="8.12472221747372" calcext:value-type="float">
            <text:p>8.1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time" office:time-value="PT06H15M00S" calcext:value-type="time">
            <text:p>06:15</text:p>
          </table:table-cell>
          <table:table-cell table:style-name="ce2" table:formula="of:=SUM([.D27:.M27])/10" office:value-type="float" office:value="75" calcext:value-type="float">
            <text:p>75.00</text:p>
          </table:table-cell>
          <table:table-cell table:style-name="ce2" table:formula="of:=STDEV([.D27:.M27])" office:value-type="float" office:value="11.1853078237083" calcext:value-type="float">
            <text:p>11.19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time" office:time-value="PT06H30M00S" calcext:value-type="time">
            <text:p>06:30</text:p>
          </table:table-cell>
          <table:table-cell table:style-name="ce2" table:formula="of:=SUM([.D28:.M28])/10" office:value-type="float" office:value="77.2" calcext:value-type="float">
            <text:p>77.20</text:p>
          </table:table-cell>
          <table:table-cell table:style-name="ce2" table:formula="of:=STDEV([.D28:.M28])" office:value-type="float" office:value="6.84430014277899" calcext:value-type="float">
            <text:p>6.84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6H45M00S" calcext:value-type="time">
            <text:p>06:45</text:p>
          </table:table-cell>
          <table:table-cell table:style-name="ce2" table:formula="of:=SUM([.D29:.M29])/10" office:value-type="float" office:value="81.1" calcext:value-type="float">
            <text:p>81.10</text:p>
          </table:table-cell>
          <table:table-cell table:style-name="ce2" table:formula="of:=STDEV([.D29:.M29])" office:value-type="float" office:value="5.82046199006383" calcext:value-type="float">
            <text:p>5.8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SUM([.D30:.M30])/10" office:value-type="float" office:value="99.6" calcext:value-type="float">
            <text:p>99.60</text:p>
          </table:table-cell>
          <table:table-cell table:style-name="ce2" table:formula="of:=STDEV([.D30:.M30])" office:value-type="float" office:value="6.81827609362432" calcext:value-type="float">
            <text:p>6.82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time" office:time-value="PT07H15M00S" calcext:value-type="time">
            <text:p>07:15</text:p>
          </table:table-cell>
          <table:table-cell table:style-name="ce2" table:formula="of:=SUM([.D31:.M31])/10" office:value-type="float" office:value="100" calcext:value-type="float">
            <text:p>100.00</text:p>
          </table:table-cell>
          <table:table-cell table:style-name="ce2" table:formula="of:=STDEV([.D31:.M31])" office:value-type="float" office:value="5.31245915016974" calcext:value-type="float">
            <text:p>5.31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time" office:time-value="PT07H30M00S" calcext:value-type="time">
            <text:p>07:30</text:p>
          </table:table-cell>
          <table:table-cell table:style-name="ce2" table:formula="of:=SUM([.D32:.M32])/10" office:value-type="float" office:value="104" calcext:value-type="float">
            <text:p>104.00</text:p>
          </table:table-cell>
          <table:table-cell table:style-name="ce2" table:formula="of:=STDEV([.D32:.M32])" office:value-type="float" office:value="8.2731157639939" calcext:value-type="float">
            <text:p>8.27</text:p>
          </table:table-cell>
          <table:table-cell office:value-type="float" office:value="119" calcext:value-type="float">
            <text:p>119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7H45M00S" calcext:value-type="time">
            <text:p>07:45</text:p>
          </table:table-cell>
          <table:table-cell table:style-name="ce2" table:formula="of:=SUM([.D33:.M33])/10" office:value-type="float" office:value="102.6" calcext:value-type="float">
            <text:p>102.60</text:p>
          </table:table-cell>
          <table:table-cell table:style-name="ce2" table:formula="of:=STDEV([.D33:.M33])" office:value-type="float" office:value="9.87927122818278" calcext:value-type="float">
            <text:p>9.88</text:p>
          </table:table-cell>
          <table:table-cell office:value-type="float" office:value="94" calcext:value-type="float">
            <text:p>94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SUM([.D34:.M34])/10" office:value-type="float" office:value="115" calcext:value-type="float">
            <text:p>115.00</text:p>
          </table:table-cell>
          <table:table-cell table:style-name="ce2" table:formula="of:=STDEV([.D34:.M34])" office:value-type="float" office:value="12.5521135891752" calcext:value-type="float">
            <text:p>12.55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time" office:time-value="PT08H15M00S" calcext:value-type="time">
            <text:p>08:15</text:p>
          </table:table-cell>
          <table:table-cell table:style-name="ce2" table:formula="of:=SUM([.D35:.M35])/10" office:value-type="float" office:value="118.2" calcext:value-type="float">
            <text:p>118.20</text:p>
          </table:table-cell>
          <table:table-cell table:style-name="ce2" table:formula="of:=STDEV([.D35:.M35])" office:value-type="float" office:value="8.79140994885854" calcext:value-type="float">
            <text:p>8.79</text:p>
          </table:table-cell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style-name="ce2" table:formula="of:=SUM([.D36:.M36])/10" office:value-type="float" office:value="111.1" calcext:value-type="float">
            <text:p>111.10</text:p>
          </table:table-cell>
          <table:table-cell table:style-name="ce2" table:formula="of:=STDEV([.D36:.M36])" office:value-type="float" office:value="9.949316001057" calcext:value-type="float">
            <text:p>9.9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time" office:time-value="PT08H45M00S" calcext:value-type="time">
            <text:p>08:45</text:p>
          </table:table-cell>
          <table:table-cell table:style-name="ce2" table:formula="of:=SUM([.D37:.M37])/10" office:value-type="float" office:value="106" calcext:value-type="float">
            <text:p>106.00</text:p>
          </table:table-cell>
          <table:table-cell table:style-name="ce2" table:formula="of:=STDEV([.D37:.M37])" office:value-type="float" office:value="10.0332779621949" calcext:value-type="float">
            <text:p>10.03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SUM([.D38:.M38])/10" office:value-type="float" office:value="91.1" calcext:value-type="float">
            <text:p>91.10</text:p>
          </table:table-cell>
          <table:table-cell table:style-name="ce2" table:formula="of:=STDEV([.D38:.M38])" office:value-type="float" office:value="8.31932155353495" calcext:value-type="float">
            <text:p>8.32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time" office:time-value="PT09H15M00S" calcext:value-type="time">
            <text:p>09:15</text:p>
          </table:table-cell>
          <table:table-cell table:style-name="ce2" table:formula="of:=SUM([.D39:.M39])/10" office:value-type="float" office:value="87.9" calcext:value-type="float">
            <text:p>87.90</text:p>
          </table:table-cell>
          <table:table-cell table:style-name="ce2" table:formula="of:=STDEV([.D39:.M39])" office:value-type="float" office:value="6.43687294680681" calcext:value-type="float">
            <text:p>6.44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style-name="ce2" table:formula="of:=SUM([.D40:.M40])/10" office:value-type="float" office:value="88.6" calcext:value-type="float">
            <text:p>88.60</text:p>
          </table:table-cell>
          <table:table-cell table:style-name="ce2" table:formula="of:=STDEV([.D40:.M40])" office:value-type="float" office:value="4.83505716385833" calcext:value-type="float">
            <text:p>4.84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time" office:time-value="PT09H45M00S" calcext:value-type="time">
            <text:p>09:45</text:p>
          </table:table-cell>
          <table:table-cell table:style-name="ce2" table:formula="of:=SUM([.D41:.M41])/10" office:value-type="float" office:value="84.5" calcext:value-type="float">
            <text:p>84.50</text:p>
          </table:table-cell>
          <table:table-cell table:style-name="ce2" table:formula="of:=STDEV([.D41:.M41])" office:value-type="float" office:value="9.07070988279185" calcext:value-type="float">
            <text:p>9.0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SUM([.D42:.M42])/10" office:value-type="float" office:value="169" calcext:value-type="float">
            <text:p>169.00</text:p>
          </table:table-cell>
          <table:table-cell table:style-name="ce2" table:formula="of:=STDEV([.D42:.M42])" office:value-type="float" office:value="12.0922380981447" calcext:value-type="float">
            <text:p>12.09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66" calcext:value-type="float">
            <text:p>166</text:p>
          </table:table-cell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table:style-name="ce2" table:formula="of:=SUM([.D43:.M43])/10" office:value-type="float" office:value="183" calcext:value-type="float">
            <text:p>183.00</text:p>
          </table:table-cell>
          <table:table-cell table:style-name="ce2" table:formula="of:=STDEV([.D43:.M43])" office:value-type="float" office:value="11.8227652339788" calcext:value-type="float">
            <text:p>11.82</text:p>
          </table:table-cell>
          <table:table-cell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office:value-type="float" office:value="186" calcext:value-type="float">
            <text:p>186</text:p>
          </table:table-cell>
          <table:table-cell office:value-type="float" office:value="177" calcext:value-type="float">
            <text:p>177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197" calcext:value-type="float">
            <text:p>197</text:p>
          </table:table-cell>
          <table:table-cell office:value-type="float" office:value="167" calcext:value-type="float">
            <text:p>167</text:p>
          </table:table-cell>
          <table:table-cell office:value-type="float" office:value="178" calcext:value-type="float">
            <text:p>17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style-name="ce2" table:formula="of:=SUM([.D44:.M44])/10" office:value-type="float" office:value="188" calcext:value-type="float">
            <text:p>188.00</text:p>
          </table:table-cell>
          <table:table-cell table:style-name="ce2" table:formula="of:=STDEV([.D44:.M44])" office:value-type="float" office:value="6.53197264742181" calcext:value-type="float">
            <text:p>6.53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8" calcext:value-type="float">
            <text:p>198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99" calcext:value-type="float">
            <text:p>19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time" office:time-value="PT10H45M00S" calcext:value-type="time">
            <text:p>10:45</text:p>
          </table:table-cell>
          <table:table-cell table:style-name="ce2" table:formula="of:=SUM([.D45:.M45])/10" office:value-type="float" office:value="176.6" calcext:value-type="float">
            <text:p>176.60</text:p>
          </table:table-cell>
          <table:table-cell table:style-name="ce2" table:formula="of:=STDEV([.D45:.M45])" office:value-type="float" office:value="11.71134302954" calcext:value-type="float">
            <text:p>11.71</text:p>
          </table:table-cell>
          <table:table-cell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  <table:table-cell office:value-type="float" office:value="187" calcext:value-type="float">
            <text:p>187</text:p>
          </table:table-cell>
          <table:table-cell office:value-type="float" office:value="167" calcext:value-type="float">
            <text:p>167</text:p>
          </table:table-cell>
          <table:table-cell office:value-type="float" office:value="193" calcext:value-type="float">
            <text:p>193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float" office:value="155" calcext:value-type="float">
            <text:p>155</text:p>
          </table:table-cell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SUM([.D46:.M46])/10" office:value-type="float" office:value="178.3" calcext:value-type="float">
            <text:p>178.30</text:p>
          </table:table-cell>
          <table:table-cell table:style-name="ce2" table:formula="of:=STDEV([.D46:.M46])" office:value-type="float" office:value="10.403525043625" calcext:value-type="float">
            <text:p>10.40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time" office:time-value="PT11H15M00S" calcext:value-type="time">
            <text:p>11:15</text:p>
          </table:table-cell>
          <table:table-cell table:style-name="ce2" table:formula="of:=SUM([.D47:.M47])/10" office:value-type="float" office:value="176.9" calcext:value-type="float">
            <text:p>176.90</text:p>
          </table:table-cell>
          <table:table-cell table:style-name="ce2" table:formula="of:=STDEV([.D47:.M47])" office:value-type="float" office:value="14.8282762915242" calcext:value-type="float">
            <text:p>14.83</text:p>
          </table:table-cell>
          <table:table-cell office:value-type="float" office:value="157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  <table:table-cell office:value-type="float" office:value="168" calcext:value-type="float">
            <text:p>168</text:p>
          </table:table-cell>
          <table:table-cell office:value-type="float" office:value="204" calcext:value-type="float">
            <text:p>204</text:p>
          </table:table-cell>
          <table:table-cell office:value-type="float" office:value="196" calcext:value-type="float">
            <text:p>196</text:p>
          </table:table-cell>
          <table:table-cell office:value-type="float" office:value="167" calcext:value-type="float">
            <text:p>16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style-name="ce2" table:formula="of:=SUM([.D48:.M48])/10" office:value-type="float" office:value="178.8" calcext:value-type="float">
            <text:p>178.80</text:p>
          </table:table-cell>
          <table:table-cell table:style-name="ce2" table:formula="of:=STDEV([.D48:.M48])" office:value-type="float" office:value="13.838753958038" calcext:value-type="float">
            <text:p>13.84</text:p>
          </table:table-cell>
          <table:table-cell office:value-type="float" office:value="169" calcext:value-type="float">
            <text:p>169</text:p>
          </table:table-cell>
          <table:table-cell office:value-type="float" office:value="189" calcext:value-type="float">
            <text:p>189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float" office:value="165" calcext:value-type="float">
            <text:p>165</text:p>
          </table:table-cell>
          <table:table-cell office:value-type="float" office:value="202" calcext:value-type="float">
            <text:p>202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office:value-type="float" office:value="163" calcext:value-type="float">
            <text:p>16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time" office:time-value="PT11H45M00S" calcext:value-type="time">
            <text:p>11:45</text:p>
          </table:table-cell>
          <table:table-cell table:style-name="ce2" table:formula="of:=SUM([.D49:.M49])/10" office:value-type="float" office:value="179.7" calcext:value-type="float">
            <text:p>179.70</text:p>
          </table:table-cell>
          <table:table-cell table:style-name="ce2" table:formula="of:=STDEV([.D49:.M49])" office:value-type="float" office:value="16.5398508659137" calcext:value-type="float">
            <text:p>16.54</text:p>
          </table:table-cell>
          <table:table-cell office:value-type="float" office:value="185" calcext:value-type="float">
            <text:p>185</text:p>
          </table:table-cell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office:value-type="float" office:value="187" calcext:value-type="float">
            <text:p>187</text:p>
          </table:table-cell>
          <table:table-cell office:value-type="float" office:value="203" calcext:value-type="float">
            <text:p>203</text:p>
          </table:table-cell>
          <table:table-cell office:value-type="float" office:value="181" calcext:value-type="float">
            <text:p>181</text:p>
          </table:table-cell>
          <table:table-cell office:value-type="float" office:value="177" calcext:value-type="float">
            <text:p>177</text:p>
          </table:table-cell>
          <table:table-cell office:value-type="float" office:value="152" calcext:value-type="float">
            <text:p>152</text:p>
          </table:table-cell>
          <table:table-cell office:value-type="float" office:value="173" calcext:value-type="float">
            <text:p>17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SUM([.D50:.M50])/10" office:value-type="float" office:value="199.5" calcext:value-type="float">
            <text:p>199.50</text:p>
          </table:table-cell>
          <table:table-cell table:style-name="ce2" table:formula="of:=STDEV([.D50:.M50])" office:value-type="float" office:value="11.8063071656166" calcext:value-type="float">
            <text:p>11.81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192" calcext:value-type="float">
            <text:p>192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207" calcext:value-type="float">
            <text:p>20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time" office:time-value="PT12H15M00S" calcext:value-type="time">
            <text:p>12:15</text:p>
          </table:table-cell>
          <table:table-cell table:style-name="ce2" table:formula="of:=SUM([.D51:.M51])/10" office:value-type="float" office:value="212.3" calcext:value-type="float">
            <text:p>212.30</text:p>
          </table:table-cell>
          <table:table-cell table:style-name="ce2" table:formula="of:=STDEV([.D51:.M51])" office:value-type="float" office:value="12.1477021146662" calcext:value-type="float">
            <text:p>12.15</text:p>
          </table:table-cell>
          <table:table-cell office:value-type="float" office:value="226" calcext:value-type="float">
            <text:p>226</text:p>
          </table:table-cell>
          <table:table-cell office:value-type="float" office:value="212" calcext:value-type="float">
            <text:p>212</text:p>
          </table:table-cell>
          <table:table-cell office:value-type="float" office:value="185" calcext:value-type="float">
            <text:p>185</text:p>
          </table:table-cell>
          <table:table-cell office:value-type="float" office:value="212" calcext:value-type="float">
            <text:p>212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style-name="ce2" table:formula="of:=SUM([.D52:.M52])/10" office:value-type="float" office:value="203.3" calcext:value-type="float">
            <text:p>203.30</text:p>
          </table:table-cell>
          <table:table-cell table:style-name="ce2" table:formula="of:=STDEV([.D52:.M52])" office:value-type="float" office:value="13.8888444443733" calcext:value-type="float">
            <text:p>13.89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226" calcext:value-type="float">
            <text:p>226</text:p>
          </table:table-cell>
          <table:table-cell office:value-type="float" office:value="184" calcext:value-type="float">
            <text:p>184</text:p>
          </table:table-cell>
          <table:table-cell office:value-type="float" office:value="204" calcext:value-type="float">
            <text:p>204</text:p>
          </table:table-cell>
          <table:table-cell office:value-type="float" office:value="189" calcext:value-type="float">
            <text:p>189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table:style-name="ce2" table:formula="of:=SUM([.D53:.M53])/10" office:value-type="float" office:value="214.1" calcext:value-type="float">
            <text:p>214.10</text:p>
          </table:table-cell>
          <table:table-cell table:style-name="ce2" table:formula="of:=STDEV([.D53:.M53])" office:value-type="float" office:value="16.4076540404505" calcext:value-type="float">
            <text:p>16.41</text:p>
          </table:table-cell>
          <table:table-cell office:value-type="float" office:value="201" calcext:value-type="float">
            <text:p>201</text:p>
          </table:table-cell>
          <table:table-cell office:value-type="float" office:value="234" calcext:value-type="float">
            <text:p>234</text:p>
          </table:table-cell>
          <table:table-cell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office:value-type="float" office:value="217" calcext:value-type="float">
            <text:p>217</text:p>
          </table:table-cell>
          <table:table-cell office:value-type="float" office:value="180" calcext:value-type="float">
            <text:p>180</text:p>
          </table:table-cell>
          <table:table-cell office:value-type="float" office:value="237" calcext:value-type="float">
            <text:p>237</text:p>
          </table:table-cell>
          <table:table-cell office:value-type="float" office:value="211" calcext:value-type="float">
            <text:p>211</text:p>
          </table:table-cell>
          <table:table-cell office:value-type="float" office:value="209" calcext:value-type="float">
            <text:p>20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SUM([.D54:.M54])/10" office:value-type="float" office:value="179.1" calcext:value-type="float">
            <text:p>179.10</text:p>
          </table:table-cell>
          <table:table-cell table:style-name="ce2" table:formula="of:=STDEV([.D54:.M54])" office:value-type="float" office:value="12.9653384066904" calcext:value-type="float">
            <text:p>12.97</text:p>
          </table:table-cell>
          <table:table-cell office:value-type="float" office:value="171" calcext:value-type="float">
            <text:p>171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office:value-type="float" office:value="172" calcext:value-type="float">
            <text:p>172</text:p>
          </table:table-cell>
          <table:table-cell office:value-type="float" office:value="161" calcext:value-type="float">
            <text:p>16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style-name="ce2" table:formula="of:=SUM([.D55:.M55])/10" office:value-type="float" office:value="175" calcext:value-type="float">
            <text:p>175.00</text:p>
          </table:table-cell>
          <table:table-cell table:style-name="ce2" table:formula="of:=STDEV([.D55:.M55])" office:value-type="float" office:value="17.1139968706579" calcext:value-type="float">
            <text:p>17.11</text:p>
          </table:table-cell>
          <table:table-cell office:value-type="float" office:value="174" calcext:value-type="float">
            <text:p>174</text:p>
          </table:table-cell>
          <table:table-cell office:value-type="float" office:value="162" calcext:value-type="float">
            <text:p>162</text:p>
          </table:table-cell>
          <table:table-cell office:value-type="float" office:value="174" calcext:value-type="float">
            <text:p>174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56" calcext:value-type="float">
            <text:p>156</text:p>
          </table:table-cell>
          <table:table-cell office:value-type="float" office:value="171" calcext:value-type="float">
            <text:p>171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style-name="ce2" table:formula="of:=SUM([.D56:.M56])/10" office:value-type="float" office:value="170.4" calcext:value-type="float">
            <text:p>170.40</text:p>
          </table:table-cell>
          <table:table-cell table:style-name="ce2" table:formula="of:=STDEV([.D56:.M56])" office:value-type="float" office:value="6.60302960768767" calcext:value-type="float">
            <text:p>6.60</text:p>
          </table:table-cell>
          <table:table-cell office:value-type="float" office:value="174" calcext:value-type="float">
            <text:p>174</text:p>
          </table:table-cell>
          <table:table-cell office:value-type="float" office:value="160" calcext:value-type="float">
            <text:p>160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70" calcext:value-type="float">
            <text:p>170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1" calcext:value-type="float">
            <text:p>161</text:p>
          </table:table-cell>
          <table:table-cell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table:style-name="ce2" table:formula="of:=SUM([.D57:.M57])/10" office:value-type="float" office:value="175.7" calcext:value-type="float">
            <text:p>175.70</text:p>
          </table:table-cell>
          <table:table-cell table:style-name="ce2" table:formula="of:=STDEV([.D57:.M57])" office:value-type="float" office:value="11.3631959510616" calcext:value-type="float">
            <text:p>11.36</text:p>
          </table:table-cell>
          <table:table-cell office:value-type="float" office:value="161" calcext:value-type="float">
            <text:p>161</text:p>
          </table:table-cell>
          <table:table-cell office:value-type="float" office:value="177" calcext:value-type="float">
            <text:p>177</text:p>
          </table:table-cell>
          <table:table-cell office:value-type="float" office:value="162" calcext:value-type="float">
            <text:p>162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1" calcext:value-type="float">
            <text:p>181</text:p>
          </table:table-cell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SUM([.D58:.M58])/10" office:value-type="float" office:value="203.5" calcext:value-type="float">
            <text:p>203.50</text:p>
          </table:table-cell>
          <table:table-cell table:style-name="ce2" table:formula="of:=STDEV([.D58:.M58])" office:value-type="float" office:value="10.7832174130812" calcext:value-type="float">
            <text:p>10.78</text:p>
          </table:table-cell>
          <table:table-cell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219" calcext:value-type="float">
            <text:p>219</text:p>
          </table:table-cell>
          <table:table-cell office:value-type="float" office:value="186" calcext:value-type="float">
            <text:p>18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time" office:time-value="PT14H15M00S" calcext:value-type="time">
            <text:p>14:15</text:p>
          </table:table-cell>
          <table:table-cell table:style-name="ce2" table:formula="of:=SUM([.D59:.M59])/10" office:value-type="float" office:value="202.8" calcext:value-type="float">
            <text:p>202.80</text:p>
          </table:table-cell>
          <table:table-cell table:style-name="ce2" table:formula="of:=STDEV([.D59:.M59])" office:value-type="float" office:value="14.5204836160661" calcext:value-type="float">
            <text:p>14.52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185" calcext:value-type="float">
            <text:p>185</text:p>
          </table:table-cell>
          <table:table-cell office:value-type="float" office:value="216" calcext:value-type="float">
            <text:p>216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style-name="ce2" table:formula="of:=SUM([.D60:.M60])/10" office:value-type="float" office:value="210.7" calcext:value-type="float">
            <text:p>210.70</text:p>
          </table:table-cell>
          <table:table-cell table:style-name="ce2" table:formula="of:=STDEV([.D60:.M60])" office:value-type="float" office:value="15.5852494365666" calcext:value-type="float">
            <text:p>15.59</text:p>
          </table:table-cell>
          <table:table-cell office:value-type="float" office:value="201" calcext:value-type="float">
            <text:p>201</text:p>
          </table:table-cell>
          <table:table-cell office:value-type="float" office:value="219" calcext:value-type="float">
            <text:p>219</text:p>
          </table:table-cell>
          <table:table-cell office:value-type="float" office:value="199" calcext:value-type="float">
            <text:p>199</text:p>
          </table:table-cell>
          <table:table-cell office:value-type="float" office:value="230" calcext:value-type="float">
            <text:p>230</text:p>
          </table:table-cell>
          <table:table-cell office:value-type="float" office:value="215" calcext:value-type="float">
            <text:p>215</text:p>
          </table:table-cell>
          <table:table-cell office:value-type="float" office:value="209" calcext:value-type="float">
            <text:p>209</text:p>
          </table:table-cell>
          <table:table-cell office:value-type="float" office:value="194" calcext:value-type="float">
            <text:p>194</text:p>
          </table:table-cell>
          <table:table-cell office:value-type="float" office:value="233" calcext:value-type="float">
            <text:p>233</text:p>
          </table:table-cell>
          <table:table-cell office:value-type="float" office:value="221" calcext:value-type="float">
            <text:p>22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table:style-name="ce2" table:formula="of:=SUM([.D61:.M61])/10" office:value-type="float" office:value="207.6" calcext:value-type="float">
            <text:p>207.60</text:p>
          </table:table-cell>
          <table:table-cell table:style-name="ce2" table:formula="of:=STDEV([.D61:.M61])" office:value-type="float" office:value="12.0388260778754" calcext:value-type="float">
            <text:p>12.04</text:p>
          </table:table-cell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226" calcext:value-type="float">
            <text:p>226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SUM([.D62:.M62])/10" office:value-type="float" office:value="224.1" calcext:value-type="float">
            <text:p>224.10</text:p>
          </table:table-cell>
          <table:table-cell table:style-name="ce2" table:formula="of:=STDEV([.D62:.M62])" office:value-type="float" office:value="7.38542107428171" calcext:value-type="float">
            <text:p>7.39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float" office:value="235" calcext:value-type="float">
            <text:p>235</text:p>
          </table:table-cell>
          <table:table-cell office:value-type="float" office:value="219" calcext:value-type="float">
            <text:p>219</text:p>
          </table:table-cell>
          <table:table-cell office:value-type="float" office:value="213" calcext:value-type="float">
            <text:p>21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table:style-name="ce2" table:formula="of:=SUM([.D63:.M63])/10" office:value-type="float" office:value="232.2" calcext:value-type="float">
            <text:p>232.20</text:p>
          </table:table-cell>
          <table:table-cell table:style-name="ce2" table:formula="of:=STDEV([.D63:.M63])" office:value-type="float" office:value="9.75021367287234" calcext:value-type="float">
            <text:p>9.75</text:p>
          </table:table-cell>
          <table:table-cell office:value-type="float" office:value="249" calcext:value-type="float">
            <text:p>249</text:p>
          </table:table-cell>
          <table:table-cell office:value-type="float" office:value="232" calcext:value-type="float">
            <text:p>232</text:p>
          </table:table-cell>
          <table:table-cell office:value-type="float" office:value="216" calcext:value-type="float">
            <text:p>216</text:p>
          </table:table-cell>
          <table:table-cell office:value-type="float" office:value="240" calcext:value-type="float">
            <text:p>240</text:p>
          </table:table-cell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  <table:table-cell office:value-type="float" office:value="239" calcext:value-type="float">
            <text:p>239</text:p>
          </table:table-cell>
          <table:table-cell office:value-type="float" office:value="233" calcext:value-type="float">
            <text:p>233</text:p>
          </table:table-cell>
          <table:table-cell office:value-type="float" office:value="227" calcext:value-type="float">
            <text:p>22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style-name="ce2" table:formula="of:=SUM([.D64:.M64])/10" office:value-type="float" office:value="226.2" calcext:value-type="float">
            <text:p>226.20</text:p>
          </table:table-cell>
          <table:table-cell table:style-name="ce2" table:formula="of:=STDEV([.D64:.M64])" office:value-type="float" office:value="13.8788408097442" calcext:value-type="float">
            <text:p>13.88</text:p>
          </table:table-cell>
          <table:table-cell office:value-type="float" office:value="223" calcext:value-type="float">
            <text:p>223</text:p>
          </table:table-cell>
          <table:table-cell office:value-type="float" office:value="236" calcext:value-type="float">
            <text:p>236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221" calcext:value-type="float">
            <text:p>221</text:p>
          </table:table-cell>
          <table:table-cell office:value-type="float" office:value="249" calcext:value-type="float">
            <text:p>249</text:p>
          </table:table-cell>
          <table:table-cell office:value-type="float" office:value="226" calcext:value-type="float">
            <text:p>226</text:p>
          </table:table-cell>
          <table:table-cell office:value-type="float" office:value="241" calcext:value-type="float">
            <text:p>241</text:p>
          </table:table-cell>
          <table:table-cell office:value-type="float" office:value="233" calcext:value-type="float">
            <text:p>23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time" office:time-value="PT15H45M00S" calcext:value-type="time">
            <text:p>15:45</text:p>
          </table:table-cell>
          <table:table-cell table:style-name="ce2" table:formula="of:=SUM([.D65:.M65])/10" office:value-type="float" office:value="237.8" calcext:value-type="float">
            <text:p>237.80</text:p>
          </table:table-cell>
          <table:table-cell table:style-name="ce2" table:formula="of:=STDEV([.D65:.M65])" office:value-type="float" office:value="13.8708327075198" calcext:value-type="float">
            <text:p>13.87</text:p>
          </table:table-cell>
          <table:table-cell office:value-type="float" office:value="218" calcext:value-type="float">
            <text:p>218</text:p>
          </table:table-cell>
          <table:table-cell office:value-type="float" office:value="240" calcext:value-type="float">
            <text:p>240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office:value-type="float" office:value="233" calcext:value-type="float">
            <text:p>233</text:p>
          </table:table-cell>
          <table:table-cell office:value-type="float" office:value="245" calcext:value-type="float">
            <text:p>245</text:p>
          </table:table-cell>
          <table:table-cell office:value-type="float" office:value="256" calcext:value-type="float">
            <text:p>256</text:p>
          </table:table-cell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SUM([.D66:.M66])/10" office:value-type="float" office:value="316.8" calcext:value-type="float">
            <text:p>316.80</text:p>
          </table:table-cell>
          <table:table-cell table:style-name="ce2" table:formula="of:=STDEV([.D66:.M66])" office:value-type="float" office:value="12.2183832354731" calcext:value-type="float">
            <text:p>12.22</text:p>
          </table:table-cell>
          <table:table-cell office:value-type="float" office:value="335" calcext:value-type="float">
            <text:p>335</text:p>
          </table:table-cell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336" calcext:value-type="float">
            <text:p>336</text:p>
          </table:table-cell>
          <table:table-cell office:value-type="float" office:value="297" calcext:value-type="float">
            <text:p>297</text:p>
          </table:table-cell>
          <table:table-cell office:value-type="float" office:value="315" calcext:value-type="float">
            <text:p>315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308" calcext:value-type="float">
            <text:p>30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time" office:time-value="PT16H15M00S" calcext:value-type="time">
            <text:p>16:15</text:p>
          </table:table-cell>
          <table:table-cell table:style-name="ce2" table:formula="of:=SUM([.D67:.M67])/10" office:value-type="float" office:value="324.9" calcext:value-type="float">
            <text:p>324.90</text:p>
          </table:table-cell>
          <table:table-cell table:style-name="ce2" table:formula="of:=STDEV([.D67:.M67])" office:value-type="float" office:value="11.9391978141098" calcext:value-type="float">
            <text:p>11.94</text:p>
          </table:table-cell>
          <table:table-cell office:value-type="float" office:value="327" calcext:value-type="float">
            <text:p>327</text:p>
          </table:table-cell>
          <table:table-cell office:value-type="float" office:value="318" calcext:value-type="float">
            <text:p>318</text:p>
          </table:table-cell>
          <table:table-cell office:value-type="float" office:value="324" calcext:value-type="float">
            <text:p>324</text:p>
          </table:table-cell>
          <table:table-cell office:value-type="float" office:value="346" calcext:value-type="float">
            <text:p>346</text:p>
          </table:table-cell>
          <table:table-cell office:value-type="float" office:value="310" calcext:value-type="float">
            <text:p>310</text:p>
          </table:table-cell>
          <table:table-cell office:value-type="float" office:value="340" calcext:value-type="float">
            <text:p>340</text:p>
          </table:table-cell>
          <table:table-cell office:value-type="float" office:value="316" calcext:value-type="float">
            <text:p>316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style-name="ce2" table:formula="of:=SUM([.D68:.M68])/10" office:value-type="float" office:value="328" calcext:value-type="float">
            <text:p>328.00</text:p>
          </table:table-cell>
          <table:table-cell table:style-name="ce2" table:formula="of:=STDEV([.D68:.M68])" office:value-type="float" office:value="17.8574603146385" calcext:value-type="float">
            <text:p>17.86</text:p>
          </table:table-cell>
          <table:table-cell office:value-type="float" office:value="329" calcext:value-type="float">
            <text:p>329</text:p>
          </table:table-cell>
          <table:table-cell office:value-type="float" office:value="345" calcext:value-type="float">
            <text:p>345</text:p>
          </table:table-cell>
          <table:table-cell office:value-type="float" office:value="293" calcext:value-type="float">
            <text:p>293</text:p>
          </table:table-cell>
          <table:table-cell office:value-type="float" office:value="310" calcext:value-type="float">
            <text:p>310</text:p>
          </table:table-cell>
          <table:table-cell office:value-type="float" office:value="341" calcext:value-type="float">
            <text:p>341</text:p>
          </table:table-cell>
          <table:table-cell office:value-type="float" office:value="351" calcext:value-type="float">
            <text:p>351</text:p>
          </table:table-cell>
          <table:table-cell office:value-type="float" office:value="320" calcext:value-type="float">
            <text:p>320</text:p>
          </table:table-cell>
          <table:table-cell office:value-type="float" office:value="318" calcext:value-type="float">
            <text:p>318</text:p>
          </table:table-cell>
          <table:table-cell office:value-type="float" office:value="340" calcext:value-type="float">
            <text:p>34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time" office:time-value="PT16H45M00S" calcext:value-type="time">
            <text:p>16:45</text:p>
          </table:table-cell>
          <table:table-cell table:style-name="ce2" table:formula="of:=SUM([.D69:.M69])/10" office:value-type="float" office:value="317.5" calcext:value-type="float">
            <text:p>317.50</text:p>
          </table:table-cell>
          <table:table-cell table:style-name="ce2" table:formula="of:=STDEV([.D69:.M69])" office:value-type="float" office:value="10.1132476375187" calcext:value-type="float">
            <text:p>10.11</text:p>
          </table:table-cell>
          <table:table-cell office:value-type="float" office:value="299" calcext:value-type="float">
            <text:p>299</text:p>
          </table:table-cell>
          <table:table-cell office:value-type="float" office:value="333" calcext:value-type="float">
            <text:p>333</text:p>
          </table:table-cell>
          <table:table-cell office:value-type="float" office:value="312" calcext:value-type="float">
            <text:p>312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328" calcext:value-type="float">
            <text:p>328</text:p>
          </table:table-cell>
          <table:table-cell office:value-type="float" office:value="310" calcext:value-type="float">
            <text:p>310</text:p>
          </table:table-cell>
          <table:table-cell office:value-type="float" office:value="318" calcext:value-type="float">
            <text:p>318</text:p>
          </table:table-cell>
          <table:table-cell office:value-type="float" office:value="326" calcext:value-type="float">
            <text:p>32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SUM([.D70:.M70])/10" office:value-type="float" office:value="323.8" calcext:value-type="float">
            <text:p>323.80</text:p>
          </table:table-cell>
          <table:table-cell table:style-name="ce2" table:formula="of:=STDEV([.D70:.M70])" office:value-type="float" office:value="18.1279403745219" calcext:value-type="float">
            <text:p>18.13</text:p>
          </table:table-cell>
          <table:table-cell office:value-type="float" office:value="306" calcext:value-type="float">
            <text:p>306</text:p>
          </table:table-cell>
          <table:table-cell office:value-type="float" office:value="296" calcext:value-type="float">
            <text:p>296</text:p>
          </table:table-cell>
          <table:table-cell office:value-type="float" office:value="358" calcext:value-type="float">
            <text:p>358</text:p>
          </table:table-cell>
          <table:table-cell office:value-type="float" office:value="321" calcext:value-type="float">
            <text:p>321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37" calcext:value-type="float">
            <text:p>337</text:p>
          </table:table-cell>
          <table:table-cell office:value-type="float" office:value="309" calcext:value-type="float">
            <text:p>309</text:p>
          </table:table-cell>
          <table:table-cell office:value-type="float" office:value="340" calcext:value-type="float">
            <text:p>34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time" office:time-value="PT17H15M00S" calcext:value-type="time">
            <text:p>17:15</text:p>
          </table:table-cell>
          <table:table-cell table:style-name="ce2" table:formula="of:=SUM([.D71:.M71])/10" office:value-type="float" office:value="328.7" calcext:value-type="float">
            <text:p>328.70</text:p>
          </table:table-cell>
          <table:table-cell table:style-name="ce2" table:formula="of:=STDEV([.D71:.M71])" office:value-type="float" office:value="17.2629983233247" calcext:value-type="float">
            <text:p>17.26</text:p>
          </table:table-cell>
          <table:table-cell office:value-type="float" office:value="347" calcext:value-type="float">
            <text:p>347</text:p>
          </table:table-cell>
          <table:table-cell office:value-type="float" office:value="298" calcext:value-type="float">
            <text:p>298</text:p>
          </table:table-cell>
          <table:table-cell office:value-type="float" office:value="348" calcext:value-type="float">
            <text:p>348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342" calcext:value-type="float">
            <text:p>342</text:p>
          </table:table-cell>
          <table:table-cell office:value-type="float" office:value="314" calcext:value-type="float">
            <text:p>314</text:p>
          </table:table-cell>
          <table:table-cell office:value-type="float" office:value="312" calcext:value-type="float">
            <text:p>31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style-name="ce2" table:formula="of:=SUM([.D72:.M72])/10" office:value-type="float" office:value="328.5" calcext:value-type="float">
            <text:p>328.50</text:p>
          </table:table-cell>
          <table:table-cell table:style-name="ce2" table:formula="of:=STDEV([.D72:.M72])" office:value-type="float" office:value="22.4561300712696" calcext:value-type="float">
            <text:p>22.46</text:p>
          </table:table-cell>
          <table:table-cell office:value-type="float" office:value="310" calcext:value-type="float">
            <text:p>310</text:p>
          </table:table-cell>
          <table:table-cell office:value-type="float" office:value="304" calcext:value-type="float">
            <text:p>304</text:p>
          </table:table-cell>
          <table:table-cell office:value-type="float" office:value="352" calcext:value-type="float">
            <text:p>352</text:p>
          </table:table-cell>
          <table:table-cell office:value-type="float" office:value="315" calcext:value-type="float">
            <text:p>315</text:p>
          </table:table-cell>
          <table:table-cell office:value-type="float" office:value="318" calcext:value-type="float">
            <text:p>318</text:p>
          </table:table-cell>
          <table:table-cell office:value-type="float" office:value="354" calcext:value-type="float">
            <text:p>354</text:p>
          </table:table-cell>
          <table:table-cell office:value-type="float" office:value="364" calcext:value-type="float">
            <text:p>364</text:p>
          </table:table-cell>
          <table:table-cell office:value-type="float" office:value="302" calcext:value-type="float">
            <text:p>302</text:p>
          </table:table-cell>
          <table:table-cell office:value-type="float" office:value="340" calcext:value-type="float">
            <text:p>34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table:style-name="ce2" table:formula="of:=SUM([.D73:.M73])/10" office:value-type="float" office:value="338.4" calcext:value-type="float">
            <text:p>338.40</text:p>
          </table:table-cell>
          <table:table-cell table:style-name="ce2" table:formula="of:=STDEV([.D73:.M73])" office:value-type="float" office:value="17.2639637524076" calcext:value-type="float">
            <text:p>17.26</text:p>
          </table:table-cell>
          <table:table-cell office:value-type="float" office:value="334" calcext:value-type="float">
            <text:p>334</text:p>
          </table:table-cell>
          <table:table-cell office:value-type="float" office:value="361" calcext:value-type="float">
            <text:p>361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51" calcext:value-type="float">
            <text:p>351</text:p>
          </table:table-cell>
          <table:table-cell office:value-type="float" office:value="364" calcext:value-type="float">
            <text:p>36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SUM([.D74:.M74])/10" office:value-type="float" office:value="326.2" calcext:value-type="float">
            <text:p>326.20</text:p>
          </table:table-cell>
          <table:table-cell table:style-name="ce2" table:formula="of:=STDEV([.D74:.M74])" office:value-type="float" office:value="16.5381713351601" calcext:value-type="float">
            <text:p>16.54</text:p>
          </table:table-cell>
          <table:table-cell office:value-type="float" office:value="356" calcext:value-type="float">
            <text:p>356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office:value-type="float" office:value="346" calcext:value-type="float">
            <text:p>346</text:p>
          </table:table-cell>
          <table:table-cell office:value-type="float" office:value="311" calcext:value-type="float">
            <text:p>311</text:p>
          </table:table-cell>
          <table:table-cell office:value-type="float" office:value="302" calcext:value-type="float">
            <text:p>30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time" office:time-value="PT18H15M00S" calcext:value-type="time">
            <text:p>18:15</text:p>
          </table:table-cell>
          <table:table-cell table:style-name="ce2" table:formula="of:=SUM([.D75:.M75])/10" office:value-type="float" office:value="339.6" calcext:value-type="float">
            <text:p>339.60</text:p>
          </table:table-cell>
          <table:table-cell table:style-name="ce2" table:formula="of:=STDEV([.D75:.M75])" office:value-type="float" office:value="16.5475745117592" calcext:value-type="float">
            <text:p>16.55</text:p>
          </table:table-cell>
          <table:table-cell office:value-type="float" office:value="342" calcext:value-type="float">
            <text:p>342</text:p>
          </table:table-cell>
          <table:table-cell office:value-type="float" office:value="351" calcext:value-type="float">
            <text:p>351</text:p>
          </table:table-cell>
          <table:table-cell office:value-type="float" office:value="361" calcext:value-type="float">
            <text:p>361</text:p>
          </table:table-cell>
          <table:table-cell office:value-type="float" office:value="364" calcext:value-type="float">
            <text:p>364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327" calcext:value-type="float">
            <text:p>327</text:p>
          </table:table-cell>
          <table:table-cell office:value-type="float" office:value="352" calcext:value-type="float">
            <text:p>35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style-name="ce2" table:formula="of:=SUM([.D76:.M76])/10" office:value-type="float" office:value="332.6" calcext:value-type="float">
            <text:p>332.60</text:p>
          </table:table-cell>
          <table:table-cell table:style-name="ce2" table:formula="of:=STDEV([.D76:.M76])" office:value-type="float" office:value="26.7963513270827" calcext:value-type="float">
            <text:p>26.80</text:p>
          </table:table-cell>
          <table:table-cell office:value-type="float" office:value="301" calcext:value-type="float">
            <text:p>301</text:p>
          </table:table-cell>
          <table:table-cell office:value-type="float" office:value="340" calcext:value-type="float">
            <text:p>340</text:p>
          </table:table-cell>
          <table:table-cell office:value-type="float" office:value="318" calcext:value-type="float">
            <text:p>318</text:p>
          </table:table-cell>
          <table:table-cell office:value-type="float" office:value="353" calcext:value-type="float">
            <text:p>353</text:p>
          </table:table-cell>
          <table:table-cell office:value-type="float" office:value="388" calcext:value-type="float">
            <text:p>388</text:p>
          </table:table-cell>
          <table:table-cell office:value-type="float" office:value="296" calcext:value-type="float">
            <text:p>296</text:p>
          </table:table-cell>
          <table:table-cell office:value-type="float" office:value="322" calcext:value-type="float">
            <text:p>322</text:p>
          </table:table-cell>
          <table:table-cell office:value-type="float" office:value="348" calcext:value-type="float">
            <text:p>348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time" office:time-value="PT18H45M00S" calcext:value-type="time">
            <text:p>18:45</text:p>
          </table:table-cell>
          <table:table-cell table:style-name="ce2" table:formula="of:=SUM([.D77:.M77])/10" office:value-type="float" office:value="329.5" calcext:value-type="float">
            <text:p>329.50</text:p>
          </table:table-cell>
          <table:table-cell table:style-name="ce2" table:formula="of:=STDEV([.D77:.M77])" office:value-type="float" office:value="18.7394414715772" calcext:value-type="float">
            <text:p>18.74</text:p>
          </table:table-cell>
          <table:table-cell office:value-type="float" office:value="320" calcext:value-type="float">
            <text:p>320</text:p>
          </table:table-cell>
          <table:table-cell office:value-type="float" office:value="327" calcext:value-type="float">
            <text:p>327</text:p>
          </table:table-cell>
          <table:table-cell office:value-type="float" office:value="355" calcext:value-type="float">
            <text:p>355</text:p>
          </table:table-cell>
          <table:table-cell office:value-type="float" office:value="324" calcext:value-type="float">
            <text:p>324</text:p>
          </table:table-cell>
          <table:table-cell office:value-type="float" office:value="311" calcext:value-type="float">
            <text:p>311</text:p>
          </table:table-cell>
          <table:table-cell office:value-type="float" office:value="303" calcext:value-type="float">
            <text:p>303</text:p>
          </table:table-cell>
          <table:table-cell office:value-type="float" office:value="317" calcext:value-type="float">
            <text:p>317</text:p>
          </table:table-cell>
          <table:table-cell office:value-type="float" office:value="333" calcext:value-type="float">
            <text:p>333</text:p>
          </table:table-cell>
          <table:table-cell office:value-type="float" office:value="345" calcext:value-type="float">
            <text:p>34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SUM([.D78:.M78])/10" office:value-type="float" office:value="240.9" calcext:value-type="float">
            <text:p>240.90</text:p>
          </table:table-cell>
          <table:table-cell table:style-name="ce2" table:formula="of:=STDEV([.D78:.M78])" office:value-type="float" office:value="25.2650395254435" calcext:value-type="float">
            <text:p>25.27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18" calcext:value-type="float">
            <text:p>218</text:p>
          </table:table-cell>
          <table:table-cell office:value-type="float" office:value="243" calcext:value-type="float">
            <text:p>243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309" calcext:value-type="float">
            <text:p>30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table:style-name="ce2" table:formula="of:=SUM([.D79:.M79])/10" office:value-type="float" office:value="221.1" calcext:value-type="float">
            <text:p>221.10</text:p>
          </table:table-cell>
          <table:table-cell table:style-name="ce2" table:formula="of:=STDEV([.D79:.M79])" office:value-type="float" office:value="13.3703652405859" calcext:value-type="float">
            <text:p>13.37</text:p>
          </table:table-cell>
          <table:table-cell office:value-type="float" office:value="235" calcext:value-type="float">
            <text:p>235</text:p>
          </table:table-cell>
          <table:table-cell office:value-type="float" office:value="211" calcext:value-type="float">
            <text:p>211</text:p>
          </table:table-cell>
          <table:table-cell office:value-type="float" office:value="223" calcext:value-type="float">
            <text:p>223</text:p>
          </table:table-cell>
          <table:table-cell office:value-type="float" office:value="209" calcext:value-type="float">
            <text:p>209</text:p>
          </table:table-cell>
          <table:table-cell office:value-type="float" office:value="237" calcext:value-type="float">
            <text:p>237</text:p>
          </table:table-cell>
          <table:table-cell office:value-type="float" office:value="206" calcext:value-type="float">
            <text:p>206</text:p>
          </table:table-cell>
          <table:table-cell office:value-type="float" office:value="231" calcext:value-type="float">
            <text:p>231</text:p>
          </table:table-cell>
          <table:table-cell office:value-type="float" office:value="207" calcext:value-type="float">
            <text:p>207</text:p>
          </table:table-cell>
          <table:table-cell office:value-type="float" office:value="239" calcext:value-type="float">
            <text:p>23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style-name="ce2" table:formula="of:=SUM([.D80:.M80])/10" office:value-type="float" office:value="217.9" calcext:value-type="float">
            <text:p>217.90</text:p>
          </table:table-cell>
          <table:table-cell table:style-name="ce2" table:formula="of:=STDEV([.D80:.M80])" office:value-type="float" office:value="13.0677720620872" calcext:value-type="float">
            <text:p>13.07</text:p>
          </table:table-cell>
          <table:table-cell office:value-type="float" office:value="220" calcext:value-type="float">
            <text:p>220</text:p>
          </table:table-cell>
          <table:table-cell office:value-type="float" office:value="209" calcext:value-type="float">
            <text:p>209</text:p>
          </table:table-cell>
          <table:table-cell office:value-type="float" office:value="235" calcext:value-type="float">
            <text:p>235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242" calcext:value-type="float">
            <text:p>242</text:p>
          </table:table-cell>
          <table:table-cell office:value-type="float" office:value="218" calcext:value-type="float">
            <text:p>218</text:p>
          </table:table-cell>
          <table:table-cell office:value-type="float" office:value="202" calcext:value-type="float">
            <text:p>20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time" office:time-value="PT19H45M00S" calcext:value-type="time">
            <text:p>19:45</text:p>
          </table:table-cell>
          <table:table-cell table:style-name="ce2" table:formula="of:=SUM([.D81:.M81])/10" office:value-type="float" office:value="217.7" calcext:value-type="float">
            <text:p>217.70</text:p>
          </table:table-cell>
          <table:table-cell table:style-name="ce2" table:formula="of:=STDEV([.D81:.M81])" office:value-type="float" office:value="12.9790429368099" calcext:value-type="float">
            <text:p>12.98</text:p>
          </table:table-cell>
          <table:table-cell office:value-type="float" office:value="197" calcext:value-type="float">
            <text:p>197</text:p>
          </table:table-cell>
          <table:table-cell office:value-type="float" office:value="223" calcext:value-type="float">
            <text:p>223</text:p>
          </table:table-cell>
          <table:table-cell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float" office:value="208" calcext:value-type="float">
            <text:p>208</text:p>
          </table:table-cell>
          <table:table-cell office:value-type="float" office:value="224" calcext:value-type="float">
            <text:p>224</text:p>
          </table:table-cell>
          <table:table-cell office:value-type="float" office:value="211" calcext:value-type="float">
            <text:p>21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SUM([.D82:.M82])/10" office:value-type="float" office:value="124.8" calcext:value-type="float">
            <text:p>124.80</text:p>
          </table:table-cell>
          <table:table-cell table:style-name="ce2" table:formula="of:=STDEV([.D82:.M82])" office:value-type="float" office:value="13.1892211883627" calcext:value-type="float">
            <text:p>13.19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table:style-name="ce2" table:formula="of:=SUM([.D83:.M83])/10" office:value-type="float" office:value="119.8" calcext:value-type="float">
            <text:p>119.80</text:p>
          </table:table-cell>
          <table:table-cell table:style-name="ce2" table:formula="of:=STDEV([.D83:.M83])" office:value-type="float" office:value="7.33030240394851" calcext:value-type="float">
            <text:p>7.33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style-name="ce2" table:formula="of:=SUM([.D84:.M84])/10" office:value-type="float" office:value="112.5" calcext:value-type="float">
            <text:p>112.50</text:p>
          </table:table-cell>
          <table:table-cell table:style-name="ce2" table:formula="of:=STDEV([.D84:.M84])" office:value-type="float" office:value="11.1380229644024" calcext:value-type="float">
            <text:p>11.14</text:p>
          </table:table-cell>
          <table:table-cell office:value-type="float" office:value="113" calcext:value-type="float">
            <text:p>113</text:p>
          </table:table-cell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time" office:time-value="PT20H45M00S" calcext:value-type="time">
            <text:p>20:45</text:p>
          </table:table-cell>
          <table:table-cell table:style-name="ce2" table:formula="of:=SUM([.D85:.M85])/10" office:value-type="float" office:value="114.5" calcext:value-type="float">
            <text:p>114.50</text:p>
          </table:table-cell>
          <table:table-cell table:style-name="ce2" table:formula="of:=STDEV([.D85:.M85])" office:value-type="float" office:value="9.10738406154283" calcext:value-type="float">
            <text:p>9.11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SUM([.D86:.M86])/10" office:value-type="float" office:value="78.1" calcext:value-type="float">
            <text:p>78.10</text:p>
          </table:table-cell>
          <table:table-cell table:style-name="ce2" table:formula="of:=STDEV([.D86:.M86])" office:value-type="float" office:value="8.46496045800307" calcext:value-type="float">
            <text:p>8.4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time" office:time-value="PT21H15M00S" calcext:value-type="time">
            <text:p>21:15</text:p>
          </table:table-cell>
          <table:table-cell table:style-name="ce2" table:formula="of:=SUM([.D87:.M87])/10" office:value-type="float" office:value="79.8" calcext:value-type="float">
            <text:p>79.80</text:p>
          </table:table-cell>
          <table:table-cell table:style-name="ce2" table:formula="of:=STDEV([.D87:.M87])" office:value-type="float" office:value="8.14861951498535" calcext:value-type="float">
            <text:p>8.15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table:style-name="ce2" table:formula="of:=SUM([.D88:.M88])/10" office:value-type="float" office:value="79.6" calcext:value-type="float">
            <text:p>79.60</text:p>
          </table:table-cell>
          <table:table-cell table:style-name="ce2" table:formula="of:=STDEV([.D88:.M88])" office:value-type="float" office:value="6.76921134418347" calcext:value-type="float">
            <text:p>6.77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time" office:time-value="PT21H45M00S" calcext:value-type="time">
            <text:p>21:45</text:p>
          </table:table-cell>
          <table:table-cell table:style-name="ce2" table:formula="of:=SUM([.D89:.M89])/10" office:value-type="float" office:value="79.3" calcext:value-type="float">
            <text:p>79.30</text:p>
          </table:table-cell>
          <table:table-cell table:style-name="ce2" table:formula="of:=STDEV([.D89:.M89])" office:value-type="float" office:value="9.55742875696411" calcext:value-type="float">
            <text:p>9.5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SUM([.D90:.M90])/10" office:value-type="float" office:value="70.1" calcext:value-type="float">
            <text:p>70.10</text:p>
          </table:table-cell>
          <table:table-cell table:style-name="ce2" table:formula="of:=STDEV([.D90:.M90])" office:value-type="float" office:value="8.62103370960944" calcext:value-type="float">
            <text:p>8.62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time" office:time-value="PT22H15M00S" calcext:value-type="time">
            <text:p>22:15</text:p>
          </table:table-cell>
          <table:table-cell table:style-name="ce2" table:formula="of:=SUM([.D91:.M91])/10" office:value-type="float" office:value="75.9" calcext:value-type="float">
            <text:p>75.90</text:p>
          </table:table-cell>
          <table:table-cell table:style-name="ce2" table:formula="of:=STDEV([.D91:.M91])" office:value-type="float" office:value="9.68905453477158" calcext:value-type="float">
            <text:p>9.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time" office:time-value="PT22H30M00S" calcext:value-type="time">
            <text:p>22:30</text:p>
          </table:table-cell>
          <table:table-cell table:style-name="ce2" table:formula="of:=SUM([.D92:.M92])/10" office:value-type="float" office:value="70.4" calcext:value-type="float">
            <text:p>70.40</text:p>
          </table:table-cell>
          <table:table-cell table:style-name="ce2" table:formula="of:=STDEV([.D92:.M92])" office:value-type="float" office:value="8.11308956084069" calcext:value-type="float">
            <text:p>8.11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time" office:time-value="PT22H45M00S" calcext:value-type="time">
            <text:p>22:45</text:p>
          </table:table-cell>
          <table:table-cell table:style-name="ce2" table:formula="of:=SUM([.D93:.M93])/10" office:value-type="float" office:value="69.6" calcext:value-type="float">
            <text:p>69.60</text:p>
          </table:table-cell>
          <table:table-cell table:style-name="ce2" table:formula="of:=STDEV([.D93:.M93])" office:value-type="float" office:value="5.42012709978076" calcext:value-type="float">
            <text:p>5.4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SUM([.D94:.M94])/10" office:value-type="float" office:value="61.2" calcext:value-type="float">
            <text:p>61.20</text:p>
          </table:table-cell>
          <table:table-cell table:style-name="ce2" table:formula="of:=STDEV([.D94:.M94])" office:value-type="float" office:value="9.60092588127717" calcext:value-type="float">
            <text:p>9.6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time" office:time-value="PT23H15M00S" calcext:value-type="time">
            <text:p>23:15</text:p>
          </table:table-cell>
          <table:table-cell table:style-name="ce2" table:formula="of:=SUM([.D95:.M95])/10" office:value-type="float" office:value="62.9" calcext:value-type="float">
            <text:p>62.90</text:p>
          </table:table-cell>
          <table:table-cell table:style-name="ce2" table:formula="of:=STDEV([.D95:.M95])" office:value-type="float" office:value="10.5772292107989" calcext:value-type="float">
            <text:p>10.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time" office:time-value="PT23H30M00S" calcext:value-type="time">
            <text:p>23:30</text:p>
          </table:table-cell>
          <table:table-cell table:style-name="ce2" table:formula="of:=SUM([.D96:.M96])/10" office:value-type="float" office:value="58.5" calcext:value-type="float">
            <text:p>58.50</text:p>
          </table:table-cell>
          <table:table-cell table:style-name="ce2" table:formula="of:=STDEV([.D96:.M96])" office:value-type="float" office:value="6.57013444814234" calcext:value-type="float">
            <text:p>6.57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number-rows-repeated="104847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_raw" table:style-name="ta1">
        <table:shapes>
          <draw:frame draw:z-index="0" draw:style-name="gr1" draw:text-style-name="P1" svg:width="268.65mm" svg:height="158.96mm" svg:x="25.15mm" svg:y="0.9mm">
            <loext:p draw:notify-on-update-of-ranges="10p_scenario2_no.A2:10p_scenario2_no.A96 10p_scenario1_no.B2:10p_scenario1_no.B96 10p_scenario1_no.C2:10p_scenario1_no.C96 10p_scenario1_no.C2:10p_scenario1_no.C96 10p_scenario2_no.B2:10p_scenario2_no.B96 10p_scenario2_no.C2:10p_scenario2_no.C96 10p_scenario2_no.C2:10p_scenario2_no.C96 10p_scenario2_min.B2:10p_scenario2_min.B96 10p_scenario2_no.C2:10p_scenario2_no.C96 10p_scenario2_no.C2:10p_scenario2_no.C96 10p_scenario2_max.B2:10p_scenario2_max.B96 10p_scenario2_max.C2:10p_scenario2_max.C96 10p_scenario2_max.C2:10p_scenario2_max.C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 style:data-style-name="N2" text:time-value="19:05:12.376207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8:40:16.038008278</meta:creation-date>
    <dc:date>2018-11-29T21:00:07.605085421</dc:date>
    <meta:editing-duration>PT2H8M57S</meta:editing-duration>
    <meta:editing-cycles>9</meta:editing-cycles>
    <meta:generator>LibreOffice/5.1.6.2$Linux_X86_64 LibreOffice_project/10m0$Build-2</meta:generator>
    <meta:document-statistic meta:table-count="5" meta:cell-count="49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 chart:error-category="cell-range" chart:error-upper-range="10p_scenario1_no.C2:10p_scenario1_no.C96" chart:error-lower-range="10p_scenario1_no.C2:10p_scenario1_no.C96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10p_scenario1_no.C2:10p_scenario1_no.C96" chart:error-lower-range="10p_scenario1_no.C2:10p_scenario1_no.C96" loext:std-weight="1"/>
      <style:graphic-properties draw:stroke="solid" svg:stroke-width="0cm" svg:stroke-color="#004586" svg:stroke-opacity="100%" draw:stroke-linejoin="round"/>
    </style:style>
    <style:style style:name="ch13" style:family="chart" style:data-style-name="N2">
      <style:chart-properties chart:symbol-type="none" chart:link-data-style-to-source="true" chart:error-category="cell-range" chart:error-upper-range="10p_scenario2_no.C2:10p_scenario2_no.C96" chart:error-lower-range="10p_scenario2_no.C2:10p_scenario2_no.C96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10p_scenario2_no.C2:10p_scenario2_no.C96" chart:error-lower-range="10p_scenario2_no.C2:10p_scenario2_no.C96" loext:std-weight="1"/>
      <style:graphic-properties draw:stroke="solid" svg:stroke-width="0cm" svg:stroke-color="#ff420e" svg:stroke-opacity="100%" draw:stroke-linejoin="round"/>
    </style:style>
    <style:style style:name="ch15" style:family="chart" style:data-style-name="N2">
      <style:chart-properties chart:symbol-type="none" chart:link-data-style-to-source="true" chart:error-category="cell-range" chart:error-upper-range="10p_scenario2_no.C2:10p_scenario2_no.C96" chart:error-lower-range="10p_scenario2_no.C2:10p_scenario2_no.C96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10p_scenario2_no.C2:10p_scenario2_no.C96" chart:error-lower-range="10p_scenario2_no.C2:10p_scenario2_no.C96" loext:std-weight="1"/>
      <style:graphic-properties draw:stroke="solid" svg:stroke-width="0cm" svg:stroke-color="#ffd320" svg:stroke-opacity="100%" draw:stroke-linejoin="round"/>
    </style:style>
    <style:style style:name="ch17" style:family="chart" style:data-style-name="N2">
      <style:chart-properties chart:symbol-type="none" chart:link-data-style-to-source="true" chart:error-category="cell-range" chart:error-upper-range="10p_scenario2_max.C2:10p_scenario2_max.C96" chart:error-lower-range="10p_scenario2_max.C2:10p_scenario2_max.C96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10p_scenario2_max.C2:10p_scenario2_max.C96" chart:error-lower-range="10p_scenario2_max.C2:10p_scenario2_max.C96" loext:std-weight="1"/>
      <style:graphic-properties draw:stroke="solid" svg:stroke-width="0cm" svg:stroke-color="#579d1c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866cm" svg:height="15.897cm" xlink:href=".." xlink:type="simple" chart:class="chart:line" chart:style-name="ch1">
        <chart:title svg:x="8.993cm" svg:y="0.453cm" chart:style-name="ch2">
          <text:p>Débit de véhicules sur l'axe Suisse-France</text:p>
        </chart:title>
        <chart:subtitle svg:x="11.935cm" svg:y="1.518cm" chart:style-name="ch3">
          <text:p>Direction France</text:p>
        </chart:subtitle>
        <chart:legend chart:legend-position="end" svg:x="21.818cm" svg:y="6.918cm" style:legend-expansion="high" chart:style-name="ch4"/>
        <chart:plot-area chart:style-name="ch5" table:cell-range-address="10p_scenario2_no.A2:10p_scenario2_no.B96 10p_scenario1_no.B2:10p_scenario1_no.B96 10p_scenario2_min.B2:10p_scenario2_min.B96 10p_scenario2_max.B2:10p_scenario2_max.B96" chart:data-source-has-labels="both" svg:x="1.884cm" svg:y="2.549cm" svg:width="19.397cm" svg:height="12.067cm">
          <chartooo:coordinate-region svg:x="3.299cm" svg:y="2.549cm" svg:width="17.982cm" svg:height="10.673cm"/>
          <chart:axis chart:dimension="x" chart:name="primary-x" chart:style-name="ch6" chartooo:axis-type="auto">
            <chartooo:date-scale/>
            <chart:title svg:x="10.996cm" svg:y="14.934cm" chart:style-name="ch7">
              <text:p>Heures</text:p>
            </chart:title>
            <chart:categories table:cell-range-address="10p_scenario2_no.A2:10p_scenario2_no.A96"/>
          </chart:axis>
          <chart:axis chart:dimension="y" chart:name="primary-y" chart:style-name="ch8">
            <chart:title svg:x="0.451cm" svg:y="10.191cm" chart:style-name="ch9">
              <text:p>Nombre de véhicules
par quart d'heure</text:p>
            </chart:title>
            <chart:grid chart:style-name="ch10" chart:class="major"/>
          </chart:axis>
          <chart:series chart:style-name="ch11" chart:values-cell-range-address="10p_scenario1_no.B2:10p_scenario1_no.B96" loext:label-string="&quot;Scénario actuel&quot;" chart:class="chart:line">
            <chart:error-indicator chart:style-name="ch12" chart:dimension="y"/>
            <chart:data-point chart:repeated="95"/>
          </chart:series>
          <chart:series chart:style-name="ch13" chart:values-cell-range-address="10p_scenario2_no.B2:10p_scenario2_no.B96" loext:label-string="&quot;Scénario 2 sans report&quot;" chart:class="chart:line">
            <chart:error-indicator chart:style-name="ch14" chart:dimension="y"/>
            <chart:data-point chart:repeated="95"/>
          </chart:series>
          <chart:series chart:style-name="ch15" chart:values-cell-range-address="10p_scenario2_min.B2:10p_scenario2_min.B96" loext:label-string="&quot;Scénario 2 report min&quot;" chart:class="chart:line">
            <chart:error-indicator chart:style-name="ch16" chart:dimension="y"/>
            <chart:data-point chart:repeated="95"/>
          </chart:series>
          <chart:series chart:style-name="ch17" chart:values-cell-range-address="10p_scenario2_max.B2:10p_scenario2_max.B96" loext:label-string="&quot;Scénario 2 report max&quot;" chart:class="chart:line">
            <chart:error-indicator chart:style-name="ch18" chart:dimension="y"/>
            <chart:data-point chart:repeated="9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énario actuel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 sans report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 report min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 report max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10p_scenario2_no.A2:10p_scenario2_no.A96</svg:desc>
                </draw:g>
              </table:table-cell>
              <table:table-cell office:value-type="float" office:value="27.9">
                <text:p>27.9</text:p>
                <draw:g>
                  <svg:desc>10p_scenario1_no.B2:10p_scenario1_no.B96</svg:desc>
                </draw:g>
              </table:table-cell>
              <table:table-cell office:value-type="float" office:value="4.38304815295373">
                <text:p>4.38304815295373</text:p>
                <draw:g>
                  <svg:desc>10p_scenario1_no.C2:10p_scenario1_no.C96</svg:desc>
                </draw:g>
              </table:table-cell>
              <table:table-cell office:value-type="float" office:value="4.38304815295373">
                <text:p>4.38304815295373</text:p>
                <draw:g>
                  <svg:desc>10p_scenario1_no.C2:10p_scenario1_no.C96</svg:desc>
                </draw:g>
              </table:table-cell>
              <table:table-cell office:value-type="float" office:value="26.7">
                <text:p>26.7</text:p>
                <draw:g>
                  <svg:desc>10p_scenario2_no.B2:10p_scenario2_no.B96</svg:desc>
                </draw:g>
              </table:table-cell>
              <table:table-cell office:value-type="float" office:value="6.1472667819844">
                <text:p>6.1472667819844</text:p>
                <draw:g>
                  <svg:desc>10p_scenario2_no.C2:10p_scenario2_no.C96</svg:desc>
                </draw:g>
              </table:table-cell>
              <table:table-cell office:value-type="float" office:value="6.1472667819844">
                <text:p>6.1472667819844</text:p>
                <draw:g>
                  <svg:desc>10p_scenario2_no.C2:10p_scenario2_no.C96</svg:desc>
                </draw:g>
              </table:table-cell>
              <table:table-cell office:value-type="float" office:value="29">
                <text:p>29</text:p>
                <draw:g>
                  <svg:desc>10p_scenario2_min.B2:10p_scenario2_min.B96</svg:desc>
                </draw:g>
              </table:table-cell>
              <table:table-cell office:value-type="float" office:value="6.1472667819844">
                <text:p>6.1472667819844</text:p>
                <draw:g>
                  <svg:desc>10p_scenario2_no.C2:10p_scenario2_no.C96</svg:desc>
                </draw:g>
              </table:table-cell>
              <table:table-cell office:value-type="float" office:value="6.1472667819844">
                <text:p>6.1472667819844</text:p>
                <draw:g>
                  <svg:desc>10p_scenario2_no.C2:10p_scenario2_no.C96</svg:desc>
                </draw:g>
              </table:table-cell>
              <table:table-cell office:value-type="float" office:value="29.7">
                <text:p>29.7</text:p>
                <draw:g>
                  <svg:desc>10p_scenario2_max.B2:10p_scenario2_max.B96</svg:desc>
                </draw:g>
              </table:table-cell>
              <table:table-cell office:value-type="float" office:value="4.76211904279784">
                <text:p>4.76211904279784</text:p>
                <draw:g>
                  <svg:desc>10p_scenario2_max.C2:10p_scenario2_max.C96</svg:desc>
                </draw:g>
              </table:table-cell>
              <table:table-cell office:value-type="float" office:value="4.76211904279784">
                <text:p>4.76211904279784</text:p>
                <draw:g>
                  <svg:desc>10p_scenario2_max.C2:10p_scenario2_max.C96</svg:desc>
                </draw:g>
              </table:table-cell>
            </table:table-row>
            <table:table-row>
              <table:table-cell office:value-type="float" office:value="0.0104166666666667">
                <text:p>0.0104166666666667</text:p>
              </table:table-cell>
              <table:table-cell office:value-type="float" office:value="31.5">
                <text:p>31.5</text:p>
              </table:table-cell>
              <table:table-cell office:value-type="float" office:value="4.35252161906687">
                <text:p>4.35252161906687</text:p>
              </table:table-cell>
              <table:table-cell office:value-type="float" office:value="4.35252161906687">
                <text:p>4.35252161906687</text:p>
              </table:table-cell>
              <table:table-cell office:value-type="float" office:value="33.5">
                <text:p>33.5</text:p>
              </table:table-cell>
              <table:table-cell office:value-type="float" office:value="3.56682242650545">
                <text:p>3.56682242650545</text:p>
              </table:table-cell>
              <table:table-cell office:value-type="float" office:value="3.56682242650545">
                <text:p>3.56682242650545</text:p>
              </table:table-cell>
              <table:table-cell office:value-type="float" office:value="30.7">
                <text:p>30.7</text:p>
              </table:table-cell>
              <table:table-cell office:value-type="float" office:value="3.56682242650545">
                <text:p>3.56682242650545</text:p>
              </table:table-cell>
              <table:table-cell office:value-type="float" office:value="3.56682242650545">
                <text:p>3.56682242650545</text:p>
              </table:table-cell>
              <table:table-cell office:value-type="float" office:value="29.9">
                <text:p>29.9</text:p>
              </table:table-cell>
              <table:table-cell office:value-type="float" office:value="4.58136321294098">
                <text:p>4.58136321294098</text:p>
              </table:table-cell>
              <table:table-cell office:value-type="float" office:value="4.58136321294098">
                <text:p>4.58136321294098</text:p>
              </table:table-cell>
            </table:table-row>
            <table:table-row>
              <table:table-cell office:value-type="float" office:value="0.0208333333333333">
                <text:p>0.0208333333333333</text:p>
              </table:table-cell>
              <table:table-cell office:value-type="float" office:value="29.8">
                <text:p>29.8</text:p>
              </table:table-cell>
              <table:table-cell office:value-type="float" office:value="5.73100728008999">
                <text:p>5.73100728008999</text:p>
              </table:table-cell>
              <table:table-cell office:value-type="float" office:value="5.73100728008999">
                <text:p>5.73100728008999</text:p>
              </table:table-cell>
              <table:table-cell office:value-type="float" office:value="32.2">
                <text:p>32.2</text:p>
              </table:table-cell>
              <table:table-cell office:value-type="float" office:value="2.65832027165025">
                <text:p>2.65832027165025</text:p>
              </table:table-cell>
              <table:table-cell office:value-type="float" office:value="2.65832027165025">
                <text:p>2.65832027165025</text:p>
              </table:table-cell>
              <table:table-cell office:value-type="float" office:value="30.3">
                <text:p>30.3</text:p>
              </table:table-cell>
              <table:table-cell office:value-type="float" office:value="2.65832027165025">
                <text:p>2.65832027165025</text:p>
              </table:table-cell>
              <table:table-cell office:value-type="float" office:value="2.65832027165025">
                <text:p>2.65832027165025</text:p>
              </table:table-cell>
              <table:table-cell office:value-type="float" office:value="33.1">
                <text:p>33.1</text:p>
              </table:table-cell>
              <table:table-cell office:value-type="float" office:value="3.72528895225294">
                <text:p>3.72528895225294</text:p>
              </table:table-cell>
              <table:table-cell office:value-type="float" office:value="3.72528895225294">
                <text:p>3.72528895225294</text:p>
              </table:table-cell>
            </table:table-row>
            <table:table-row>
              <table:table-cell office:value-type="float" office:value="0.03125">
                <text:p>0.03125</text:p>
              </table:table-cell>
              <table:table-cell office:value-type="float" office:value="34.8">
                <text:p>34.8</text:p>
              </table:table-cell>
              <table:table-cell office:value-type="float" office:value="7.5395254787317">
                <text:p>7.5395254787317</text:p>
              </table:table-cell>
              <table:table-cell office:value-type="float" office:value="7.5395254787317">
                <text:p>7.5395254787317</text:p>
              </table:table-cell>
              <table:table-cell office:value-type="float" office:value="30.1">
                <text:p>30.1</text:p>
              </table:table-cell>
              <table:table-cell office:value-type="float" office:value="4.77144282860716">
                <text:p>4.77144282860716</text:p>
              </table:table-cell>
              <table:table-cell office:value-type="float" office:value="4.77144282860716">
                <text:p>4.77144282860716</text:p>
              </table:table-cell>
              <table:table-cell office:value-type="float" office:value="36">
                <text:p>36</text:p>
              </table:table-cell>
              <table:table-cell office:value-type="float" office:value="4.77144282860716">
                <text:p>4.77144282860716</text:p>
              </table:table-cell>
              <table:table-cell office:value-type="float" office:value="4.77144282860716">
                <text:p>4.77144282860716</text:p>
              </table:table-cell>
              <table:table-cell office:value-type="float" office:value="33.8">
                <text:p>33.8</text:p>
              </table:table-cell>
              <table:table-cell office:value-type="float" office:value="6.23253114267746">
                <text:p>6.23253114267746</text:p>
              </table:table-cell>
              <table:table-cell office:value-type="float" office:value="6.23253114267746">
                <text:p>6.23253114267746</text:p>
              </table:table-cell>
            </table:table-row>
            <table:table-row>
              <table:table-cell office:value-type="float" office:value="0.0416666666666667">
                <text:p>0.0416666666666667</text:p>
              </table:table-cell>
              <table:table-cell office:value-type="float" office:value="17.1">
                <text:p>17.1</text:p>
              </table:table-cell>
              <table:table-cell office:value-type="float" office:value="4.06748625620843">
                <text:p>4.06748625620843</text:p>
              </table:table-cell>
              <table:table-cell office:value-type="float" office:value="4.06748625620843">
                <text:p>4.06748625620843</text:p>
              </table:table-cell>
              <table:table-cell office:value-type="float" office:value="21.3">
                <text:p>21.3</text:p>
              </table:table-cell>
              <table:table-cell office:value-type="float" office:value="9.38142372516619">
                <text:p>9.38142372516619</text:p>
              </table:table-cell>
              <table:table-cell office:value-type="float" office:value="9.38142372516619">
                <text:p>9.38142372516619</text:p>
              </table:table-cell>
              <table:table-cell office:value-type="float" office:value="19">
                <text:p>19</text:p>
              </table:table-cell>
              <table:table-cell office:value-type="float" office:value="9.38142372516619">
                <text:p>9.38142372516619</text:p>
              </table:table-cell>
              <table:table-cell office:value-type="float" office:value="9.38142372516619">
                <text:p>9.38142372516619</text:p>
              </table:table-cell>
              <table:table-cell office:value-type="float" office:value="17.2">
                <text:p>17.2</text:p>
              </table:table-cell>
              <table:table-cell office:value-type="float" office:value="2.57336787541584">
                <text:p>2.57336787541584</text:p>
              </table:table-cell>
              <table:table-cell office:value-type="float" office:value="2.57336787541584">
                <text:p>2.57336787541584</text:p>
              </table:table-cell>
            </table:table-row>
            <table:table-row>
              <table:table-cell office:value-type="float" office:value="0.0520833333333333">
                <text:p>0.0520833333333333</text:p>
              </table:table-cell>
              <table:table-cell office:value-type="float" office:value="18">
                <text:p>18</text:p>
              </table:table-cell>
              <table:table-cell office:value-type="float" office:value="4.39696865275764">
                <text:p>4.39696865275764</text:p>
              </table:table-cell>
              <table:table-cell office:value-type="float" office:value="4.39696865275764">
                <text:p>4.39696865275764</text:p>
              </table:table-cell>
              <table:table-cell office:value-type="float" office:value="15.8">
                <text:p>15.8</text:p>
              </table:table-cell>
              <table:table-cell office:value-type="float" office:value="3.32665998663324">
                <text:p>3.32665998663324</text:p>
              </table:table-cell>
              <table:table-cell office:value-type="float" office:value="3.32665998663324">
                <text:p>3.32665998663324</text:p>
              </table:table-cell>
              <table:table-cell office:value-type="float" office:value="15.6">
                <text:p>15.6</text:p>
              </table:table-cell>
              <table:table-cell office:value-type="float" office:value="3.32665998663324">
                <text:p>3.32665998663324</text:p>
              </table:table-cell>
              <table:table-cell office:value-type="float" office:value="3.32665998663324">
                <text:p>3.32665998663324</text:p>
              </table:table-cell>
              <table:table-cell office:value-type="float" office:value="16.2">
                <text:p>16.2</text:p>
              </table:table-cell>
              <table:table-cell office:value-type="float" office:value="3.9665266081716">
                <text:p>3.9665266081716</text:p>
              </table:table-cell>
              <table:table-cell office:value-type="float" office:value="3.9665266081716">
                <text:p>3.9665266081716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11.4">
                <text:p>11.4</text:p>
              </table:table-cell>
              <table:table-cell office:value-type="float" office:value="1.71269767715535">
                <text:p>1.71269767715535</text:p>
              </table:table-cell>
              <table:table-cell office:value-type="float" office:value="1.71269767715535">
                <text:p>1.71269767715535</text:p>
              </table:table-cell>
              <table:table-cell office:value-type="float" office:value="15.1">
                <text:p>15.1</text:p>
              </table:table-cell>
              <table:table-cell office:value-type="float" office:value="4.04007700696685">
                <text:p>4.04007700696685</text:p>
              </table:table-cell>
              <table:table-cell office:value-type="float" office:value="4.04007700696685">
                <text:p>4.04007700696685</text:p>
              </table:table-cell>
              <table:table-cell office:value-type="float" office:value="13.9">
                <text:p>13.9</text:p>
              </table:table-cell>
              <table:table-cell office:value-type="float" office:value="4.04007700696685">
                <text:p>4.04007700696685</text:p>
              </table:table-cell>
              <table:table-cell office:value-type="float" office:value="4.04007700696685">
                <text:p>4.04007700696685</text:p>
              </table:table-cell>
              <table:table-cell office:value-type="float" office:value="17">
                <text:p>17</text:p>
              </table:table-cell>
              <table:table-cell office:value-type="float" office:value="3.85861230093007">
                <text:p>3.85861230093007</text:p>
              </table:table-cell>
              <table:table-cell office:value-type="float" office:value="3.85861230093007">
                <text:p>3.85861230093007</text:p>
              </table:table-cell>
            </table:table-row>
            <table:table-row>
              <table:table-cell office:value-type="float" office:value="0.0729166666666667">
                <text:p>0.0729166666666667</text:p>
              </table:table-cell>
              <table:table-cell office:value-type="float" office:value="13.8">
                <text:p>13.8</text:p>
              </table:table-cell>
              <table:table-cell office:value-type="float" office:value="5.80804040389987">
                <text:p>5.80804040389987</text:p>
              </table:table-cell>
              <table:table-cell office:value-type="float" office:value="5.80804040389987">
                <text:p>5.80804040389987</text:p>
              </table:table-cell>
              <table:table-cell office:value-type="float" office:value="15">
                <text:p>15</text:p>
              </table:table-cell>
              <table:table-cell office:value-type="float" office:value="3.19722101554181">
                <text:p>3.19722101554181</text:p>
              </table:table-cell>
              <table:table-cell office:value-type="float" office:value="3.19722101554181">
                <text:p>3.19722101554181</text:p>
              </table:table-cell>
              <table:table-cell office:value-type="float" office:value="15">
                <text:p>15</text:p>
              </table:table-cell>
              <table:table-cell office:value-type="float" office:value="3.19722101554181">
                <text:p>3.19722101554181</text:p>
              </table:table-cell>
              <table:table-cell office:value-type="float" office:value="3.19722101554181">
                <text:p>3.19722101554181</text:p>
              </table:table-cell>
              <table:table-cell office:value-type="float" office:value="13.4">
                <text:p>13.4</text:p>
              </table:table-cell>
              <table:table-cell office:value-type="float" office:value="4.0879225911349">
                <text:p>4.0879225911349</text:p>
              </table:table-cell>
              <table:table-cell office:value-type="float" office:value="4.0879225911349">
                <text:p>4.0879225911349</text:p>
              </table:table-cell>
            </table:table-row>
            <table:table-row>
              <table:table-cell office:value-type="float" office:value="0.0833333333333333">
                <text:p>0.0833333333333333</text:p>
              </table:table-cell>
              <table:table-cell office:value-type="float" office:value="10.8">
                <text:p>10.8</text:p>
              </table:table-cell>
              <table:table-cell office:value-type="float" office:value="2.34757558155453">
                <text:p>2.34757558155453</text:p>
              </table:table-cell>
              <table:table-cell office:value-type="float" office:value="2.34757558155453">
                <text:p>2.34757558155453</text:p>
              </table:table-cell>
              <table:table-cell office:value-type="float" office:value="13.8">
                <text:p>13.8</text:p>
              </table:table-cell>
              <table:table-cell office:value-type="float" office:value="3.58391468152416">
                <text:p>3.58391468152416</text:p>
              </table:table-cell>
              <table:table-cell office:value-type="float" office:value="3.58391468152416">
                <text:p>3.58391468152416</text:p>
              </table:table-cell>
              <table:table-cell office:value-type="float" office:value="10.1">
                <text:p>10.1</text:p>
              </table:table-cell>
              <table:table-cell office:value-type="float" office:value="3.58391468152416">
                <text:p>3.58391468152416</text:p>
              </table:table-cell>
              <table:table-cell office:value-type="float" office:value="3.58391468152416">
                <text:p>3.58391468152416</text:p>
              </table:table-cell>
              <table:table-cell office:value-type="float" office:value="11.9">
                <text:p>11.9</text:p>
              </table:table-cell>
              <table:table-cell office:value-type="float" office:value="3.14289321768618">
                <text:p>3.14289321768618</text:p>
              </table:table-cell>
              <table:table-cell office:value-type="float" office:value="3.14289321768618">
                <text:p>3.14289321768618</text:p>
              </table:table-cell>
            </table:table-row>
            <table:table-row>
              <table:table-cell office:value-type="float" office:value="0.09375">
                <text:p>0.09375</text:p>
              </table:table-cell>
              <table:table-cell office:value-type="float" office:value="9.5">
                <text:p>9.5</text:p>
              </table:table-cell>
              <table:table-cell office:value-type="float" office:value="1.58113883008419">
                <text:p>1.58113883008419</text:p>
              </table:table-cell>
              <table:table-cell office:value-type="float" office:value="1.58113883008419">
                <text:p>1.58113883008419</text:p>
              </table:table-cell>
              <table:table-cell office:value-type="float" office:value="10.5">
                <text:p>10.5</text:p>
              </table:table-cell>
              <table:table-cell office:value-type="float" office:value="3.06412938514171">
                <text:p>3.06412938514171</text:p>
              </table:table-cell>
              <table:table-cell office:value-type="float" office:value="3.06412938514171">
                <text:p>3.06412938514171</text:p>
              </table:table-cell>
              <table:table-cell office:value-type="float" office:value="11.3">
                <text:p>11.3</text:p>
              </table:table-cell>
              <table:table-cell office:value-type="float" office:value="3.06412938514171">
                <text:p>3.06412938514171</text:p>
              </table:table-cell>
              <table:table-cell office:value-type="float" office:value="3.06412938514171">
                <text:p>3.06412938514171</text:p>
              </table:table-cell>
              <table:table-cell office:value-type="float" office:value="10.2">
                <text:p>10.2</text:p>
              </table:table-cell>
              <table:table-cell office:value-type="float" office:value="4.21109645262767">
                <text:p>4.21109645262767</text:p>
              </table:table-cell>
              <table:table-cell office:value-type="float" office:value="4.21109645262767">
                <text:p>4.21109645262767</text:p>
              </table:table-cell>
            </table:table-row>
            <table:table-row>
              <table:table-cell office:value-type="float" office:value="0.104166666666667">
                <text:p>0.104166666666667</text:p>
              </table:table-cell>
              <table:table-cell office:value-type="float" office:value="11.9">
                <text:p>11.9</text:p>
              </table:table-cell>
              <table:table-cell office:value-type="float" office:value="3.6040101122068">
                <text:p>3.6040101122068</text:p>
              </table:table-cell>
              <table:table-cell office:value-type="float" office:value="3.6040101122068">
                <text:p>3.6040101122068</text:p>
              </table:table-cell>
              <table:table-cell office:value-type="float" office:value="11.4">
                <text:p>11.4</text:p>
              </table:table-cell>
              <table:table-cell office:value-type="float" office:value="4.55094617756694">
                <text:p>4.55094617756694</text:p>
              </table:table-cell>
              <table:table-cell office:value-type="float" office:value="4.55094617756694">
                <text:p>4.55094617756694</text:p>
              </table:table-cell>
              <table:table-cell office:value-type="float" office:value="10.6">
                <text:p>10.6</text:p>
              </table:table-cell>
              <table:table-cell office:value-type="float" office:value="4.55094617756694">
                <text:p>4.55094617756694</text:p>
              </table:table-cell>
              <table:table-cell office:value-type="float" office:value="4.55094617756694">
                <text:p>4.55094617756694</text:p>
              </table:table-cell>
              <table:table-cell office:value-type="float" office:value="10.8">
                <text:p>10.8</text:p>
              </table:table-cell>
              <table:table-cell office:value-type="float" office:value="2.7406406388126">
                <text:p>2.7406406388126</text:p>
              </table:table-cell>
              <table:table-cell office:value-type="float" office:value="2.7406406388126">
                <text:p>2.7406406388126</text:p>
              </table:table-cell>
            </table:table-row>
            <table:table-row>
              <table:table-cell office:value-type="float" office:value="0.114583333333333">
                <text:p>0.114583333333333</text:p>
              </table:table-cell>
              <table:table-cell office:value-type="float" office:value="11.3">
                <text:p>11.3</text:p>
              </table:table-cell>
              <table:table-cell office:value-type="float" office:value="2.71006354989038">
                <text:p>2.71006354989038</text:p>
              </table:table-cell>
              <table:table-cell office:value-type="float" office:value="2.71006354989038">
                <text:p>2.71006354989038</text:p>
              </table:table-cell>
              <table:table-cell office:value-type="float" office:value="11.1">
                <text:p>11.1</text:p>
              </table:table-cell>
              <table:table-cell office:value-type="float" office:value="2.33095116493961">
                <text:p>2.33095116493961</text:p>
              </table:table-cell>
              <table:table-cell office:value-type="float" office:value="2.33095116493961">
                <text:p>2.33095116493961</text:p>
              </table:table-cell>
              <table:table-cell office:value-type="float" office:value="10.6">
                <text:p>10.6</text:p>
              </table:table-cell>
              <table:table-cell office:value-type="float" office:value="2.33095116493961">
                <text:p>2.33095116493961</text:p>
              </table:table-cell>
              <table:table-cell office:value-type="float" office:value="2.33095116493961">
                <text:p>2.33095116493961</text:p>
              </table:table-cell>
              <table:table-cell office:value-type="float" office:value="11.4">
                <text:p>11.4</text:p>
              </table:table-cell>
              <table:table-cell office:value-type="float" office:value="2.83627298482435">
                <text:p>2.83627298482435</text:p>
              </table:table-cell>
              <table:table-cell office:value-type="float" office:value="2.83627298482435">
                <text:p>2.83627298482435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8.7">
                <text:p>8.7</text:p>
              </table:table-cell>
              <table:table-cell office:value-type="float" office:value="4.08384350554447">
                <text:p>4.08384350554447</text:p>
              </table:table-cell>
              <table:table-cell office:value-type="float" office:value="4.08384350554447">
                <text:p>4.08384350554447</text:p>
              </table:table-cell>
              <table:table-cell office:value-type="float" office:value="9.5">
                <text:p>9.5</text:p>
              </table:table-cell>
              <table:table-cell office:value-type="float" office:value="2.83823106098773">
                <text:p>2.83823106098773</text:p>
              </table:table-cell>
              <table:table-cell office:value-type="float" office:value="2.83823106098773">
                <text:p>2.83823106098773</text:p>
              </table:table-cell>
              <table:table-cell office:value-type="float" office:value="8.6">
                <text:p>8.6</text:p>
              </table:table-cell>
              <table:table-cell office:value-type="float" office:value="2.83823106098773">
                <text:p>2.83823106098773</text:p>
              </table:table-cell>
              <table:table-cell office:value-type="float" office:value="2.83823106098773">
                <text:p>2.83823106098773</text:p>
              </table:table-cell>
              <table:table-cell office:value-type="float" office:value="7.9">
                <text:p>7.9</text:p>
              </table:table-cell>
              <table:table-cell office:value-type="float" office:value="1.66332999331662">
                <text:p>1.66332999331662</text:p>
              </table:table-cell>
              <table:table-cell office:value-type="float" office:value="1.66332999331662">
                <text:p>1.66332999331662</text:p>
              </table:table-cell>
            </table:table-row>
            <table:table-row>
              <table:table-cell office:value-type="float" office:value="0.135416666666667">
                <text:p>0.135416666666667</text:p>
              </table:table-cell>
              <table:table-cell office:value-type="float" office:value="9.5">
                <text:p>9.5</text:p>
              </table:table-cell>
              <table:table-cell office:value-type="float" office:value="3.62859017617954">
                <text:p>3.62859017617954</text:p>
              </table:table-cell>
              <table:table-cell office:value-type="float" office:value="3.62859017617954">
                <text:p>3.62859017617954</text:p>
              </table:table-cell>
              <table:table-cell office:value-type="float" office:value="9">
                <text:p>9</text:p>
              </table:table-cell>
              <table:table-cell office:value-type="float" office:value="2.58198889747161">
                <text:p>2.58198889747161</text:p>
              </table:table-cell>
              <table:table-cell office:value-type="float" office:value="2.58198889747161">
                <text:p>2.58198889747161</text:p>
              </table:table-cell>
              <table:table-cell office:value-type="float" office:value="8.6">
                <text:p>8.6</text:p>
              </table:table-cell>
              <table:table-cell office:value-type="float" office:value="2.58198889747161">
                <text:p>2.58198889747161</text:p>
              </table:table-cell>
              <table:table-cell office:value-type="float" office:value="2.58198889747161">
                <text:p>2.58198889747161</text:p>
              </table:table-cell>
              <table:table-cell office:value-type="float" office:value="8.6">
                <text:p>8.6</text:p>
              </table:table-cell>
              <table:table-cell office:value-type="float" office:value="2.06559111797729">
                <text:p>2.06559111797729</text:p>
              </table:table-cell>
              <table:table-cell office:value-type="float" office:value="2.06559111797729">
                <text:p>2.06559111797729</text:p>
              </table:table-cell>
            </table:table-row>
            <table:table-row>
              <table:table-cell office:value-type="float" office:value="0.145833333333333">
                <text:p>0.145833333333333</text:p>
              </table:table-cell>
              <table:table-cell office:value-type="float" office:value="9.6">
                <text:p>9.6</text:p>
              </table:table-cell>
              <table:table-cell office:value-type="float" office:value="3.02581485810939">
                <text:p>3.02581485810939</text:p>
              </table:table-cell>
              <table:table-cell office:value-type="float" office:value="3.02581485810939">
                <text:p>3.02581485810939</text:p>
              </table:table-cell>
              <table:table-cell office:value-type="float" office:value="8.7">
                <text:p>8.7</text:p>
              </table:table-cell>
              <table:table-cell office:value-type="float" office:value="3.05686840482943">
                <text:p>3.05686840482943</text:p>
              </table:table-cell>
              <table:table-cell office:value-type="float" office:value="3.05686840482943">
                <text:p>3.05686840482943</text:p>
              </table:table-cell>
              <table:table-cell office:value-type="float" office:value="8.1">
                <text:p>8.1</text:p>
              </table:table-cell>
              <table:table-cell office:value-type="float" office:value="3.05686840482943">
                <text:p>3.05686840482943</text:p>
              </table:table-cell>
              <table:table-cell office:value-type="float" office:value="3.05686840482943">
                <text:p>3.05686840482943</text:p>
              </table:table-cell>
              <table:table-cell office:value-type="float" office:value="11.5">
                <text:p>11.5</text:p>
              </table:table-cell>
              <table:table-cell office:value-type="float" office:value="3.13581462037113">
                <text:p>3.13581462037113</text:p>
              </table:table-cell>
              <table:table-cell office:value-type="float" office:value="3.13581462037113">
                <text:p>3.13581462037113</text:p>
              </table:table-cell>
            </table:table-row>
            <table:table-row>
              <table:table-cell office:value-type="float" office:value="0.15625">
                <text:p>0.15625</text:p>
              </table:table-cell>
              <table:table-cell office:value-type="float" office:value="9.7">
                <text:p>9.7</text:p>
              </table:table-cell>
              <table:table-cell office:value-type="float" office:value="2.5407785333546">
                <text:p>2.5407785333546</text:p>
              </table:table-cell>
              <table:table-cell office:value-type="float" office:value="2.5407785333546">
                <text:p>2.5407785333546</text:p>
              </table:table-cell>
              <table:table-cell office:value-type="float" office:value="9">
                <text:p>9</text:p>
              </table:table-cell>
              <table:table-cell office:value-type="float" office:value="1.9436506316151">
                <text:p>1.9436506316151</text:p>
              </table:table-cell>
              <table:table-cell office:value-type="float" office:value="1.9436506316151">
                <text:p>1.9436506316151</text:p>
              </table:table-cell>
              <table:table-cell office:value-type="float" office:value="9.4">
                <text:p>9.4</text:p>
              </table:table-cell>
              <table:table-cell office:value-type="float" office:value="1.9436506316151">
                <text:p>1.9436506316151</text:p>
              </table:table-cell>
              <table:table-cell office:value-type="float" office:value="1.9436506316151">
                <text:p>1.9436506316151</text:p>
              </table:table-cell>
              <table:table-cell office:value-type="float" office:value="9.3">
                <text:p>9.3</text:p>
              </table:table-cell>
              <table:table-cell office:value-type="float" office:value="2.31180545125329">
                <text:p>2.31180545125329</text:p>
              </table:table-cell>
              <table:table-cell office:value-type="float" office:value="2.31180545125329">
                <text:p>2.31180545125329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13.8">
                <text:p>13.8</text:p>
              </table:table-cell>
              <table:table-cell office:value-type="float" office:value="3.19026296373477">
                <text:p>3.19026296373477</text:p>
              </table:table-cell>
              <table:table-cell office:value-type="float" office:value="3.19026296373477">
                <text:p>3.19026296373477</text:p>
              </table:table-cell>
              <table:table-cell office:value-type="float" office:value="16.2">
                <text:p>16.2</text:p>
              </table:table-cell>
              <table:table-cell office:value-type="float" office:value="6.28578643537236">
                <text:p>6.28578643537236</text:p>
              </table:table-cell>
              <table:table-cell office:value-type="float" office:value="6.28578643537236">
                <text:p>6.28578643537236</text:p>
              </table:table-cell>
              <table:table-cell office:value-type="float" office:value="13.9">
                <text:p>13.9</text:p>
              </table:table-cell>
              <table:table-cell office:value-type="float" office:value="6.28578643537236">
                <text:p>6.28578643537236</text:p>
              </table:table-cell>
              <table:table-cell office:value-type="float" office:value="6.28578643537236">
                <text:p>6.28578643537236</text:p>
              </table:table-cell>
              <table:table-cell office:value-type="float" office:value="12.3">
                <text:p>12.3</text:p>
              </table:table-cell>
              <table:table-cell office:value-type="float" office:value="3.30151480384384">
                <text:p>3.30151480384384</text:p>
              </table:table-cell>
              <table:table-cell office:value-type="float" office:value="3.30151480384384">
                <text:p>3.30151480384384</text:p>
              </table:table-cell>
            </table:table-row>
            <table:table-row>
              <table:table-cell office:value-type="float" office:value="0.177083333333333">
                <text:p>0.177083333333333</text:p>
              </table:table-cell>
              <table:table-cell office:value-type="float" office:value="15.3">
                <text:p>15.3</text:p>
              </table:table-cell>
              <table:table-cell office:value-type="float" office:value="2.86937856222098">
                <text:p>2.86937856222098</text:p>
              </table:table-cell>
              <table:table-cell office:value-type="float" office:value="2.86937856222098">
                <text:p>2.86937856222098</text:p>
              </table:table-cell>
              <table:table-cell office:value-type="float" office:value="13.8">
                <text:p>13.8</text:p>
              </table:table-cell>
              <table:table-cell office:value-type="float" office:value="4.5898438608156">
                <text:p>4.5898438608156</text:p>
              </table:table-cell>
              <table:table-cell office:value-type="float" office:value="4.5898438608156">
                <text:p>4.5898438608156</text:p>
              </table:table-cell>
              <table:table-cell office:value-type="float" office:value="14">
                <text:p>14</text:p>
              </table:table-cell>
              <table:table-cell office:value-type="float" office:value="4.5898438608156">
                <text:p>4.5898438608156</text:p>
              </table:table-cell>
              <table:table-cell office:value-type="float" office:value="4.5898438608156">
                <text:p>4.5898438608156</text:p>
              </table:table-cell>
              <table:table-cell office:value-type="float" office:value="12.5">
                <text:p>12.5</text:p>
              </table:table-cell>
              <table:table-cell office:value-type="float" office:value="3.43996124009172">
                <text:p>3.43996124009172</text:p>
              </table:table-cell>
              <table:table-cell office:value-type="float" office:value="3.43996124009172">
                <text:p>3.43996124009172</text:p>
              </table:table-cell>
            </table:table-row>
            <table:table-row>
              <table:table-cell office:value-type="float" office:value="0.1875">
                <text:p>0.1875</text:p>
              </table:table-cell>
              <table:table-cell office:value-type="float" office:value="13.1">
                <text:p>13.1</text:p>
              </table:table-cell>
              <table:table-cell office:value-type="float" office:value="2.76686746259295">
                <text:p>2.76686746259295</text:p>
              </table:table-cell>
              <table:table-cell office:value-type="float" office:value="2.76686746259295">
                <text:p>2.76686746259295</text:p>
              </table:table-cell>
              <table:table-cell office:value-type="float" office:value="15.7">
                <text:p>15.7</text:p>
              </table:table-cell>
              <table:table-cell office:value-type="float" office:value="3.46570499481867">
                <text:p>3.46570499481867</text:p>
              </table:table-cell>
              <table:table-cell office:value-type="float" office:value="3.46570499481867">
                <text:p>3.46570499481867</text:p>
              </table:table-cell>
              <table:table-cell office:value-type="float" office:value="12.8">
                <text:p>12.8</text:p>
              </table:table-cell>
              <table:table-cell office:value-type="float" office:value="3.46570499481867">
                <text:p>3.46570499481867</text:p>
              </table:table-cell>
              <table:table-cell office:value-type="float" office:value="3.46570499481867">
                <text:p>3.46570499481867</text:p>
              </table:table-cell>
              <table:table-cell office:value-type="float" office:value="13.2">
                <text:p>13.2</text:p>
              </table:table-cell>
              <table:table-cell office:value-type="float" office:value="3.70585122924995">
                <text:p>3.70585122924995</text:p>
              </table:table-cell>
              <table:table-cell office:value-type="float" office:value="3.70585122924995">
                <text:p>3.70585122924995</text:p>
              </table:table-cell>
            </table:table-row>
            <table:table-row>
              <table:table-cell office:value-type="float" office:value="0.197916666666667">
                <text:p>0.197916666666667</text:p>
              </table:table-cell>
              <table:table-cell office:value-type="float" office:value="15.9">
                <text:p>15.9</text:p>
              </table:table-cell>
              <table:table-cell office:value-type="float" office:value="1.96920739836559">
                <text:p>1.96920739836559</text:p>
              </table:table-cell>
              <table:table-cell office:value-type="float" office:value="1.96920739836559">
                <text:p>1.96920739836559</text:p>
              </table:table-cell>
              <table:table-cell office:value-type="float" office:value="12.6">
                <text:p>12.6</text:p>
              </table:table-cell>
              <table:table-cell office:value-type="float" office:value="3.09838667696593">
                <text:p>3.09838667696593</text:p>
              </table:table-cell>
              <table:table-cell office:value-type="float" office:value="3.09838667696593">
                <text:p>3.09838667696593</text:p>
              </table:table-cell>
              <table:table-cell office:value-type="float" office:value="17">
                <text:p>17</text:p>
              </table:table-cell>
              <table:table-cell office:value-type="float" office:value="3.09838667696593">
                <text:p>3.09838667696593</text:p>
              </table:table-cell>
              <table:table-cell office:value-type="float" office:value="3.09838667696593">
                <text:p>3.09838667696593</text:p>
              </table:table-cell>
              <table:table-cell office:value-type="float" office:value="14.8">
                <text:p>14.8</text:p>
              </table:table-cell>
              <table:table-cell office:value-type="float" office:value="3.70585122924995">
                <text:p>3.70585122924995</text:p>
              </table:table-cell>
              <table:table-cell office:value-type="float" office:value="3.70585122924995">
                <text:p>3.70585122924995</text:p>
              </table:table-cell>
            </table:table-row>
            <table:table-row>
              <table:table-cell office:value-type="float" office:value="0.208333333333333">
                <text:p>0.208333333333333</text:p>
              </table:table-cell>
              <table:table-cell office:value-type="float" office:value="40.9">
                <text:p>40.9</text:p>
              </table:table-cell>
              <table:table-cell office:value-type="float" office:value="5.60654379572062">
                <text:p>5.60654379572062</text:p>
              </table:table-cell>
              <table:table-cell office:value-type="float" office:value="5.60654379572062">
                <text:p>5.60654379572062</text:p>
              </table:table-cell>
              <table:table-cell office:value-type="float" office:value="37.9">
                <text:p>37.9</text:p>
              </table:table-cell>
              <table:table-cell office:value-type="float" office:value="9.87083245391863">
                <text:p>9.87083245391863</text:p>
              </table:table-cell>
              <table:table-cell office:value-type="float" office:value="9.87083245391863">
                <text:p>9.87083245391863</text:p>
              </table:table-cell>
              <table:table-cell office:value-type="float" office:value="45">
                <text:p>45</text:p>
              </table:table-cell>
              <table:table-cell office:value-type="float" office:value="9.87083245391863">
                <text:p>9.87083245391863</text:p>
              </table:table-cell>
              <table:table-cell office:value-type="float" office:value="9.87083245391863">
                <text:p>9.87083245391863</text:p>
              </table:table-cell>
              <table:table-cell office:value-type="float" office:value="43.1">
                <text:p>43.1</text:p>
              </table:table-cell>
              <table:table-cell office:value-type="float" office:value="3.47850542618522">
                <text:p>3.47850542618522</text:p>
              </table:table-cell>
              <table:table-cell office:value-type="float" office:value="3.47850542618522">
                <text:p>3.47850542618522</text:p>
              </table:table-cell>
            </table:table-row>
            <table:table-row>
              <table:table-cell office:value-type="float" office:value="0.21875">
                <text:p>0.21875</text:p>
              </table:table-cell>
              <table:table-cell office:value-type="float" office:value="47.4">
                <text:p>47.4</text:p>
              </table:table-cell>
              <table:table-cell office:value-type="float" office:value="4.40201973845845">
                <text:p>4.40201973845845</text:p>
              </table:table-cell>
              <table:table-cell office:value-type="float" office:value="4.40201973845845">
                <text:p>4.40201973845845</text:p>
              </table:table-cell>
              <table:table-cell office:value-type="float" office:value="48.6">
                <text:p>48.6</text:p>
              </table:table-cell>
              <table:table-cell office:value-type="float" office:value="10.543033508225">
                <text:p>10.543033508225</text:p>
              </table:table-cell>
              <table:table-cell office:value-type="float" office:value="10.543033508225">
                <text:p>10.543033508225</text:p>
              </table:table-cell>
              <table:table-cell office:value-type="float" office:value="50.5">
                <text:p>50.5</text:p>
              </table:table-cell>
              <table:table-cell office:value-type="float" office:value="10.543033508225">
                <text:p>10.543033508225</text:p>
              </table:table-cell>
              <table:table-cell office:value-type="float" office:value="10.543033508225">
                <text:p>10.543033508225</text:p>
              </table:table-cell>
              <table:table-cell office:value-type="float" office:value="47.5">
                <text:p>47.5</text:p>
              </table:table-cell>
              <table:table-cell office:value-type="float" office:value="7.3219608788296">
                <text:p>7.3219608788296</text:p>
              </table:table-cell>
              <table:table-cell office:value-type="float" office:value="7.3219608788296">
                <text:p>7.3219608788296</text:p>
              </table:table-cell>
            </table:table-row>
            <table:table-row>
              <table:table-cell office:value-type="float" office:value="0.229166666666667">
                <text:p>0.229166666666667</text:p>
              </table:table-cell>
              <table:table-cell office:value-type="float" office:value="50.6">
                <text:p>50.6</text:p>
              </table:table-cell>
              <table:table-cell office:value-type="float" office:value="6.29285308902091">
                <text:p>6.29285308902091</text:p>
              </table:table-cell>
              <table:table-cell office:value-type="float" office:value="6.29285308902091">
                <text:p>6.29285308902091</text:p>
              </table:table-cell>
              <table:table-cell office:value-type="float" office:value="50.9">
                <text:p>50.9</text:p>
              </table:table-cell>
              <table:table-cell office:value-type="float" office:value="7.54909854809757">
                <text:p>7.54909854809757</text:p>
              </table:table-cell>
              <table:table-cell office:value-type="float" office:value="7.54909854809757">
                <text:p>7.54909854809757</text:p>
              </table:table-cell>
              <table:table-cell office:value-type="float" office:value="46">
                <text:p>46</text:p>
              </table:table-cell>
              <table:table-cell office:value-type="float" office:value="7.54909854809757">
                <text:p>7.54909854809757</text:p>
              </table:table-cell>
              <table:table-cell office:value-type="float" office:value="7.54909854809757">
                <text:p>7.54909854809757</text:p>
              </table:table-cell>
              <table:table-cell office:value-type="float" office:value="44.8">
                <text:p>44.8</text:p>
              </table:table-cell>
              <table:table-cell office:value-type="float" office:value="5.39135109844153">
                <text:p>5.39135109844153</text:p>
              </table:table-cell>
              <table:table-cell office:value-type="float" office:value="5.39135109844153">
                <text:p>5.39135109844153</text:p>
              </table:table-cell>
            </table:table-row>
            <table:table-row>
              <table:table-cell office:value-type="float" office:value="0.239583333333333">
                <text:p>0.239583333333333</text:p>
              </table:table-cell>
              <table:table-cell office:value-type="float" office:value="46.8">
                <text:p>46.8</text:p>
              </table:table-cell>
              <table:table-cell office:value-type="float" office:value="5.69209978830308">
                <text:p>5.69209978830308</text:p>
              </table:table-cell>
              <table:table-cell office:value-type="float" office:value="5.69209978830308">
                <text:p>5.69209978830308</text:p>
              </table:table-cell>
              <table:table-cell office:value-type="float" office:value="44.5">
                <text:p>44.5</text:p>
              </table:table-cell>
              <table:table-cell office:value-type="float" office:value="7.16860438920219">
                <text:p>7.16860438920219</text:p>
              </table:table-cell>
              <table:table-cell office:value-type="float" office:value="7.16860438920219">
                <text:p>7.16860438920219</text:p>
              </table:table-cell>
              <table:table-cell office:value-type="float" office:value="51.7">
                <text:p>51.7</text:p>
              </table:table-cell>
              <table:table-cell office:value-type="float" office:value="7.16860438920219">
                <text:p>7.16860438920219</text:p>
              </table:table-cell>
              <table:table-cell office:value-type="float" office:value="7.16860438920219">
                <text:p>7.16860438920219</text:p>
              </table:table-cell>
              <table:table-cell office:value-type="float" office:value="46.7">
                <text:p>46.7</text:p>
              </table:table-cell>
              <table:table-cell office:value-type="float" office:value="6.75030863491934">
                <text:p>6.75030863491934</text:p>
              </table:table-cell>
              <table:table-cell office:value-type="float" office:value="6.75030863491934">
                <text:p>6.7503086349193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75.7">
                <text:p>75.7</text:p>
              </table:table-cell>
              <table:table-cell office:value-type="float" office:value="9.36957250299547">
                <text:p>9.36957250299547</text:p>
              </table:table-cell>
              <table:table-cell office:value-type="float" office:value="9.36957250299547">
                <text:p>9.36957250299547</text:p>
              </table:table-cell>
              <table:table-cell office:value-type="float" office:value="75.1">
                <text:p>75.1</text:p>
              </table:table-cell>
              <table:table-cell office:value-type="float" office:value="12.8274878462014">
                <text:p>12.8274878462014</text:p>
              </table:table-cell>
              <table:table-cell office:value-type="float" office:value="12.8274878462014">
                <text:p>12.8274878462014</text:p>
              </table:table-cell>
              <table:table-cell office:value-type="float" office:value="73.7">
                <text:p>73.7</text:p>
              </table:table-cell>
              <table:table-cell office:value-type="float" office:value="12.8274878462014">
                <text:p>12.8274878462014</text:p>
              </table:table-cell>
              <table:table-cell office:value-type="float" office:value="12.8274878462014">
                <text:p>12.8274878462014</text:p>
              </table:table-cell>
              <table:table-cell office:value-type="float" office:value="72.7">
                <text:p>72.7</text:p>
              </table:table-cell>
              <table:table-cell office:value-type="float" office:value="8.12472221747372">
                <text:p>8.12472221747372</text:p>
              </table:table-cell>
              <table:table-cell office:value-type="float" office:value="8.12472221747372">
                <text:p>8.12472221747372</text:p>
              </table:table-cell>
            </table:table-row>
            <table:table-row>
              <table:table-cell office:value-type="float" office:value="0.260416666666667">
                <text:p>0.260416666666667</text:p>
              </table:table-cell>
              <table:table-cell office:value-type="float" office:value="77.5">
                <text:p>77.5</text:p>
              </table:table-cell>
              <table:table-cell office:value-type="float" office:value="8.93495010245347">
                <text:p>8.93495010245347</text:p>
              </table:table-cell>
              <table:table-cell office:value-type="float" office:value="8.93495010245347">
                <text:p>8.93495010245347</text:p>
              </table:table-cell>
              <table:table-cell office:value-type="float" office:value="74.7">
                <text:p>74.7</text:p>
              </table:table-cell>
              <table:table-cell office:value-type="float" office:value="9.04372096478484">
                <text:p>9.04372096478484</text:p>
              </table:table-cell>
              <table:table-cell office:value-type="float" office:value="9.04372096478484">
                <text:p>9.04372096478484</text:p>
              </table:table-cell>
              <table:table-cell office:value-type="float" office:value="79.4">
                <text:p>79.4</text:p>
              </table:table-cell>
              <table:table-cell office:value-type="float" office:value="9.04372096478484">
                <text:p>9.04372096478484</text:p>
              </table:table-cell>
              <table:table-cell office:value-type="float" office:value="9.04372096478484">
                <text:p>9.04372096478484</text:p>
              </table:table-cell>
              <table:table-cell office:value-type="float" office:value="75">
                <text:p>75</text:p>
              </table:table-cell>
              <table:table-cell office:value-type="float" office:value="11.1853078237083">
                <text:p>11.1853078237083</text:p>
              </table:table-cell>
              <table:table-cell office:value-type="float" office:value="11.1853078237083">
                <text:p>11.1853078237083</text:p>
              </table:table-cell>
            </table:table-row>
            <table:table-row>
              <table:table-cell office:value-type="float" office:value="0.270833333333333">
                <text:p>0.270833333333333</text:p>
              </table:table-cell>
              <table:table-cell office:value-type="float" office:value="76.4">
                <text:p>76.4</text:p>
              </table:table-cell>
              <table:table-cell office:value-type="float" office:value="9.39503414930817">
                <text:p>9.39503414930817</text:p>
              </table:table-cell>
              <table:table-cell office:value-type="float" office:value="9.39503414930817">
                <text:p>9.39503414930817</text:p>
              </table:table-cell>
              <table:table-cell office:value-type="float" office:value="79.6">
                <text:p>79.6</text:p>
              </table:table-cell>
              <table:table-cell office:value-type="float" office:value="10.2328447223199">
                <text:p>10.2328447223199</text:p>
              </table:table-cell>
              <table:table-cell office:value-type="float" office:value="10.2328447223199">
                <text:p>10.2328447223199</text:p>
              </table:table-cell>
              <table:table-cell office:value-type="float" office:value="83.9">
                <text:p>83.9</text:p>
              </table:table-cell>
              <table:table-cell office:value-type="float" office:value="10.2328447223199">
                <text:p>10.2328447223199</text:p>
              </table:table-cell>
              <table:table-cell office:value-type="float" office:value="10.2328447223199">
                <text:p>10.2328447223199</text:p>
              </table:table-cell>
              <table:table-cell office:value-type="float" office:value="77.2">
                <text:p>77.2</text:p>
              </table:table-cell>
              <table:table-cell office:value-type="float" office:value="6.84430014277899">
                <text:p>6.84430014277899</text:p>
              </table:table-cell>
              <table:table-cell office:value-type="float" office:value="6.84430014277899">
                <text:p>6.84430014277899</text:p>
              </table:table-cell>
            </table:table-row>
            <table:table-row>
              <table:table-cell office:value-type="float" office:value="0.28125">
                <text:p>0.28125</text:p>
              </table:table-cell>
              <table:table-cell office:value-type="float" office:value="76.8">
                <text:p>76.8</text:p>
              </table:table-cell>
              <table:table-cell office:value-type="float" office:value="5.67254596964871">
                <text:p>5.67254596964871</text:p>
              </table:table-cell>
              <table:table-cell office:value-type="float" office:value="5.67254596964871">
                <text:p>5.67254596964871</text:p>
              </table:table-cell>
              <table:table-cell office:value-type="float" office:value="80.4">
                <text:p>80.4</text:p>
              </table:table-cell>
              <table:table-cell office:value-type="float" office:value="11.2170505134916">
                <text:p>11.2170505134916</text:p>
              </table:table-cell>
              <table:table-cell office:value-type="float" office:value="11.2170505134916">
                <text:p>11.2170505134916</text:p>
              </table:table-cell>
              <table:table-cell office:value-type="float" office:value="77.9">
                <text:p>77.9</text:p>
              </table:table-cell>
              <table:table-cell office:value-type="float" office:value="11.2170505134916">
                <text:p>11.2170505134916</text:p>
              </table:table-cell>
              <table:table-cell office:value-type="float" office:value="11.2170505134916">
                <text:p>11.2170505134916</text:p>
              </table:table-cell>
              <table:table-cell office:value-type="float" office:value="81.1">
                <text:p>81.1</text:p>
              </table:table-cell>
              <table:table-cell office:value-type="float" office:value="5.82046199006383">
                <text:p>5.82046199006383</text:p>
              </table:table-cell>
              <table:table-cell office:value-type="float" office:value="5.82046199006383">
                <text:p>5.82046199006383</text:p>
              </table:table-cell>
            </table:table-row>
            <table:table-row>
              <table:table-cell office:value-type="float" office:value="0.291666666666667">
                <text:p>0.291666666666667</text:p>
              </table:table-cell>
              <table:table-cell office:value-type="float" office:value="108.1">
                <text:p>108.1</text:p>
              </table:table-cell>
              <table:table-cell office:value-type="float" office:value="9.07315943992071">
                <text:p>9.07315943992071</text:p>
              </table:table-cell>
              <table:table-cell office:value-type="float" office:value="9.07315943992071">
                <text:p>9.07315943992071</text:p>
              </table:table-cell>
              <table:table-cell office:value-type="float" office:value="98.7">
                <text:p>98.7</text:p>
              </table:table-cell>
              <table:table-cell office:value-type="float" office:value="12.2931778732036">
                <text:p>12.2931778732036</text:p>
              </table:table-cell>
              <table:table-cell office:value-type="float" office:value="12.2931778732036">
                <text:p>12.2931778732036</text:p>
              </table:table-cell>
              <table:table-cell office:value-type="float" office:value="101.3">
                <text:p>101.3</text:p>
              </table:table-cell>
              <table:table-cell office:value-type="float" office:value="12.2931778732036">
                <text:p>12.2931778732036</text:p>
              </table:table-cell>
              <table:table-cell office:value-type="float" office:value="12.2931778732036">
                <text:p>12.2931778732036</text:p>
              </table:table-cell>
              <table:table-cell office:value-type="float" office:value="99.6">
                <text:p>99.6</text:p>
              </table:table-cell>
              <table:table-cell office:value-type="float" office:value="6.81827609362432">
                <text:p>6.81827609362432</text:p>
              </table:table-cell>
              <table:table-cell office:value-type="float" office:value="6.81827609362432">
                <text:p>6.81827609362432</text:p>
              </table:table-cell>
            </table:table-row>
            <table:table-row>
              <table:table-cell office:value-type="float" office:value="0.302083333333333">
                <text:p>0.302083333333333</text:p>
              </table:table-cell>
              <table:table-cell office:value-type="float" office:value="99.5">
                <text:p>99.5</text:p>
              </table:table-cell>
              <table:table-cell office:value-type="float" office:value="10.9671225842414">
                <text:p>10.9671225842414</text:p>
              </table:table-cell>
              <table:table-cell office:value-type="float" office:value="10.9671225842414">
                <text:p>10.9671225842414</text:p>
              </table:table-cell>
              <table:table-cell office:value-type="float" office:value="97.3">
                <text:p>97.3</text:p>
              </table:table-cell>
              <table:table-cell office:value-type="float" office:value="11.225467077637">
                <text:p>11.225467077637</text:p>
              </table:table-cell>
              <table:table-cell office:value-type="float" office:value="11.225467077637">
                <text:p>11.225467077637</text:p>
              </table:table-cell>
              <table:table-cell office:value-type="float" office:value="106.5">
                <text:p>106.5</text:p>
              </table:table-cell>
              <table:table-cell office:value-type="float" office:value="11.225467077637">
                <text:p>11.225467077637</text:p>
              </table:table-cell>
              <table:table-cell office:value-type="float" office:value="11.225467077637">
                <text:p>11.225467077637</text:p>
              </table:table-cell>
              <table:table-cell office:value-type="float" office:value="100">
                <text:p>100</text:p>
              </table:table-cell>
              <table:table-cell office:value-type="float" office:value="5.31245915016974">
                <text:p>5.31245915016974</text:p>
              </table:table-cell>
              <table:table-cell office:value-type="float" office:value="5.31245915016974">
                <text:p>5.31245915016974</text:p>
              </table:table-cell>
            </table:table-row>
            <table:table-row>
              <table:table-cell office:value-type="float" office:value="0.3125">
                <text:p>0.3125</text:p>
              </table:table-cell>
              <table:table-cell office:value-type="float" office:value="103.7">
                <text:p>103.7</text:p>
              </table:table-cell>
              <table:table-cell office:value-type="float" office:value="10.667187487285">
                <text:p>10.667187487285</text:p>
              </table:table-cell>
              <table:table-cell office:value-type="float" office:value="10.667187487285">
                <text:p>10.667187487285</text:p>
              </table:table-cell>
              <table:table-cell office:value-type="float" office:value="103.6">
                <text:p>103.6</text:p>
              </table:table-cell>
              <table:table-cell office:value-type="float" office:value="7.76316086827181">
                <text:p>7.76316086827181</text:p>
              </table:table-cell>
              <table:table-cell office:value-type="float" office:value="7.76316086827181">
                <text:p>7.76316086827181</text:p>
              </table:table-cell>
              <table:table-cell office:value-type="float" office:value="98.2">
                <text:p>98.2</text:p>
              </table:table-cell>
              <table:table-cell office:value-type="float" office:value="7.76316086827181">
                <text:p>7.76316086827181</text:p>
              </table:table-cell>
              <table:table-cell office:value-type="float" office:value="7.76316086827181">
                <text:p>7.76316086827181</text:p>
              </table:table-cell>
              <table:table-cell office:value-type="float" office:value="104">
                <text:p>104</text:p>
              </table:table-cell>
              <table:table-cell office:value-type="float" office:value="8.2731157639939">
                <text:p>8.2731157639939</text:p>
              </table:table-cell>
              <table:table-cell office:value-type="float" office:value="8.2731157639939">
                <text:p>8.2731157639939</text:p>
              </table:table-cell>
            </table:table-row>
            <table:table-row>
              <table:table-cell office:value-type="float" office:value="0.322916666666667">
                <text:p>0.322916666666667</text:p>
              </table:table-cell>
              <table:table-cell office:value-type="float" office:value="104.9">
                <text:p>104.9</text:p>
              </table:table-cell>
              <table:table-cell office:value-type="float" office:value="8.26572575290411">
                <text:p>8.26572575290411</text:p>
              </table:table-cell>
              <table:table-cell office:value-type="float" office:value="8.26572575290411">
                <text:p>8.26572575290411</text:p>
              </table:table-cell>
              <table:table-cell office:value-type="float" office:value="102.7">
                <text:p>102.7</text:p>
              </table:table-cell>
              <table:table-cell office:value-type="float" office:value="7.48405712906517">
                <text:p>7.48405712906517</text:p>
              </table:table-cell>
              <table:table-cell office:value-type="float" office:value="7.48405712906517">
                <text:p>7.48405712906517</text:p>
              </table:table-cell>
              <table:table-cell office:value-type="float" office:value="99.9">
                <text:p>99.9</text:p>
              </table:table-cell>
              <table:table-cell office:value-type="float" office:value="7.48405712906517">
                <text:p>7.48405712906517</text:p>
              </table:table-cell>
              <table:table-cell office:value-type="float" office:value="7.48405712906517">
                <text:p>7.48405712906517</text:p>
              </table:table-cell>
              <table:table-cell office:value-type="float" office:value="102.6">
                <text:p>102.6</text:p>
              </table:table-cell>
              <table:table-cell office:value-type="float" office:value="9.87927122818278">
                <text:p>9.87927122818278</text:p>
              </table:table-cell>
              <table:table-cell office:value-type="float" office:value="9.87927122818278">
                <text:p>9.87927122818278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116.1">
                <text:p>116.1</text:p>
              </table:table-cell>
              <table:table-cell office:value-type="float" office:value="12.2605963240873">
                <text:p>12.2605963240873</text:p>
              </table:table-cell>
              <table:table-cell office:value-type="float" office:value="12.2605963240873">
                <text:p>12.2605963240873</text:p>
              </table:table-cell>
              <table:table-cell office:value-type="float" office:value="103.7">
                <text:p>103.7</text:p>
              </table:table-cell>
              <table:table-cell office:value-type="float" office:value="8.61587681744193">
                <text:p>8.61587681744193</text:p>
              </table:table-cell>
              <table:table-cell office:value-type="float" office:value="8.61587681744193">
                <text:p>8.61587681744193</text:p>
              </table:table-cell>
              <table:table-cell office:value-type="float" office:value="107.5">
                <text:p>107.5</text:p>
              </table:table-cell>
              <table:table-cell office:value-type="float" office:value="8.61587681744193">
                <text:p>8.61587681744193</text:p>
              </table:table-cell>
              <table:table-cell office:value-type="float" office:value="8.61587681744193">
                <text:p>8.61587681744193</text:p>
              </table:table-cell>
              <table:table-cell office:value-type="float" office:value="115">
                <text:p>115</text:p>
              </table:table-cell>
              <table:table-cell office:value-type="float" office:value="12.5521135891752">
                <text:p>12.5521135891752</text:p>
              </table:table-cell>
              <table:table-cell office:value-type="float" office:value="12.5521135891752">
                <text:p>12.5521135891752</text:p>
              </table:table-cell>
            </table:table-row>
            <table:table-row>
              <table:table-cell office:value-type="float" office:value="0.34375">
                <text:p>0.34375</text:p>
              </table:table-cell>
              <table:table-cell office:value-type="float" office:value="116.6">
                <text:p>116.6</text:p>
              </table:table-cell>
              <table:table-cell office:value-type="float" office:value="7.33636301052655">
                <text:p>7.33636301052655</text:p>
              </table:table-cell>
              <table:table-cell office:value-type="float" office:value="7.33636301052655">
                <text:p>7.33636301052655</text:p>
              </table:table-cell>
              <table:table-cell office:value-type="float" office:value="105.5">
                <text:p>105.5</text:p>
              </table:table-cell>
              <table:table-cell office:value-type="float" office:value="14.0178457688762">
                <text:p>14.0178457688762</text:p>
              </table:table-cell>
              <table:table-cell office:value-type="float" office:value="14.0178457688762">
                <text:p>14.0178457688762</text:p>
              </table:table-cell>
              <table:table-cell office:value-type="float" office:value="108.5">
                <text:p>108.5</text:p>
              </table:table-cell>
              <table:table-cell office:value-type="float" office:value="14.0178457688762">
                <text:p>14.0178457688762</text:p>
              </table:table-cell>
              <table:table-cell office:value-type="float" office:value="14.0178457688762">
                <text:p>14.0178457688762</text:p>
              </table:table-cell>
              <table:table-cell office:value-type="float" office:value="118.2">
                <text:p>118.2</text:p>
              </table:table-cell>
              <table:table-cell office:value-type="float" office:value="8.79140994885854">
                <text:p>8.79140994885854</text:p>
              </table:table-cell>
              <table:table-cell office:value-type="float" office:value="8.79140994885854">
                <text:p>8.79140994885854</text:p>
              </table:table-cell>
            </table:table-row>
            <table:table-row>
              <table:table-cell office:value-type="float" office:value="0.354166666666667">
                <text:p>0.354166666666667</text:p>
              </table:table-cell>
              <table:table-cell office:value-type="float" office:value="112.4">
                <text:p>112.4</text:p>
              </table:table-cell>
              <table:table-cell office:value-type="float" office:value="10.6165489266103">
                <text:p>10.6165489266103</text:p>
              </table:table-cell>
              <table:table-cell office:value-type="float" office:value="10.6165489266103">
                <text:p>10.6165489266103</text:p>
              </table:table-cell>
              <table:table-cell office:value-type="float" office:value="107.3">
                <text:p>107.3</text:p>
              </table:table-cell>
              <table:table-cell office:value-type="float" office:value="6.11101010017529">
                <text:p>6.11101010017529</text:p>
              </table:table-cell>
              <table:table-cell office:value-type="float" office:value="6.11101010017529">
                <text:p>6.11101010017529</text:p>
              </table:table-cell>
              <table:table-cell office:value-type="float" office:value="108.8">
                <text:p>108.8</text:p>
              </table:table-cell>
              <table:table-cell office:value-type="float" office:value="6.11101010017529">
                <text:p>6.11101010017529</text:p>
              </table:table-cell>
              <table:table-cell office:value-type="float" office:value="6.11101010017529">
                <text:p>6.11101010017529</text:p>
              </table:table-cell>
              <table:table-cell office:value-type="float" office:value="111.1">
                <text:p>111.1</text:p>
              </table:table-cell>
              <table:table-cell office:value-type="float" office:value="9.949316001057">
                <text:p>9.949316001057</text:p>
              </table:table-cell>
              <table:table-cell office:value-type="float" office:value="9.949316001057">
                <text:p>9.949316001057</text:p>
              </table:table-cell>
            </table:table-row>
            <table:table-row>
              <table:table-cell office:value-type="float" office:value="0.364583333333333">
                <text:p>0.364583333333333</text:p>
              </table:table-cell>
              <table:table-cell office:value-type="float" office:value="114.1">
                <text:p>114.1</text:p>
              </table:table-cell>
              <table:table-cell office:value-type="float" office:value="9.90454441153151">
                <text:p>9.90454441153151</text:p>
              </table:table-cell>
              <table:table-cell office:value-type="float" office:value="9.90454441153151">
                <text:p>9.90454441153151</text:p>
              </table:table-cell>
              <table:table-cell office:value-type="float" office:value="114">
                <text:p>114</text:p>
              </table:table-cell>
              <table:table-cell office:value-type="float" office:value="6.99205898780101">
                <text:p>6.99205898780101</text:p>
              </table:table-cell>
              <table:table-cell office:value-type="float" office:value="6.99205898780101">
                <text:p>6.99205898780101</text:p>
              </table:table-cell>
              <table:table-cell office:value-type="float" office:value="108.9">
                <text:p>108.9</text:p>
              </table:table-cell>
              <table:table-cell office:value-type="float" office:value="6.99205898780101">
                <text:p>6.99205898780101</text:p>
              </table:table-cell>
              <table:table-cell office:value-type="float" office:value="6.99205898780101">
                <text:p>6.99205898780101</text:p>
              </table:table-cell>
              <table:table-cell office:value-type="float" office:value="106">
                <text:p>106</text:p>
              </table:table-cell>
              <table:table-cell office:value-type="float" office:value="10.0332779621949">
                <text:p>10.0332779621949</text:p>
              </table:table-cell>
              <table:table-cell office:value-type="float" office:value="10.0332779621949">
                <text:p>10.0332779621949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92">
                <text:p>92</text:p>
              </table:table-cell>
              <table:table-cell office:value-type="float" office:value="12.0646407139026">
                <text:p>12.0646407139026</text:p>
              </table:table-cell>
              <table:table-cell office:value-type="float" office:value="12.0646407139026">
                <text:p>12.0646407139026</text:p>
              </table:table-cell>
              <table:table-cell office:value-type="float" office:value="89.5">
                <text:p>89.5</text:p>
              </table:table-cell>
              <table:table-cell office:value-type="float" office:value="7.64852927038918">
                <text:p>7.64852927038918</text:p>
              </table:table-cell>
              <table:table-cell office:value-type="float" office:value="7.64852927038918">
                <text:p>7.64852927038918</text:p>
              </table:table-cell>
              <table:table-cell office:value-type="float" office:value="89.2">
                <text:p>89.2</text:p>
              </table:table-cell>
              <table:table-cell office:value-type="float" office:value="7.64852927038918">
                <text:p>7.64852927038918</text:p>
              </table:table-cell>
              <table:table-cell office:value-type="float" office:value="7.64852927038918">
                <text:p>7.64852927038918</text:p>
              </table:table-cell>
              <table:table-cell office:value-type="float" office:value="91.1">
                <text:p>91.1</text:p>
              </table:table-cell>
              <table:table-cell office:value-type="float" office:value="8.31932155353495">
                <text:p>8.31932155353495</text:p>
              </table:table-cell>
              <table:table-cell office:value-type="float" office:value="8.31932155353495">
                <text:p>8.31932155353495</text:p>
              </table:table-cell>
            </table:table-row>
            <table:table-row>
              <table:table-cell office:value-type="float" office:value="0.385416666666667">
                <text:p>0.385416666666667</text:p>
              </table:table-cell>
              <table:table-cell office:value-type="float" office:value="90.2">
                <text:p>90.2</text:p>
              </table:table-cell>
              <table:table-cell office:value-type="float" office:value="7.68548415304245">
                <text:p>7.68548415304245</text:p>
              </table:table-cell>
              <table:table-cell office:value-type="float" office:value="7.68548415304245">
                <text:p>7.68548415304245</text:p>
              </table:table-cell>
              <table:table-cell office:value-type="float" office:value="90">
                <text:p>90</text:p>
              </table:table-cell>
              <table:table-cell office:value-type="float" office:value="7.80313327381308">
                <text:p>7.80313327381308</text:p>
              </table:table-cell>
              <table:table-cell office:value-type="float" office:value="7.80313327381308">
                <text:p>7.80313327381308</text:p>
              </table:table-cell>
              <table:table-cell office:value-type="float" office:value="93.1">
                <text:p>93.1</text:p>
              </table:table-cell>
              <table:table-cell office:value-type="float" office:value="7.80313327381308">
                <text:p>7.80313327381308</text:p>
              </table:table-cell>
              <table:table-cell office:value-type="float" office:value="7.80313327381308">
                <text:p>7.80313327381308</text:p>
              </table:table-cell>
              <table:table-cell office:value-type="float" office:value="87.9">
                <text:p>87.9</text:p>
              </table:table-cell>
              <table:table-cell office:value-type="float" office:value="6.43687294680681">
                <text:p>6.43687294680681</text:p>
              </table:table-cell>
              <table:table-cell office:value-type="float" office:value="6.43687294680681">
                <text:p>6.43687294680681</text:p>
              </table:table-cell>
            </table:table-row>
            <table:table-row>
              <table:table-cell office:value-type="float" office:value="0.395833333333333">
                <text:p>0.395833333333333</text:p>
              </table:table-cell>
              <table:table-cell office:value-type="float" office:value="88.3">
                <text:p>88.3</text:p>
              </table:table-cell>
              <table:table-cell office:value-type="float" office:value="10.791457526931">
                <text:p>10.791457526931</text:p>
              </table:table-cell>
              <table:table-cell office:value-type="float" office:value="10.791457526931">
                <text:p>10.791457526931</text:p>
              </table:table-cell>
              <table:table-cell office:value-type="float" office:value="87.8">
                <text:p>87.8</text:p>
              </table:table-cell>
              <table:table-cell office:value-type="float" office:value="13.2480606547189">
                <text:p>13.2480606547189</text:p>
              </table:table-cell>
              <table:table-cell office:value-type="float" office:value="13.2480606547189">
                <text:p>13.2480606547189</text:p>
              </table:table-cell>
              <table:table-cell office:value-type="float" office:value="91.9">
                <text:p>91.9</text:p>
              </table:table-cell>
              <table:table-cell office:value-type="float" office:value="13.2480606547189">
                <text:p>13.2480606547189</text:p>
              </table:table-cell>
              <table:table-cell office:value-type="float" office:value="13.2480606547189">
                <text:p>13.2480606547189</text:p>
              </table:table-cell>
              <table:table-cell office:value-type="float" office:value="88.6">
                <text:p>88.6</text:p>
              </table:table-cell>
              <table:table-cell office:value-type="float" office:value="4.83505716385833">
                <text:p>4.83505716385833</text:p>
              </table:table-cell>
              <table:table-cell office:value-type="float" office:value="4.83505716385833">
                <text:p>4.83505716385833</text:p>
              </table:table-cell>
            </table:table-row>
            <table:table-row>
              <table:table-cell office:value-type="float" office:value="0.40625">
                <text:p>0.40625</text:p>
              </table:table-cell>
              <table:table-cell office:value-type="float" office:value="90.2">
                <text:p>90.2</text:p>
              </table:table-cell>
              <table:table-cell office:value-type="float" office:value="11.9796123105513">
                <text:p>11.9796123105513</text:p>
              </table:table-cell>
              <table:table-cell office:value-type="float" office:value="11.9796123105513">
                <text:p>11.9796123105513</text:p>
              </table:table-cell>
              <table:table-cell office:value-type="float" office:value="89.3">
                <text:p>89.3</text:p>
              </table:table-cell>
              <table:table-cell office:value-type="float" office:value="8.8950672972284">
                <text:p>8.8950672972284</text:p>
              </table:table-cell>
              <table:table-cell office:value-type="float" office:value="8.8950672972284">
                <text:p>8.8950672972284</text:p>
              </table:table-cell>
              <table:table-cell office:value-type="float" office:value="87.6">
                <text:p>87.6</text:p>
              </table:table-cell>
              <table:table-cell office:value-type="float" office:value="8.8950672972284">
                <text:p>8.8950672972284</text:p>
              </table:table-cell>
              <table:table-cell office:value-type="float" office:value="8.8950672972284">
                <text:p>8.8950672972284</text:p>
              </table:table-cell>
              <table:table-cell office:value-type="float" office:value="84.5">
                <text:p>84.5</text:p>
              </table:table-cell>
              <table:table-cell office:value-type="float" office:value="9.07070988279185">
                <text:p>9.07070988279185</text:p>
              </table:table-cell>
              <table:table-cell office:value-type="float" office:value="9.07070988279185">
                <text:p>9.07070988279185</text:p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168.1">
                <text:p>168.1</text:p>
              </table:table-cell>
              <table:table-cell office:value-type="float" office:value="12.0041659435381">
                <text:p>12.0041659435381</text:p>
              </table:table-cell>
              <table:table-cell office:value-type="float" office:value="12.0041659435381">
                <text:p>12.0041659435381</text:p>
              </table:table-cell>
              <table:table-cell office:value-type="float" office:value="160.5">
                <text:p>160.5</text:p>
              </table:table-cell>
              <table:table-cell office:value-type="float" office:value="31.7673836925024">
                <text:p>31.7673836925024</text:p>
              </table:table-cell>
              <table:table-cell office:value-type="float" office:value="31.7673836925024">
                <text:p>31.7673836925024</text:p>
              </table:table-cell>
              <table:table-cell office:value-type="float" office:value="159.5">
                <text:p>159.5</text:p>
              </table:table-cell>
              <table:table-cell office:value-type="float" office:value="31.7673836925024">
                <text:p>31.7673836925024</text:p>
              </table:table-cell>
              <table:table-cell office:value-type="float" office:value="31.7673836925024">
                <text:p>31.7673836925024</text:p>
              </table:table-cell>
              <table:table-cell office:value-type="float" office:value="169">
                <text:p>169</text:p>
              </table:table-cell>
              <table:table-cell office:value-type="float" office:value="12.0922380981447">
                <text:p>12.0922380981447</text:p>
              </table:table-cell>
              <table:table-cell office:value-type="float" office:value="12.0922380981447">
                <text:p>12.0922380981447</text:p>
              </table:table-cell>
            </table:table-row>
            <table:table-row>
              <table:table-cell office:value-type="float" office:value="0.427083333333333">
                <text:p>0.427083333333333</text:p>
              </table:table-cell>
              <table:table-cell office:value-type="float" office:value="185.9">
                <text:p>185.9</text:p>
              </table:table-cell>
              <table:table-cell office:value-type="float" office:value="9.33868893962697">
                <text:p>9.33868893962697</text:p>
              </table:table-cell>
              <table:table-cell office:value-type="float" office:value="9.33868893962697">
                <text:p>9.33868893962697</text:p>
              </table:table-cell>
              <table:table-cell office:value-type="float" office:value="175.9">
                <text:p>175.9</text:p>
              </table:table-cell>
              <table:table-cell office:value-type="float" office:value="11.0800120336878">
                <text:p>11.0800120336878</text:p>
              </table:table-cell>
              <table:table-cell office:value-type="float" office:value="11.0800120336878">
                <text:p>11.0800120336878</text:p>
              </table:table-cell>
              <table:table-cell office:value-type="float" office:value="186.2">
                <text:p>186.2</text:p>
              </table:table-cell>
              <table:table-cell office:value-type="float" office:value="11.0800120336878">
                <text:p>11.0800120336878</text:p>
              </table:table-cell>
              <table:table-cell office:value-type="float" office:value="11.0800120336878">
                <text:p>11.0800120336878</text:p>
              </table:table-cell>
              <table:table-cell office:value-type="float" office:value="183">
                <text:p>183</text:p>
              </table:table-cell>
              <table:table-cell office:value-type="float" office:value="11.8227652339788">
                <text:p>11.8227652339788</text:p>
              </table:table-cell>
              <table:table-cell office:value-type="float" office:value="11.8227652339788">
                <text:p>11.8227652339788</text:p>
              </table:table-cell>
            </table:table-row>
            <table:table-row>
              <table:table-cell office:value-type="float" office:value="0.4375">
                <text:p>0.4375</text:p>
              </table:table-cell>
              <table:table-cell office:value-type="float" office:value="183.7">
                <text:p>183.7</text:p>
              </table:table-cell>
              <table:table-cell office:value-type="float" office:value="16.7733253842059">
                <text:p>16.7733253842059</text:p>
              </table:table-cell>
              <table:table-cell office:value-type="float" office:value="16.7733253842059">
                <text:p>16.7733253842059</text:p>
              </table:table-cell>
              <table:table-cell office:value-type="float" office:value="185.4">
                <text:p>185.4</text:p>
              </table:table-cell>
              <table:table-cell office:value-type="float" office:value="6.65331997326648">
                <text:p>6.65331997326648</text:p>
              </table:table-cell>
              <table:table-cell office:value-type="float" office:value="6.65331997326648">
                <text:p>6.65331997326648</text:p>
              </table:table-cell>
              <table:table-cell office:value-type="float" office:value="183">
                <text:p>183</text:p>
              </table:table-cell>
              <table:table-cell office:value-type="float" office:value="6.65331997326648">
                <text:p>6.65331997326648</text:p>
              </table:table-cell>
              <table:table-cell office:value-type="float" office:value="6.65331997326648">
                <text:p>6.65331997326648</text:p>
              </table:table-cell>
              <table:table-cell office:value-type="float" office:value="188">
                <text:p>188</text:p>
              </table:table-cell>
              <table:table-cell office:value-type="float" office:value="6.53197264742181">
                <text:p>6.53197264742181</text:p>
              </table:table-cell>
              <table:table-cell office:value-type="float" office:value="6.53197264742181">
                <text:p>6.53197264742181</text:p>
              </table:table-cell>
            </table:table-row>
            <table:table-row>
              <table:table-cell office:value-type="float" office:value="0.447916666666667">
                <text:p>0.447916666666667</text:p>
              </table:table-cell>
              <table:table-cell office:value-type="float" office:value="187.2">
                <text:p>187.2</text:p>
              </table:table-cell>
              <table:table-cell office:value-type="float" office:value="15.4113954952532">
                <text:p>15.4113954952532</text:p>
              </table:table-cell>
              <table:table-cell office:value-type="float" office:value="15.4113954952532">
                <text:p>15.4113954952532</text:p>
              </table:table-cell>
              <table:table-cell office:value-type="float" office:value="174.1">
                <text:p>174.1</text:p>
              </table:table-cell>
              <table:table-cell office:value-type="float" office:value="14.9773903675581">
                <text:p>14.9773903675581</text:p>
              </table:table-cell>
              <table:table-cell office:value-type="float" office:value="14.9773903675581">
                <text:p>14.9773903675581</text:p>
              </table:table-cell>
              <table:table-cell office:value-type="float" office:value="183.3">
                <text:p>183.3</text:p>
              </table:table-cell>
              <table:table-cell office:value-type="float" office:value="14.9773903675581">
                <text:p>14.9773903675581</text:p>
              </table:table-cell>
              <table:table-cell office:value-type="float" office:value="14.9773903675581">
                <text:p>14.9773903675581</text:p>
              </table:table-cell>
              <table:table-cell office:value-type="float" office:value="176.6">
                <text:p>176.6</text:p>
              </table:table-cell>
              <table:table-cell office:value-type="float" office:value="11.71134302954">
                <text:p>11.71134302954</text:p>
              </table:table-cell>
              <table:table-cell office:value-type="float" office:value="11.71134302954">
                <text:p>11.71134302954</text:p>
              </table:table-cell>
            </table:table-row>
            <table:table-row>
              <table:table-cell office:value-type="float" office:value="0.458333333333333">
                <text:p>0.458333333333333</text:p>
              </table:table-cell>
              <table:table-cell office:value-type="float" office:value="179.8">
                <text:p>179.8</text:p>
              </table:table-cell>
              <table:table-cell office:value-type="float" office:value="9.39030232621814">
                <text:p>9.39030232621814</text:p>
              </table:table-cell>
              <table:table-cell office:value-type="float" office:value="9.39030232621814">
                <text:p>9.39030232621814</text:p>
              </table:table-cell>
              <table:table-cell office:value-type="float" office:value="178.8">
                <text:p>178.8</text:p>
              </table:table-cell>
              <table:table-cell office:value-type="float" office:value="11.143508324481">
                <text:p>11.143508324481</text:p>
              </table:table-cell>
              <table:table-cell office:value-type="float" office:value="11.143508324481">
                <text:p>11.143508324481</text:p>
              </table:table-cell>
              <table:table-cell office:value-type="float" office:value="188.5">
                <text:p>188.5</text:p>
              </table:table-cell>
              <table:table-cell office:value-type="float" office:value="11.143508324481">
                <text:p>11.143508324481</text:p>
              </table:table-cell>
              <table:table-cell office:value-type="float" office:value="11.143508324481">
                <text:p>11.143508324481</text:p>
              </table:table-cell>
              <table:table-cell office:value-type="float" office:value="178.3">
                <text:p>178.3</text:p>
              </table:table-cell>
              <table:table-cell office:value-type="float" office:value="10.403525043625">
                <text:p>10.403525043625</text:p>
              </table:table-cell>
              <table:table-cell office:value-type="float" office:value="10.403525043625">
                <text:p>10.403525043625</text:p>
              </table:table-cell>
            </table:table-row>
            <table:table-row>
              <table:table-cell office:value-type="float" office:value="0.46875">
                <text:p>0.46875</text:p>
              </table:table-cell>
              <table:table-cell office:value-type="float" office:value="183.7">
                <text:p>183.7</text:p>
              </table:table-cell>
              <table:table-cell office:value-type="float" office:value="13.3504057366558">
                <text:p>13.3504057366558</text:p>
              </table:table-cell>
              <table:table-cell office:value-type="float" office:value="13.3504057366558">
                <text:p>13.3504057366558</text:p>
              </table:table-cell>
              <table:table-cell office:value-type="float" office:value="188.4">
                <text:p>188.4</text:p>
              </table:table-cell>
              <table:table-cell office:value-type="float" office:value="10.254538290706">
                <text:p>10.254538290706</text:p>
              </table:table-cell>
              <table:table-cell office:value-type="float" office:value="10.254538290706">
                <text:p>10.254538290706</text:p>
              </table:table-cell>
              <table:table-cell office:value-type="float" office:value="189.1">
                <text:p>189.1</text:p>
              </table:table-cell>
              <table:table-cell office:value-type="float" office:value="10.254538290706">
                <text:p>10.254538290706</text:p>
              </table:table-cell>
              <table:table-cell office:value-type="float" office:value="10.254538290706">
                <text:p>10.254538290706</text:p>
              </table:table-cell>
              <table:table-cell office:value-type="float" office:value="176.9">
                <text:p>176.9</text:p>
              </table:table-cell>
              <table:table-cell office:value-type="float" office:value="14.8282762915242">
                <text:p>14.8282762915242</text:p>
              </table:table-cell>
              <table:table-cell office:value-type="float" office:value="14.8282762915242">
                <text:p>14.8282762915242</text:p>
              </table:table-cell>
            </table:table-row>
            <table:table-row>
              <table:table-cell office:value-type="float" office:value="0.479166666666667">
                <text:p>0.479166666666667</text:p>
              </table:table-cell>
              <table:table-cell office:value-type="float" office:value="183.6">
                <text:p>183.6</text:p>
              </table:table-cell>
              <table:table-cell office:value-type="float" office:value="12.9717642079505">
                <text:p>12.9717642079505</text:p>
              </table:table-cell>
              <table:table-cell office:value-type="float" office:value="12.9717642079505">
                <text:p>12.9717642079505</text:p>
              </table:table-cell>
              <table:table-cell office:value-type="float" office:value="180.1">
                <text:p>180.1</text:p>
              </table:table-cell>
              <table:table-cell office:value-type="float" office:value="11.0800120336878">
                <text:p>11.0800120336878</text:p>
              </table:table-cell>
              <table:table-cell office:value-type="float" office:value="11.0800120336878">
                <text:p>11.0800120336878</text:p>
              </table:table-cell>
              <table:table-cell office:value-type="float" office:value="179.3">
                <text:p>179.3</text:p>
              </table:table-cell>
              <table:table-cell office:value-type="float" office:value="11.0800120336878">
                <text:p>11.0800120336878</text:p>
              </table:table-cell>
              <table:table-cell office:value-type="float" office:value="11.0800120336878">
                <text:p>11.0800120336878</text:p>
              </table:table-cell>
              <table:table-cell office:value-type="float" office:value="178.8">
                <text:p>178.8</text:p>
              </table:table-cell>
              <table:table-cell office:value-type="float" office:value="13.838753958038">
                <text:p>13.838753958038</text:p>
              </table:table-cell>
              <table:table-cell office:value-type="float" office:value="13.838753958038">
                <text:p>13.838753958038</text:p>
              </table:table-cell>
            </table:table-row>
            <table:table-row>
              <table:table-cell office:value-type="float" office:value="0.489583333333333">
                <text:p>0.489583333333333</text:p>
              </table:table-cell>
              <table:table-cell office:value-type="float" office:value="177.6">
                <text:p>177.6</text:p>
              </table:table-cell>
              <table:table-cell office:value-type="float" office:value="18.0135751279109">
                <text:p>18.0135751279109</text:p>
              </table:table-cell>
              <table:table-cell office:value-type="float" office:value="18.0135751279109">
                <text:p>18.0135751279109</text:p>
              </table:table-cell>
              <table:table-cell office:value-type="float" office:value="178.1">
                <text:p>178.1</text:p>
              </table:table-cell>
              <table:table-cell office:value-type="float" office:value="13.5191222594763">
                <text:p>13.5191222594763</text:p>
              </table:table-cell>
              <table:table-cell office:value-type="float" office:value="13.5191222594763">
                <text:p>13.5191222594763</text:p>
              </table:table-cell>
              <table:table-cell office:value-type="float" office:value="179.7">
                <text:p>179.7</text:p>
              </table:table-cell>
              <table:table-cell office:value-type="float" office:value="13.5191222594763">
                <text:p>13.5191222594763</text:p>
              </table:table-cell>
              <table:table-cell office:value-type="float" office:value="13.5191222594763">
                <text:p>13.5191222594763</text:p>
              </table:table-cell>
              <table:table-cell office:value-type="float" office:value="179.7">
                <text:p>179.7</text:p>
              </table:table-cell>
              <table:table-cell office:value-type="float" office:value="16.5398508659137">
                <text:p>16.5398508659137</text:p>
              </table:table-cell>
              <table:table-cell office:value-type="float" office:value="16.5398508659137">
                <text:p>16.539850865913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03.4">
                <text:p>203.4</text:p>
              </table:table-cell>
              <table:table-cell office:value-type="float" office:value="15.9248233899155">
                <text:p>15.9248233899155</text:p>
              </table:table-cell>
              <table:table-cell office:value-type="float" office:value="15.9248233899155">
                <text:p>15.9248233899155</text:p>
              </table:table-cell>
              <table:table-cell office:value-type="float" office:value="212.1">
                <text:p>212.1</text:p>
              </table:table-cell>
              <table:table-cell office:value-type="float" office:value="18.1012583970164">
                <text:p>18.1012583970164</text:p>
              </table:table-cell>
              <table:table-cell office:value-type="float" office:value="18.1012583970164">
                <text:p>18.1012583970164</text:p>
              </table:table-cell>
              <table:table-cell office:value-type="float" office:value="200.3">
                <text:p>200.3</text:p>
              </table:table-cell>
              <table:table-cell office:value-type="float" office:value="18.1012583970164">
                <text:p>18.1012583970164</text:p>
              </table:table-cell>
              <table:table-cell office:value-type="float" office:value="18.1012583970164">
                <text:p>18.1012583970164</text:p>
              </table:table-cell>
              <table:table-cell office:value-type="float" office:value="199.5">
                <text:p>199.5</text:p>
              </table:table-cell>
              <table:table-cell office:value-type="float" office:value="11.8063071656166">
                <text:p>11.8063071656166</text:p>
              </table:table-cell>
              <table:table-cell office:value-type="float" office:value="11.8063071656166">
                <text:p>11.8063071656166</text:p>
              </table:table-cell>
            </table:table-row>
            <table:table-row>
              <table:table-cell office:value-type="float" office:value="0.510416666666667">
                <text:p>0.510416666666667</text:p>
              </table:table-cell>
              <table:table-cell office:value-type="float" office:value="212.7">
                <text:p>212.7</text:p>
              </table:table-cell>
              <table:table-cell office:value-type="float" office:value="17.7767013563009">
                <text:p>17.7767013563009</text:p>
              </table:table-cell>
              <table:table-cell office:value-type="float" office:value="17.7767013563009">
                <text:p>17.7767013563009</text:p>
              </table:table-cell>
              <table:table-cell office:value-type="float" office:value="208">
                <text:p>208</text:p>
              </table:table-cell>
              <table:table-cell office:value-type="float" office:value="11.5566238822398">
                <text:p>11.5566238822398</text:p>
              </table:table-cell>
              <table:table-cell office:value-type="float" office:value="11.5566238822398">
                <text:p>11.5566238822398</text:p>
              </table:table-cell>
              <table:table-cell office:value-type="float" office:value="216">
                <text:p>216</text:p>
              </table:table-cell>
              <table:table-cell office:value-type="float" office:value="11.5566238822398">
                <text:p>11.5566238822398</text:p>
              </table:table-cell>
              <table:table-cell office:value-type="float" office:value="11.5566238822398">
                <text:p>11.5566238822398</text:p>
              </table:table-cell>
              <table:table-cell office:value-type="float" office:value="212.3">
                <text:p>212.3</text:p>
              </table:table-cell>
              <table:table-cell office:value-type="float" office:value="12.1477021146662">
                <text:p>12.1477021146662</text:p>
              </table:table-cell>
              <table:table-cell office:value-type="float" office:value="12.1477021146662">
                <text:p>12.1477021146662</text:p>
              </table:table-cell>
            </table:table-row>
            <table:table-row>
              <table:table-cell office:value-type="float" office:value="0.520833333333333">
                <text:p>0.520833333333333</text:p>
              </table:table-cell>
              <table:table-cell office:value-type="float" office:value="217.5">
                <text:p>217.5</text:p>
              </table:table-cell>
              <table:table-cell office:value-type="float" office:value="15.5008960314486">
                <text:p>15.5008960314486</text:p>
              </table:table-cell>
              <table:table-cell office:value-type="float" office:value="15.5008960314486">
                <text:p>15.5008960314486</text:p>
              </table:table-cell>
              <table:table-cell office:value-type="float" office:value="220.8">
                <text:p>220.8</text:p>
              </table:table-cell>
              <table:table-cell office:value-type="float" office:value="15.7112839845903">
                <text:p>15.7112839845903</text:p>
              </table:table-cell>
              <table:table-cell office:value-type="float" office:value="15.7112839845903">
                <text:p>15.7112839845903</text:p>
              </table:table-cell>
              <table:table-cell office:value-type="float" office:value="211.5">
                <text:p>211.5</text:p>
              </table:table-cell>
              <table:table-cell office:value-type="float" office:value="15.7112839845903">
                <text:p>15.7112839845903</text:p>
              </table:table-cell>
              <table:table-cell office:value-type="float" office:value="15.7112839845903">
                <text:p>15.7112839845903</text:p>
              </table:table-cell>
              <table:table-cell office:value-type="float" office:value="203.3">
                <text:p>203.3</text:p>
              </table:table-cell>
              <table:table-cell office:value-type="float" office:value="13.8888444443733">
                <text:p>13.8888444443733</text:p>
              </table:table-cell>
              <table:table-cell office:value-type="float" office:value="13.8888444443733">
                <text:p>13.8888444443733</text:p>
              </table:table-cell>
            </table:table-row>
            <table:table-row>
              <table:table-cell office:value-type="float" office:value="0.53125">
                <text:p>0.53125</text:p>
              </table:table-cell>
              <table:table-cell office:value-type="float" office:value="213.6">
                <text:p>213.6</text:p>
              </table:table-cell>
              <table:table-cell office:value-type="float" office:value="15.3781952416039">
                <text:p>15.3781952416039</text:p>
              </table:table-cell>
              <table:table-cell office:value-type="float" office:value="15.3781952416039">
                <text:p>15.3781952416039</text:p>
              </table:table-cell>
              <table:table-cell office:value-type="float" office:value="215.1">
                <text:p>215.1</text:p>
              </table:table-cell>
              <table:table-cell office:value-type="float" office:value="12.3957878150425">
                <text:p>12.3957878150425</text:p>
              </table:table-cell>
              <table:table-cell office:value-type="float" office:value="12.3957878150425">
                <text:p>12.3957878150425</text:p>
              </table:table-cell>
              <table:table-cell office:value-type="float" office:value="205.9">
                <text:p>205.9</text:p>
              </table:table-cell>
              <table:table-cell office:value-type="float" office:value="12.3957878150425">
                <text:p>12.3957878150425</text:p>
              </table:table-cell>
              <table:table-cell office:value-type="float" office:value="12.3957878150425">
                <text:p>12.3957878150425</text:p>
              </table:table-cell>
              <table:table-cell office:value-type="float" office:value="214.1">
                <text:p>214.1</text:p>
              </table:table-cell>
              <table:table-cell office:value-type="float" office:value="16.4076540404505">
                <text:p>16.4076540404505</text:p>
              </table:table-cell>
              <table:table-cell office:value-type="float" office:value="16.4076540404505">
                <text:p>16.4076540404505</text:p>
              </table:table-cell>
            </table:table-row>
            <table:table-row>
              <table:table-cell office:value-type="float" office:value="0.541666666666667">
                <text:p>0.541666666666667</text:p>
              </table:table-cell>
              <table:table-cell office:value-type="float" office:value="176.8">
                <text:p>176.8</text:p>
              </table:table-cell>
              <table:table-cell office:value-type="float" office:value="16.0194326435808">
                <text:p>16.0194326435808</text:p>
              </table:table-cell>
              <table:table-cell office:value-type="float" office:value="16.0194326435808">
                <text:p>16.0194326435808</text:p>
              </table:table-cell>
              <table:table-cell office:value-type="float" office:value="181.5">
                <text:p>181.5</text:p>
              </table:table-cell>
              <table:table-cell office:value-type="float" office:value="16.3452337599273">
                <text:p>16.3452337599273</text:p>
              </table:table-cell>
              <table:table-cell office:value-type="float" office:value="16.3452337599273">
                <text:p>16.3452337599273</text:p>
              </table:table-cell>
              <table:table-cell office:value-type="float" office:value="182.4">
                <text:p>182.4</text:p>
              </table:table-cell>
              <table:table-cell office:value-type="float" office:value="16.3452337599273">
                <text:p>16.3452337599273</text:p>
              </table:table-cell>
              <table:table-cell office:value-type="float" office:value="16.3452337599273">
                <text:p>16.3452337599273</text:p>
              </table:table-cell>
              <table:table-cell office:value-type="float" office:value="179.1">
                <text:p>179.1</text:p>
              </table:table-cell>
              <table:table-cell office:value-type="float" office:value="12.9653384066904">
                <text:p>12.9653384066904</text:p>
              </table:table-cell>
              <table:table-cell office:value-type="float" office:value="12.9653384066904">
                <text:p>12.9653384066904</text:p>
              </table:table-cell>
            </table:table-row>
            <table:table-row>
              <table:table-cell office:value-type="float" office:value="0.552083333333333">
                <text:p>0.552083333333333</text:p>
              </table:table-cell>
              <table:table-cell office:value-type="float" office:value="174.3">
                <text:p>174.3</text:p>
              </table:table-cell>
              <table:table-cell office:value-type="float" office:value="9.58065179874986">
                <text:p>9.58065179874986</text:p>
              </table:table-cell>
              <table:table-cell office:value-type="float" office:value="9.58065179874986">
                <text:p>9.58065179874986</text:p>
              </table:table-cell>
              <table:table-cell office:value-type="float" office:value="172.9">
                <text:p>172.9</text:p>
              </table:table-cell>
              <table:table-cell office:value-type="float" office:value="10.3004854254545">
                <text:p>10.3004854254545</text:p>
              </table:table-cell>
              <table:table-cell office:value-type="float" office:value="10.3004854254545">
                <text:p>10.3004854254545</text:p>
              </table:table-cell>
              <table:table-cell office:value-type="float" office:value="168.5">
                <text:p>168.5</text:p>
              </table:table-cell>
              <table:table-cell office:value-type="float" office:value="10.3004854254545">
                <text:p>10.3004854254545</text:p>
              </table:table-cell>
              <table:table-cell office:value-type="float" office:value="10.3004854254545">
                <text:p>10.3004854254545</text:p>
              </table:table-cell>
              <table:table-cell office:value-type="float" office:value="175">
                <text:p>175</text:p>
              </table:table-cell>
              <table:table-cell office:value-type="float" office:value="17.1139968706579">
                <text:p>17.1139968706579</text:p>
              </table:table-cell>
              <table:table-cell office:value-type="float" office:value="17.1139968706579">
                <text:p>17.1139968706579</text:p>
              </table:table-cell>
            </table:table-row>
            <table:table-row>
              <table:table-cell office:value-type="float" office:value="0.5625">
                <text:p>0.5625</text:p>
              </table:table-cell>
              <table:table-cell office:value-type="float" office:value="176.3">
                <text:p>176.3</text:p>
              </table:table-cell>
              <table:table-cell office:value-type="float" office:value="11.9819308405059">
                <text:p>11.9819308405059</text:p>
              </table:table-cell>
              <table:table-cell office:value-type="float" office:value="11.9819308405059">
                <text:p>11.9819308405059</text:p>
              </table:table-cell>
              <table:table-cell office:value-type="float" office:value="167.8">
                <text:p>167.8</text:p>
              </table:table-cell>
              <table:table-cell office:value-type="float" office:value="12.1728294893906">
                <text:p>12.1728294893906</text:p>
              </table:table-cell>
              <table:table-cell office:value-type="float" office:value="12.1728294893906">
                <text:p>12.1728294893906</text:p>
              </table:table-cell>
              <table:table-cell office:value-type="float" office:value="169.7">
                <text:p>169.7</text:p>
              </table:table-cell>
              <table:table-cell office:value-type="float" office:value="12.1728294893906">
                <text:p>12.1728294893906</text:p>
              </table:table-cell>
              <table:table-cell office:value-type="float" office:value="12.1728294893906">
                <text:p>12.1728294893906</text:p>
              </table:table-cell>
              <table:table-cell office:value-type="float" office:value="170.4">
                <text:p>170.4</text:p>
              </table:table-cell>
              <table:table-cell office:value-type="float" office:value="6.60302960768767">
                <text:p>6.60302960768767</text:p>
              </table:table-cell>
              <table:table-cell office:value-type="float" office:value="6.60302960768767">
                <text:p>6.60302960768767</text:p>
              </table:table-cell>
            </table:table-row>
            <table:table-row>
              <table:table-cell office:value-type="float" office:value="0.572916666666667">
                <text:p>0.572916666666667</text:p>
              </table:table-cell>
              <table:table-cell office:value-type="float" office:value="173.8">
                <text:p>173.8</text:p>
              </table:table-cell>
              <table:table-cell office:value-type="float" office:value="11.5643129209363">
                <text:p>11.5643129209363</text:p>
              </table:table-cell>
              <table:table-cell office:value-type="float" office:value="11.5643129209363">
                <text:p>11.5643129209363</text:p>
              </table:table-cell>
              <table:table-cell office:value-type="float" office:value="164.2">
                <text:p>164.2</text:p>
              </table:table-cell>
              <table:table-cell office:value-type="float" office:value="13.1385776331467">
                <text:p>13.1385776331467</text:p>
              </table:table-cell>
              <table:table-cell office:value-type="float" office:value="13.1385776331467">
                <text:p>13.1385776331467</text:p>
              </table:table-cell>
              <table:table-cell office:value-type="float" office:value="169.7">
                <text:p>169.7</text:p>
              </table:table-cell>
              <table:table-cell office:value-type="float" office:value="13.1385776331467">
                <text:p>13.1385776331467</text:p>
              </table:table-cell>
              <table:table-cell office:value-type="float" office:value="13.1385776331467">
                <text:p>13.1385776331467</text:p>
              </table:table-cell>
              <table:table-cell office:value-type="float" office:value="175.7">
                <text:p>175.7</text:p>
              </table:table-cell>
              <table:table-cell office:value-type="float" office:value="11.3631959510616">
                <text:p>11.3631959510616</text:p>
              </table:table-cell>
              <table:table-cell office:value-type="float" office:value="11.3631959510616">
                <text:p>11.3631959510616</text:p>
              </table:table-cell>
            </table:table-row>
            <table:table-row>
              <table:table-cell office:value-type="float" office:value="0.583333333333333">
                <text:p>0.583333333333333</text:p>
              </table:table-cell>
              <table:table-cell office:value-type="float" office:value="203.8">
                <text:p>203.8</text:p>
              </table:table-cell>
              <table:table-cell office:value-type="float" office:value="12.0443624433453">
                <text:p>12.0443624433453</text:p>
              </table:table-cell>
              <table:table-cell office:value-type="float" office:value="12.0443624433453">
                <text:p>12.0443624433453</text:p>
              </table:table-cell>
              <table:table-cell office:value-type="float" office:value="196.1">
                <text:p>196.1</text:p>
              </table:table-cell>
              <table:table-cell office:value-type="float" office:value="17.9966046180322">
                <text:p>17.9966046180322</text:p>
              </table:table-cell>
              <table:table-cell office:value-type="float" office:value="17.9966046180322">
                <text:p>17.9966046180322</text:p>
              </table:table-cell>
              <table:table-cell office:value-type="float" office:value="203.3">
                <text:p>203.3</text:p>
              </table:table-cell>
              <table:table-cell office:value-type="float" office:value="17.9966046180322">
                <text:p>17.9966046180322</text:p>
              </table:table-cell>
              <table:table-cell office:value-type="float" office:value="17.9966046180322">
                <text:p>17.9966046180322</text:p>
              </table:table-cell>
              <table:table-cell office:value-type="float" office:value="203.5">
                <text:p>203.5</text:p>
              </table:table-cell>
              <table:table-cell office:value-type="float" office:value="10.7832174130812">
                <text:p>10.7832174130812</text:p>
              </table:table-cell>
              <table:table-cell office:value-type="float" office:value="10.7832174130812">
                <text:p>10.7832174130812</text:p>
              </table:table-cell>
            </table:table-row>
            <table:table-row>
              <table:table-cell office:value-type="float" office:value="0.59375">
                <text:p>0.59375</text:p>
              </table:table-cell>
              <table:table-cell office:value-type="float" office:value="208.9">
                <text:p>208.9</text:p>
              </table:table-cell>
              <table:table-cell office:value-type="float" office:value="16.2716522414494">
                <text:p>16.2716522414494</text:p>
              </table:table-cell>
              <table:table-cell office:value-type="float" office:value="16.2716522414494">
                <text:p>16.2716522414494</text:p>
              </table:table-cell>
              <table:table-cell office:value-type="float" office:value="214.6">
                <text:p>214.6</text:p>
              </table:table-cell>
              <table:table-cell office:value-type="float" office:value="14.8936973993103">
                <text:p>14.8936973993103</text:p>
              </table:table-cell>
              <table:table-cell office:value-type="float" office:value="14.8936973993103">
                <text:p>14.8936973993103</text:p>
              </table:table-cell>
              <table:table-cell office:value-type="float" office:value="209.6">
                <text:p>209.6</text:p>
              </table:table-cell>
              <table:table-cell office:value-type="float" office:value="14.8936973993103">
                <text:p>14.8936973993103</text:p>
              </table:table-cell>
              <table:table-cell office:value-type="float" office:value="14.8936973993103">
                <text:p>14.8936973993103</text:p>
              </table:table-cell>
              <table:table-cell office:value-type="float" office:value="202.8">
                <text:p>202.8</text:p>
              </table:table-cell>
              <table:table-cell office:value-type="float" office:value="14.5204836160661">
                <text:p>14.5204836160661</text:p>
              </table:table-cell>
              <table:table-cell office:value-type="float" office:value="14.5204836160661">
                <text:p>14.5204836160661</text:p>
              </table:table-cell>
            </table:table-row>
            <table:table-row>
              <table:table-cell office:value-type="float" office:value="0.604166666666667">
                <text:p>0.604166666666667</text:p>
              </table:table-cell>
              <table:table-cell office:value-type="float" office:value="207.6">
                <text:p>207.6</text:p>
              </table:table-cell>
              <table:table-cell office:value-type="float" office:value="16.3108689052559">
                <text:p>16.3108689052559</text:p>
              </table:table-cell>
              <table:table-cell office:value-type="float" office:value="16.3108689052559">
                <text:p>16.3108689052559</text:p>
              </table:table-cell>
              <table:table-cell office:value-type="float" office:value="205.4">
                <text:p>205.4</text:p>
              </table:table-cell>
              <table:table-cell office:value-type="float" office:value="11.8434229286413">
                <text:p>11.8434229286413</text:p>
              </table:table-cell>
              <table:table-cell office:value-type="float" office:value="11.8434229286413">
                <text:p>11.8434229286413</text:p>
              </table:table-cell>
              <table:table-cell office:value-type="float" office:value="201.7">
                <text:p>201.7</text:p>
              </table:table-cell>
              <table:table-cell office:value-type="float" office:value="11.8434229286413">
                <text:p>11.8434229286413</text:p>
              </table:table-cell>
              <table:table-cell office:value-type="float" office:value="11.8434229286413">
                <text:p>11.8434229286413</text:p>
              </table:table-cell>
              <table:table-cell office:value-type="float" office:value="210.7">
                <text:p>210.7</text:p>
              </table:table-cell>
              <table:table-cell office:value-type="float" office:value="15.5852494365666">
                <text:p>15.5852494365666</text:p>
              </table:table-cell>
              <table:table-cell office:value-type="float" office:value="15.5852494365666">
                <text:p>15.5852494365666</text:p>
              </table:table-cell>
            </table:table-row>
            <table:table-row>
              <table:table-cell office:value-type="float" office:value="0.614583333333333">
                <text:p>0.614583333333333</text:p>
              </table:table-cell>
              <table:table-cell office:value-type="float" office:value="201.3">
                <text:p>201.3</text:p>
              </table:table-cell>
              <table:table-cell office:value-type="float" office:value="9.59224223584408">
                <text:p>9.59224223584408</text:p>
              </table:table-cell>
              <table:table-cell office:value-type="float" office:value="9.59224223584408">
                <text:p>9.59224223584408</text:p>
              </table:table-cell>
              <table:table-cell office:value-type="float" office:value="202.7">
                <text:p>202.7</text:p>
              </table:table-cell>
              <table:table-cell office:value-type="float" office:value="10.2312158504147">
                <text:p>10.2312158504147</text:p>
              </table:table-cell>
              <table:table-cell office:value-type="float" office:value="10.2312158504147">
                <text:p>10.2312158504147</text:p>
              </table:table-cell>
              <table:table-cell office:value-type="float" office:value="208.3">
                <text:p>208.3</text:p>
              </table:table-cell>
              <table:table-cell office:value-type="float" office:value="10.2312158504147">
                <text:p>10.2312158504147</text:p>
              </table:table-cell>
              <table:table-cell office:value-type="float" office:value="10.2312158504147">
                <text:p>10.2312158504147</text:p>
              </table:table-cell>
              <table:table-cell office:value-type="float" office:value="207.6">
                <text:p>207.6</text:p>
              </table:table-cell>
              <table:table-cell office:value-type="float" office:value="12.0388260778754">
                <text:p>12.0388260778754</text:p>
              </table:table-cell>
              <table:table-cell office:value-type="float" office:value="12.0388260778754">
                <text:p>12.0388260778754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233.4">
                <text:p>233.4</text:p>
              </table:table-cell>
              <table:table-cell office:value-type="float" office:value="16.3380945441423">
                <text:p>16.3380945441423</text:p>
              </table:table-cell>
              <table:table-cell office:value-type="float" office:value="16.3380945441423">
                <text:p>16.3380945441423</text:p>
              </table:table-cell>
              <table:table-cell office:value-type="float" office:value="235.5">
                <text:p>235.5</text:p>
              </table:table-cell>
              <table:table-cell office:value-type="float" office:value="18.8870914177441">
                <text:p>18.8870914177441</text:p>
              </table:table-cell>
              <table:table-cell office:value-type="float" office:value="18.8870914177441">
                <text:p>18.8870914177441</text:p>
              </table:table-cell>
              <table:table-cell office:value-type="float" office:value="229.9">
                <text:p>229.9</text:p>
              </table:table-cell>
              <table:table-cell office:value-type="float" office:value="18.8870914177441">
                <text:p>18.8870914177441</text:p>
              </table:table-cell>
              <table:table-cell office:value-type="float" office:value="18.8870914177441">
                <text:p>18.8870914177441</text:p>
              </table:table-cell>
              <table:table-cell office:value-type="float" office:value="224.1">
                <text:p>224.1</text:p>
              </table:table-cell>
              <table:table-cell office:value-type="float" office:value="7.38542107428171">
                <text:p>7.38542107428171</text:p>
              </table:table-cell>
              <table:table-cell office:value-type="float" office:value="7.38542107428171">
                <text:p>7.38542107428171</text:p>
              </table:table-cell>
            </table:table-row>
            <table:table-row>
              <table:table-cell office:value-type="float" office:value="0.635416666666667">
                <text:p>0.635416666666667</text:p>
              </table:table-cell>
              <table:table-cell office:value-type="float" office:value="234.4">
                <text:p>234.4</text:p>
              </table:table-cell>
              <table:table-cell office:value-type="float" office:value="13.5088448391744">
                <text:p>13.5088448391744</text:p>
              </table:table-cell>
              <table:table-cell office:value-type="float" office:value="13.5088448391744">
                <text:p>13.5088448391744</text:p>
              </table:table-cell>
              <table:table-cell office:value-type="float" office:value="233.8">
                <text:p>233.8</text:p>
              </table:table-cell>
              <table:table-cell office:value-type="float" office:value="16.9888852554316">
                <text:p>16.9888852554316</text:p>
              </table:table-cell>
              <table:table-cell office:value-type="float" office:value="16.9888852554316">
                <text:p>16.9888852554316</text:p>
              </table:table-cell>
              <table:table-cell office:value-type="float" office:value="231.1">
                <text:p>231.1</text:p>
              </table:table-cell>
              <table:table-cell office:value-type="float" office:value="16.9888852554316">
                <text:p>16.9888852554316</text:p>
              </table:table-cell>
              <table:table-cell office:value-type="float" office:value="16.9888852554316">
                <text:p>16.9888852554316</text:p>
              </table:table-cell>
              <table:table-cell office:value-type="float" office:value="232.2">
                <text:p>232.2</text:p>
              </table:table-cell>
              <table:table-cell office:value-type="float" office:value="9.75021367287234">
                <text:p>9.75021367287234</text:p>
              </table:table-cell>
              <table:table-cell office:value-type="float" office:value="9.75021367287234">
                <text:p>9.75021367287234</text:p>
              </table:table-cell>
            </table:table-row>
            <table:table-row>
              <table:table-cell office:value-type="float" office:value="0.645833333333333">
                <text:p>0.645833333333333</text:p>
              </table:table-cell>
              <table:table-cell office:value-type="float" office:value="236.5">
                <text:p>236.5</text:p>
              </table:table-cell>
              <table:table-cell office:value-type="float" office:value="15.2406619862058">
                <text:p>15.2406619862058</text:p>
              </table:table-cell>
              <table:table-cell office:value-type="float" office:value="15.2406619862058">
                <text:p>15.2406619862058</text:p>
              </table:table-cell>
              <table:table-cell office:value-type="float" office:value="235.4">
                <text:p>235.4</text:p>
              </table:table-cell>
              <table:table-cell office:value-type="float" office:value="8.68203765125318">
                <text:p>8.68203765125318</text:p>
              </table:table-cell>
              <table:table-cell office:value-type="float" office:value="8.68203765125318">
                <text:p>8.68203765125318</text:p>
              </table:table-cell>
              <table:table-cell office:value-type="float" office:value="227.5">
                <text:p>227.5</text:p>
              </table:table-cell>
              <table:table-cell office:value-type="float" office:value="8.68203765125318">
                <text:p>8.68203765125318</text:p>
              </table:table-cell>
              <table:table-cell office:value-type="float" office:value="8.68203765125318">
                <text:p>8.68203765125318</text:p>
              </table:table-cell>
              <table:table-cell office:value-type="float" office:value="226.2">
                <text:p>226.2</text:p>
              </table:table-cell>
              <table:table-cell office:value-type="float" office:value="13.8788408097442">
                <text:p>13.8788408097442</text:p>
              </table:table-cell>
              <table:table-cell office:value-type="float" office:value="13.8788408097442">
                <text:p>13.8788408097442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233.7">
                <text:p>233.7</text:p>
              </table:table-cell>
              <table:table-cell office:value-type="float" office:value="14.4840908892788">
                <text:p>14.4840908892788</text:p>
              </table:table-cell>
              <table:table-cell office:value-type="float" office:value="14.4840908892788">
                <text:p>14.4840908892788</text:p>
              </table:table-cell>
              <table:table-cell office:value-type="float" office:value="233.1">
                <text:p>233.1</text:p>
              </table:table-cell>
              <table:table-cell office:value-type="float" office:value="18.8352506398685">
                <text:p>18.8352506398685</text:p>
              </table:table-cell>
              <table:table-cell office:value-type="float" office:value="18.8352506398685">
                <text:p>18.8352506398685</text:p>
              </table:table-cell>
              <table:table-cell office:value-type="float" office:value="238">
                <text:p>238</text:p>
              </table:table-cell>
              <table:table-cell office:value-type="float" office:value="18.8352506398685">
                <text:p>18.8352506398685</text:p>
              </table:table-cell>
              <table:table-cell office:value-type="float" office:value="18.8352506398685">
                <text:p>18.8352506398685</text:p>
              </table:table-cell>
              <table:table-cell office:value-type="float" office:value="237.8">
                <text:p>237.8</text:p>
              </table:table-cell>
              <table:table-cell office:value-type="float" office:value="13.8708327075198">
                <text:p>13.8708327075198</text:p>
              </table:table-cell>
              <table:table-cell office:value-type="float" office:value="13.8708327075198">
                <text:p>13.8708327075198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314.9">
                <text:p>314.9</text:p>
              </table:table-cell>
              <table:table-cell office:value-type="float" office:value="17.5717576430665">
                <text:p>17.5717576430665</text:p>
              </table:table-cell>
              <table:table-cell office:value-type="float" office:value="17.5717576430665">
                <text:p>17.5717576430665</text:p>
              </table:table-cell>
              <table:table-cell office:value-type="float" office:value="298.9">
                <text:p>298.9</text:p>
              </table:table-cell>
              <table:table-cell office:value-type="float" office:value="31.1214466958791">
                <text:p>31.1214466958791</text:p>
              </table:table-cell>
              <table:table-cell office:value-type="float" office:value="31.1214466958791">
                <text:p>31.1214466958791</text:p>
              </table:table-cell>
              <table:table-cell office:value-type="float" office:value="315">
                <text:p>315</text:p>
              </table:table-cell>
              <table:table-cell office:value-type="float" office:value="31.1214466958791">
                <text:p>31.1214466958791</text:p>
              </table:table-cell>
              <table:table-cell office:value-type="float" office:value="31.1214466958791">
                <text:p>31.1214466958791</text:p>
              </table:table-cell>
              <table:table-cell office:value-type="float" office:value="316.8">
                <text:p>316.8</text:p>
              </table:table-cell>
              <table:table-cell office:value-type="float" office:value="12.2183832354731">
                <text:p>12.2183832354731</text:p>
              </table:table-cell>
              <table:table-cell office:value-type="float" office:value="12.2183832354731">
                <text:p>12.2183832354731</text:p>
              </table:table-cell>
            </table:table-row>
            <table:table-row>
              <table:table-cell office:value-type="float" office:value="0.677083333333333">
                <text:p>0.677083333333333</text:p>
              </table:table-cell>
              <table:table-cell office:value-type="float" office:value="325.7">
                <text:p>325.7</text:p>
              </table:table-cell>
              <table:table-cell office:value-type="float" office:value="21.1137132899187">
                <text:p>21.1137132899187</text:p>
              </table:table-cell>
              <table:table-cell office:value-type="float" office:value="21.1137132899187">
                <text:p>21.1137132899187</text:p>
              </table:table-cell>
              <table:table-cell office:value-type="float" office:value="326.5">
                <text:p>326.5</text:p>
              </table:table-cell>
              <table:table-cell office:value-type="float" office:value="13.8021737418423">
                <text:p>13.8021737418423</text:p>
              </table:table-cell>
              <table:table-cell office:value-type="float" office:value="13.8021737418423">
                <text:p>13.8021737418423</text:p>
              </table:table-cell>
              <table:table-cell office:value-type="float" office:value="325.8">
                <text:p>325.8</text:p>
              </table:table-cell>
              <table:table-cell office:value-type="float" office:value="13.8021737418423">
                <text:p>13.8021737418423</text:p>
              </table:table-cell>
              <table:table-cell office:value-type="float" office:value="13.8021737418423">
                <text:p>13.8021737418423</text:p>
              </table:table-cell>
              <table:table-cell office:value-type="float" office:value="324.9">
                <text:p>324.9</text:p>
              </table:table-cell>
              <table:table-cell office:value-type="float" office:value="11.9391978141098">
                <text:p>11.9391978141098</text:p>
              </table:table-cell>
              <table:table-cell office:value-type="float" office:value="11.9391978141098">
                <text:p>11.9391978141098</text:p>
              </table:table-cell>
            </table:table-row>
            <table:table-row>
              <table:table-cell office:value-type="float" office:value="0.6875">
                <text:p>0.6875</text:p>
              </table:table-cell>
              <table:table-cell office:value-type="float" office:value="327.4">
                <text:p>327.4</text:p>
              </table:table-cell>
              <table:table-cell office:value-type="float" office:value="19.0274655286626">
                <text:p>19.0274655286626</text:p>
              </table:table-cell>
              <table:table-cell office:value-type="float" office:value="19.0274655286626">
                <text:p>19.0274655286626</text:p>
              </table:table-cell>
              <table:table-cell office:value-type="float" office:value="324.6">
                <text:p>324.6</text:p>
              </table:table-cell>
              <table:table-cell office:value-type="float" office:value="11.805836597962">
                <text:p>11.805836597962</text:p>
              </table:table-cell>
              <table:table-cell office:value-type="float" office:value="11.805836597962">
                <text:p>11.805836597962</text:p>
              </table:table-cell>
              <table:table-cell office:value-type="float" office:value="325.1">
                <text:p>325.1</text:p>
              </table:table-cell>
              <table:table-cell office:value-type="float" office:value="11.805836597962">
                <text:p>11.805836597962</text:p>
              </table:table-cell>
              <table:table-cell office:value-type="float" office:value="11.805836597962">
                <text:p>11.805836597962</text:p>
              </table:table-cell>
              <table:table-cell office:value-type="float" office:value="328">
                <text:p>328</text:p>
              </table:table-cell>
              <table:table-cell office:value-type="float" office:value="17.8574603146385">
                <text:p>17.8574603146385</text:p>
              </table:table-cell>
              <table:table-cell office:value-type="float" office:value="17.8574603146385">
                <text:p>17.8574603146385</text:p>
              </table:table-cell>
            </table:table-row>
            <table:table-row>
              <table:table-cell office:value-type="float" office:value="0.697916666666667">
                <text:p>0.697916666666667</text:p>
              </table:table-cell>
              <table:table-cell office:value-type="float" office:value="330.9">
                <text:p>330.9</text:p>
              </table:table-cell>
              <table:table-cell office:value-type="float" office:value="8.58228148894894">
                <text:p>8.58228148894894</text:p>
              </table:table-cell>
              <table:table-cell office:value-type="float" office:value="8.58228148894894">
                <text:p>8.58228148894894</text:p>
              </table:table-cell>
              <table:table-cell office:value-type="float" office:value="330.7">
                <text:p>330.7</text:p>
              </table:table-cell>
              <table:table-cell office:value-type="float" office:value="15.9237767714405">
                <text:p>15.9237767714405</text:p>
              </table:table-cell>
              <table:table-cell office:value-type="float" office:value="15.9237767714405">
                <text:p>15.9237767714405</text:p>
              </table:table-cell>
              <table:table-cell office:value-type="float" office:value="321">
                <text:p>321</text:p>
              </table:table-cell>
              <table:table-cell office:value-type="float" office:value="15.9237767714405">
                <text:p>15.9237767714405</text:p>
              </table:table-cell>
              <table:table-cell office:value-type="float" office:value="15.9237767714405">
                <text:p>15.9237767714405</text:p>
              </table:table-cell>
              <table:table-cell office:value-type="float" office:value="317.5">
                <text:p>317.5</text:p>
              </table:table-cell>
              <table:table-cell office:value-type="float" office:value="10.1132476375187">
                <text:p>10.1132476375187</text:p>
              </table:table-cell>
              <table:table-cell office:value-type="float" office:value="10.1132476375187">
                <text:p>10.1132476375187</text:p>
              </table:table-cell>
            </table:table-row>
            <table:table-row>
              <table:table-cell office:value-type="float" office:value="0.708333333333333">
                <text:p>0.708333333333333</text:p>
              </table:table-cell>
              <table:table-cell office:value-type="float" office:value="325">
                <text:p>325</text:p>
              </table:table-cell>
              <table:table-cell office:value-type="float" office:value="23.5041367517389">
                <text:p>23.5041367517389</text:p>
              </table:table-cell>
              <table:table-cell office:value-type="float" office:value="23.5041367517389">
                <text:p>23.5041367517389</text:p>
              </table:table-cell>
              <table:table-cell office:value-type="float" office:value="326.6">
                <text:p>326.6</text:p>
              </table:table-cell>
              <table:table-cell office:value-type="float" office:value="12.112436217009">
                <text:p>12.112436217009</text:p>
              </table:table-cell>
              <table:table-cell office:value-type="float" office:value="12.112436217009">
                <text:p>12.112436217009</text:p>
              </table:table-cell>
              <table:table-cell office:value-type="float" office:value="331.2">
                <text:p>331.2</text:p>
              </table:table-cell>
              <table:table-cell office:value-type="float" office:value="12.112436217009">
                <text:p>12.112436217009</text:p>
              </table:table-cell>
              <table:table-cell office:value-type="float" office:value="12.112436217009">
                <text:p>12.112436217009</text:p>
              </table:table-cell>
              <table:table-cell office:value-type="float" office:value="323.8">
                <text:p>323.8</text:p>
              </table:table-cell>
              <table:table-cell office:value-type="float" office:value="18.1279403745219">
                <text:p>18.1279403745219</text:p>
              </table:table-cell>
              <table:table-cell office:value-type="float" office:value="18.1279403745219">
                <text:p>18.1279403745219</text:p>
              </table:table-cell>
            </table:table-row>
            <table:table-row>
              <table:table-cell office:value-type="float" office:value="0.71875">
                <text:p>0.71875</text:p>
              </table:table-cell>
              <table:table-cell office:value-type="float" office:value="327.3">
                <text:p>327.3</text:p>
              </table:table-cell>
              <table:table-cell office:value-type="float" office:value="26.2976551552922">
                <text:p>26.2976551552922</text:p>
              </table:table-cell>
              <table:table-cell office:value-type="float" office:value="26.2976551552922">
                <text:p>26.2976551552922</text:p>
              </table:table-cell>
              <table:table-cell office:value-type="float" office:value="334.5">
                <text:p>334.5</text:p>
              </table:table-cell>
              <table:table-cell office:value-type="float" office:value="14.8642000943355">
                <text:p>14.8642000943355</text:p>
              </table:table-cell>
              <table:table-cell office:value-type="float" office:value="14.8642000943355">
                <text:p>14.8642000943355</text:p>
              </table:table-cell>
              <table:table-cell office:value-type="float" office:value="330.8">
                <text:p>330.8</text:p>
              </table:table-cell>
              <table:table-cell office:value-type="float" office:value="14.8642000943355">
                <text:p>14.8642000943355</text:p>
              </table:table-cell>
              <table:table-cell office:value-type="float" office:value="14.8642000943355">
                <text:p>14.8642000943355</text:p>
              </table:table-cell>
              <table:table-cell office:value-type="float" office:value="328.7">
                <text:p>328.7</text:p>
              </table:table-cell>
              <table:table-cell office:value-type="float" office:value="17.2629983233247">
                <text:p>17.2629983233247</text:p>
              </table:table-cell>
              <table:table-cell office:value-type="float" office:value="17.2629983233247">
                <text:p>17.2629983233247</text:p>
              </table:table-cell>
            </table:table-row>
            <table:table-row>
              <table:table-cell office:value-type="float" office:value="0.729166666666667">
                <text:p>0.729166666666667</text:p>
              </table:table-cell>
              <table:table-cell office:value-type="float" office:value="326.5">
                <text:p>326.5</text:p>
              </table:table-cell>
              <table:table-cell office:value-type="float" office:value="22.4115545595967">
                <text:p>22.4115545595967</text:p>
              </table:table-cell>
              <table:table-cell office:value-type="float" office:value="22.4115545595967">
                <text:p>22.4115545595967</text:p>
              </table:table-cell>
              <table:table-cell office:value-type="float" office:value="343.7">
                <text:p>343.7</text:p>
              </table:table-cell>
              <table:table-cell office:value-type="float" office:value="18.5355514260209">
                <text:p>18.5355514260209</text:p>
              </table:table-cell>
              <table:table-cell office:value-type="float" office:value="18.5355514260209">
                <text:p>18.5355514260209</text:p>
              </table:table-cell>
              <table:table-cell office:value-type="float" office:value="332.4">
                <text:p>332.4</text:p>
              </table:table-cell>
              <table:table-cell office:value-type="float" office:value="18.5355514260209">
                <text:p>18.5355514260209</text:p>
              </table:table-cell>
              <table:table-cell office:value-type="float" office:value="18.5355514260209">
                <text:p>18.5355514260209</text:p>
              </table:table-cell>
              <table:table-cell office:value-type="float" office:value="328.5">
                <text:p>328.5</text:p>
              </table:table-cell>
              <table:table-cell office:value-type="float" office:value="22.4561300712696">
                <text:p>22.4561300712696</text:p>
              </table:table-cell>
              <table:table-cell office:value-type="float" office:value="22.4561300712696">
                <text:p>22.4561300712696</text:p>
              </table:table-cell>
            </table:table-row>
            <table:table-row>
              <table:table-cell office:value-type="float" office:value="0.739583333333333">
                <text:p>0.739583333333333</text:p>
              </table:table-cell>
              <table:table-cell office:value-type="float" office:value="344">
                <text:p>344</text:p>
              </table:table-cell>
              <table:table-cell office:value-type="float" office:value="17.2111075245674">
                <text:p>17.2111075245674</text:p>
              </table:table-cell>
              <table:table-cell office:value-type="float" office:value="17.2111075245674">
                <text:p>17.2111075245674</text:p>
              </table:table-cell>
              <table:table-cell office:value-type="float" office:value="333.1">
                <text:p>333.1</text:p>
              </table:table-cell>
              <table:table-cell office:value-type="float" office:value="23.8628022942263">
                <text:p>23.8628022942263</text:p>
              </table:table-cell>
              <table:table-cell office:value-type="float" office:value="23.8628022942263">
                <text:p>23.8628022942263</text:p>
              </table:table-cell>
              <table:table-cell office:value-type="float" office:value="335.8">
                <text:p>335.8</text:p>
              </table:table-cell>
              <table:table-cell office:value-type="float" office:value="23.8628022942263">
                <text:p>23.8628022942263</text:p>
              </table:table-cell>
              <table:table-cell office:value-type="float" office:value="23.8628022942263">
                <text:p>23.8628022942263</text:p>
              </table:table-cell>
              <table:table-cell office:value-type="float" office:value="338.4">
                <text:p>338.4</text:p>
              </table:table-cell>
              <table:table-cell office:value-type="float" office:value="17.2639637524076">
                <text:p>17.2639637524076</text:p>
              </table:table-cell>
              <table:table-cell office:value-type="float" office:value="17.2639637524076">
                <text:p>17.263963752407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31.7">
                <text:p>331.7</text:p>
              </table:table-cell>
              <table:table-cell office:value-type="float" office:value="21.6694869959274">
                <text:p>21.6694869959274</text:p>
              </table:table-cell>
              <table:table-cell office:value-type="float" office:value="21.6694869959274">
                <text:p>21.6694869959274</text:p>
              </table:table-cell>
              <table:table-cell office:value-type="float" office:value="322.9">
                <text:p>322.9</text:p>
              </table:table-cell>
              <table:table-cell office:value-type="float" office:value="17.9904295545036">
                <text:p>17.9904295545036</text:p>
              </table:table-cell>
              <table:table-cell office:value-type="float" office:value="17.9904295545036">
                <text:p>17.9904295545036</text:p>
              </table:table-cell>
              <table:table-cell office:value-type="float" office:value="316.6">
                <text:p>316.6</text:p>
              </table:table-cell>
              <table:table-cell office:value-type="float" office:value="17.9904295545036">
                <text:p>17.9904295545036</text:p>
              </table:table-cell>
              <table:table-cell office:value-type="float" office:value="17.9904295545036">
                <text:p>17.9904295545036</text:p>
              </table:table-cell>
              <table:table-cell office:value-type="float" office:value="326.2">
                <text:p>326.2</text:p>
              </table:table-cell>
              <table:table-cell office:value-type="float" office:value="16.5381713351601">
                <text:p>16.5381713351601</text:p>
              </table:table-cell>
              <table:table-cell office:value-type="float" office:value="16.5381713351601">
                <text:p>16.5381713351601</text:p>
              </table:table-cell>
            </table:table-row>
            <table:table-row>
              <table:table-cell office:value-type="float" office:value="0.760416666666667">
                <text:p>0.760416666666667</text:p>
              </table:table-cell>
              <table:table-cell office:value-type="float" office:value="341.6">
                <text:p>341.6</text:p>
              </table:table-cell>
              <table:table-cell office:value-type="float" office:value="26.9039443617887">
                <text:p>26.9039443617887</text:p>
              </table:table-cell>
              <table:table-cell office:value-type="float" office:value="26.9039443617887">
                <text:p>26.9039443617887</text:p>
              </table:table-cell>
              <table:table-cell office:value-type="float" office:value="318">
                <text:p>318</text:p>
              </table:table-cell>
              <table:table-cell office:value-type="float" office:value="22.1610268514595">
                <text:p>22.1610268514595</text:p>
              </table:table-cell>
              <table:table-cell office:value-type="float" office:value="22.1610268514595">
                <text:p>22.1610268514595</text:p>
              </table:table-cell>
              <table:table-cell office:value-type="float" office:value="325.8">
                <text:p>325.8</text:p>
              </table:table-cell>
              <table:table-cell office:value-type="float" office:value="22.1610268514595">
                <text:p>22.1610268514595</text:p>
              </table:table-cell>
              <table:table-cell office:value-type="float" office:value="22.1610268514595">
                <text:p>22.1610268514595</text:p>
              </table:table-cell>
              <table:table-cell office:value-type="float" office:value="339.6">
                <text:p>339.6</text:p>
              </table:table-cell>
              <table:table-cell office:value-type="float" office:value="16.5475745117592">
                <text:p>16.5475745117592</text:p>
              </table:table-cell>
              <table:table-cell office:value-type="float" office:value="16.5475745117592">
                <text:p>16.5475745117592</text:p>
              </table:table-cell>
            </table:table-row>
            <table:table-row>
              <table:table-cell office:value-type="float" office:value="0.770833333333333">
                <text:p>0.770833333333333</text:p>
              </table:table-cell>
              <table:table-cell office:value-type="float" office:value="333.4">
                <text:p>333.4</text:p>
              </table:table-cell>
              <table:table-cell office:value-type="float" office:value="24.7978493691153">
                <text:p>24.7978493691153</text:p>
              </table:table-cell>
              <table:table-cell office:value-type="float" office:value="24.7978493691153">
                <text:p>24.7978493691153</text:p>
              </table:table-cell>
              <table:table-cell office:value-type="float" office:value="320.4">
                <text:p>320.4</text:p>
              </table:table-cell>
              <table:table-cell office:value-type="float" office:value="28.2654087770429">
                <text:p>28.2654087770429</text:p>
              </table:table-cell>
              <table:table-cell office:value-type="float" office:value="28.2654087770429">
                <text:p>28.2654087770429</text:p>
              </table:table-cell>
              <table:table-cell office:value-type="float" office:value="327.8">
                <text:p>327.8</text:p>
              </table:table-cell>
              <table:table-cell office:value-type="float" office:value="28.2654087770429">
                <text:p>28.2654087770429</text:p>
              </table:table-cell>
              <table:table-cell office:value-type="float" office:value="28.2654087770429">
                <text:p>28.2654087770429</text:p>
              </table:table-cell>
              <table:table-cell office:value-type="float" office:value="332.6">
                <text:p>332.6</text:p>
              </table:table-cell>
              <table:table-cell office:value-type="float" office:value="26.7963513270827">
                <text:p>26.7963513270827</text:p>
              </table:table-cell>
              <table:table-cell office:value-type="float" office:value="26.7963513270827">
                <text:p>26.7963513270827</text:p>
              </table:table-cell>
            </table:table-row>
            <table:table-row>
              <table:table-cell office:value-type="float" office:value="0.78125">
                <text:p>0.78125</text:p>
              </table:table-cell>
              <table:table-cell office:value-type="float" office:value="320.9">
                <text:p>320.9</text:p>
              </table:table-cell>
              <table:table-cell office:value-type="float" office:value="22.7813276366609">
                <text:p>22.7813276366609</text:p>
              </table:table-cell>
              <table:table-cell office:value-type="float" office:value="22.7813276366609">
                <text:p>22.7813276366609</text:p>
              </table:table-cell>
              <table:table-cell office:value-type="float" office:value="314.9">
                <text:p>314.9</text:p>
              </table:table-cell>
              <table:table-cell office:value-type="float" office:value="24.4878654756913">
                <text:p>24.4878654756913</text:p>
              </table:table-cell>
              <table:table-cell office:value-type="float" office:value="24.4878654756913">
                <text:p>24.4878654756913</text:p>
              </table:table-cell>
              <table:table-cell office:value-type="float" office:value="320.1">
                <text:p>320.1</text:p>
              </table:table-cell>
              <table:table-cell office:value-type="float" office:value="24.4878654756913">
                <text:p>24.4878654756913</text:p>
              </table:table-cell>
              <table:table-cell office:value-type="float" office:value="24.4878654756913">
                <text:p>24.4878654756913</text:p>
              </table:table-cell>
              <table:table-cell office:value-type="float" office:value="329.5">
                <text:p>329.5</text:p>
              </table:table-cell>
              <table:table-cell office:value-type="float" office:value="18.7394414715772">
                <text:p>18.7394414715772</text:p>
              </table:table-cell>
              <table:table-cell office:value-type="float" office:value="18.7394414715772">
                <text:p>18.7394414715772</text:p>
              </table:table-cell>
            </table:table-row>
            <table:table-row>
              <table:table-cell office:value-type="float" office:value="0.791666666666667">
                <text:p>0.791666666666667</text:p>
              </table:table-cell>
              <table:table-cell office:value-type="float" office:value="249">
                <text:p>249</text:p>
              </table:table-cell>
              <table:table-cell office:value-type="float" office:value="45.8354544963709">
                <text:p>45.8354544963709</text:p>
              </table:table-cell>
              <table:table-cell office:value-type="float" office:value="45.8354544963709">
                <text:p>45.8354544963709</text:p>
              </table:table-cell>
              <table:table-cell office:value-type="float" office:value="235.8">
                <text:p>235.8</text:p>
              </table:table-cell>
              <table:table-cell office:value-type="float" office:value="37.1178303963652">
                <text:p>37.1178303963652</text:p>
              </table:table-cell>
              <table:table-cell office:value-type="float" office:value="37.1178303963652">
                <text:p>37.1178303963652</text:p>
              </table:table-cell>
              <table:table-cell office:value-type="float" office:value="235.6">
                <text:p>235.6</text:p>
              </table:table-cell>
              <table:table-cell office:value-type="float" office:value="37.1178303963652">
                <text:p>37.1178303963652</text:p>
              </table:table-cell>
              <table:table-cell office:value-type="float" office:value="37.1178303963652">
                <text:p>37.1178303963652</text:p>
              </table:table-cell>
              <table:table-cell office:value-type="float" office:value="240.9">
                <text:p>240.9</text:p>
              </table:table-cell>
              <table:table-cell office:value-type="float" office:value="25.2650395254435">
                <text:p>25.2650395254435</text:p>
              </table:table-cell>
              <table:table-cell office:value-type="float" office:value="25.2650395254435">
                <text:p>25.2650395254435</text:p>
              </table:table-cell>
            </table:table-row>
            <table:table-row>
              <table:table-cell office:value-type="float" office:value="0.802083333333333">
                <text:p>0.802083333333333</text:p>
              </table:table-cell>
              <table:table-cell office:value-type="float" office:value="228.5">
                <text:p>228.5</text:p>
              </table:table-cell>
              <table:table-cell office:value-type="float" office:value="14.5926160932317">
                <text:p>14.5926160932317</text:p>
              </table:table-cell>
              <table:table-cell office:value-type="float" office:value="14.5926160932317">
                <text:p>14.5926160932317</text:p>
              </table:table-cell>
              <table:table-cell office:value-type="float" office:value="221.8">
                <text:p>221.8</text:p>
              </table:table-cell>
              <table:table-cell office:value-type="float" office:value="17.4343211957207">
                <text:p>17.4343211957207</text:p>
              </table:table-cell>
              <table:table-cell office:value-type="float" office:value="17.4343211957207">
                <text:p>17.4343211957207</text:p>
              </table:table-cell>
              <table:table-cell office:value-type="float" office:value="216.4">
                <text:p>216.4</text:p>
              </table:table-cell>
              <table:table-cell office:value-type="float" office:value="17.4343211957207">
                <text:p>17.4343211957207</text:p>
              </table:table-cell>
              <table:table-cell office:value-type="float" office:value="17.4343211957207">
                <text:p>17.4343211957207</text:p>
              </table:table-cell>
              <table:table-cell office:value-type="float" office:value="221.1">
                <text:p>221.1</text:p>
              </table:table-cell>
              <table:table-cell office:value-type="float" office:value="13.3703652405859">
                <text:p>13.3703652405859</text:p>
              </table:table-cell>
              <table:table-cell office:value-type="float" office:value="13.3703652405859">
                <text:p>13.3703652405859</text:p>
              </table:table-cell>
            </table:table-row>
            <table:table-row>
              <table:table-cell office:value-type="float" office:value="0.8125">
                <text:p>0.8125</text:p>
              </table:table-cell>
              <table:table-cell office:value-type="float" office:value="224.8">
                <text:p>224.8</text:p>
              </table:table-cell>
              <table:table-cell office:value-type="float" office:value="16.5247289438183">
                <text:p>16.5247289438183</text:p>
              </table:table-cell>
              <table:table-cell office:value-type="float" office:value="16.5247289438183">
                <text:p>16.5247289438183</text:p>
              </table:table-cell>
              <table:table-cell office:value-type="float" office:value="223.1">
                <text:p>223.1</text:p>
              </table:table-cell>
              <table:table-cell office:value-type="float" office:value="15.8916470022602">
                <text:p>15.8916470022602</text:p>
              </table:table-cell>
              <table:table-cell office:value-type="float" office:value="15.8916470022602">
                <text:p>15.8916470022602</text:p>
              </table:table-cell>
              <table:table-cell office:value-type="float" office:value="228.3">
                <text:p>228.3</text:p>
              </table:table-cell>
              <table:table-cell office:value-type="float" office:value="15.8916470022602">
                <text:p>15.8916470022602</text:p>
              </table:table-cell>
              <table:table-cell office:value-type="float" office:value="15.8916470022602">
                <text:p>15.8916470022602</text:p>
              </table:table-cell>
              <table:table-cell office:value-type="float" office:value="217.9">
                <text:p>217.9</text:p>
              </table:table-cell>
              <table:table-cell office:value-type="float" office:value="13.0677720620872">
                <text:p>13.0677720620872</text:p>
              </table:table-cell>
              <table:table-cell office:value-type="float" office:value="13.0677720620872">
                <text:p>13.0677720620872</text:p>
              </table:table-cell>
            </table:table-row>
            <table:table-row>
              <table:table-cell office:value-type="float" office:value="0.822916666666667">
                <text:p>0.822916666666667</text:p>
              </table:table-cell>
              <table:table-cell office:value-type="float" office:value="226.4">
                <text:p>226.4</text:p>
              </table:table-cell>
              <table:table-cell office:value-type="float" office:value="20.9719389237672">
                <text:p>20.9719389237672</text:p>
              </table:table-cell>
              <table:table-cell office:value-type="float" office:value="20.9719389237672">
                <text:p>20.9719389237672</text:p>
              </table:table-cell>
              <table:table-cell office:value-type="float" office:value="225.1">
                <text:p>225.1</text:p>
              </table:table-cell>
              <table:table-cell office:value-type="float" office:value="20.6098681865427">
                <text:p>20.6098681865427</text:p>
              </table:table-cell>
              <table:table-cell office:value-type="float" office:value="20.6098681865427">
                <text:p>20.6098681865427</text:p>
              </table:table-cell>
              <table:table-cell office:value-type="float" office:value="230">
                <text:p>230</text:p>
              </table:table-cell>
              <table:table-cell office:value-type="float" office:value="20.6098681865427">
                <text:p>20.6098681865427</text:p>
              </table:table-cell>
              <table:table-cell office:value-type="float" office:value="20.6098681865427">
                <text:p>20.6098681865427</text:p>
              </table:table-cell>
              <table:table-cell office:value-type="float" office:value="217.7">
                <text:p>217.7</text:p>
              </table:table-cell>
              <table:table-cell office:value-type="float" office:value="12.9790429368099">
                <text:p>12.9790429368099</text:p>
              </table:table-cell>
              <table:table-cell office:value-type="float" office:value="12.9790429368099">
                <text:p>12.9790429368099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132.8">
                <text:p>132.8</text:p>
              </table:table-cell>
              <table:table-cell office:value-type="float" office:value="12.8909959963448">
                <text:p>12.8909959963448</text:p>
              </table:table-cell>
              <table:table-cell office:value-type="float" office:value="12.8909959963448">
                <text:p>12.8909959963448</text:p>
              </table:table-cell>
              <table:table-cell office:value-type="float" office:value="135.2">
                <text:p>135.2</text:p>
              </table:table-cell>
              <table:table-cell office:value-type="float" office:value="32.4783688698254">
                <text:p>32.4783688698254</text:p>
              </table:table-cell>
              <table:table-cell office:value-type="float" office:value="32.4783688698254">
                <text:p>32.4783688698254</text:p>
              </table:table-cell>
              <table:table-cell office:value-type="float" office:value="120.2">
                <text:p>120.2</text:p>
              </table:table-cell>
              <table:table-cell office:value-type="float" office:value="32.4783688698254">
                <text:p>32.4783688698254</text:p>
              </table:table-cell>
              <table:table-cell office:value-type="float" office:value="32.4783688698254">
                <text:p>32.4783688698254</text:p>
              </table:table-cell>
              <table:table-cell office:value-type="float" office:value="124.8">
                <text:p>124.8</text:p>
              </table:table-cell>
              <table:table-cell office:value-type="float" office:value="13.1892211883627">
                <text:p>13.1892211883627</text:p>
              </table:table-cell>
              <table:table-cell office:value-type="float" office:value="13.1892211883627">
                <text:p>13.1892211883627</text:p>
              </table:table-cell>
            </table:table-row>
            <table:table-row>
              <table:table-cell office:value-type="float" office:value="0.84375">
                <text:p>0.84375</text:p>
              </table:table-cell>
              <table:table-cell office:value-type="float" office:value="115.1">
                <text:p>115.1</text:p>
              </table:table-cell>
              <table:table-cell office:value-type="float" office:value="10.9691486553069">
                <text:p>10.9691486553069</text:p>
              </table:table-cell>
              <table:table-cell office:value-type="float" office:value="10.9691486553069">
                <text:p>10.9691486553069</text:p>
              </table:table-cell>
              <table:table-cell office:value-type="float" office:value="110.5">
                <text:p>110.5</text:p>
              </table:table-cell>
              <table:table-cell office:value-type="float" office:value="13.2266565860177">
                <text:p>13.2266565860177</text:p>
              </table:table-cell>
              <table:table-cell office:value-type="float" office:value="13.2266565860177">
                <text:p>13.2266565860177</text:p>
              </table:table-cell>
              <table:table-cell office:value-type="float" office:value="110.3">
                <text:p>110.3</text:p>
              </table:table-cell>
              <table:table-cell office:value-type="float" office:value="13.2266565860177">
                <text:p>13.2266565860177</text:p>
              </table:table-cell>
              <table:table-cell office:value-type="float" office:value="13.2266565860177">
                <text:p>13.2266565860177</text:p>
              </table:table-cell>
              <table:table-cell office:value-type="float" office:value="119.8">
                <text:p>119.8</text:p>
              </table:table-cell>
              <table:table-cell office:value-type="float" office:value="7.33030240394851">
                <text:p>7.33030240394851</text:p>
              </table:table-cell>
              <table:table-cell office:value-type="float" office:value="7.33030240394851">
                <text:p>7.33030240394851</text:p>
              </table:table-cell>
            </table:table-row>
            <table:table-row>
              <table:table-cell office:value-type="float" office:value="0.854166666666667">
                <text:p>0.854166666666667</text:p>
              </table:table-cell>
              <table:table-cell office:value-type="float" office:value="110.4">
                <text:p>110.4</text:p>
              </table:table-cell>
              <table:table-cell office:value-type="float" office:value="10.2111050658911">
                <text:p>10.2111050658911</text:p>
              </table:table-cell>
              <table:table-cell office:value-type="float" office:value="10.2111050658911">
                <text:p>10.2111050658911</text:p>
              </table:table-cell>
              <table:table-cell office:value-type="float" office:value="114">
                <text:p>114</text:p>
              </table:table-cell>
              <table:table-cell office:value-type="float" office:value="15.2679766541317">
                <text:p>15.2679766541317</text:p>
              </table:table-cell>
              <table:table-cell office:value-type="float" office:value="15.2679766541317">
                <text:p>15.2679766541317</text:p>
              </table:table-cell>
              <table:table-cell office:value-type="float" office:value="110.4">
                <text:p>110.4</text:p>
              </table:table-cell>
              <table:table-cell office:value-type="float" office:value="15.2679766541317">
                <text:p>15.2679766541317</text:p>
              </table:table-cell>
              <table:table-cell office:value-type="float" office:value="15.2679766541317">
                <text:p>15.2679766541317</text:p>
              </table:table-cell>
              <table:table-cell office:value-type="float" office:value="112.5">
                <text:p>112.5</text:p>
              </table:table-cell>
              <table:table-cell office:value-type="float" office:value="11.1380229644024">
                <text:p>11.1380229644024</text:p>
              </table:table-cell>
              <table:table-cell office:value-type="float" office:value="11.1380229644024">
                <text:p>11.1380229644024</text:p>
              </table:table-cell>
            </table:table-row>
            <table:table-row>
              <table:table-cell office:value-type="float" office:value="0.864583333333333">
                <text:p>0.864583333333333</text:p>
              </table:table-cell>
              <table:table-cell office:value-type="float" office:value="114.6">
                <text:p>114.6</text:p>
              </table:table-cell>
              <table:table-cell office:value-type="float" office:value="10.4157999639437">
                <text:p>10.4157999639437</text:p>
              </table:table-cell>
              <table:table-cell office:value-type="float" office:value="10.4157999639437">
                <text:p>10.4157999639437</text:p>
              </table:table-cell>
              <table:table-cell office:value-type="float" office:value="112.4">
                <text:p>112.4</text:p>
              </table:table-cell>
              <table:table-cell office:value-type="float" office:value="12.2311078811365">
                <text:p>12.2311078811365</text:p>
              </table:table-cell>
              <table:table-cell office:value-type="float" office:value="12.2311078811365">
                <text:p>12.2311078811365</text:p>
              </table:table-cell>
              <table:table-cell office:value-type="float" office:value="107.5">
                <text:p>107.5</text:p>
              </table:table-cell>
              <table:table-cell office:value-type="float" office:value="12.2311078811365">
                <text:p>12.2311078811365</text:p>
              </table:table-cell>
              <table:table-cell office:value-type="float" office:value="12.2311078811365">
                <text:p>12.2311078811365</text:p>
              </table:table-cell>
              <table:table-cell office:value-type="float" office:value="114.5">
                <text:p>114.5</text:p>
              </table:table-cell>
              <table:table-cell office:value-type="float" office:value="9.10738406154283">
                <text:p>9.10738406154283</text:p>
              </table:table-cell>
              <table:table-cell office:value-type="float" office:value="9.10738406154283">
                <text:p>9.10738406154283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85.8">
                <text:p>85.8</text:p>
              </table:table-cell>
              <table:table-cell office:value-type="float" office:value="7.59824541149688">
                <text:p>7.59824541149688</text:p>
              </table:table-cell>
              <table:table-cell office:value-type="float" office:value="7.59824541149688">
                <text:p>7.59824541149688</text:p>
              </table:table-cell>
              <table:table-cell office:value-type="float" office:value="93.3">
                <text:p>93.3</text:p>
              </table:table-cell>
              <table:table-cell office:value-type="float" office:value="11.2155645818161">
                <text:p>11.2155645818161</text:p>
              </table:table-cell>
              <table:table-cell office:value-type="float" office:value="11.2155645818161">
                <text:p>11.2155645818161</text:p>
              </table:table-cell>
              <table:table-cell office:value-type="float" office:value="85.3">
                <text:p>85.3</text:p>
              </table:table-cell>
              <table:table-cell office:value-type="float" office:value="11.2155645818161">
                <text:p>11.2155645818161</text:p>
              </table:table-cell>
              <table:table-cell office:value-type="float" office:value="11.2155645818161">
                <text:p>11.2155645818161</text:p>
              </table:table-cell>
              <table:table-cell office:value-type="float" office:value="78.1">
                <text:p>78.1</text:p>
              </table:table-cell>
              <table:table-cell office:value-type="float" office:value="8.46496045800307">
                <text:p>8.46496045800307</text:p>
              </table:table-cell>
              <table:table-cell office:value-type="float" office:value="8.46496045800307">
                <text:p>8.46496045800307</text:p>
              </table:table-cell>
            </table:table-row>
            <table:table-row>
              <table:table-cell office:value-type="float" office:value="0.885416666666667">
                <text:p>0.885416666666667</text:p>
              </table:table-cell>
              <table:table-cell office:value-type="float" office:value="80.3">
                <text:p>80.3</text:p>
              </table:table-cell>
              <table:table-cell office:value-type="float" office:value="10.8428163623049">
                <text:p>10.8428163623049</text:p>
              </table:table-cell>
              <table:table-cell office:value-type="float" office:value="10.8428163623049">
                <text:p>10.8428163623049</text:p>
              </table:table-cell>
              <table:table-cell office:value-type="float" office:value="83.4">
                <text:p>83.4</text:p>
              </table:table-cell>
              <table:table-cell office:value-type="float" office:value="12.2583305007928">
                <text:p>12.2583305007928</text:p>
              </table:table-cell>
              <table:table-cell office:value-type="float" office:value="12.2583305007928">
                <text:p>12.2583305007928</text:p>
              </table:table-cell>
              <table:table-cell office:value-type="float" office:value="81.5">
                <text:p>81.5</text:p>
              </table:table-cell>
              <table:table-cell office:value-type="float" office:value="12.2583305007928">
                <text:p>12.2583305007928</text:p>
              </table:table-cell>
              <table:table-cell office:value-type="float" office:value="12.2583305007928">
                <text:p>12.2583305007928</text:p>
              </table:table-cell>
              <table:table-cell office:value-type="float" office:value="79.8">
                <text:p>79.8</text:p>
              </table:table-cell>
              <table:table-cell office:value-type="float" office:value="8.14861951498535">
                <text:p>8.14861951498535</text:p>
              </table:table-cell>
              <table:table-cell office:value-type="float" office:value="8.14861951498535">
                <text:p>8.14861951498535</text:p>
              </table:table-cell>
            </table:table-row>
            <table:table-row>
              <table:table-cell office:value-type="float" office:value="0.895833333333333">
                <text:p>0.895833333333333</text:p>
              </table:table-cell>
              <table:table-cell office:value-type="float" office:value="79.4">
                <text:p>79.4</text:p>
              </table:table-cell>
              <table:table-cell office:value-type="float" office:value="12.5627314793488">
                <text:p>12.5627314793488</text:p>
              </table:table-cell>
              <table:table-cell office:value-type="float" office:value="12.5627314793488">
                <text:p>12.5627314793488</text:p>
              </table:table-cell>
              <table:table-cell office:value-type="float" office:value="81.8">
                <text:p>81.8</text:p>
              </table:table-cell>
              <table:table-cell office:value-type="float" office:value="10.5598821542246">
                <text:p>10.5598821542246</text:p>
              </table:table-cell>
              <table:table-cell office:value-type="float" office:value="10.5598821542246">
                <text:p>10.5598821542246</text:p>
              </table:table-cell>
              <table:table-cell office:value-type="float" office:value="78.1">
                <text:p>78.1</text:p>
              </table:table-cell>
              <table:table-cell office:value-type="float" office:value="10.5598821542246">
                <text:p>10.5598821542246</text:p>
              </table:table-cell>
              <table:table-cell office:value-type="float" office:value="10.5598821542246">
                <text:p>10.5598821542246</text:p>
              </table:table-cell>
              <table:table-cell office:value-type="float" office:value="79.6">
                <text:p>79.6</text:p>
              </table:table-cell>
              <table:table-cell office:value-type="float" office:value="6.76921134418347">
                <text:p>6.76921134418347</text:p>
              </table:table-cell>
              <table:table-cell office:value-type="float" office:value="6.76921134418347">
                <text:p>6.76921134418347</text:p>
              </table:table-cell>
            </table:table-row>
            <table:table-row>
              <table:table-cell office:value-type="float" office:value="0.90625">
                <text:p>0.90625</text:p>
              </table:table-cell>
              <table:table-cell office:value-type="float" office:value="71.1">
                <text:p>71.1</text:p>
              </table:table-cell>
              <table:table-cell office:value-type="float" office:value="7.63689873065122">
                <text:p>7.63689873065122</text:p>
              </table:table-cell>
              <table:table-cell office:value-type="float" office:value="7.63689873065122">
                <text:p>7.63689873065122</text:p>
              </table:table-cell>
              <table:table-cell office:value-type="float" office:value="75.5">
                <text:p>75.5</text:p>
              </table:table-cell>
              <table:table-cell office:value-type="float" office:value="8.93495010245347">
                <text:p>8.93495010245347</text:p>
              </table:table-cell>
              <table:table-cell office:value-type="float" office:value="8.93495010245347">
                <text:p>8.93495010245347</text:p>
              </table:table-cell>
              <table:table-cell office:value-type="float" office:value="78.8">
                <text:p>78.8</text:p>
              </table:table-cell>
              <table:table-cell office:value-type="float" office:value="8.93495010245347">
                <text:p>8.93495010245347</text:p>
              </table:table-cell>
              <table:table-cell office:value-type="float" office:value="8.93495010245347">
                <text:p>8.93495010245347</text:p>
              </table:table-cell>
              <table:table-cell office:value-type="float" office:value="79.3">
                <text:p>79.3</text:p>
              </table:table-cell>
              <table:table-cell office:value-type="float" office:value="9.55742875696411">
                <text:p>9.55742875696411</text:p>
              </table:table-cell>
              <table:table-cell office:value-type="float" office:value="9.55742875696411">
                <text:p>9.55742875696411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76.8">
                <text:p>76.8</text:p>
              </table:table-cell>
              <table:table-cell office:value-type="float" office:value="7.67101326060935">
                <text:p>7.67101326060935</text:p>
              </table:table-cell>
              <table:table-cell office:value-type="float" office:value="7.67101326060935">
                <text:p>7.67101326060935</text:p>
              </table:table-cell>
              <table:table-cell office:value-type="float" office:value="75.4">
                <text:p>75.4</text:p>
              </table:table-cell>
              <table:table-cell office:value-type="float" office:value="7.76316086827181">
                <text:p>7.76316086827181</text:p>
              </table:table-cell>
              <table:table-cell office:value-type="float" office:value="7.76316086827181">
                <text:p>7.76316086827181</text:p>
              </table:table-cell>
              <table:table-cell office:value-type="float" office:value="69.3">
                <text:p>69.3</text:p>
              </table:table-cell>
              <table:table-cell office:value-type="float" office:value="7.76316086827181">
                <text:p>7.76316086827181</text:p>
              </table:table-cell>
              <table:table-cell office:value-type="float" office:value="7.76316086827181">
                <text:p>7.76316086827181</text:p>
              </table:table-cell>
              <table:table-cell office:value-type="float" office:value="70.1">
                <text:p>70.1</text:p>
              </table:table-cell>
              <table:table-cell office:value-type="float" office:value="8.62103370960944">
                <text:p>8.62103370960944</text:p>
              </table:table-cell>
              <table:table-cell office:value-type="float" office:value="8.62103370960944">
                <text:p>8.62103370960944</text:p>
              </table:table-cell>
            </table:table-row>
            <table:table-row>
              <table:table-cell office:value-type="float" office:value="0.927083333333333">
                <text:p>0.927083333333333</text:p>
              </table:table-cell>
              <table:table-cell office:value-type="float" office:value="70.9">
                <text:p>70.9</text:p>
              </table:table-cell>
              <table:table-cell office:value-type="float" office:value="8.33266663999787">
                <text:p>8.33266663999787</text:p>
              </table:table-cell>
              <table:table-cell office:value-type="float" office:value="8.33266663999787">
                <text:p>8.33266663999787</text:p>
              </table:table-cell>
              <table:table-cell office:value-type="float" office:value="69.3">
                <text:p>69.3</text:p>
              </table:table-cell>
              <table:table-cell office:value-type="float" office:value="10.4674097400774">
                <text:p>10.4674097400774</text:p>
              </table:table-cell>
              <table:table-cell office:value-type="float" office:value="10.4674097400774">
                <text:p>10.4674097400774</text:p>
              </table:table-cell>
              <table:table-cell office:value-type="float" office:value="69.9">
                <text:p>69.9</text:p>
              </table:table-cell>
              <table:table-cell office:value-type="float" office:value="10.4674097400774">
                <text:p>10.4674097400774</text:p>
              </table:table-cell>
              <table:table-cell office:value-type="float" office:value="10.4674097400774">
                <text:p>10.4674097400774</text:p>
              </table:table-cell>
              <table:table-cell office:value-type="float" office:value="75.9">
                <text:p>75.9</text:p>
              </table:table-cell>
              <table:table-cell office:value-type="float" office:value="9.68905453477158">
                <text:p>9.68905453477158</text:p>
              </table:table-cell>
              <table:table-cell office:value-type="float" office:value="9.68905453477158">
                <text:p>9.68905453477158</text:p>
              </table:table-cell>
            </table:table-row>
            <table:table-row>
              <table:table-cell office:value-type="float" office:value="0.9375">
                <text:p>0.9375</text:p>
              </table:table-cell>
              <table:table-cell office:value-type="float" office:value="72.1">
                <text:p>72.1</text:p>
              </table:table-cell>
              <table:table-cell office:value-type="float" office:value="7.4899933244296">
                <text:p>7.4899933244296</text:p>
              </table:table-cell>
              <table:table-cell office:value-type="float" office:value="7.4899933244296">
                <text:p>7.4899933244296</text:p>
              </table:table-cell>
              <table:table-cell office:value-type="float" office:value="70.5">
                <text:p>70.5</text:p>
              </table:table-cell>
              <table:table-cell office:value-type="float" office:value="8.00347146902865">
                <text:p>8.00347146902865</text:p>
              </table:table-cell>
              <table:table-cell office:value-type="float" office:value="8.00347146902865">
                <text:p>8.00347146902865</text:p>
              </table:table-cell>
              <table:table-cell office:value-type="float" office:value="69.9">
                <text:p>69.9</text:p>
              </table:table-cell>
              <table:table-cell office:value-type="float" office:value="8.00347146902865">
                <text:p>8.00347146902865</text:p>
              </table:table-cell>
              <table:table-cell office:value-type="float" office:value="8.00347146902865">
                <text:p>8.00347146902865</text:p>
              </table:table-cell>
              <table:table-cell office:value-type="float" office:value="70.4">
                <text:p>70.4</text:p>
              </table:table-cell>
              <table:table-cell office:value-type="float" office:value="8.11308956084069">
                <text:p>8.11308956084069</text:p>
              </table:table-cell>
              <table:table-cell office:value-type="float" office:value="8.11308956084069">
                <text:p>8.11308956084069</text:p>
              </table:table-cell>
            </table:table-row>
            <table:table-row>
              <table:table-cell office:value-type="float" office:value="0.947916666666667">
                <text:p>0.947916666666667</text:p>
              </table:table-cell>
              <table:table-cell office:value-type="float" office:value="75.6">
                <text:p>75.6</text:p>
              </table:table-cell>
              <table:table-cell office:value-type="float" office:value="3.83550663030467">
                <text:p>3.83550663030467</text:p>
              </table:table-cell>
              <table:table-cell office:value-type="float" office:value="3.83550663030467">
                <text:p>3.83550663030467</text:p>
              </table:table-cell>
              <table:table-cell office:value-type="float" office:value="67.5">
                <text:p>67.5</text:p>
              </table:table-cell>
              <table:table-cell office:value-type="float" office:value="6.63743591724663">
                <text:p>6.63743591724663</text:p>
              </table:table-cell>
              <table:table-cell office:value-type="float" office:value="6.63743591724663">
                <text:p>6.63743591724663</text:p>
              </table:table-cell>
              <table:table-cell office:value-type="float" office:value="72.9">
                <text:p>72.9</text:p>
              </table:table-cell>
              <table:table-cell office:value-type="float" office:value="6.63743591724663">
                <text:p>6.63743591724663</text:p>
              </table:table-cell>
              <table:table-cell office:value-type="float" office:value="6.63743591724663">
                <text:p>6.63743591724663</text:p>
              </table:table-cell>
              <table:table-cell office:value-type="float" office:value="69.6">
                <text:p>69.6</text:p>
              </table:table-cell>
              <table:table-cell office:value-type="float" office:value="5.42012709978076">
                <text:p>5.42012709978076</text:p>
              </table:table-cell>
              <table:table-cell office:value-type="float" office:value="5.42012709978076">
                <text:p>5.42012709978076</text:p>
              </table:table-cell>
            </table:table-row>
            <table:table-row>
              <table:table-cell office:value-type="float" office:value="0.958333333333333">
                <text:p>0.958333333333333</text:p>
              </table:table-cell>
              <table:table-cell office:value-type="float" office:value="62.1">
                <text:p>62.1</text:p>
              </table:table-cell>
              <table:table-cell office:value-type="float" office:value="5.93389510449175">
                <text:p>5.93389510449175</text:p>
              </table:table-cell>
              <table:table-cell office:value-type="float" office:value="5.93389510449175">
                <text:p>5.93389510449175</text:p>
              </table:table-cell>
              <table:table-cell office:value-type="float" office:value="62.6">
                <text:p>62.6</text:p>
              </table:table-cell>
              <table:table-cell office:value-type="float" office:value="8.97156000308134">
                <text:p>8.97156000308134</text:p>
              </table:table-cell>
              <table:table-cell office:value-type="float" office:value="8.97156000308134">
                <text:p>8.97156000308134</text:p>
              </table:table-cell>
              <table:table-cell office:value-type="float" office:value="66.5">
                <text:p>66.5</text:p>
              </table:table-cell>
              <table:table-cell office:value-type="float" office:value="8.97156000308134">
                <text:p>8.97156000308134</text:p>
              </table:table-cell>
              <table:table-cell office:value-type="float" office:value="8.97156000308134">
                <text:p>8.97156000308134</text:p>
              </table:table-cell>
              <table:table-cell office:value-type="float" office:value="61.2">
                <text:p>61.2</text:p>
              </table:table-cell>
              <table:table-cell office:value-type="float" office:value="9.60092588127717">
                <text:p>9.60092588127717</text:p>
              </table:table-cell>
              <table:table-cell office:value-type="float" office:value="9.60092588127717">
                <text:p>9.60092588127717</text:p>
              </table:table-cell>
            </table:table-row>
            <table:table-row>
              <table:table-cell office:value-type="float" office:value="0.96875">
                <text:p>0.96875</text:p>
              </table:table-cell>
              <table:table-cell office:value-type="float" office:value="65.3">
                <text:p>65.3</text:p>
              </table:table-cell>
              <table:table-cell office:value-type="float" office:value="5.49848463972878">
                <text:p>5.49848463972878</text:p>
              </table:table-cell>
              <table:table-cell office:value-type="float" office:value="5.49848463972878">
                <text:p>5.49848463972878</text:p>
              </table:table-cell>
              <table:table-cell office:value-type="float" office:value="63.7">
                <text:p>63.7</text:p>
              </table:table-cell>
              <table:table-cell office:value-type="float" office:value="7.51369120709359">
                <text:p>7.51369120709359</text:p>
              </table:table-cell>
              <table:table-cell office:value-type="float" office:value="7.51369120709359">
                <text:p>7.51369120709359</text:p>
              </table:table-cell>
              <table:table-cell office:value-type="float" office:value="59.5">
                <text:p>59.5</text:p>
              </table:table-cell>
              <table:table-cell office:value-type="float" office:value="7.51369120709359">
                <text:p>7.51369120709359</text:p>
              </table:table-cell>
              <table:table-cell office:value-type="float" office:value="7.51369120709359">
                <text:p>7.51369120709359</text:p>
              </table:table-cell>
              <table:table-cell office:value-type="float" office:value="62.9">
                <text:p>62.9</text:p>
              </table:table-cell>
              <table:table-cell office:value-type="float" office:value="10.5772292107989">
                <text:p>10.5772292107989</text:p>
              </table:table-cell>
              <table:table-cell office:value-type="float" office:value="10.5772292107989">
                <text:p>10.5772292107989</text:p>
              </table:table-cell>
            </table:table-row>
            <table:table-row>
              <table:table-cell office:value-type="float" office:value="0.979166666666667">
                <text:p>0.979166666666667</text:p>
              </table:table-cell>
              <table:table-cell office:value-type="float" office:value="63.2">
                <text:p>63.2</text:p>
              </table:table-cell>
              <table:table-cell office:value-type="float" office:value="6.33859430613585">
                <text:p>6.33859430613585</text:p>
              </table:table-cell>
              <table:table-cell office:value-type="float" office:value="6.33859430613585">
                <text:p>6.33859430613585</text:p>
              </table:table-cell>
              <table:table-cell office:value-type="float" office:value="59.9">
                <text:p>59.9</text:p>
              </table:table-cell>
              <table:table-cell office:value-type="float" office:value="9.39799032890661">
                <text:p>9.39799032890661</text:p>
              </table:table-cell>
              <table:table-cell office:value-type="float" office:value="9.39799032890661">
                <text:p>9.39799032890661</text:p>
              </table:table-cell>
              <table:table-cell office:value-type="float" office:value="57.6">
                <text:p>57.6</text:p>
              </table:table-cell>
              <table:table-cell office:value-type="float" office:value="9.39799032890661">
                <text:p>9.39799032890661</text:p>
              </table:table-cell>
              <table:table-cell office:value-type="float" office:value="9.39799032890661">
                <text:p>9.39799032890661</text:p>
              </table:table-cell>
              <table:table-cell office:value-type="float" office:value="58.5">
                <text:p>58.5</text:p>
              </table:table-cell>
              <table:table-cell office:value-type="float" office:value="6.57013444814234">
                <text:p>6.57013444814234</text:p>
              </table:table-cell>
              <table:table-cell office:value-type="float" office:value="6.57013444814234">
                <text:p>6.57013444814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